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ranklin Gothic Book" svg:font-family="'Franklin Gothic Boo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ccccc" draw:textarea-horizontal-align="justify" draw:textarea-vertical-align="middle" draw:auto-grow-height="false" fo:min-height="11.35cm" fo:min-width="15.7cm"/>
    </style:style>
    <style:style style:name="gr2" style:family="graphic" style:parent-style-name="standard">
      <style:graphic-properties draw:stroke="none" draw:fill="solid" draw:fill-color="#7e7e7e" draw:shadow="hidden"/>
    </style:style>
    <style:style style:name="gr3" style:family="graphic" style:parent-style-name="standard">
      <style:graphic-properties draw:stroke="solid" svg:stroke-width="0.001cm" svg:stroke-color="#696969" svg:stroke-opacity="100%" draw:stroke-linejoin="miter" svg:stroke-linecap="butt" draw:fill="none" draw:shadow="hidden"/>
    </style:style>
    <style:style style:name="gr4" style:family="graphic" style:parent-style-name="standard">
      <style:graphic-properties draw:stroke="solid" svg:stroke-width="0.001cm" svg:stroke-color="#0070c0" svg:stroke-opacity="100%" draw:stroke-linejoin="miter" svg:stroke-linecap="butt" draw:fill="none" draw:shadow="hidden"/>
    </style:style>
    <style:style style:name="gr5" style:family="graphic" style:parent-style-name="standard">
      <style:graphic-properties draw:stroke="solid" svg:stroke-width="0.001cm" svg:stroke-color="#000000" svg:stroke-opacity="100%" draw:stroke-linejoin="round" svg:stroke-linecap="round" draw:fill="none" draw:shadow="hidden"/>
    </style:style>
    <style:style style:name="gr6" style:family="graphic" style:parent-style-name="standard">
      <style:graphic-properties draw:stroke="solid" svg:stroke-width="0.001cm" svg:stroke-color="#002060" svg:stroke-opacity="100%" draw:stroke-linejoin="miter" svg:stroke-linecap="butt" draw:fill="none" draw:shadow="hidden"/>
    </style:style>
    <style:style style:name="gr7" style:family="graphic" style:parent-style-name="standard">
      <style:graphic-properties draw:stroke="solid" svg:stroke-width="0.001cm" svg:stroke-color="#ff0000" svg:stroke-opacity="100%" draw:stroke-linejoin="miter" svg:stroke-linecap="butt" draw:fill="none" draw:shadow="hidden"/>
    </style:style>
    <style:style style:name="gr8" style:family="graphic" style:parent-style-name="standard">
      <style:graphic-properties draw:stroke="none" draw:fill="solid" draw:fill-color="#4c5a69" draw:shadow="hidden"/>
    </style:style>
    <style:style style:name="gr9" style:family="graphic" style:parent-style-name="standard">
      <style:graphic-properties draw:stroke="solid" svg:stroke-width="0.001cm" svg:stroke-color="#3e4956" svg:stroke-opacity="100%" draw:stroke-linejoin="miter" svg:stroke-linecap="butt" draw:fill="none" draw:shadow="hidden"/>
    </style:style>
    <style:style style:name="gr10" style:family="graphic" style:parent-style-name="standard">
      <style:graphic-properties draw:stroke="none" draw:fill="hatch" draw:fill-color="#ffffff" draw:fill-hatch-name="Hatch_5f_0" draw:fill-hatch-solid="true" draw:opacity="25%" draw:shadow="hidden"/>
    </style:style>
    <style:style style:name="gr11" style:family="graphic" style:parent-style-name="standard">
      <style:graphic-properties draw:stroke="none" draw:fill="none" draw:textarea-vertical-align="middle" fo:min-height="2.993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solid" draw:fill-color="#ff33cc" draw:shadow="hidden"/>
    </style:style>
    <style:style style:name="gr13" style:family="graphic" style:parent-style-name="standard">
      <style:graphic-properties draw:stroke="solid" svg:stroke-width="0.001cm" svg:stroke-color="#cc00cc" svg:stroke-opacity="100%" draw:stroke-linejoin="miter" svg:stroke-linecap="butt" draw:fill="none" draw:shadow="hidden"/>
    </style:style>
    <style:style style:name="gr14" style:family="graphic" style:parent-style-name="standard">
      <style:graphic-properties draw:stroke="none" draw:fill="none" draw:textarea-vertical-align="middle" fo:min-height="0.441cm" fo:min-width="2.54cm" fo:padding-top="0.141cm" fo:padding-bottom="0.141cm" fo:padding-left="0cm" fo:padding-right="0cm"/>
    </style:style>
    <style:style style:name="gr15" style:family="graphic" style:parent-style-name="standard">
      <style:graphic-properties draw:stroke="solid" svg:stroke-width="0.001cm" svg:stroke-color="#ff3300" svg:stroke-opacity="100%" draw:stroke-linejoin="miter" svg:stroke-linecap="butt" draw:fill="none" draw:shadow="hidden"/>
    </style:style>
    <style:style style:name="gr16" style:family="graphic" style:parent-style-name="standard">
      <style:graphic-properties draw:stroke="solid" svg:stroke-width="0.001cm" svg:stroke-color="#658a82" svg:stroke-opacity="100%" draw:stroke-linejoin="miter" svg:stroke-linecap="butt" draw:fill="none" draw:shadow="hidden"/>
    </style:style>
    <style:style style:name="gr17" style:family="graphic" style:parent-style-name="standard">
      <style:graphic-properties draw:stroke="none" draw:fill="none" draw:textarea-vertical-align="middle" fo:min-height="1.136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none" draw:textarea-vertical-align="middle" fo:min-height="0.517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none" draw:fill="none" draw:textarea-vertical-align="middle" fo:min-height="4.766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none" draw:fill="hatch" draw:fill-color="#8db1e2" draw:fill-hatch-name="Hatch_5f_1" draw:fill-hatch-solid="true" draw:opacity="25%" draw:shadow="hidden"/>
    </style:style>
    <style:style style:name="gr21" style:family="graphic" style:parent-style-name="standard">
      <style:graphic-properties draw:stroke="none" draw:fill="solid" draw:fill-color="#ffffff" draw:shadow="hidden"/>
    </style:style>
    <style:style style:name="gr22" style:family="graphic" style:parent-style-name="standard">
      <style:graphic-properties draw:stroke="solid" svg:stroke-width="0.001cm" svg:stroke-color="#ffffff" svg:stroke-opacity="100%" draw:stroke-linejoin="round" svg:stroke-linecap="round" draw:fill="none" draw:shadow="hidden"/>
    </style:style>
    <style:style style:name="gr23" style:family="graphic" style:parent-style-name="standard">
      <style:graphic-properties draw:stroke="none" draw:fill="solid" draw:fill-color="#000000" draw:shadow="hidden"/>
    </style:style>
    <style:style style:name="gr24" style:family="graphic" style:parent-style-name="standard">
      <style:graphic-properties draw:stroke="solid" svg:stroke-width="0cm" svg:stroke-color="#000000" svg:stroke-opacity="100%" draw:stroke-linejoin="round" svg:stroke-linecap="round" draw:fill="none" draw:shadow="hidden"/>
    </style:style>
    <style:style style:name="gr25" style:family="graphic" style:parent-style-name="standard">
      <style:graphic-properties draw:stroke="solid" svg:stroke-width="0.001cm" svg:stroke-color="#696969" svg:stroke-opacity="100%" draw:stroke-linejoin="round" svg:stroke-linecap="round" draw:fill="none" draw:shadow="hidden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8" style:family="graphic" style:parent-style-name="standard">
      <style:graphic-properties draw:textarea-horizontal-align="justify" draw:textarea-vertical-align="middle" draw:auto-grow-height="false" fo:min-height="0.952cm" fo:min-width="0.208cm"/>
    </style:style>
    <style:style style:name="gr29" style:family="graphic" style:parent-style-name="standard">
      <style:graphic-properties draw:textarea-horizontal-align="justify" draw:textarea-vertical-align="middle" draw:auto-grow-height="false" fo:min-height="0.55cm" fo:min-width="0.1cm"/>
    </style:style>
    <style:style style:name="gr30" style:family="graphic" style:parent-style-name="standard">
      <style:graphic-properties draw:fill-color="#fff200" draw:textarea-horizontal-align="justify" draw:textarea-vertical-align="middle" draw:auto-grow-height="false" fo:min-height="0.55cm" fo:min-width="0.1cm"/>
    </style:style>
    <style:style style:name="gr31" style:family="graphic" style:parent-style-name="standard">
      <style:graphic-properties draw:fill-color="#ed1c24" draw:textarea-horizontal-align="justify" draw:textarea-vertical-align="middle" draw:auto-grow-height="false" fo:min-height="0.55cm" fo:min-width="0.1cm"/>
    </style:style>
    <style:style style:name="gr32" style:family="graphic" style:parent-style-name="standard">
      <style:graphic-properties draw:fill-color="#000000" draw:textarea-horizontal-align="justify" draw:textarea-vertical-align="middle" draw:auto-grow-height="false" fo:min-height="0.55cm" fo:min-width="0.1cm"/>
    </style:style>
    <style:style style:name="gr33" style:family="graphic" style:parent-style-name="standard">
      <style:graphic-properties svg:stroke-width="0.159cm" draw:marker-start-width="0.438cm" draw:marker-end-width="0.438cm" draw:textarea-vertical-align="middle" fo:padding-top="0.204cm" fo:padding-bottom="0.204cm" fo:padding-left="0.329cm" fo:padding-right="0.329cm"/>
    </style:style>
    <style:style style:name="gr34" style:family="graphic" style:parent-style-name="standard">
      <style:graphic-properties draw:textarea-vertical-align="middle"/>
    </style:style>
    <style:style style:name="gr35" style:family="graphic" style:parent-style-name="standard">
      <style:graphic-properties svg:stroke-opacity="100%" draw:textarea-vertical-align="middle"/>
    </style:style>
    <style:style style:name="gr36" style:family="graphic" style:parent-style-name="standard">
      <style:graphic-properties draw:fill-color="#89c765" draw:textarea-horizontal-align="justify" draw:textarea-vertical-align="middle" draw:auto-grow-height="false" fo:min-height="0.142cm" fo:min-width="0.284cm"/>
    </style:style>
    <style:style style:name="gr37" style:family="graphic" style:parent-style-name="standard">
      <style:graphic-properties svg:stroke-width="0.106cm" svg:stroke-color="#89c765" draw:marker-start-width="0.358cm" draw:marker-end-width="0.358cm" draw:textarea-vertical-align="middle" fo:padding-top="0.177cm" fo:padding-bottom="0.177cm" fo:padding-left="0.302cm" fo:padding-right="0.302cm"/>
    </style:style>
    <style:style style:name="gr38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draw:stroke="solid" svg:stroke-width="0.106cm" svg:stroke-color="#89c765" draw:marker-start-width="0.359cm" draw:marker-end-width="0.359cm" draw:textarea-vertical-align="middle" fo:padding-top="0.178cm" fo:padding-bottom="0.178cm" fo:padding-left="0.303cm" fo:padding-right="0.303cm"/>
    </style:style>
    <style:style style:name="gr40" style:family="graphic" style:parent-style-name="standard">
      <style:graphic-properties draw:stroke="solid" svg:stroke-color="#89c765" draw:textarea-vertical-align="middle"/>
    </style:style>
    <style:style style:name="gr41" style:family="graphic" style:parent-style-name="standard">
      <style:graphic-properties svg:stroke-color="#89c765" draw:textarea-vertical-align="middle"/>
    </style:style>
    <style:style style:name="gr42" style:family="graphic" style:parent-style-name="standard">
      <style:graphic-properties svg:stroke-color="#72bf44" draw:textarea-vertical-align="middle"/>
    </style:style>
    <style:style style:name="gr43" style:family="graphic" style:parent-style-name="standard">
      <style:graphic-properties draw:fill-color="#89c765" draw:textarea-horizontal-align="justify" draw:textarea-vertical-align="middle" draw:auto-grow-height="false" fo:min-height="0.142cm" fo:min-width="0.34cm"/>
    </style:style>
    <style:style style:name="gr44" style:family="graphic" style:parent-style-name="standard">
      <style:graphic-properties svg:stroke-color="#89c765" draw:fill-color="#89c765" draw:textarea-vertical-align="middle"/>
    </style:style>
    <style:style style:name="gr45" style:family="graphic" style:parent-style-name="standard">
      <style:graphic-properties svg:stroke-width="0.159cm" svg:stroke-color="#0066b3" draw:marker-start-width="0.438cm" draw:marker-end-width="0.438cm" draw:textarea-vertical-align="middle" fo:padding-top="0.204cm" fo:padding-bottom="0.204cm" fo:padding-left="0.329cm" fo:padding-right="0.329cm"/>
    </style:style>
    <style:style style:name="gr46" style:family="graphic" style:parent-style-name="standard">
      <style:graphic-properties draw:fill-color="#0066b3" draw:textarea-horizontal-align="justify" draw:textarea-vertical-align="middle" draw:auto-grow-height="false" fo:min-height="3.351cm" fo:min-width="1cm"/>
    </style:style>
    <style:style style:name="gr47" style:family="graphic" style:parent-style-name="standard">
      <style:graphic-properties draw:fill-color="#a3238e" draw:textarea-horizontal-align="justify" draw:textarea-vertical-align="middle" draw:auto-grow-height="false" fo:min-height="0.75cm" fo:min-width="0.15cm"/>
    </style:style>
    <style:style style:name="gr48" style:family="graphic">
      <style:graphic-properties style:protect="size"/>
    </style:style>
    <style:style style:name="pr1" style:family="presentation" style:parent-style-name="PM0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solid" draw:fill-color="#7e7e7e"/>
    </style:style>
    <style:style style:name="P4" style:family="paragraph">
      <loext:graphic-properties draw:fill="none"/>
    </style:style>
    <style:style style:name="P5" style:family="paragraph">
      <loext:graphic-properties draw:fill="solid" draw:fill-color="#4c5a69"/>
    </style:style>
    <style:style style:name="P6" style:family="paragraph">
      <loext:graphic-properties draw:fill="hatch" draw:fill-color="#ffffff" draw:fill-hatch-name="Hatch_5f_0" draw:fill-hatch-solid="true" draw:opacity="25%"/>
    </style:style>
    <style:style style:name="P7" style:family="paragraph">
      <style:paragraph-properties fo:margin-left="0cm" fo:margin-right="0cm" fo:margin-top="0cm" fo:margin-bottom="0cm" fo:line-height="120%" fo:text-align="center" fo:text-indent="0cm"/>
    </style:style>
    <style:style style:name="P8" style:family="paragraph">
      <loext:graphic-properties draw:fill="solid" draw:fill-color="#ff33cc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10" style:family="paragraph">
      <loext:graphic-properties draw:fill="hatch" draw:fill-color="#8db1e2" draw:fill-hatch-name="Hatch_5f_1" draw:fill-hatch-solid="true" draw:opacity="25%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200"/>
      <style:paragraph-properties fo:text-align="center"/>
    </style:style>
    <style:style style:name="P16" style:family="paragraph">
      <loext:graphic-properties draw:fill-color="#ed1c24"/>
      <style:paragraph-properties fo:text-align="center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-color="#89c765"/>
      <style:paragraph-properties fo:text-align="center"/>
    </style:style>
    <style:style style:name="P19" style:family="paragraph">
      <loext:graphic-properties draw:fill-color="#0066b3"/>
      <style:paragraph-properties fo:text-align="center"/>
    </style:style>
    <style:style style:name="P20" style:family="paragraph">
      <loext:graphic-properties draw:fill-color="#a3238e"/>
      <style:paragraph-properties fo:text-align="center"/>
    </style:style>
    <style:style style:name="P21" style:family="paragraph">
      <loext:graphic-properties draw:fill-color="#ffffff"/>
    </style:style>
    <style:style style:name="T1" style:family="text">
      <style:text-properties fo:color="#000000" style:font-name="Calibri" fo:font-size="12pt" style:font-name-asian="Calibri" style:font-size-asian="12pt" style:font-name-complex="Calibri" style:font-size-complex="12pt"/>
    </style:style>
    <style:style style:name="T2" style:family="text">
      <style:text-properties fo:color="#ffffff" style:font-name="Franklin Gothic Book" fo:font-size="10pt" style:font-name-asian="Franklin Gothic Book" style:font-size-asian="10pt" style:font-name-complex="Franklin Gothic Book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 1" draw:style-name="dp1" draw:master-page-name="PM0" presentation:presentation-page-layout-name="AL1T0">
        <draw:custom-shape draw:style-name="gr1" draw:text-style-name="P2" draw:layer="layout" svg:width="16.2cm" svg:height="11.6cm" svg:x="7.1cm" svg:y="32cm">
          <text:p text:style-name="P1">Régie</text:p>
          <text:p text:style-name="P1"/>
          <draw:enhanced-geometry svg:viewBox="0 0 21600 21600" draw:type="rectangle" draw:enhanced-path="M 0 0 L 21600 0 21600 21600 0 21600 0 0 Z N"/>
        </draw:custom-shape>
        <draw:polygon draw:style-name="gr2" draw:text-style-name="P3" draw:layer="layout" svg:width="90.6cm" svg:height="0.3cm" svg:x="3.614cm" svg:y="1.614cm" svg:viewBox="0 0 90601 301" draw:points="0,0 90601,0 90301,301 300,301">
          <text:p/>
        </draw:polygon>
        <draw:path draw:style-name="gr3" draw:text-style-name="P4" draw:layer="layout" svg:width="90.6cm" svg:height="0.3cm" svg:x="3.614cm" svg:y="1.614cm" svg:viewBox="0 0 90601 301" svg:d="M0 0h90601M300 301h90001">
          <text:p/>
        </draw:path>
        <draw:polygon draw:style-name="gr2" draw:text-style-name="P3" draw:layer="layout" svg:width="0.3cm" svg:height="138.086cm" svg:x="93.914cm" svg:y="1.614cm" svg:viewBox="0 0 301 138087" draw:points="301,0 301,138087 0,137787 0,300">
          <text:p/>
        </draw:polygon>
        <draw:path draw:style-name="gr3" draw:text-style-name="P4" draw:layer="layout" svg:width="0.3cm" svg:height="138.086cm" svg:x="93.914cm" svg:y="1.614cm" svg:viewBox="0 0 301 138087" svg:d="M301 0v138087M0 300v137487">
          <text:p/>
        </draw:path>
        <draw:polygon draw:style-name="gr2" draw:text-style-name="P3" draw:layer="layout" svg:width="90.6cm" svg:height="0.3cm" svg:x="3.614cm" svg:y="139.4cm" svg:viewBox="0 0 90601 301" draw:points="90601,301 0,301 299,0 90301,0">
          <text:p/>
        </draw:polygon>
        <draw:path draw:style-name="gr3" draw:text-style-name="P4" draw:layer="layout" svg:width="90.6cm" svg:height="0.3cm" svg:x="3.614cm" svg:y="139.4cm" svg:viewBox="0 0 90601 301" svg:d="M90601 301h-90601M90301 0h-90002">
          <text:p/>
        </draw:path>
        <draw:polygon draw:style-name="gr2" draw:text-style-name="P3" draw:layer="layout" svg:width="0.3cm" svg:height="138.086cm" svg:x="3.614cm" svg:y="1.614cm" svg:viewBox="0 0 301 138087" draw:points="0,138087 0,0 301,299 301,137787">
          <text:p/>
        </draw:polygon>
        <draw:path draw:style-name="gr3" draw:text-style-name="P4" draw:layer="layout" svg:width="0.3cm" svg:height="138.086cm" svg:x="3.614cm" svg:y="1.614cm" svg:viewBox="0 0 301 138087" svg:d="M0 138087v-138087M301 137787v-137488">
          <text:p/>
        </draw:path>
        <draw:polyline draw:style-name="gr3" draw:text-style-name="P4" draw:layer="layout" svg:width="7.733cm" svg:height="39.04cm" svg:x="82.925cm" svg:y="54.305cm" svg:viewBox="0 0 7734 39041" draw:points="0,39041 7734,39041 7734,0">
          <text:p/>
        </draw:polyline>
        <draw:line draw:style-name="gr4" draw:text-style-name="P4" draw:layer="layout" svg:x1="92.425cm" svg:y1="93.644cm" svg:x2="92.425cm" svg:y2="93.345cm">
          <text:p/>
        </draw:line>
        <draw:polygon draw:style-name="gr5" draw:text-style-name="P4" draw:layer="layout" svg:width="0cm" svg:height="0.423cm" svg:x="92.425cm" svg:y="93.283cm" svg:viewBox="0 0 0 424" draw:points="0,0 0,424">
          <text:p/>
        </draw:polygon>
        <draw:line draw:style-name="gr4" draw:text-style-name="P4" draw:layer="layout" svg:x1="92.425cm" svg:y1="54.305cm" svg:x2="92.425cm" svg:y2="93.344cm">
          <text:p/>
        </draw:line>
        <draw:path draw:style-name="gr4" draw:text-style-name="P4" draw:layer="layout" svg:width="0cm" svg:height="39.338cm" svg:x="92.425cm" svg:y="54.305cm" svg:viewBox="0 0 0 39339" svg:d="M0 39339v-300M0 0v39039">
          <text:p/>
        </draw:path>
        <draw:polygon draw:style-name="gr5" draw:text-style-name="P4" draw:layer="layout" svg:width="0.542cm" svg:height="0.542cm" svg:x="92.905cm" svg:y="75.433cm" svg:viewBox="0 0 543 543" draw:points="271,0 0,0 271,543 543,0">
          <text:p/>
        </draw:polygon>
        <draw:line draw:style-name="gr4" draw:text-style-name="P4" draw:layer="layout" svg:x1="87.125cm" svg:y1="98.944cm" svg:x2="87.125cm" svg:y2="98.644cm">
          <text:p/>
        </draw:line>
        <draw:polygon draw:style-name="gr5" draw:text-style-name="P4" draw:layer="layout" svg:width="0cm" svg:height="0.423cm" svg:x="87.125cm" svg:y="98.582cm" svg:viewBox="0 0 0 424" draw:points="0,0 0,424">
          <text:p/>
        </draw:polygon>
        <draw:line draw:style-name="gr4" draw:text-style-name="P4" draw:layer="layout" svg:x1="87.125cm" svg:y1="88.046cm" svg:x2="87.125cm" svg:y2="98.644cm">
          <text:p/>
        </draw:line>
        <draw:path draw:style-name="gr4" draw:text-style-name="P4" draw:layer="layout" svg:width="0cm" svg:height="10.897cm" svg:x="87.125cm" svg:y="88.046cm" svg:viewBox="0 0 0 10898" svg:d="M0 10898v-300M0 0v10598">
          <text:p/>
        </draw:path>
        <draw:polygon draw:style-name="gr5" draw:text-style-name="P4" draw:layer="layout" svg:width="0.542cm" svg:height="0.542cm" svg:x="87.606cm" svg:y="94.749cm" svg:viewBox="0 0 543 543" draw:points="271,0 0,0 271,543 543,0">
          <text:p/>
        </draw:polygon>
        <draw:line draw:style-name="gr4" draw:text-style-name="P4" draw:layer="layout" svg:x1="81.826cm" svg:y1="93.645cm" svg:x2="81.826cm" svg:y2="93.345cm">
          <text:p/>
        </draw:line>
        <draw:polygon draw:style-name="gr5" draw:text-style-name="P4" draw:layer="layout" svg:width="0cm" svg:height="0.423cm" svg:x="81.826cm" svg:y="93.283cm" svg:viewBox="0 0 0 424" draw:points="0,0 0,424">
          <text:p/>
        </draw:polygon>
        <draw:line draw:style-name="gr4" draw:text-style-name="P4" draw:layer="layout" svg:x1="81.826cm" svg:y1="54.305cm" svg:x2="81.826cm" svg:y2="93.344cm">
          <text:p/>
        </draw:line>
        <draw:path draw:style-name="gr4" draw:text-style-name="P4" draw:layer="layout" svg:width="0cm" svg:height="39.339cm" svg:x="81.826cm" svg:y="54.305cm" svg:viewBox="0 0 0 39340" svg:d="M0 39340v-301M0 0v39039">
          <text:p/>
        </draw:path>
        <draw:polygon draw:style-name="gr5" draw:text-style-name="P4" draw:layer="layout" svg:width="0.542cm" svg:height="0.542cm" svg:x="82.306cm" svg:y="75.433cm" svg:viewBox="0 0 543 543" draw:points="271,0 0,0 271,543 543,0">
          <text:p/>
        </draw:polygon>
        <draw:line draw:style-name="gr4" draw:text-style-name="P4" draw:layer="layout" svg:x1="87.125cm" svg:y1="59.903cm" svg:x2="87.125cm" svg:y2="59.604cm">
          <text:p/>
        </draw:line>
        <draw:polygon draw:style-name="gr5" draw:text-style-name="P4" draw:layer="layout" svg:width="0cm" svg:height="0.423cm" svg:x="87.125cm" svg:y="59.542cm" svg:viewBox="0 0 0 424" draw:points="0,0 0,424">
          <text:p/>
        </draw:polygon>
        <draw:line draw:style-name="gr4" draw:text-style-name="P4" draw:layer="layout" svg:x1="87.125cm" svg:y1="49.006cm" svg:x2="87.125cm" svg:y2="59.604cm">
          <text:p/>
        </draw:line>
        <draw:path draw:style-name="gr4" draw:text-style-name="P4" draw:layer="layout" svg:width="0cm" svg:height="10.897cm" svg:x="87.125cm" svg:y="49.006cm" svg:viewBox="0 0 0 10898" svg:d="M0 10898v-300M0 0v10598">
          <text:p/>
        </draw:path>
        <draw:polygon draw:style-name="gr5" draw:text-style-name="P4" draw:layer="layout" svg:width="0.542cm" svg:height="0.542cm" svg:x="87.606cm" svg:y="55.709cm" svg:viewBox="0 0 543 543" draw:points="271,0 0,0 271,543 543,0">
          <text:p/>
        </draw:polygon>
        <draw:polygon draw:style-name="gr6" draw:text-style-name="P4" draw:layer="layout" svg:width="1.78cm" svg:height="2.629cm" svg:x="83.772cm" svg:y="87.854cm" svg:viewBox="0 0 1781 2630" draw:points="621,0 0,2320 1160,2630 1781,310">
          <text:p/>
        </draw:polygon>
        <draw:polygon draw:style-name="gr6" draw:text-style-name="P4" draw:layer="layout" svg:width="1.78cm" svg:height="2.629cm" svg:x="84.412cm" svg:y="85.464cm" svg:viewBox="0 0 1781 2630" draw:points="621,0 0,2320 1160,2630 1781,310">
          <text:p/>
        </draw:polygon>
        <draw:polygon draw:style-name="gr6" draw:text-style-name="P4" draw:layer="layout" svg:width="1.78cm" svg:height="2.629cm" svg:x="85.053cm" svg:y="83.073cm" svg:viewBox="0 0 1781 2630" draw:points="621,0 0,2320 1160,2630 1781,310">
          <text:p/>
        </draw:polygon>
        <draw:polygon draw:style-name="gr6" draw:text-style-name="P4" draw:layer="layout" svg:width="1.78cm" svg:height="2.629cm" svg:x="85.694cm" svg:y="80.682cm" svg:viewBox="0 0 1781 2630" draw:points="621,0 0,2320 1160,2630 1781,310">
          <text:p/>
        </draw:polygon>
        <draw:polygon draw:style-name="gr6" draw:text-style-name="P4" draw:layer="layout" svg:width="1.78cm" svg:height="2.629cm" svg:x="83.131cm" svg:y="90.245cm" svg:viewBox="0 0 1781 2630" draw:points="621,0 0,2320 1160,2630 1781,310">
          <text:p/>
        </draw:polygon>
        <draw:polygon draw:style-name="gr7" draw:text-style-name="P4" draw:layer="layout" svg:width="2.4cm" svg:height="1.2cm" svg:x="40.85cm" svg:y="37.231cm" svg:viewBox="0 0 2401 1201" draw:points="0,1201 2401,1201 2401,0 0,0">
          <text:p/>
        </draw:polygon>
        <draw:g>
          <draw:polygon draw:style-name="gr8" draw:text-style-name="P5" draw:layer="layout" svg:width="0.4cm" svg:height="12cm" svg:x="90.6cm" svg:y="68.242cm" svg:viewBox="0 0 401 12001" draw:points="401,0 0,0 0,12001 400,12001">
            <text:p/>
          </draw:polygon>
          <draw:polygon draw:style-name="gr9" draw:text-style-name="P4" draw:layer="layout" svg:width="0.4cm" svg:height="12cm" svg:x="90.6cm" svg:y="68.242cm" svg:viewBox="0 0 401 12001" draw:points="401,0 0,0 0,12001 400,12001">
            <text:p/>
          </draw:polygon>
        </draw:g>
        <draw:g>
          <draw:polygon draw:style-name="gr10" draw:text-style-name="P6" draw:layer="layout" svg:width="6cm" svg:height="6cm" svg:x="26.15cm" svg:y="118.799cm" svg:viewBox="0 0 6001 6001" draw:points="0,6001 6001,6001 6001,0 0,0">
            <text:p/>
          </draw:polygon>
          <draw:polygon draw:style-name="gr5" draw:text-style-name="P4" draw:layer="layout" svg:width="6cm" svg:height="6cm" svg:x="26.15cm" svg:y="118.799cm" svg:viewBox="0 0 6001 6001" draw:points="0,6001 6001,6001 6001,0 0,0">
            <text:p/>
          </draw:polygon>
        </draw:g>
        <draw:frame draw:style-name="gr11" draw:text-style-name="P4" draw:layer="layout" svg:width="2.01cm" svg:height="3.275cm" svg:x="28.145cm" svg:y="119.4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25.9cm" svg:y="128.7cm" svg:viewBox="0 0 6001 6001" draw:points="0,6001 6001,6001 6001,0 0,0">
            <text:p/>
          </draw:polygon>
          <draw:polygon draw:style-name="gr5" draw:text-style-name="P4" draw:layer="layout" svg:width="6cm" svg:height="6cm" svg:x="25.9cm" svg:y="128.7cm" svg:viewBox="0 0 6001 6001" draw:points="0,6001 6001,6001 6001,0 0,0">
            <text:p/>
          </draw:polygon>
        </draw:g>
        <draw:frame draw:style-name="gr11" draw:text-style-name="P4" draw:layer="layout" svg:width="2.01cm" svg:height="3.275cm" svg:x="27.895cm" svg:y="129.3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g>
            <draw:polygon draw:style-name="gr12" draw:text-style-name="P8" draw:layer="layout" svg:width="2.4cm" svg:height="1.2cm" draw:transform="rotate (3.1396727914126) translate (44.5587171293876cm 6.9428199387185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5587171293876cm 6.9428199387185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248cm 6.7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7.0847309034825cm 6.92847089762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7.0847309034825cm 6.92847089762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775cm 6.6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7.0217125902392cm 6.9475485563561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7.0217125902392cm 6.9475485563561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711cm 6.7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5587263440618cm 6.9332206337295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5587263440618cm 6.9332206337295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249cm 6.6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2.078721699866cm 6.9380586834440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2.078721699866cm 6.9380586834440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769cm 6.70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9596998039574cm 6.9608685519588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4346952426937cm 6.9656202079284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90969068143cm 6.9703718638979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3846861201663cm 6.9751235198675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4847043652211cm 6.9561168959893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53.9130037274585cm 5.7607766902917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9130037274585cm 5.7607766902917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603cm 5.5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3869899533637cm 5.7751257313893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3869899533637cm 5.7751257313893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2.077cm 5.53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450008266607cm 5.7560480726541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450008266607cm 5.7560480726541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2.14cm 5.5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9129945127844cm 5.7703759952807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9129945127844cm 5.7703759952807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603cm 5.53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3929991569802cm 5.765537945566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3929991569802cm 5.765537945566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7.083cm 5.5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5120210528888cm 5.7427280770514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2.0370256141525cm 5.737976421081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9.5620301754162cm 5.7332247651123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7.0870347366799cm 5.7284731091427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9870164916251cm 5.74747973302101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44.5464300190017cm 13.342808143935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5464300190017cm 13.342808143935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235cm 13.1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7.0724437930966cm 13.328459102838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7.0724437930966cm 13.328459102838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762cm 13.0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7.0094254798533cm 13.347536761573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7.0094254798533cm 13.347536761573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699cm 13.1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5464392336758cm 13.333208838946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5464392336758cm 13.333208838946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235cm 13.0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2.0664345894801cm 13.338046888661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2.0664345894801cm 13.338046888661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755cm 13.10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9474126935714cm 13.36085675717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4224081323078cm 13.365608413145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8974035710441cm 13.370360069115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3723990097804cm 13.375111725084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4724172548351cm 13.3561051012064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53.9007166170726cm 12.160764895508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9007166170726cm 12.160764895508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591cm 11.9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3747028429778cm 12.175113936606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3747028429778cm 12.175113936606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2.064cm 11.93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4377211562211cm 12.15603627787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4377211562211cm 12.15603627787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2.128cm 11.91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9007074023985cm 12.170364200497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9007074023985cm 12.170364200497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59cm 11.9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3807120465943cm 12.165526150783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3807120465943cm 12.165526150783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7.071cm 11.9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4997339425029cm 12.1427162822686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2.0247385037666cm 12.13796462629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39.5497430650303cm 12.133212970329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7.0747476262939cm 12.128461314359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9747293812392cm 12.1474679382381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53.7161977699135cm 18.160421701947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7161977699135cm 18.160421701947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406cm 17.9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1901839958187cm 18.174770743044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1901839958187cm 18.174770743044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1.88cm 17.9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253202309062cm 18.155693084309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253202309062cm 18.155693084309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1.943cm 17.9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7161885552394cm 18.170021006936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7161885552394cm 18.170021006936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406cm 17.9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1961931994352cm 18.165182957221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1961931994352cm 18.165182957221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6.886cm 17.9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3152150953438cm 18.142373088707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1.8402196566075cm 18.1376214327375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39.3652242178712cm 18.132869776767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6.8902287791349cm 18.128118120798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7902105340801cm 18.1471247446766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44.3619111718427cm 19.34246495037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3619111718427cm 19.34246495037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052cm 19.1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6.8879249459375cm 19.328115909276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6.8879249459375cm 19.328115909276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577cm 19.0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6.8249066326942cm 19.347193568011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6.8249066326942cm 19.347193568011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515cm 19.1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3619203865168cm 19.332865645385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3619203865168cm 19.332865645385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052cm 19.0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1.881915742321cm 19.337703695099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1.881915742321cm 19.337703695099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572cm 19.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7628938464124cm 19.360513563614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2378892851487cm 19.36526521958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712884723885cm 19.370016875553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1878801626213cm 19.374768531523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2878984076761cm 19.3557619076449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44.3496240614567cm 25.74245315559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3496240614567cm 25.74245315559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039cm 25.50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6.8756378355516cm 25.728104114493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6.8756378355516cm 25.728104114493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565cm 25.4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6.8126195223083cm 25.747181773228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46.8126195223083cm 25.747181773228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47.502cm 25.50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3496332761309cm 25.732853850602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3496332761309cm 25.732853850602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039cm 25.4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1.8696286319351cm 25.737691900316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1.8696286319351cm 25.737691900316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559cm 25.5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7506067360265cm 25.760501768831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2256021747628cm 25.765253424801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7005976134991cm 25.770005080770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1755930522354cm 25.774756736740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2756112972901cm 25.75575011286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53.7039106595276cm 24.5604099071645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53.7039106595276cm 24.5604099071645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54.394cm 24.3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1778968854327cm 24.57475894826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1778968854327cm 24.57475894826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1.868cm 24.3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2409151986761cm 24.55568128952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2409151986761cm 24.55568128952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1.931cm 24.3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7039014448535cm 24.570009212153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7039014448535cm 24.570009212153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394cm 24.3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1839060890493cm 24.56517116243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1839060890493cm 24.56517116243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6.874cm 24.3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3029279849579cm 24.5423612939241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41.8279325462216cm 24.5376096379546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9.3529371074853cm 24.53285798198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6.877941668749cm 24.528106326015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7779234236942cm 24.5471129498937cm)" svg:viewBox="0 0 2401 1201" draw:points="2401,0 0,0 0,1201 2400,1201">
          <text:p/>
        </draw:polygon>
        <draw:polygon draw:style-name="gr16" draw:text-style-name="P4" draw:layer="layout" svg:width="1cm" svg:height="1cm" draw:transform="rotate (1.57341432067289) translate (35.5745880160521cm 57.4037507209534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5.5745880160521cm 57.4037507209534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38.0745707039033cm 57.4088030710107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8.0745707039033cm 57.4088030710107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0.5795177760977cm 57.4308658557508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0.5795177760977cm 57.4308658557508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3.0745339852123cm 57.419907768932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3.0745339852123cm 57.419907768932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5.5745166730636cm 57.424960118989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5.5745166730635cm 57.4249601189895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6.4851649682025cm 52.538960606518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6.4851649682025cm 52.538960606518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3.9922151196507cm 52.5205958210758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3.9922151196507cm 52.5205958210758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1.4851982812101cm 52.5342016439394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1.4851982812101cm 52.5342016439394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8.9852610143724cm 52.50982221090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8.9852610143724cm 52.509822210901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6.4852692933019cm 52.5114427208388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6.4852692933019cm 52.5114427208388cm)" svg:viewBox="0 0 187 1001" draw:points="0,1001 187,1001 187,0 0,0">
          <text:p/>
        </draw:polygon>
        <draw:g>
          <draw:g>
            <draw:polygon draw:style-name="gr12" draw:text-style-name="P8" draw:layer="layout" svg:width="2.4cm" svg:height="1.2cm" draw:transform="rotate (3.1396727914126) translate (73.2586642371582cm 6.997919949355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2586642371582cm 6.997919949355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948cm 6.7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7846780112531cm 6.9835709082578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7846780112531cm 6.9835709082578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474cm 6.7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7216596980097cm 7.0026485669929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7216596980097cm 7.0026485669929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411cm 6.7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2586734518323cm 6.988320644366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2586734518323cm 6.988320644366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948cm 6.7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7786688076366cm 6.9931586940808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7786688076366cm 6.9931586940808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468cm 6.755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906646456523cm 7.0164427682621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3826418934164cm 7.0211963440927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8576373321527cm 7.0259480000622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332632770889cm 7.0306996560318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4316510177867cm 7.0116911122926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8609503781813cm 5.8163528264560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2.8609503781813cm 5.8163528264560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3.549cm 5.5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3349366040864cm 5.830701867553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3349366040864cm 5.830701867553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1.023cm 5.59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3979549173297cm 5.8116242088184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3979549173297cm 5.8116242088184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1.086cm 5.5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8609411635072cm 5.8259521314450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7.8609411635072cm 5.8259521314450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8.549cm 5.5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3399458095458cm 5.8211121618696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3399458095458cm 5.8211121618696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6.029cm 5.583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2119681606594cm 5.797828087688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7369727219231cm 5.7930764317187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2619772831867cm 5.7883247757492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7869818444505cm 5.78357311977964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6869635993957cm 5.80257974365786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73.2463771267723cm 13.397908154572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2463771267723cm 13.397908154572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936cm 13.1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7723909008672cm 13.38355911347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7723909008672cm 13.38355911347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462cm 13.1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7093725876238cm 13.402636772210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7093725876238cm 13.402636772210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399cm 13.1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2463863414464cm 13.388308849583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2463863414464cm 13.388308849583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936cm 13.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7663816972507cm 13.39314689929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7663816972507cm 13.39314689929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456cm 13.156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8943593461371cm 13.416430973479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3703547830305cm 13.421184549309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8453502217668cm 13.425936205279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3203456605031cm 13.43068786124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4193639074008cm 13.411679317509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8486632677953cm 12.216341031673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2.8486632677953cm 12.216341031673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3.537cm 11.9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3226494937005cm 12.23069007277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3226494937005cm 12.23069007277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1.011cm 11.99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3856678069438cm 12.211612414035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3856678069438cm 12.211612414035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1.074cm 11.9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8486540531212cm 12.2259403366622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7.8486540531212cm 12.2259403366622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8.537cm 11.9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3276586991599cm 12.221100367086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3276586991599cm 12.221100367086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6.017cm 11.984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1996810502734cm 12.1978162929054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7246856115372cm 12.193064636935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2496901728008cm 12.188312980966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7746947340645cm 12.183561324996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6746764890098cm 12.202567948875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73.0618582796132cm 19.39756496101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0618582796132cm 19.39756496101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751cm 19.1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5878720537081cm 19.383215919913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5878720537081cm 19.383215919913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277cm 19.1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5248537404648cm 19.402293578648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5248537404648cm 19.402293578648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214cm 19.1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0618674942873cm 19.38796565602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0618674942873cm 19.38796565602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751cm 19.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5818628500916cm 19.392803705736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5818628500916cm 19.392803705736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271cm 19.155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709840498978cm 19.416087779917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1858359358714cm 19.420841355748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6608313746077cm 19.425593011717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1358268133441cm 19.430344667687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2348450602417cm 19.411336123948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6641444206363cm 18.215997838111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2.6641444206363cm 18.215997838111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3.352cm 17.9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1381306465414cm 18.230346879209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1381306465414cm 18.230346879209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0.826cm 17.9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2011489597848cm 18.21126922047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2011489597848cm 18.21126922047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0.889cm 17.9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6641352059622cm 18.225597143100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7.6641352059622cm 18.225597143100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8.352cm 17.9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1431398520008cm 18.220757173525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1431398520008cm 18.220757173525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5.832cm 17.983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0151622031144cm 18.197473099343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5401667643781cm 18.192721443374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0651713256418cm 18.187969787404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5901758869054cm 18.1832181314352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4901576418507cm 18.2022247553134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73.0495711692273cm 25.797553166228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0495711692273cm 25.797553166228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739cm 25.5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5755849433222cm 25.783204125130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5755849433222cm 25.783204125130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265cm 25.5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5125666300788cm 25.802281783865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5125666300788cm 25.802281783865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202cm 25.5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0495803839014cm 25.787953861239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0495803839014cm 25.787953861239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739cm 25.5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5695757397057cm 25.792791910953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5695757397057cm 25.792791910953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259cm 25.556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6975533885921cm 25.816075985134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1735488254855cm 25.820829560965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6485442642218cm 25.82558121693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1235397029581cm 25.830332872904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2225579498558cm 25.811324329165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6518573102504cm 24.615986043328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2.6518573102504cm 24.615986043328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3.34cm 24.37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1258435361555cm 24.63033508442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1258435361555cm 24.63033508442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0.814cm 24.39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1888618493988cm 24.611257425691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1888618493988cm 24.611257425691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0.877cm 24.3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6518480955762cm 24.625585348317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7.6518480955762cm 24.625585348317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8.34cm 24.3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1308527416149cm 24.620745378742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1308527416149cm 24.620745378742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5.82cm 24.384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0028750927285cm 24.597461304561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5278796539922cm 24.592709648591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0528842152559cm 24.587957992621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5778887765196cm 24.583206336652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4778705314648cm 24.6022129605306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15.4703925240592cm 7.0839746589563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4703925240592cm 7.0839746589563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6.16cm 6.8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9964062981541cm 7.0696256178588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.9964062981541cm 7.0696256178588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.686cm 6.8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9333879849107cm 7.0887032765939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17.9333879849107cm 7.0887032765939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18.623cm 6.8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4704017387334cm 7.074375353967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4704017387334cm 7.074375353967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1.16cm 6.8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9913970926947cm 7.0792153235428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9913970926947cm 7.0792153235428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68cm 6.842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8713751986289cm 7.1020232721967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3463706373653cm 7.1067749281662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8213660761016cm 7.1115265841358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2963615148379cm 7.1162782401053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3963797598926cm 7.09727161622716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8256791202872cm 5.9019333303906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24.8256791202872cm 5.9019333303906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25.514cm 5.6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2986653480352cm 5.9162804516271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2986653480352cm 5.9162804516271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988cm 5.6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3616836612786cm 5.8972027928920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3616836612786cm 5.8972027928920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3.051cm 5.6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8256699056131cm 5.911532635379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8256699056131cm 5.911532635379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514cm 5.6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3046745516518cm 5.9066926658041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3046745516518cm 5.9066926658041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994cm 5.6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4236964475604cm 5.8838827972892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9487010088241cm 5.8791311413197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4737055700878cm 5.8743794853501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.9987101313515cm 5.8696278293806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8986918862967cm 5.88863445325885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15.4581054136733cm 13.483962864173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4581054136733cm 13.483962864173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6.148cm 13.2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9841191877682cm 13.46961382307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9841191877682cm 13.46961382307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674cm 13.2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9211008745248cm 13.488691481811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9211008745248cm 13.488691481811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611cm 13.2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4581146283474cm 13.474363559184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4581146283474cm 13.474363559184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1.148cm 13.23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9791099823087cm 13.4792035287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9791099823087cm 13.4792035287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668cm 13.242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859088088243cm 13.502011477413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3340835269793cm 13.506763133383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8090789657156cm 13.511514789352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284074404452cm 13.516266445322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3840926495067cm 13.497259821444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8133920099013cm 12.301921535607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8133920099013cm 12.301921535607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502cm 12.0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2863782376493cm 12.316268656844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2863782376493cm 12.316268656844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976cm 12.0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3493965508927cm 12.297190998109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3493965508927cm 12.297190998109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3.039cm 12.0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8133827952271cm 12.311520840596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8133827952271cm 12.311520840596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502cm 12.0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2923874412658cm 12.30668087102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2923874412658cm 12.30668087102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982cm 12.0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4114093371745cm 12.283871002506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9364138984382cm 12.279119346536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10.4614184597018cm 12.274367690567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.9864230209655cm 12.2696160345978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8864047759108cm 12.288622658476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15.2735865665142cm 19.48361967061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2735865665142cm 19.48361967061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5.963cm 19.2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7996003406091cm 19.4692706295144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7996003406091cm 19.4692706295144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489cm 19.2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7365820273658cm 19.488348288249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7365820273658cm 19.488348288249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426cm 19.2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2735957811884cm 19.47402036562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2735957811884cm 19.47402036562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0.963cm 19.23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7945911351497cm 19.478860335198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7945911351497cm 19.478860335198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483cm 19.24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674569241084cm 19.501668283852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1495646798203cm 19.506419939821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6245601185566cm 19.511171595791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0995555572929cm 19.515923251760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1995738023476cm 19.4969166278827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6288731627422cm 18.301578342046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6288731627422cm 18.301578342046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317cm 18.0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1018593904902cm 18.315925463282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1018593904902cm 18.315925463282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791cm 18.0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1648777037336cm 18.296847804547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1648777037336cm 18.2968478045476cm)" svg:viewBox="0 0 2401 1201" draw:points="0,1201 2401,1201 2401,0 0,0">
              <text:p/>
            </draw:polygon>
          </draw:g>
          <draw:frame draw:style-name="gr14" draw:text-style-name="P9" draw:layer="layout" svg:width="3.777cm" svg:height="0.723cm" draw:transform="rotate (3.1396727914126) translate (22.854cm 18.0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6288639480681cm 18.311177647035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6288639480681cm 18.311177647035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317cm 18.0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1078685941068cm 18.306337677459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1078685941068cm 18.306337677459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797cm 18.0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2268904900154cm 18.283527808944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7518950512791cm 18.278776152975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2768996125428cm 18.2740244970058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7.8019041738065cm 18.2692728410362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7018859287517cm 18.2882794649144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15.2612994561283cm 25.883607875829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2612994561283cm 25.883607875829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5.951cm 25.6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7873132302232cm 25.8692588347315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7873132302232cm 25.8692588347315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477cm 25.6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7242949169798cm 25.888336493466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7242949169798cm 25.888336493466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414cm 25.6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2613086708024cm 25.874008570840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2613086708024cm 25.874008570840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0.951cm 25.63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7823040247637cm 25.878848540415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7823040247637cm 25.878848540415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471cm 25.642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662282130698cm 25.901656489069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1372775694343cm 25.90640814503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6122730081707cm 25.911159801008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087268446907cm 25.915911456978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1872866919617cm 25.896904833099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6165860523563cm 24.701566547263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6165860523563cm 24.701566547263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305cm 24.4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0895722801043cm 24.715913668499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0895722801043cm 24.715913668499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779cm 24.4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1525905933477cm 24.696836009764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1525905933477cm 24.696836009764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2.842cm 24.4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6165768376821cm 24.711165852252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6165768376821cm 24.711165852252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305cm 24.4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0955814837208cm 24.70632588267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0955814837208cm 24.70632588267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785cm 24.4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2146033796295cm 24.683516014162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7396079408932cm 24.678764358192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2646125021569cm 24.674012702222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7.7896170634205cm 24.669261046253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6895988183658cm 24.6882676701315cm)" svg:viewBox="0 0 2401 1201" draw:points="2401,0 0,0 0,1201 2400,1201">
          <text:p/>
        </draw:polygon>
        <draw:g>
          <draw:polygon draw:style-name="gr10" draw:text-style-name="P6" draw:layer="layout" svg:width="6cm" svg:height="6cm" svg:x="17.401cm" svg:y="128.6cm" svg:viewBox="0 0 6001 6001" draw:points="0,6001 6001,6001 6001,0 0,0">
            <text:p/>
          </draw:polygon>
          <draw:polygon draw:style-name="gr5" draw:text-style-name="P4" draw:layer="layout" svg:width="6cm" svg:height="6cm" svg:x="17.401cm" svg:y="128.6cm" svg:viewBox="0 0 6001 6001" draw:points="0,6001 6001,6001 6001,0 0,0">
            <text:p/>
          </draw:polygon>
        </draw:g>
        <draw:frame draw:style-name="gr11" draw:text-style-name="P4" draw:layer="layout" svg:width="2.01cm" svg:height="3.275cm" svg:x="19.396cm" svg:y="129.2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44.8cm" svg:y="128.9cm" svg:viewBox="0 0 6001 6001" draw:points="0,6001 6001,6001 6001,0 0,0">
            <text:p/>
          </draw:polygon>
          <draw:polygon draw:style-name="gr5" draw:text-style-name="P4" draw:layer="layout" svg:width="6cm" svg:height="6cm" svg:x="44.8cm" svg:y="128.9cm" svg:viewBox="0 0 6001 6001" draw:points="0,6001 6001,6001 6001,0 0,0">
            <text:p/>
          </draw:polygon>
        </draw:g>
        <draw:frame draw:style-name="gr11" draw:text-style-name="P4" draw:layer="layout" svg:width="2.01cm" svg:height="3.275cm" svg:x="46.795cm" svg:y="129.5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9cm" svg:y="128.7cm" svg:viewBox="0 0 6001 6001" draw:points="0,6001 6001,6001 6001,0 0,0">
            <text:p/>
          </draw:polygon>
          <draw:polygon draw:style-name="gr5" draw:text-style-name="P4" draw:layer="layout" svg:width="6cm" svg:height="6cm" svg:x="9cm" svg:y="128.7cm" svg:viewBox="0 0 6001 6001" draw:points="0,6001 6001,6001 6001,0 0,0">
            <text:p/>
          </draw:polygon>
        </draw:g>
        <draw:frame draw:style-name="gr11" draw:text-style-name="P4" draw:layer="layout" svg:width="2.01cm" svg:height="3.275cm" svg:x="10.995cm" svg:y="129.3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draw:transform="rotate (-1.57969750598007) translate (70.7582875241629cm 119.199940876336cm)" svg:viewBox="0 0 6001 6001" draw:points="6001,0 0,0 0,6001 6000,6001">
            <text:p/>
          </draw:polygon>
          <draw:polygon draw:style-name="gr5" draw:text-style-name="P4" draw:layer="layout" svg:width="6cm" svg:height="6cm" draw:transform="rotate (-1.57969750598007) translate (70.7582875241629cm 119.199940876336cm)" svg:viewBox="0 0 6001 6001" draw:points="6001,0 0,0 0,6001 6000,6001">
            <text:p/>
          </draw:polygon>
        </draw:g>
        <draw:frame draw:style-name="gr11" draw:text-style-name="P4" draw:layer="layout" svg:width="2.01cm" svg:height="3.275cm" draw:transform="rotate (-1.57969750598007) translate (68.766cm 121.225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.099cm" svg:height="6cm" svg:x="74.951cm" svg:y="119.3cm" svg:viewBox="0 0 6100 6001" draw:points="6100,6001 6099,0 0,0 0,6001">
            <text:p/>
          </draw:polygon>
          <draw:polygon draw:style-name="gr5" draw:text-style-name="P4" draw:layer="layout" svg:width="6.099cm" svg:height="6cm" svg:x="74.951cm" svg:y="119.3cm" svg:viewBox="0 0 6100 6001" draw:points="6100,6001 6099,0 0,0 0,6001">
            <text:p/>
          </draw:polygon>
        </draw:g>
        <draw:frame draw:style-name="gr11" draw:text-style-name="P4" draw:layer="layout" svg:width="2.224cm" svg:height="3.275cm" svg:x="76.727cm" svg:y="120.8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6" draw:text-style-name="P4" draw:layer="layout" svg:width="2.4cm" svg:height="1.2cm" svg:x="35.826cm" svg:y="33.858cm" svg:viewBox="0 0 2401 1201" draw:points="0,1201 2401,1201 2401,0 0,0">
          <text:p/>
        </draw:polygon>
        <draw:polygon draw:style-name="gr6" draw:text-style-name="P4" draw:layer="layout" svg:width="2.4cm" svg:height="1.2cm" svg:x="33.351cm" svg:y="33.858cm" svg:viewBox="0 0 2401 1201" draw:points="0,1201 2401,1201 2401,0 0,0">
          <text:p/>
        </draw:polygon>
        <draw:polygon draw:style-name="gr6" draw:text-style-name="P4" draw:layer="layout" svg:width="2.4cm" svg:height="1.2cm" svg:x="30.876cm" svg:y="33.858cm" svg:viewBox="0 0 2401 1201" draw:points="0,1201 2401,1201 2401,0 0,0">
          <text:p/>
        </draw:polygon>
        <draw:polygon draw:style-name="gr6" draw:text-style-name="P4" draw:layer="layout" svg:width="2.4cm" svg:height="1.2cm" svg:x="28.401cm" svg:y="33.858cm" svg:viewBox="0 0 2401 1201" draw:points="0,1201 2401,1201 2401,0 0,0">
          <text:p/>
        </draw:polygon>
        <draw:polygon draw:style-name="gr6" draw:text-style-name="P4" draw:layer="layout" svg:width="2.4cm" svg:height="1.2cm" svg:x="38.3cm" svg:y="33.858cm" svg:viewBox="0 0 2401 1201" draw:points="0,1201 2401,1201 2401,0 0,0">
          <text:p/>
        </draw:polygon>
        <draw:polygon draw:style-name="gr6" draw:text-style-name="P4" draw:layer="layout" svg:width="2.4cm" svg:height="1.2cm" svg:x="25.9cm" svg:y="33.858cm" svg:viewBox="0 0 2401 1201" draw:points="0,1201 2401,1201 2401,0 0,0">
          <text:p/>
        </draw:polygon>
        <draw:polygon draw:style-name="gr6" draw:text-style-name="P4" draw:layer="layout" svg:width="2.4cm" svg:height="1.2cm" svg:x="35.826cm" svg:y="35.008cm" svg:viewBox="0 0 2401 1201" draw:points="0,1201 2401,1201 2401,0 0,0">
          <text:p/>
        </draw:polygon>
        <draw:polygon draw:style-name="gr6" draw:text-style-name="P4" draw:layer="layout" svg:width="2.4cm" svg:height="1.2cm" svg:x="33.351cm" svg:y="35.008cm" svg:viewBox="0 0 2401 1201" draw:points="0,1201 2401,1201 2401,0 0,0">
          <text:p/>
        </draw:polygon>
        <draw:polygon draw:style-name="gr6" draw:text-style-name="P4" draw:layer="layout" svg:width="2.4cm" svg:height="1.2cm" svg:x="30.876cm" svg:y="35.008cm" svg:viewBox="0 0 2401 1201" draw:points="0,1201 2401,1201 2401,0 0,0">
          <text:p/>
        </draw:polygon>
        <draw:polygon draw:style-name="gr6" draw:text-style-name="P4" draw:layer="layout" svg:width="2.4cm" svg:height="1.2cm" svg:x="28.401cm" svg:y="35.008cm" svg:viewBox="0 0 2401 1201" draw:points="0,1201 2401,1201 2401,0 0,0">
          <text:p/>
        </draw:polygon>
        <draw:polygon draw:style-name="gr6" draw:text-style-name="P4" draw:layer="layout" svg:width="2.4cm" svg:height="1.2cm" svg:x="38.3cm" svg:y="35.008cm" svg:viewBox="0 0 2401 1201" draw:points="0,1201 2401,1201 2401,0 0,0">
          <text:p/>
        </draw:polygon>
        <draw:polygon draw:style-name="gr6" draw:text-style-name="P4" draw:layer="layout" svg:width="2.4cm" svg:height="1.2cm" svg:x="25.9cm" svg:y="35.008cm" svg:viewBox="0 0 2401 1201" draw:points="0,1201 2401,1201 2401,0 0,0">
          <text:p/>
        </draw:polygon>
        <draw:polygon draw:style-name="gr6" draw:text-style-name="P4" draw:layer="layout" svg:width="2.4cm" svg:height="1.2cm" svg:x="53.176cm" svg:y="33.858cm" svg:viewBox="0 0 2401 1201" draw:points="0,1201 2401,1201 2401,0 0,0">
          <text:p/>
        </draw:polygon>
        <draw:polygon draw:style-name="gr6" draw:text-style-name="P4" draw:layer="layout" svg:width="2.4cm" svg:height="1.2cm" svg:x="50.701cm" svg:y="33.858cm" svg:viewBox="0 0 2401 1201" draw:points="0,1201 2401,1201 2401,0 0,0">
          <text:p/>
        </draw:polygon>
        <draw:polygon draw:style-name="gr6" draw:text-style-name="P4" draw:layer="layout" svg:width="2.4cm" svg:height="1.2cm" svg:x="48.226cm" svg:y="33.858cm" svg:viewBox="0 0 2401 1201" draw:points="0,1201 2401,1201 2401,0 0,0">
          <text:p/>
        </draw:polygon>
        <draw:polygon draw:style-name="gr6" draw:text-style-name="P4" draw:layer="layout" svg:width="2.4cm" svg:height="1.2cm" svg:x="45.751cm" svg:y="33.858cm" svg:viewBox="0 0 2401 1201" draw:points="0,1201 2401,1201 2401,0 0,0">
          <text:p/>
        </draw:polygon>
        <draw:polygon draw:style-name="gr6" draw:text-style-name="P4" draw:layer="layout" svg:width="2.4cm" svg:height="1.2cm" svg:x="55.651cm" svg:y="33.858cm" svg:viewBox="0 0 2401 1201" draw:points="0,1201 2401,1201 2401,0 0,0">
          <text:p/>
        </draw:polygon>
        <draw:polygon draw:style-name="gr6" draw:text-style-name="P4" draw:layer="layout" svg:width="2.4cm" svg:height="1.2cm" svg:x="43.251cm" svg:y="33.858cm" svg:viewBox="0 0 2401 1201" draw:points="0,1201 2401,1201 2401,0 0,0">
          <text:p/>
        </draw:polygon>
        <draw:polygon draw:style-name="gr6" draw:text-style-name="P4" draw:layer="layout" svg:width="2.4cm" svg:height="1.2cm" svg:x="53.176cm" svg:y="35.008cm" svg:viewBox="0 0 2401 1201" draw:points="0,1201 2401,1201 2401,0 0,0">
          <text:p/>
        </draw:polygon>
        <draw:polygon draw:style-name="gr6" draw:text-style-name="P4" draw:layer="layout" svg:width="2.4cm" svg:height="1.2cm" svg:x="50.701cm" svg:y="35.008cm" svg:viewBox="0 0 2401 1201" draw:points="0,1201 2401,1201 2401,0 0,0">
          <text:p/>
        </draw:polygon>
        <draw:polygon draw:style-name="gr6" draw:text-style-name="P4" draw:layer="layout" svg:width="2.4cm" svg:height="1.2cm" svg:x="48.226cm" svg:y="35.008cm" svg:viewBox="0 0 2401 1201" draw:points="0,1201 2401,1201 2401,0 0,0">
          <text:p/>
        </draw:polygon>
        <draw:polygon draw:style-name="gr6" draw:text-style-name="P4" draw:layer="layout" svg:width="2.4cm" svg:height="1.2cm" svg:x="45.751cm" svg:y="35.008cm" svg:viewBox="0 0 2401 1201" draw:points="0,1201 2401,1201 2401,0 0,0">
          <text:p/>
        </draw:polygon>
        <draw:polygon draw:style-name="gr6" draw:text-style-name="P4" draw:layer="layout" svg:width="2.4cm" svg:height="1.2cm" svg:x="55.651cm" svg:y="35.008cm" svg:viewBox="0 0 2401 1201" draw:points="0,1201 2401,1201 2401,0 0,0">
          <text:p/>
        </draw:polygon>
        <draw:polygon draw:style-name="gr6" draw:text-style-name="P4" draw:layer="layout" svg:width="2.4cm" svg:height="1.2cm" svg:x="43.251cm" svg:y="35.008cm" svg:viewBox="0 0 2401 1201" draw:points="0,1201 2401,1201 2401,0 0,0">
          <text:p/>
        </draw:polygon>
        <draw:polygon draw:style-name="gr6" draw:text-style-name="P4" draw:layer="layout" svg:width="2.4cm" svg:height="1.2cm" svg:x="69.624cm" svg:y="33.826cm" svg:viewBox="0 0 2401 1201" draw:points="0,1201 2401,1201 2401,0 0,0">
          <text:p/>
        </draw:polygon>
        <draw:polygon draw:style-name="gr6" draw:text-style-name="P4" draw:layer="layout" svg:width="2.4cm" svg:height="1.2cm" svg:x="67.149cm" svg:y="33.826cm" svg:viewBox="0 0 2401 1201" draw:points="0,1201 2401,1201 2401,0 0,0">
          <text:p/>
        </draw:polygon>
        <draw:polygon draw:style-name="gr6" draw:text-style-name="P4" draw:layer="layout" svg:width="2.4cm" svg:height="1.2cm" svg:x="64.674cm" svg:y="33.826cm" svg:viewBox="0 0 2401 1201" draw:points="0,1201 2401,1201 2401,0 0,0">
          <text:p/>
        </draw:polygon>
        <draw:polygon draw:style-name="gr6" draw:text-style-name="P4" draw:layer="layout" svg:width="2.4cm" svg:height="1.2cm" svg:x="62.199cm" svg:y="33.826cm" svg:viewBox="0 0 2401 1201" draw:points="0,1201 2401,1201 2401,0 0,0">
          <text:p/>
        </draw:polygon>
        <draw:polygon draw:style-name="gr6" draw:text-style-name="P4" draw:layer="layout" svg:width="2.4cm" svg:height="1.2cm" svg:x="72.099cm" svg:y="33.826cm" svg:viewBox="0 0 2401 1201" draw:points="0,1201 2401,1201 2401,0 0,0">
          <text:p/>
        </draw:polygon>
        <draw:polygon draw:style-name="gr6" draw:text-style-name="P4" draw:layer="layout" svg:width="2.4cm" svg:height="1.2cm" svg:x="59.699cm" svg:y="33.826cm" svg:viewBox="0 0 2401 1201" draw:points="0,1201 2401,1201 2401,0 0,0">
          <text:p/>
        </draw:polygon>
        <draw:polygon draw:style-name="gr6" draw:text-style-name="P4" draw:layer="layout" svg:width="2.4cm" svg:height="1.2cm" svg:x="69.624cm" svg:y="34.976cm" svg:viewBox="0 0 2401 1201" draw:points="0,1201 2401,1201 2401,0 0,0">
          <text:p/>
        </draw:polygon>
        <draw:polygon draw:style-name="gr6" draw:text-style-name="P4" draw:layer="layout" svg:width="2.4cm" svg:height="1.2cm" svg:x="67.149cm" svg:y="34.976cm" svg:viewBox="0 0 2401 1201" draw:points="0,1201 2401,1201 2401,0 0,0">
          <text:p/>
        </draw:polygon>
        <draw:polygon draw:style-name="gr6" draw:text-style-name="P4" draw:layer="layout" svg:width="2.4cm" svg:height="1.2cm" svg:x="64.674cm" svg:y="34.976cm" svg:viewBox="0 0 2401 1201" draw:points="0,1201 2401,1201 2401,0 0,0">
          <text:p/>
        </draw:polygon>
        <draw:polygon draw:style-name="gr6" draw:text-style-name="P4" draw:layer="layout" svg:width="2.4cm" svg:height="1.2cm" svg:x="62.199cm" svg:y="34.976cm" svg:viewBox="0 0 2401 1201" draw:points="0,1201 2401,1201 2401,0 0,0">
          <text:p/>
        </draw:polygon>
        <draw:polygon draw:style-name="gr6" draw:text-style-name="P4" draw:layer="layout" svg:width="2.4cm" svg:height="1.2cm" svg:x="72.099cm" svg:y="34.976cm" svg:viewBox="0 0 2401 1201" draw:points="0,1201 2401,1201 2401,0 0,0">
          <text:p/>
        </draw:polygon>
        <draw:polygon draw:style-name="gr6" draw:text-style-name="P4" draw:layer="layout" svg:width="2.4cm" svg:height="1.2cm" svg:x="59.699cm" svg:y="34.976cm" svg:viewBox="0 0 2401 1201" draw:points="0,1201 2401,1201 2401,0 0,0">
          <text:p/>
        </draw:polygon>
        <draw:polygon draw:style-name="gr6" draw:text-style-name="P4" draw:layer="layout" svg:width="2.4cm" svg:height="1.2cm" svg:x="80.174cm" svg:y="35.142cm" svg:viewBox="0 0 2401 1201" draw:points="2401,0 0,0 0,1200 2400,1201">
          <text:p/>
        </draw:polygon>
        <draw:polygon draw:style-name="gr6" draw:text-style-name="P4" draw:layer="layout" svg:width="2.4cm" svg:height="1.2cm" svg:x="82.649cm" svg:y="35.142cm" svg:viewBox="0 0 2401 1201" draw:points="2401,0 0,0 0,1201 2401,1201">
          <text:p/>
        </draw:polygon>
        <draw:polygon draw:style-name="gr6" draw:text-style-name="P4" draw:layer="layout" svg:width="2.4cm" svg:height="1.2cm" svg:x="85.124cm" svg:y="35.142cm" svg:viewBox="0 0 2401 1201" draw:points="2401,0 0,0 0,1201 2401,1201">
          <text:p/>
        </draw:polygon>
        <draw:polygon draw:style-name="gr6" draw:text-style-name="P4" draw:layer="layout" svg:width="2.4cm" svg:height="1.2cm" svg:x="87.599cm" svg:y="35.142cm" svg:viewBox="0 0 2401 1201" draw:points="2401,0 0,0 0,1201 2400,1201">
          <text:p/>
        </draw:polygon>
        <draw:polygon draw:style-name="gr6" draw:text-style-name="P4" draw:layer="layout" svg:width="2.4cm" svg:height="1.2cm" svg:x="77.699cm" svg:y="35.142cm" svg:viewBox="0 0 2401 1201" draw:points="2401,0 0,0 0,1201 2400,1201">
          <text:p/>
        </draw:polygon>
        <draw:polygon draw:style-name="gr6" draw:text-style-name="P4" draw:layer="layout" svg:width="2.4cm" svg:height="1.2cm" svg:x="90.099cm" svg:y="35.142cm" svg:viewBox="0 0 2401 1201" draw:points="2401,0 0,0 0,1200 2400,1201">
          <text:p/>
        </draw:polygon>
        <draw:polygon draw:style-name="gr6" draw:text-style-name="P4" draw:layer="layout" svg:width="2.4cm" svg:height="1.2cm" svg:x="87.624cm" svg:y="33.826cm" svg:viewBox="0 0 2401 1201" draw:points="0,1201 2401,1201 2401,0 0,0">
          <text:p/>
        </draw:polygon>
        <draw:polygon draw:style-name="gr6" draw:text-style-name="P4" draw:layer="layout" svg:width="2.4cm" svg:height="1.2cm" svg:x="85.149cm" svg:y="33.826cm" svg:viewBox="0 0 2401 1201" draw:points="0,1201 2401,1201 2401,0 0,0">
          <text:p/>
        </draw:polygon>
        <draw:polygon draw:style-name="gr6" draw:text-style-name="P4" draw:layer="layout" svg:width="2.4cm" svg:height="1.2cm" svg:x="82.674cm" svg:y="33.826cm" svg:viewBox="0 0 2401 1201" draw:points="0,1201 2401,1201 2401,0 0,0">
          <text:p/>
        </draw:polygon>
        <draw:polygon draw:style-name="gr6" draw:text-style-name="P4" draw:layer="layout" svg:width="2.4cm" svg:height="1.2cm" svg:x="80.199cm" svg:y="33.826cm" svg:viewBox="0 0 2401 1201" draw:points="0,1201 2401,1201 2401,0 0,0">
          <text:p/>
        </draw:polygon>
        <draw:polygon draw:style-name="gr6" draw:text-style-name="P4" draw:layer="layout" svg:width="2.4cm" svg:height="1.2cm" svg:x="90.099cm" svg:y="33.826cm" svg:viewBox="0 0 2401 1201" draw:points="0,1201 2401,1201 2401,0 0,0">
          <text:p/>
        </draw:polygon>
        <draw:polygon draw:style-name="gr6" draw:text-style-name="P4" draw:layer="layout" svg:width="2.4cm" svg:height="1.2cm" svg:x="77.699cm" svg:y="33.826cm" svg:viewBox="0 0 2401 1201" draw:points="0,1201 2401,1201 2401,0 0,0">
          <text:p/>
        </draw:polygon>
        <draw:g>
          <draw:g>
            <draw:polygon draw:style-name="gr10" draw:text-style-name="P6" draw:layer="layout" svg:width="4cm" svg:height="4cm" svg:x="3.999cm" svg:y="102.199cm" svg:viewBox="0 0 4001 4001" draw:points="0,4001 4001,4001 4001,0 0,0">
              <text:p/>
            </draw:polygon>
            <draw:polygon draw:style-name="gr5" draw:text-style-name="P4" draw:layer="layout" svg:width="4cm" svg:height="4cm" svg:x="3.999cm" svg:y="102.199cm" svg:viewBox="0 0 4001 4001" draw:points="0,4001 4001,4001 4001,0 0,0">
              <text:p/>
            </draw:polygon>
          </draw:g>
          <draw:frame draw:style-name="gr11" draw:text-style-name="P4" draw:layer="layout" svg:width="2.01cm" svg:height="3.275cm" svg:x="4.995cm" svg:y="102.372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7" draw:text-style-name="P4" draw:layer="layout" svg:width="3.712cm" svg:height="1.418cm" svg:x="4.143cm" svg:y="104.49cm">
            <draw:text-box>
              <text:p text:style-name="P7"><text:span text:style-name="T1">Local Tech. Réseau </text:span></text:p>
              <text:p text:style-name="P7"><text:span text:style-name="T1">et Electrique</text:span></text:p>
            </draw:text-box>
          </draw:frame>
        </draw:g>
        <draw:g>
          <draw:g>
            <draw:polygon draw:style-name="gr10" draw:text-style-name="P6" draw:layer="layout" svg:width="4cm" svg:height="4cm" svg:x="3.947cm" svg:y="115.4cm" svg:viewBox="0 0 4001 4001" draw:points="0,4001 4001,4001 4001,0 0,0">
              <text:p/>
            </draw:polygon>
            <draw:polygon draw:style-name="gr5" draw:text-style-name="P4" draw:layer="layout" svg:width="4cm" svg:height="4cm" svg:x="3.947cm" svg:y="115.4cm" svg:viewBox="0 0 4001 4001" draw:points="0,4001 4001,4001 4001,0 0,0">
              <text:p/>
            </draw:polygon>
          </draw:g>
          <draw:frame draw:style-name="gr11" draw:text-style-name="P4" draw:layer="layout" svg:width="2.01cm" svg:height="3.275cm" svg:x="4.943cm" svg:y="115.5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4" draw:layer="layout" svg:width="4.4cm" svg:height="0.799cm" svg:x="3.747cm" svg:y="118.001cm">
            <draw:text-box>
              <text:p text:style-name="P7"><text:span text:style-name="T1">Local Tech sonorisation</text:span></text:p>
            </draw:text-box>
          </draw:frame>
        </draw:g>
        <draw:g>
          <draw:polygon draw:style-name="gr10" draw:text-style-name="P6" draw:layer="layout" svg:width="6cm" svg:height="6cm" svg:x="9.2cm" svg:y="118.799cm" svg:viewBox="0 0 6001 6001" draw:points="6001,0 0,0 0,6001 6000,6001">
            <text:p/>
          </draw:polygon>
          <draw:polygon draw:style-name="gr5" draw:text-style-name="P4" draw:layer="layout" svg:width="6cm" svg:height="6cm" svg:x="9.2cm" svg:y="118.799cm" svg:viewBox="0 0 6001 6001" draw:points="6001,0 0,0 0,6001 6000,6001">
            <text:p/>
          </draw:polygon>
        </draw:g>
        <draw:frame draw:style-name="gr11" draw:text-style-name="P4" draw:layer="layout" svg:width="2.01cm" svg:height="3.275cm" svg:x="11.2cm" svg:y="120.999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45.05cm" svg:y="118.999cm" svg:viewBox="0 0 6001 6001" draw:points="6001,0 0,0 0,6000 6000,6001">
            <text:p/>
          </draw:polygon>
          <draw:polygon draw:style-name="gr5" draw:text-style-name="P4" draw:layer="layout" svg:width="6cm" svg:height="6cm" svg:x="45.05cm" svg:y="118.999cm" svg:viewBox="0 0 6001 6001" draw:points="6001,0 0,0 0,6000 6000,6001">
            <text:p/>
          </draw:polygon>
        </draw:g>
        <draw:frame draw:style-name="gr11" draw:text-style-name="P4" draw:layer="layout" svg:width="2.01cm" svg:height="3.275cm" svg:x="47.19cm" svg:y="120.499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17.651cm" svg:y="118.699cm" svg:viewBox="0 0 6001 6001" draw:points="6001,0 0,0 0,6001 6000,6001">
            <text:p/>
          </draw:polygon>
          <draw:polygon draw:style-name="gr5" draw:text-style-name="P4" draw:layer="layout" svg:width="6cm" svg:height="6cm" svg:x="17.651cm" svg:y="118.699cm" svg:viewBox="0 0 6001 6001" draw:points="6001,0 0,0 0,6001 6000,6001">
            <text:p/>
          </draw:polygon>
        </draw:g>
        <draw:frame draw:style-name="gr11" draw:text-style-name="P4" draw:layer="layout" svg:width="2.01cm" svg:height="3.275cm" svg:x="19.391cm" svg:y="120.799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35.8cm" svg:y="98.7cm" svg:viewBox="0 0 6001 6001" draw:points="6001,0 0,0 0,6000 6000,6001">
            <text:p/>
          </draw:polygon>
          <draw:polygon draw:style-name="gr5" draw:text-style-name="P4" draw:layer="layout" svg:width="6cm" svg:height="6cm" svg:x="35.8cm" svg:y="98.7cm" svg:viewBox="0 0 6001 6001" draw:points="6001,0 0,0 0,6000 6000,6001">
            <text:p/>
          </draw:polygon>
        </draw:g>
        <draw:frame draw:style-name="gr19" draw:text-style-name="P9" draw:layer="layout" svg:width="2.01cm" svg:height="5.048cm" svg:x="38.09cm" svg:y="99.65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g>
            <draw:polygon draw:style-name="gr20" draw:text-style-name="P10" draw:layer="layout" svg:width="12cm" svg:height="9cm" svg:x="20.1cm" svg:y="73.1cm" svg:viewBox="0 0 12001 9001" draw:points="0,0 0,9001 12000,9001 12001,0">
              <text:p/>
            </draw:polygon>
            <draw:polygon draw:style-name="gr5" draw:text-style-name="P4" draw:layer="layout" svg:width="12cm" svg:height="9cm" svg:x="20.1cm" svg:y="73.1cm" svg:viewBox="0 0 12001 9001" draw:points="0,0 0,9001 12000,9001 12001,0">
              <text:p/>
            </draw:polygon>
          </draw:g>
          <draw:frame draw:style-name="gr11" draw:text-style-name="P9" draw:layer="layout" svg:width="2.224cm" svg:height="3.275cm" svg:x="27.988cm" svg:y="76.7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9" draw:layer="layout" svg:width="3.676cm" svg:height="0.799cm" svg:x="21.262cm" svg:y="77.201cm">
            <draw:text-box>
              <text:p text:style-name="P7"><text:span text:style-name="T1">Zone de jeu mobile</text:span></text:p>
            </draw:text-box>
          </draw:frame>
        </draw:g>
        <draw:g>
          <draw:polygon draw:style-name="gr10" draw:text-style-name="P6" draw:layer="layout" svg:width="6cm" svg:height="6cm" draw:transform="rotate (-1.57969750598007) translate (70.4548811542984cm 129.100703184932cm)" svg:viewBox="0 0 6001 6001" draw:points="6001,0 0,0 0,6000 6000,6001">
            <text:p/>
          </draw:polygon>
          <draw:polygon draw:style-name="gr5" draw:text-style-name="P4" draw:layer="layout" svg:width="6cm" svg:height="6cm" draw:transform="rotate (-1.57969750598007) translate (70.4548811542984cm 129.100703184932cm)" svg:viewBox="0 0 6001 6001" draw:points="6001,0 0,0 0,6000 6000,6001">
            <text:p/>
          </draw:polygon>
        </draw:g>
        <draw:frame draw:style-name="gr11" draw:text-style-name="P4" draw:layer="layout" svg:width="2.01cm" svg:height="3.275cm" draw:transform="rotate (-1.57969750598007) translate (68.463cm 131.126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62.931cm" svg:y="98.973cm" svg:viewBox="0 0 6001 6001" draw:points="0,0 0,6001 6000,6001 6001,0">
            <text:p/>
          </draw:polygon>
          <draw:polygon draw:style-name="gr5" draw:text-style-name="P4" draw:layer="layout" svg:width="6cm" svg:height="6cm" svg:x="62.931cm" svg:y="98.973cm" svg:viewBox="0 0 6001 6001" draw:points="0,0 0,6001 6000,6001 6001,0">
            <text:p/>
          </draw:polygon>
        </draw:g>
        <draw:frame draw:style-name="gr11" draw:text-style-name="P4" draw:layer="layout" svg:width="2.01cm" svg:height="3.275cm" svg:x="64.822cm" svg:y="100.5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35.05cm" svg:y="118.8cm" svg:viewBox="0 0 6001 6001" draw:points="6000,0 0,0 0,6001 6001,6000">
            <text:p/>
          </draw:polygon>
          <draw:polygon draw:style-name="gr5" draw:text-style-name="P4" draw:layer="layout" svg:width="6cm" svg:height="6cm" svg:x="35.05cm" svg:y="118.8cm" svg:viewBox="0 0 6001 6001" draw:points="6000,0 0,0 0,6001 6001,6000">
            <text:p/>
          </draw:polygon>
        </draw:g>
        <draw:frame draw:style-name="gr11" draw:text-style-name="P4" draw:layer="layout" svg:width="2.224cm" svg:height="3.275cm" svg:x="36.938cm" svg:y="120.9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34.8cm" svg:y="128.701cm" svg:viewBox="0 0 6001 6001" draw:points="0,6001 6001,6001 6001,0 0,0">
            <text:p/>
          </draw:polygon>
          <draw:polygon draw:style-name="gr5" draw:text-style-name="P4" draw:layer="layout" svg:width="6cm" svg:height="6cm" svg:x="34.8cm" svg:y="128.701cm" svg:viewBox="0 0 6001 6001" draw:points="0,6001 6001,6001 6001,0 0,0">
            <text:p/>
          </draw:polygon>
        </draw:g>
        <draw:frame draw:style-name="gr11" draw:text-style-name="P9" draw:layer="layout" svg:width="1.705cm" svg:height="3.275cm" svg:x="36.795cm" svg:y="129.374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g>
            <draw:polygon draw:style-name="gr20" draw:text-style-name="P10" draw:layer="layout" svg:width="12cm" svg:height="9cm" svg:x="8.1cm" svg:y="73.099cm" svg:viewBox="0 0 12001 9001" draw:points="0,0 0,9001 12000,9001 12001,0">
              <text:p/>
            </draw:polygon>
            <draw:polygon draw:style-name="gr5" draw:text-style-name="P4" draw:layer="layout" svg:width="12cm" svg:height="9cm" svg:x="8.1cm" svg:y="73.099cm" svg:viewBox="0 0 12001 9001" draw:points="0,0 0,9001 12000,9001 12001,0">
              <text:p/>
            </draw:polygon>
          </draw:g>
          <draw:frame draw:style-name="gr11" draw:text-style-name="P4" draw:layer="layout" svg:width="2.224cm" svg:height="3.275cm" svg:x="15.988cm" svg:y="76.772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4" draw:layer="layout" svg:width="3.676cm" svg:height="0.799cm" svg:x="9.262cm" svg:y="77.2cm">
            <draw:text-box>
              <text:p text:style-name="P7"><text:span text:style-name="T1">Zone de jeu mobile</text:span></text:p>
            </draw:text-box>
          </draw:frame>
        </draw:g>
        <draw:g>
          <draw:polygon draw:style-name="gr10" draw:text-style-name="P6" draw:layer="layout" svg:width="6cm" svg:height="6cm" svg:x="9.5cm" svg:y="99.099cm" svg:viewBox="0 0 6001 6001" draw:points="6000,0 0,0 0,6001 6001,6000">
            <text:p/>
          </draw:polygon>
          <draw:polygon draw:style-name="gr5" draw:text-style-name="P4" draw:layer="layout" svg:width="6cm" svg:height="6cm" svg:x="9.5cm" svg:y="99.099cm" svg:viewBox="0 0 6001 6001" draw:points="6000,0 0,0 0,6001 6001,6000">
            <text:p/>
          </draw:polygon>
        </draw:g>
        <draw:frame draw:style-name="gr11" draw:text-style-name="P4" draw:layer="layout" svg:width="2.224cm" svg:height="3.275cm" svg:x="11.388cm" svg:y="101.2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18.2cm" svg:y="98.899cm" svg:viewBox="0 0 6001 6001" draw:points="0,6001 6001,6001 6001,0 0,0">
            <text:p/>
          </draw:polygon>
          <draw:polygon draw:style-name="gr5" draw:text-style-name="P4" draw:layer="layout" svg:width="6cm" svg:height="6cm" svg:x="18.2cm" svg:y="98.899cm" svg:viewBox="0 0 6001 6001" draw:points="0,6001 6001,6001 6001,0 0,0">
            <text:p/>
          </draw:polygon>
        </draw:g>
        <draw:frame draw:style-name="gr11" draw:text-style-name="P4" draw:layer="layout" svg:width="2.01cm" svg:height="3.275cm" svg:x="20.195cm" svg:y="99.5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6" draw:text-style-name="P4" draw:layer="layout" svg:width="2.4cm" svg:height="1.2cm" svg:x="35.826cm" svg:y="39.343cm" svg:viewBox="0 0 2401 1201" draw:points="0,1201 2401,1201 2401,0 0,0">
          <text:p/>
        </draw:polygon>
        <draw:polygon draw:style-name="gr6" draw:text-style-name="P4" draw:layer="layout" svg:width="2.4cm" svg:height="1.2cm" svg:x="33.351cm" svg:y="39.343cm" svg:viewBox="0 0 2401 1201" draw:points="0,1201 2401,1201 2401,0 0,0">
          <text:p/>
        </draw:polygon>
        <draw:polygon draw:style-name="gr6" draw:text-style-name="P4" draw:layer="layout" svg:width="2.4cm" svg:height="1.2cm" svg:x="30.876cm" svg:y="39.343cm" svg:viewBox="0 0 2401 1201" draw:points="0,1201 2401,1201 2401,0 0,0">
          <text:p/>
        </draw:polygon>
        <draw:polygon draw:style-name="gr6" draw:text-style-name="P4" draw:layer="layout" svg:width="2.4cm" svg:height="1.2cm" svg:x="28.401cm" svg:y="39.343cm" svg:viewBox="0 0 2401 1201" draw:points="0,1201 2401,1201 2401,0 0,0">
          <text:p/>
        </draw:polygon>
        <draw:polygon draw:style-name="gr6" draw:text-style-name="P4" draw:layer="layout" svg:width="2.4cm" svg:height="1.2cm" svg:x="38.3cm" svg:y="39.343cm" svg:viewBox="0 0 2401 1201" draw:points="0,1201 2401,1201 2401,0 0,0">
          <text:p/>
        </draw:polygon>
        <draw:polygon draw:style-name="gr6" draw:text-style-name="P4" draw:layer="layout" svg:width="2.4cm" svg:height="1.2cm" svg:x="25.9cm" svg:y="39.343cm" svg:viewBox="0 0 2401 1201" draw:points="0,1201 2401,1201 2401,0 0,0">
          <text:p/>
        </draw:polygon>
        <draw:polygon draw:style-name="gr6" draw:text-style-name="P4" draw:layer="layout" svg:width="2.4cm" svg:height="1.2cm" svg:x="35.826cm" svg:y="40.492cm" svg:viewBox="0 0 2401 1201" draw:points="0,1201 2401,1201 2401,0 0,0">
          <text:p/>
        </draw:polygon>
        <draw:polygon draw:style-name="gr6" draw:text-style-name="P4" draw:layer="layout" svg:width="2.4cm" svg:height="1.2cm" svg:x="33.351cm" svg:y="40.492cm" svg:viewBox="0 0 2401 1201" draw:points="0,1201 2401,1201 2401,0 0,0">
          <text:p/>
        </draw:polygon>
        <draw:polygon draw:style-name="gr6" draw:text-style-name="P4" draw:layer="layout" svg:width="2.4cm" svg:height="1.2cm" svg:x="30.876cm" svg:y="40.492cm" svg:viewBox="0 0 2401 1201" draw:points="0,1201 2401,1201 2401,0 0,0">
          <text:p/>
        </draw:polygon>
        <draw:polygon draw:style-name="gr6" draw:text-style-name="P4" draw:layer="layout" svg:width="2.4cm" svg:height="1.2cm" svg:x="28.401cm" svg:y="40.492cm" svg:viewBox="0 0 2401 1201" draw:points="0,1201 2401,1201 2401,0 0,0">
          <text:p/>
        </draw:polygon>
        <draw:polygon draw:style-name="gr6" draw:text-style-name="P4" draw:layer="layout" svg:width="2.4cm" svg:height="1.2cm" svg:x="38.3cm" svg:y="40.492cm" svg:viewBox="0 0 2401 1201" draw:points="0,1201 2401,1201 2401,0 0,0">
          <text:p/>
        </draw:polygon>
        <draw:polygon draw:style-name="gr6" draw:text-style-name="P4" draw:layer="layout" svg:width="2.4cm" svg:height="1.2cm" svg:x="25.9cm" svg:y="40.492cm" svg:viewBox="0 0 2401 1201" draw:points="0,1201 2401,1201 2401,0 0,0">
          <text:p/>
        </draw:polygon>
        <draw:polygon draw:style-name="gr6" draw:text-style-name="P4" draw:layer="layout" svg:width="2.4cm" svg:height="1.2cm" svg:x="53.176cm" svg:y="39.343cm" svg:viewBox="0 0 2401 1201" draw:points="0,1201 2401,1201 2401,0 0,0">
          <text:p/>
        </draw:polygon>
        <draw:polygon draw:style-name="gr6" draw:text-style-name="P4" draw:layer="layout" svg:width="2.4cm" svg:height="1.2cm" svg:x="50.701cm" svg:y="39.343cm" svg:viewBox="0 0 2401 1201" draw:points="0,1201 2401,1201 2401,0 0,0">
          <text:p/>
        </draw:polygon>
        <draw:polygon draw:style-name="gr6" draw:text-style-name="P4" draw:layer="layout" svg:width="2.4cm" svg:height="1.2cm" svg:x="48.226cm" svg:y="39.343cm" svg:viewBox="0 0 2401 1201" draw:points="0,1201 2401,1201 2401,0 0,0">
          <text:p/>
        </draw:polygon>
        <draw:polygon draw:style-name="gr6" draw:text-style-name="P4" draw:layer="layout" svg:width="2.4cm" svg:height="1.2cm" svg:x="45.751cm" svg:y="39.343cm" svg:viewBox="0 0 2401 1201" draw:points="0,1201 2401,1201 2401,0 0,0">
          <text:p/>
        </draw:polygon>
        <draw:polygon draw:style-name="gr6" draw:text-style-name="P4" draw:layer="layout" svg:width="2.4cm" svg:height="1.2cm" svg:x="55.651cm" svg:y="39.343cm" svg:viewBox="0 0 2401 1201" draw:points="0,1201 2401,1201 2401,0 0,0">
          <text:p/>
        </draw:polygon>
        <draw:polygon draw:style-name="gr6" draw:text-style-name="P4" draw:layer="layout" svg:width="2.4cm" svg:height="1.2cm" svg:x="43.251cm" svg:y="39.343cm" svg:viewBox="0 0 2401 1201" draw:points="0,1201 2401,1201 2401,0 0,0">
          <text:p/>
        </draw:polygon>
        <draw:polygon draw:style-name="gr6" draw:text-style-name="P4" draw:layer="layout" svg:width="2.4cm" svg:height="1.2cm" svg:x="53.176cm" svg:y="40.492cm" svg:viewBox="0 0 2401 1201" draw:points="0,1201 2401,1201 2401,0 0,0">
          <text:p/>
        </draw:polygon>
        <draw:polygon draw:style-name="gr6" draw:text-style-name="P4" draw:layer="layout" svg:width="2.4cm" svg:height="1.2cm" svg:x="50.701cm" svg:y="40.492cm" svg:viewBox="0 0 2401 1201" draw:points="0,1201 2401,1201 2401,0 0,0">
          <text:p/>
        </draw:polygon>
        <draw:polygon draw:style-name="gr6" draw:text-style-name="P4" draw:layer="layout" svg:width="2.4cm" svg:height="1.2cm" svg:x="48.226cm" svg:y="40.492cm" svg:viewBox="0 0 2401 1201" draw:points="0,1201 2401,1201 2401,0 0,0">
          <text:p/>
        </draw:polygon>
        <draw:polygon draw:style-name="gr6" draw:text-style-name="P4" draw:layer="layout" svg:width="2.4cm" svg:height="1.2cm" svg:x="45.751cm" svg:y="40.492cm" svg:viewBox="0 0 2401 1201" draw:points="0,1201 2401,1201 2401,0 0,0">
          <text:p/>
        </draw:polygon>
        <draw:polygon draw:style-name="gr6" draw:text-style-name="P4" draw:layer="layout" svg:width="2.4cm" svg:height="1.2cm" svg:x="55.651cm" svg:y="40.492cm" svg:viewBox="0 0 2401 1201" draw:points="0,1201 2401,1201 2401,0 0,0">
          <text:p/>
        </draw:polygon>
        <draw:polygon draw:style-name="gr6" draw:text-style-name="P4" draw:layer="layout" svg:width="2.4cm" svg:height="1.2cm" svg:x="43.251cm" svg:y="40.492cm" svg:viewBox="0 0 2401 1201" draw:points="0,1201 2401,1201 2401,0 0,0">
          <text:p/>
        </draw:polygon>
        <draw:polygon draw:style-name="gr6" draw:text-style-name="P4" draw:layer="layout" svg:width="2.4cm" svg:height="1.2cm" svg:x="69.624cm" svg:y="39.311cm" svg:viewBox="0 0 2401 1201" draw:points="0,1201 2401,1201 2401,0 0,0">
          <text:p/>
        </draw:polygon>
        <draw:polygon draw:style-name="gr6" draw:text-style-name="P4" draw:layer="layout" svg:width="2.4cm" svg:height="1.2cm" svg:x="67.149cm" svg:y="39.311cm" svg:viewBox="0 0 2401 1201" draw:points="0,1201 2401,1201 2401,0 0,0">
          <text:p/>
        </draw:polygon>
        <draw:polygon draw:style-name="gr6" draw:text-style-name="P4" draw:layer="layout" svg:width="2.4cm" svg:height="1.2cm" svg:x="64.674cm" svg:y="39.311cm" svg:viewBox="0 0 2401 1201" draw:points="0,1201 2401,1201 2401,0 0,0">
          <text:p/>
        </draw:polygon>
        <draw:polygon draw:style-name="gr6" draw:text-style-name="P4" draw:layer="layout" svg:width="2.4cm" svg:height="1.2cm" svg:x="62.199cm" svg:y="39.311cm" svg:viewBox="0 0 2401 1201" draw:points="0,1201 2401,1201 2401,0 0,0">
          <text:p/>
        </draw:polygon>
        <draw:polygon draw:style-name="gr6" draw:text-style-name="P4" draw:layer="layout" svg:width="2.4cm" svg:height="1.2cm" svg:x="72.099cm" svg:y="39.311cm" svg:viewBox="0 0 2401 1201" draw:points="0,1201 2401,1201 2401,0 0,0">
          <text:p/>
        </draw:polygon>
        <draw:polygon draw:style-name="gr6" draw:text-style-name="P4" draw:layer="layout" svg:width="2.4cm" svg:height="1.2cm" svg:x="59.699cm" svg:y="39.311cm" svg:viewBox="0 0 2401 1201" draw:points="0,1201 2401,1201 2401,0 0,0">
          <text:p/>
        </draw:polygon>
        <draw:polygon draw:style-name="gr6" draw:text-style-name="P4" draw:layer="layout" svg:width="2.4cm" svg:height="1.2cm" svg:x="69.624cm" svg:y="40.46cm" svg:viewBox="0 0 2401 1201" draw:points="0,1201 2401,1201 2401,0 0,0">
          <text:p/>
        </draw:polygon>
        <draw:polygon draw:style-name="gr6" draw:text-style-name="P4" draw:layer="layout" svg:width="2.4cm" svg:height="1.2cm" svg:x="67.149cm" svg:y="40.46cm" svg:viewBox="0 0 2401 1201" draw:points="0,1201 2401,1201 2401,0 0,0">
          <text:p/>
        </draw:polygon>
        <draw:polygon draw:style-name="gr6" draw:text-style-name="P4" draw:layer="layout" svg:width="2.4cm" svg:height="1.2cm" svg:x="64.674cm" svg:y="40.46cm" svg:viewBox="0 0 2401 1201" draw:points="0,1201 2401,1201 2401,0 0,0">
          <text:p/>
        </draw:polygon>
        <draw:polygon draw:style-name="gr6" draw:text-style-name="P4" draw:layer="layout" svg:width="2.4cm" svg:height="1.2cm" svg:x="62.199cm" svg:y="40.46cm" svg:viewBox="0 0 2401 1201" draw:points="0,1201 2401,1201 2401,0 0,0">
          <text:p/>
        </draw:polygon>
        <draw:polygon draw:style-name="gr6" draw:text-style-name="P4" draw:layer="layout" svg:width="2.4cm" svg:height="1.2cm" svg:x="72.099cm" svg:y="40.46cm" svg:viewBox="0 0 2401 1201" draw:points="0,1201 2401,1201 2401,0 0,0">
          <text:p/>
        </draw:polygon>
        <draw:polygon draw:style-name="gr6" draw:text-style-name="P4" draw:layer="layout" svg:width="2.4cm" svg:height="1.2cm" svg:x="59.699cm" svg:y="40.46cm" svg:viewBox="0 0 2401 1201" draw:points="0,1201 2401,1201 2401,0 0,0">
          <text:p/>
        </draw:polygon>
        <draw:polygon draw:style-name="gr6" draw:text-style-name="P4" draw:layer="layout" svg:width="2.4cm" svg:height="1.2cm" svg:x="80.174cm" svg:y="40.626cm" svg:viewBox="0 0 2401 1201" draw:points="2401,0 0,0 0,1201 2400,1201">
          <text:p/>
        </draw:polygon>
        <draw:polygon draw:style-name="gr6" draw:text-style-name="P4" draw:layer="layout" svg:width="2.4cm" svg:height="1.2cm" svg:x="82.649cm" svg:y="40.626cm" svg:viewBox="0 0 2401 1201" draw:points="2401,0 0,0 0,1200 2401,1201">
          <text:p/>
        </draw:polygon>
        <draw:polygon draw:style-name="gr6" draw:text-style-name="P4" draw:layer="layout" svg:width="2.4cm" svg:height="1.2cm" svg:x="85.124cm" svg:y="40.626cm" svg:viewBox="0 0 2401 1201" draw:points="2401,0 0,0 0,1201 2401,1201">
          <text:p/>
        </draw:polygon>
        <draw:polygon draw:style-name="gr6" draw:text-style-name="P4" draw:layer="layout" svg:width="2.4cm" svg:height="1.2cm" svg:x="87.599cm" svg:y="40.626cm" svg:viewBox="0 0 2401 1201" draw:points="2401,0 0,0 0,1201 2400,1201">
          <text:p/>
        </draw:polygon>
        <draw:polygon draw:style-name="gr6" draw:text-style-name="P4" draw:layer="layout" svg:width="2.4cm" svg:height="1.2cm" svg:x="77.699cm" svg:y="40.626cm" svg:viewBox="0 0 2401 1201" draw:points="2401,0 0,0 0,1201 2400,1201">
          <text:p/>
        </draw:polygon>
        <draw:polygon draw:style-name="gr6" draw:text-style-name="P4" draw:layer="layout" svg:width="2.4cm" svg:height="1.2cm" svg:x="90.099cm" svg:y="40.626cm" svg:viewBox="0 0 2401 1201" draw:points="2401,0 0,0 0,1200 2400,1201">
          <text:p/>
        </draw:polygon>
        <draw:polygon draw:style-name="gr6" draw:text-style-name="P4" draw:layer="layout" svg:width="2.4cm" svg:height="1.2cm" svg:x="87.624cm" svg:y="39.311cm" svg:viewBox="0 0 2401 1201" draw:points="0,1201 2401,1201 2401,0 0,0">
          <text:p/>
        </draw:polygon>
        <draw:polygon draw:style-name="gr6" draw:text-style-name="P4" draw:layer="layout" svg:width="2.4cm" svg:height="1.2cm" svg:x="85.149cm" svg:y="39.311cm" svg:viewBox="0 0 2401 1201" draw:points="0,1201 2401,1201 2401,0 0,0">
          <text:p/>
        </draw:polygon>
        <draw:polygon draw:style-name="gr6" draw:text-style-name="P4" draw:layer="layout" svg:width="2.4cm" svg:height="1.2cm" svg:x="82.674cm" svg:y="39.311cm" svg:viewBox="0 0 2401 1201" draw:points="0,1201 2401,1201 2401,0 0,0">
          <text:p/>
        </draw:polygon>
        <draw:polygon draw:style-name="gr6" draw:text-style-name="P4" draw:layer="layout" svg:width="2.4cm" svg:height="1.2cm" svg:x="80.199cm" svg:y="39.311cm" svg:viewBox="0 0 2401 1201" draw:points="0,1201 2401,1201 2401,0 0,0">
          <text:p/>
        </draw:polygon>
        <draw:polygon draw:style-name="gr6" draw:text-style-name="P4" draw:layer="layout" svg:width="2.4cm" svg:height="1.2cm" svg:x="90.099cm" svg:y="39.311cm" svg:viewBox="0 0 2401 1201" draw:points="0,1201 2401,1201 2401,0 0,0">
          <text:p/>
        </draw:polygon>
        <draw:polygon draw:style-name="gr6" draw:text-style-name="P4" draw:layer="layout" svg:width="2.4cm" svg:height="1.2cm" svg:x="77.699cm" svg:y="39.311cm" svg:viewBox="0 0 2401 1201" draw:points="0,1201 2401,1201 2401,0 0,0">
          <text:p/>
        </draw:polygon>
        <draw:g>
          <draw:polygon draw:style-name="gr10" draw:text-style-name="P6" draw:layer="layout" svg:width="6cm" svg:height="6cm" svg:x="45.1cm" svg:y="98.826cm" svg:viewBox="0 0 6001 6001" draw:points="0,0 0,6000 6000,6001 6001,0">
            <text:p/>
          </draw:polygon>
          <draw:polygon draw:style-name="gr5" draw:text-style-name="P4" draw:layer="layout" svg:width="6cm" svg:height="6cm" svg:x="45.1cm" svg:y="98.826cm" svg:viewBox="0 0 6001 6001" draw:points="0,0 0,6000 6000,6001 6001,0">
            <text:p/>
          </draw:polygon>
        </draw:g>
        <draw:frame draw:style-name="gr11" draw:text-style-name="P4" draw:layer="layout" svg:width="2.01cm" svg:height="3.275cm" svg:x="48.595cm" svg:y="100.999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53.9cm" svg:y="98.9cm" svg:viewBox="0 0 6001 6001" draw:points="6001,0 0,0 0,6000 6000,6001">
            <text:p/>
          </draw:polygon>
          <draw:polygon draw:style-name="gr5" draw:text-style-name="P4" draw:layer="layout" svg:width="6cm" svg:height="6cm" svg:x="53.9cm" svg:y="98.9cm" svg:viewBox="0 0 6001 6001" draw:points="6001,0 0,0 0,6000 6000,6001">
            <text:p/>
          </draw:polygon>
        </draw:g>
        <draw:frame draw:style-name="gr11" draw:text-style-name="P4" draw:layer="layout" svg:width="2.01cm" svg:height="3.275cm" svg:x="56.291cm" svg:y="100.8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26.6cm" svg:y="98.903cm" svg:viewBox="0 0 6001 6001" draw:points="6001,6000 6000,0 0,0 0,6001">
            <text:p/>
          </draw:polygon>
          <draw:polygon draw:style-name="gr5" draw:text-style-name="P4" draw:layer="layout" svg:width="6cm" svg:height="6cm" svg:x="26.6cm" svg:y="98.903cm" svg:viewBox="0 0 6001 6001" draw:points="6001,6000 6000,0 0,0 0,6001">
            <text:p/>
          </draw:polygon>
        </draw:g>
        <draw:frame draw:style-name="gr11" draw:text-style-name="P4" draw:layer="layout" svg:width="2.01cm" svg:height="3.275cm" svg:x="28.601cm" svg:y="100.90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84.45cm" svg:y="119.399cm" svg:viewBox="0 0 6001 6001" draw:points="6001,6000 6000,0 0,0 0,6001">
            <text:p/>
          </draw:polygon>
          <draw:polygon draw:style-name="gr5" draw:text-style-name="P4" draw:layer="layout" svg:width="6cm" svg:height="6cm" svg:x="84.45cm" svg:y="119.399cm" svg:viewBox="0 0 6001 6001" draw:points="6001,6000 6000,0 0,0 0,6001">
            <text:p/>
          </draw:polygon>
        </draw:g>
        <draw:frame draw:style-name="gr11" draw:text-style-name="P4" draw:layer="layout" svg:width="2.01cm" svg:height="3.275cm" svg:x="86.345cm" svg:y="120.8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6" draw:text-style-name="P4" draw:layer="layout" svg:width="1.78cm" svg:height="2.629cm" svg:x="85.238cm" svg:y="62.381cm" svg:viewBox="0 0 1781 2630" draw:points="0,310 621,2630 1781,2320 1160,0">
          <text:p/>
        </draw:polygon>
        <draw:polygon draw:style-name="gr6" draw:text-style-name="P4" draw:layer="layout" svg:width="1.78cm" svg:height="2.629cm" svg:x="84.597cm" svg:y="59.99cm" svg:viewBox="0 0 1781 2630" draw:points="0,310 621,2630 1781,2320 1160,0">
          <text:p/>
        </draw:polygon>
        <draw:polygon draw:style-name="gr6" draw:text-style-name="P4" draw:layer="layout" svg:width="1.78cm" svg:height="2.629cm" svg:x="83.956cm" svg:y="57.599cm" svg:viewBox="0 0 1781 2630" draw:points="0,310 621,2630 1781,2320 1160,0">
          <text:p/>
        </draw:polygon>
        <draw:polygon draw:style-name="gr6" draw:text-style-name="P4" draw:layer="layout" svg:width="1.78cm" svg:height="2.629cm" svg:x="83.316cm" svg:y="55.208cm" svg:viewBox="0 0 1781 2630" draw:points="0,310 621,2630 1781,2320 1160,0">
          <text:p/>
        </draw:polygon>
        <draw:polygon draw:style-name="gr6" draw:text-style-name="P4" draw:layer="layout" svg:width="1.78cm" svg:height="2.629cm" svg:x="85.878cm" svg:y="64.771cm" svg:viewBox="0 0 1781 2630" draw:points="0,310 621,2630 1781,2320 1160,0">
          <text:p/>
        </draw:polygon>
        <draw:g>
          <draw:polygon draw:style-name="gr10" draw:text-style-name="P6" draw:layer="layout" svg:width="6cm" svg:height="6cm" draw:transform="rotate (-1.56625847073971) translate (60.3738766799429cm 129.172384419346cm)" svg:viewBox="0 0 6001 6001" draw:points="0,6001 6001,6001 6001,0 0,0">
            <text:p/>
          </draw:polygon>
          <draw:polygon draw:style-name="gr5" draw:text-style-name="P4" draw:layer="layout" svg:width="6cm" svg:height="6cm" draw:transform="rotate (-1.56625847073971) translate (60.3738766799429cm 129.172384419346cm)" svg:viewBox="0 0 6001 6001" draw:points="0,6001 6001,6001 6001,0 0,0">
            <text:p/>
          </draw:polygon>
        </draw:g>
        <draw:frame draw:style-name="gr11" draw:text-style-name="P9" draw:layer="layout" svg:width="2.01cm" svg:height="3.275cm" draw:transform="rotate (-1.56625847073971) translate (59.71cm 131.37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draw:transform="rotate (-1.56625847073971) translate (60.5948345008633cm 119.071450314073cm)" svg:viewBox="0 0 6001 6001" draw:points="0,6001 6001,6001 6001,0 0,0">
            <text:p/>
          </draw:polygon>
          <draw:polygon draw:style-name="gr5" draw:text-style-name="P4" draw:layer="layout" svg:width="6cm" svg:height="6cm" draw:transform="rotate (-1.56625847073971) translate (60.5948345008633cm 119.071450314073cm)" svg:viewBox="0 0 6001 6001" draw:points="0,6001 6001,6001 6001,0 0,0">
            <text:p/>
          </draw:polygon>
        </draw:g>
        <draw:frame draw:style-name="gr11" draw:text-style-name="P9" draw:layer="layout" svg:width="2.01cm" svg:height="3.275cm" draw:transform="rotate (-1.56625847073971) translate (59.931cm 121.069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21" draw:text-style-name="P11" draw:layer="layout" svg:width="0.353cm" svg:height="3.8cm" svg:x="3.587cm" svg:y="110.921cm" svg:viewBox="0 0 354 3801" draw:points="354,3801 354,0 0,0 0,3801">
            <text:p/>
          </draw:polygon>
          <draw:polygon draw:style-name="gr22" draw:text-style-name="P4" draw:layer="layout" svg:width="0.353cm" svg:height="3.8cm" svg:x="3.587cm" svg:y="110.921cm" svg:viewBox="0 0 354 3801" draw:points="354,3801 354,0 0,0 0,3801">
            <text:p/>
          </draw:polygon>
        </draw:g>
        <draw:g>
          <draw:path draw:style-name="gr23" draw:text-style-name="P12" draw:layer="layout" svg:width="0.3cm" svg:height="3.8cm" svg:x="3.614cm" svg:y="110.921cm" svg:viewBox="0 0 301 3801" svg:d="M301 0h-301v99h99zM201 99h100v-99zM301 3801h-301v-100h100zM201 3701h100v100z">
            <text:p/>
          </draw:path>
          <draw:path draw:style-name="gr24" draw:text-style-name="P4" draw:layer="layout" svg:width="0.3cm" svg:height="3.8cm" svg:x="3.614cm" svg:y="110.921cm" svg:viewBox="0 0 301 3801" svg:d="M301 0h-301v99h99M201 99h100v-99M301 3801h-301v-100h100M201 3701h100v100">
            <text:p/>
          </draw:path>
        </draw:g>
        <draw:g>
          <draw:path draw:style-name="gr23" draw:text-style-name="P12" draw:layer="layout" svg:width="0.1cm" svg:height="3.6cm" svg:x="3.714cm" svg:y="111.021cm" svg:viewBox="0 0 101 3601" svg:d="M0 0v39h101v-39zM0 3601v-40h101v40z">
            <text:p/>
          </draw:path>
          <draw:path draw:style-name="gr24" draw:text-style-name="P4" draw:layer="layout" svg:width="0.1cm" svg:height="3.6cm" svg:x="3.714cm" svg:y="111.021cm" svg:viewBox="0 0 101 3601" svg:d="M0 0v39h101v-39M0 3601v-40h101v40">
            <text:p/>
          </draw:path>
        </draw:g>
        <draw:path draw:style-name="gr25" draw:text-style-name="P4" draw:layer="layout" svg:width="0.3cm" svg:height="3.8cm" svg:x="3.614cm" svg:y="110.921cm" svg:viewBox="0 0 301 3801" svg:d="M301 0h-301M301 3801h-301">
          <text:p/>
        </draw:path>
        <draw:path draw:style-name="gr24" draw:text-style-name="P4" draw:layer="layout" svg:width="1.8cm" svg:height="1.8cm" svg:x="1.814cm" svg:y="112.821cm" svg:viewBox="0 0 1801 1801" svg:d="M1801 0c-331 0-613 76-900 241-287 166-494 372-660 659-165 288-241 569-241 901">
          <text:p/>
        </draw:path>
        <draw:path draw:style-name="gr24" draw:text-style-name="P4" draw:layer="layout" svg:width="1.8cm" svg:height="1.8cm" svg:x="1.814cm" svg:y="111.021cm" svg:viewBox="0 0 1801 1801" svg:d="M1801 1801c-332 0-613-76-900-241-288-166-494-372-660-659-165-288-241-569-241-901">
          <text:p/>
        </draw:path>
        <draw:g>
          <draw:polygon draw:style-name="gr23" draw:text-style-name="P12" draw:layer="layout" svg:width="1.8cm" svg:height="0.1cm" svg:x="1.814cm" svg:y="114.521cm" svg:viewBox="0 0 1801 101" draw:points="0,101 1801,101 1801,0 0,0">
            <text:p/>
          </draw:polygon>
          <draw:polygon draw:style-name="gr24" draw:text-style-name="P4" draw:layer="layout" svg:width="1.8cm" svg:height="0.1cm" svg:x="1.814cm" svg:y="114.521cm" svg:viewBox="0 0 1801 101" draw:points="0,101 1801,101 1801,0 0,0">
            <text:p/>
          </draw:polygon>
        </draw:g>
        <draw:g>
          <draw:polygon draw:style-name="gr23" draw:text-style-name="P12" draw:layer="layout" svg:width="1.8cm" svg:height="0.1cm" svg:x="1.814cm" svg:y="111.021cm" svg:viewBox="0 0 1801 101" draw:points="0,101 1801,101 1801,0 0,0">
            <text:p/>
          </draw:polygon>
          <draw:polygon draw:style-name="gr24" draw:text-style-name="P4" draw:layer="layout" svg:width="1.8cm" svg:height="0.1cm" svg:x="1.814cm" svg:y="111.021cm" svg:viewBox="0 0 1801 101" draw:points="0,101 1801,101 1801,0 0,0">
            <text:p/>
          </draw:polygon>
        </draw:g>
        <draw:g>
          <draw:polygon draw:style-name="gr21" draw:text-style-name="P11" draw:layer="layout" svg:width="0.353cm" svg:height="3.8cm" svg:x="3.587cm" svg:y="106.5cm" svg:viewBox="0 0 354 3801" draw:points="354,0 354,3801 0,3801 0,0">
            <text:p/>
          </draw:polygon>
          <draw:polygon draw:style-name="gr22" draw:text-style-name="P4" draw:layer="layout" svg:width="0.353cm" svg:height="3.8cm" svg:x="3.587cm" svg:y="106.5cm" svg:viewBox="0 0 354 3801" draw:points="354,0 354,3801 0,3801 0,0">
            <text:p/>
          </draw:polygon>
        </draw:g>
        <draw:g>
          <draw:path draw:style-name="gr23" draw:text-style-name="P12" draw:layer="layout" svg:width="0.3cm" svg:height="3.8cm" svg:x="3.614cm" svg:y="106.5cm" svg:viewBox="0 0 301 3801" svg:d="M301 3801h-301v-100h100zM201 3701h100v100zM300 0h-300v99h99zM201 99h99v-99z">
            <text:p/>
          </draw:path>
          <draw:path draw:style-name="gr24" draw:text-style-name="P4" draw:layer="layout" svg:width="0.3cm" svg:height="3.8cm" svg:x="3.614cm" svg:y="106.5cm" svg:viewBox="0 0 301 3801" svg:d="M301 3801h-301v-100h100M201 3701h100v100M300 0h-300v99h99M201 99h99v-99">
            <text:p/>
          </draw:path>
        </draw:g>
        <draw:g>
          <draw:path draw:style-name="gr23" draw:text-style-name="P12" draw:layer="layout" svg:width="0.1cm" svg:height="3.6cm" svg:x="3.714cm" svg:y="106.6cm" svg:viewBox="0 0 101 3601" svg:d="M0 3601v-40h101v40zM0 0v39h101v-39z">
            <text:p/>
          </draw:path>
          <draw:path draw:style-name="gr24" draw:text-style-name="P4" draw:layer="layout" svg:width="0.1cm" svg:height="3.6cm" svg:x="3.714cm" svg:y="106.6cm" svg:viewBox="0 0 101 3601" svg:d="M0 3601v-40h101v40M0 0v39h101v-39">
            <text:p/>
          </draw:path>
        </draw:g>
        <draw:path draw:style-name="gr25" draw:text-style-name="P4" draw:layer="layout" svg:width="0.3cm" svg:height="3.8cm" svg:x="3.614cm" svg:y="106.5cm" svg:viewBox="0 0 301 3801" svg:d="M301 3801h-301M300 0h-300">
          <text:p/>
        </draw:path>
        <draw:path draw:style-name="gr24" draw:text-style-name="P4" draw:layer="layout" svg:width="1.8cm" svg:height="1.8cm" svg:x="1.814cm" svg:y="106.6cm" svg:viewBox="0 0 1801 1801" svg:d="M1801 1801c-332 0-613-76-901-241-287-166-493-373-659-660-165-287-241-569-241-900">
          <text:p/>
        </draw:path>
        <draw:path draw:style-name="gr24" draw:text-style-name="P4" draw:layer="layout" svg:width="1.8cm" svg:height="1.8cm" svg:x="1.814cm" svg:y="108.4cm" svg:viewBox="0 0 1801 1801" svg:d="M1801 0c-331 0-613 76-900 241-287 166-494 373-660 660-165 287-241 569-241 900">
          <text:p/>
        </draw:path>
        <draw:g>
          <draw:polygon draw:style-name="gr23" draw:text-style-name="P12" draw:layer="layout" svg:width="1.8cm" svg:height="0.1cm" svg:x="1.814cm" svg:y="106.6cm" svg:viewBox="0 0 1801 101" draw:points="0,0 1801,0 1801,101 0,100">
            <text:p/>
          </draw:polygon>
          <draw:polygon draw:style-name="gr24" draw:text-style-name="P4" draw:layer="layout" svg:width="1.8cm" svg:height="0.1cm" svg:x="1.814cm" svg:y="106.6cm" svg:viewBox="0 0 1801 101" draw:points="0,0 1801,0 1801,101 0,100">
            <text:p/>
          </draw:polygon>
        </draw:g>
        <draw:g>
          <draw:polygon draw:style-name="gr23" draw:text-style-name="P12" draw:layer="layout" svg:width="1.8cm" svg:height="0.1cm" svg:x="1.814cm" svg:y="110.1cm" svg:viewBox="0 0 1801 101" draw:points="0,0 1801,0 1801,100 0,101">
            <text:p/>
          </draw:polygon>
          <draw:polygon draw:style-name="gr24" draw:text-style-name="P4" draw:layer="layout" svg:width="1.8cm" svg:height="0.1cm" svg:x="1.814cm" svg:y="110.1cm" svg:viewBox="0 0 1801 101" draw:points="0,0 1801,0 1801,100 0,101">
            <text:p/>
          </draw:polygon>
        </draw:g>
        <draw:polygon draw:style-name="gr15" draw:text-style-name="P4" draw:layer="layout" svg:width="2.4cm" svg:height="1.2cm" draw:transform="rotate (3.1394982584874) translate (39.7759126691463cm 56.1138292676701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2.2519072386727cm 56.1190149861524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4.7269018103922cm 56.1241986102412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7.2018963821118cm 56.1293822343299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7.3009180974268cm 56.108645643581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39.7304260467076cm 54.9137313686722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39.7304260467076cm 54.9137313686722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40.419cm 54.67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7.2044096543972cm 54.929384866223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47.2044096543972cm 54.929384866223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47.893cm 54.6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7.267431448669cm 54.90857287730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37.267431448669cm 54.90857287730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37.956cm 54.67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4.7304150804844cm 54.924203336528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44.7304150804844cm 54.924203336528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45.419cm 54.68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2.2094206096541cm 54.918923370335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42.2094206096541cm 54.918923370335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42.899cm 54.681cm)">
            <draw:text-box>
              <text:p text:style-name="P7"><text:span text:style-name="T2">1,8 m x 0,8 m</text:span></text:p>
            </draw:text-box>
          </draw:frame>
        </draw:g>
        <draw:polygon draw:style-name="gr7" draw:text-style-name="P4" draw:layer="layout" svg:width="2.4cm" svg:height="1.2cm" svg:x="18.999cm" svg:y="82.2cm" svg:viewBox="0 0 2401 1201" draw:points="0,1201 2401,1201 2401,0 0,0">
          <text:p/>
        </draw:polygon>
        <draw:polygon draw:style-name="gr7" draw:text-style-name="P4" draw:layer="layout" svg:width="2.4cm" svg:height="1.2cm" svg:x="74.798cm" svg:y="37.099cm" svg:viewBox="0 0 2401 1201" draw:points="0,1201 2401,1201 2401,0 0,0">
          <text:p/>
        </draw:polygon>
        <draw:polygon draw:style-name="gr16" draw:text-style-name="P4" draw:layer="layout" svg:width="1cm" svg:height="1cm" draw:transform="rotate (1.57341432067289) translate (35.5194308363245cm 52.2266238454051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5.5194308363245cm 52.2266238454051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38.0194135241756cm 52.2316761954624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8.0194135241756cm 52.2316761954624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0.52436059637cm 52.253738980202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0.52436059637cm 52.2537389802025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3.0193768054846cm 52.2427808933839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3.0193768054846cm 52.2427808933839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5.5193594933359cm 52.247833243441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5.5193594933359cm 52.247833243441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6.4300077884749cm 47.3618337309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6.4300077884749cm 47.3618337309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3.9370579399231cm 47.3434689455275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3.9370579399231cm 47.3434689455275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1.4300411014825cm 47.35707476839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1.4300411014825cm 47.3570747683911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8.9301038346447cm 47.33269533535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8.9301038346447cm 47.33269533535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6.4301121135742cm 47.3343158452906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6.4301121135742cm 47.3343158452906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39.7207554894187cm 50.936702392121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2.196750058945cm 50.9418881106041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4.6717446306646cm 50.9470717346929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7.1467392023841cm 50.9522553587817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7.2457609176991cm 50.93151876803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39.6752688669799cm 49.736604493123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39.6752688669799cm 49.736604493123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40.364cm 49.49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7.1492524746696cm 49.752257990675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47.1492524746696cm 49.752257990675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47.838cm 49.5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7.2122742689414cm 49.73144600175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37.2122742689414cm 49.73144600175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37.901cm 49.49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4.6752579007568cm 49.7470764609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44.6752579007568cm 49.7470764609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45.364cm 49.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2.1542634299265cm 49.74179649478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42.1542634299265cm 49.74179649478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42.844cm 49.504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341432067289) translate (20.8228298101539cm 57.272854446315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0.8228298101539cm 57.272854446315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3.3228124980051cm 57.2779067963726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3.3228124980051cm 57.2779067963726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5.8277595701994cm 57.2999695811126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5.8277595701994cm 57.2999695811126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8.322775779314cm 57.289011494294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8.322775779314cm 57.289011494294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30.8227584671653cm 57.2940638443513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0.8227584671653cm 57.294063844351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1.7334067623043cm 52.408064331880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1.7334067623043cm 52.408064331880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9.2404569137525cm 52.3896995464376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9.2404569137525cm 52.3896995464376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6.7334400753118cm 52.40330536930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6.7334400753118cm 52.403305369301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4.2335028084741cm 52.378925936263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4.2335028084741cm 52.378925936263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1.7335110874036cm 52.380546446200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1.7335110874036cm 52.3805464462007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25.0241544632481cm 55.9829329930319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7.5001490327744cm 55.9881187115142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9.975143604494cm 55.993302335603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2.4501381762136cm 55.998485959691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2.5491598915285cm 55.9777493689431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24.9786678408093cm 54.78283509403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24.9786678408093cm 54.78283509403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25.667cm 54.5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2.452651448499cm 54.798488591585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32.452651448499cm 54.798488591585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33.141cm 54.56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22.5156732427708cm 54.777676602668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22.5156732427708cm 54.777676602668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23.204cm 54.5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29.9786568745862cm 54.793307061890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29.9786568745862cm 54.793307061890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30.667cm 54.55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27.4576624037559cm 54.788027095697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27.4576624037559cm 54.788027095697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28.147cm 54.55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341432067289) translate (20.8076725426964cm 52.0958113465098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0.8076725426964cm 52.0958113465098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3.3076552305476cm 52.1008636965671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3.3076552305476cm 52.1008636965671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5.812602302742cm 52.122926481307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5.812602302742cm 52.122926481307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8.3076185118566cm 52.1119683944886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8.3076185118566cm 52.1119683944886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30.8076011997079cm 52.1170207445459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0.8076011997079cm 52.1170207445459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1.7182494948468cm 47.231021232074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1.7182494948468cm 47.231021232074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9.2252996462951cm 47.212656446632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9.2252996462951cm 47.212656446632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6.7182828078543cm 47.2262622694958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6.7182828078544cm 47.2262622694958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4.2183455410167cm 47.201882836457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4.2183455410167cm 47.201882836457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1.7183538199462cm 47.203503346395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1.7183538199462cm 47.2035033463952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25.0089971957907cm 50.8058898932264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7.484991765317cm 50.811075611708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9.9599863370365cm 50.8162592357975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2.4349809087561cm 50.8214428598863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2.5340026240711cm 50.8007062691377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24.9635105733519cm 49.605791994228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24.9635105733519cm 49.605791994228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25.652cm 49.36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2.3493331057421cm 49.698261016265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32.3493331057421cm 49.698261016265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33.038cm 49.46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22.5005159753134cm 49.600633502862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22.5005159753134cm 49.600633502862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23.189cm 49.36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29.9634996071288cm 49.616263962084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29.9634996071288cm 49.616263962084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30.652cm 49.3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27.4425051362985cm 49.610983995891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27.4425051362985cm 49.610983995891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28.132cm 49.373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341432067289) translate (6.52286117355192cm 57.2429046182468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6.52286117355192cm 57.2429046182468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9.0228438614032cm 57.2479569683041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9.0228438614032cm 57.2479569683041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1.5277909335975cm 57.270019753044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1.5277909335975cm 57.270019753044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4.0228071427121cm 57.2590616662256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4.0228071427121cm 57.2590616662256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6.5227898305634cm 57.2641140162829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6.5227898305634cm 57.2641140162829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7.4334381257024cm 52.378114503811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7.4334381257024cm 52.378114503811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4.9404882771506cm 52.359749718369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4.9404882771506cm 52.359749718369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2.43347143871cm 52.3733555412328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2.43347143871cm 52.3733555412328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9.9335341718722cm 52.348976108194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9.9335341718722cm 52.348976108194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7.43354245080174cm 52.350596618132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7.43354245080174cm 52.3505966181323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10.7241858266462cm 55.9529831649635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3.2001803961725cm 55.958168883445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5.6751749678921cm 55.9633525075346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8.1501695396116cm 55.9685361316233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8.24919125492662cm 55.9477995408747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10.6786992042074cm 54.752885265965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10.6786992042074cm 54.752885265965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11.367cm 54.5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8.1526828118971cm 54.76853876351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18.1526828118971cm 54.76853876351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18.841cm 54.5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8.21570460616889cm 54.747726774599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8.21570460616889cm 54.747726774599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8.904cm 54.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5.6786882379843cm 54.763357233821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15.6786882379843cm 54.763357233821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16.367cm 54.52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3.157693767154cm 54.758077267628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13.157693767154cm 54.758077267628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13.847cm 54.521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341432067289) translate (6.41996170950927cm 51.942677481576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6.41996170950926cm 51.942677481576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8.91994439736052cm 51.947729831633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8.91994439736052cm 51.9477298316335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1.4248914695549cm 51.969792616373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1.4248914695549cm 51.9697926163735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3.9199076786694cm 51.95883452955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3.9199076786694cm 51.958834529555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6.4198903665207cm 51.9638868796123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6.4198903665207cm 51.963886879612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7.3305386616597cm 47.07788736714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7.3305386616597cm 47.0778873671411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4.8375888131079cm 47.0595225816986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4.8375888131079cm 47.0595225816986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2.3305719746673cm 47.073128404562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2.3305719746673cm 47.073128404562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9.8306347078296cm 47.04874897152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9.8306347078296cm 47.0487489715241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7.3306429867591cm 47.050369481461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7.3306429867591cm 47.0503694814617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10.6212863626035cm 50.652756028292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3.0972809321298cm 50.6579417467752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5.5722755038494cm 50.6631253708639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8.047270075569cm 50.6683089949527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8.14629179088397cm 50.6475724042041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10.5757997401647cm 49.45265812929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10.5757997401647cm 49.45265812929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11.264cm 49.2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8.0497833478544cm 49.46831162684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18.0497833478544cm 49.46831162684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18.738cm 49.2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8.11280514212623cm 49.44749963792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8.11280514212623cm 49.44749963792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8.801cm 49.2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5.5757887739416cm 49.463130097151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15.5757887739416cm 49.463130097151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16.264cm 49.22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3.0547943031113cm 49.45785013095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13.0547943031113cm 49.45785013095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13.744cm 49.22cm)">
            <draw:text-box>
              <text:p text:style-name="P7"><text:span text:style-name="T2">1,8 m x 0,8 m</text:span></text:p>
            </draw:text-box>
          </draw:frame>
        </draw:g>
        <draw:polygon draw:style-name="gr7" draw:text-style-name="P4" draw:layer="layout" svg:width="2.4cm" svg:height="1.2cm" draw:transform="rotate (1.59139121196843) translate (18.6234591358248cm 56.0118310125982cm)" svg:viewBox="0 0 2401 1201" draw:points="0,1201 2401,1201 2401,0 0,0">
          <text:p/>
        </draw:polygon>
        <draw:polygon draw:style-name="gr7" draw:text-style-name="P4" draw:layer="layout" svg:width="2.4cm" svg:height="1.2cm" draw:transform="rotate (1.59139121196843) translate (18.5896160690747cm 50.6847484483015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91.2669097634687cm 16.3010902681507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6728130632579cm 25.7737203632188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9797139644814cm 7.07427510843041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8996476381102cm 13.301263525585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7851287872653cm 19.3589241717455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47.2046477997131cm 16.3198821944572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2725378723447cm 25.8753980549714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5794387735682cm 7.17595280018296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567372447197cm 13.4609412173376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384853596352cm 19.460601863498cm)" svg:viewBox="0 0 2401 1201" draw:points="0,1201 2401,1201 2401,0 0,0">
          <text:p/>
        </draw:polygon>
        <draw:polygon draw:style-name="gr16" draw:text-style-name="P4" draw:layer="layout" svg:width="1cm" svg:height="1cm" draw:transform="rotate (1.57358885359809) translate (78.4739125729943cm 27.388687931599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4739125729943cm 27.388687931599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0.97389610457cm 27.393303952290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0.97389610457cm 27.393303952290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4788469892942cm 27.41492954095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4788469892941cm 27.41492954095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5.9738612478606cm 27.40353599183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5.9738612478605cm 27.40353599183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4738447794363cm 27.408152012521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4738447794363cm 27.40815201252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4799897801249cm 21.819177318736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4799897801249cm 21.819177318736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6.9870367642832cm 21.801247635400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6.9870367642832cm 21.801247635400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4800223386907cm 21.81529101503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4800223386907cm 21.81529101503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1.9800808549155cm 21.791347903732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1.9800808549155cm 21.791347903732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4800894547543cm 21.79340474451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4800894547543cm 21.79340474451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8806975644564cm 27.48667116784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8806975644564cm 27.48667116784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3806810960322cm 27.49128718854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3806810960322cm 27.49128718854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8856319807563cm 27.512912777206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8856319807563cm 27.512912777206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3806462393227cm 27.501519228079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3806462393227cm 27.501519228079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8806297708985cm 27.506135248770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8806297708985cm 27.506135248770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8867747715871cm 21.917160554985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886774771587cm 21.917160554985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3938217557454cm 21.8992308716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3938217557454cm 21.899230871649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8868073301528cm 21.91327425128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8868073301528cm 21.91327425128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3868658463776cm 21.889331139981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3868658463776cm 21.889331139981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8868744462165cm 21.891387980760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8868744462165cm 21.89138798076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3935339105867cm 20.81452149998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3935339105867cm 20.81452149998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0.8935174421625cm 20.819137520671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0.8935174421625cm 20.819137520671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3984683268866cm 20.840763109337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3984683268866cm 20.840763109337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5.893482585453cm 20.829369560210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5.893482585453cm 20.829369560210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3934661170288cm 20.8339855809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3934661170288cm 20.83398558090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3996111177173cm 15.245010887116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3996111177173cm 15.245010887116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6.9066581018756cm 15.22708120378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6.9066581018757cm 15.22708120378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3996436762831cm 15.24112458341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3996436762831cm 15.24112458341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1.8997021925079cm 15.217181472112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1.8997021925079cm 15.217181472112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3997107923468cm 15.21923831289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3997107923468cm 15.21923831289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8933686470419cm 20.886683331218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8933686470419cm 20.886683331218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3933521786177cm 20.8912993519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3933521786177cm 20.8912993519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8983030633418cm 20.912924940576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8983030633418cm 20.912924940576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3933173219082cm 20.901531391449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3933173219082cm 20.901531391449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893300853484cm 20.90614741214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893300853484cm 20.90614741214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8994458541725cm 15.31717271835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8994458541725cm 15.317172718355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4064928383308cm 15.299243035019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4064928383308cm 15.299243035019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8994784127383cm 15.313286414656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8994784127383cm 15.313286414656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3995369289631cm 15.28934330335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3995369289631cm 15.28934330335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899545528802cm 15.291400144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899545528802cm 15.2914001441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6050527079866cm 14.81491652978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6050527079865cm 14.81491652978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1.1050362395623cm 14.81953255048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1.1050362395623cm 14.81953255048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6099871242864cm 14.841158139146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6099871242865cm 14.841158139146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6.1050013828529cm 14.829764590019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6.1050013828529cm 14.829764590019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6049849144287cm 14.83438061071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6049849144286cm 14.83438061071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6111299151172cm 9.2454059169254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6111299151172cm 9.2454059169254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7.1181768992755cm 9.2274762335898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7.1181768992755cm 9.2274762335898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611162473683cm 9.2415196132263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611162473683cm 9.2415196132263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2.1112209899078cm 9.217576501921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2.1112209899078cm 9.217576501921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6112295897467cm 9.219633342700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6112295897466cm 9.2196333427000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7173895504649cm 8.389120358587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7173895504649cm 8.3891203585879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1.2173730820407cm 8.393736379279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1.2173730820407cm 8.393736379279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7223239667649cm 8.4153619679452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7223239667649cm 8.4153619679452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6.2173382253312cm 8.4039684188183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6.2173382253313cm 8.4039684188183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717321756907cm 8.408584439509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717321756907cm 8.40858443950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7234667575956cm 2.8196097457243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7234667575956cm 2.8196097457243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7.2305137417539cm 2.8016800623887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7.2305137417539cm 2.8016800623887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7234993161613cm 2.8157234420252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7234993161613cm 2.8157234420252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2.2235578323862cm 2.791780330720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2.2235578323861cm 2.791780330720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723566432225cm 2.793837171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723566432225cm 2.79383717149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9929375672364cm 14.860863384511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9929375672364cm 14.860863384511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4929210988121cm 14.865479405203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4929210988121cm 14.865479405203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9978719835363cm 14.887104993869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9978719835363cm 14.887104993869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4928862421027cm 14.875711444742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4928862421027cm 14.875711444742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9928697736785cm 14.88032746543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9928697736784cm 14.880327465433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999014774367cm 9.291352771648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999014774367cm 9.291352771648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5060617585253cm 9.2734230883127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5060617585253cm 9.2734230883127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9990473329328cm 9.287466467949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9990473329328cm 9.287466467949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4991058491576cm 9.2635233566443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4991058491576cm 9.2635233566443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9991144489965cm 9.2655801974230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9991144489965cm 9.265580197423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4.0049827751365cm 8.586874947085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4.0049827751365cm 8.586874947085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5049663067123cm 8.5914909677761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5049663067123cm 8.591490967776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9.0099171914364cm 8.6131165564423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9.0099171914364cm 8.6131165564423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5049314500029cm 8.601723007315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5049314500029cm 8.601723007315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4.0049149815787cm 8.606339028006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4.0049149815787cm 8.606339028006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5.0110599822672cm 3.0173643342214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5.0110599822672cm 3.0173643342214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5181069664255cm 2.9994346508858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5181069664255cm 2.9994346508858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0.0110925408329cm 3.0134780305223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0.0110925408329cm 3.0134780305223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5111510570578cm 2.98953491921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5111510570578cm 2.98953491921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5.0111596568967cm 2.991591759996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5.0111596568967cm 2.991591759996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5691079127392cm 27.259194485835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5691079127392cm 27.259194485835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0690914443149cm 27.263810506526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0690914443149cm 27.263810506526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5740423290391cm 27.285436095192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5740423290391cm 27.285436095192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0690565876055cm 27.274042546065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0690565876055cm 27.274042546065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5690401191813cm 27.27865856675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5690401191813cm 27.27865856675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5751851198698cm 21.68968387297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5751851198698cm 21.68968387297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0822321040281cm 21.67175418963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0822321040281cm 21.67175418963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5752176784356cm 21.685797569272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5752176784355cm 21.685797569272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0752761946604cm 21.661854457967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0752761946604cm 21.661854457967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5752847944993cm 21.663911298746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5752847944993cm 21.663911298746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5930609451963cm 21.033228998279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5930609451963cm 21.033228998279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093044476772cm 21.03784501897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093044476772cm 21.03784501897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5979953614961cm 21.05947060763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5979953614961cm 21.05947060763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0930096200626cm 21.04807705851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0930096200626cm 21.04807705851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5929931516384cm 21.052693079201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5929931516383cm 21.05269307920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5991381523269cm 15.463718385416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5991381523269cm 15.463718385416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1061851364852cm 15.44578870208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1061851364852cm 15.44578870208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5991707108926cm 15.45983208171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5991707108926cm 15.45983208171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0992292271175cm 15.435888970412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0992292271175cm 15.435888970412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5992378269563cm 15.43794581119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5992378269564cm 15.43794581119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6929639212043cm 14.83340937224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6929639212043cm 14.83340937224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1929474527801cm 14.838025392934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1929474527801cm 14.83802539293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6978983375042cm 14.85965098160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6978983375042cm 14.85965098160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1929125960707cm 14.848257432473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1929125960707cm 14.848257432473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6928961276464cm 14.8528734531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6928961276464cm 14.8528734531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699041128335cm 9.2638987593798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699041128335cm 9.2638987593798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2060881124933cm 9.2459690760442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2060881124933cm 9.2459690760442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6990736869007cm 9.2600124556807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6990736869007cm 9.2600124556807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1991322031256cm 9.236069344375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1991322031256cm 9.236069344375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6991408029644cm 9.2381261851544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6991408029644cm 9.2381261851544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6172511937685cm 8.4332522192584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6172511937685cm 8.4332522192584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1172347253443cm 8.437868239949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1172347253443cm 8.437868239949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6221856100684cm 8.4594938286158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6221856100684cm 8.4594938286158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1171998686348cm 8.4481002794889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1171998686348cm 8.4481002794889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6171834002106cm 8.4527163001800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6171834002106cm 8.452716300180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6233284008991cm 2.8637416063949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6233284008991cm 2.8637416063949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1303753850575cm 2.8458119230593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1303753850575cm 2.8458119230593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6233609594649cm 2.859855302695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6233609594649cm 2.859855302695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1234194756897cm 2.835912191390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1234194756897cm 2.835912191390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6234280755286cm 2.837969032169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6234280755286cm 2.8379690321695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693763534863cm 27.10554871967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693763534863cm 27.10554871967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693598850621cm 27.110164740368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693598850621cm 27.11016474036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743107697863cm 27.131790329034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743107697862cm 27.131790329034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693250283527cm 27.120396779907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693250283527cm 27.120396779907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693085599285cm 27.125012800598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693085599284cm 27.125012800598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75453560617cm 21.53603810681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75453560617cm 21.53603810681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6825005447753cm 21.51810842347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6825005447753cm 21.51810842347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754861191827cm 21.53215180311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754861191827cm 21.53215180311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755446354076cm 21.508208691809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755446354076cm 21.508208691809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755532352464cm 21.510265532588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755532352464cm 21.51026553258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814215613865cm 20.83156028225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814215613865cm 20.83156028225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814050929623cm 20.836176302941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814050929623cm 20.836176302941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863559776865cm 20.857801891607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863559776865cm 20.857801891607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813702362529cm 20.84640834248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813702362528cm 20.84640834248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813537678286cm 20.851024363171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813537678286cm 20.851024363171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874987685172cm 15.262049669386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874987685172cm 15.26204966938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6945457526755cm 15.244119986050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6945457526755cm 15.244119986050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875313270829cm 15.25816336568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875313270829cm 15.25816336568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875898433077cm 15.234220254382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875898433077cm 15.234220254382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875984431466cm 15.23627709516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875984431466cm 15.236277095161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931327134731cm 14.731571524152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931327134731cm 14.731571524152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931162450489cm 14.736187544843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931162450489cm 14.736187544843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98067129773cm 14.757813133509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98067129773cm 14.757813133509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930813883394cm 14.746419584382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930813883394cm 14.746419584382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930649199152cm 14.751035605074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930649199152cm 14.75103560507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992099206037cm 9.1620609112889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992099206037cm 9.162060911288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7062569047621cm 9.144131227953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7062569047621cm 9.144131227953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992424791695cm 9.1581746075898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992424791695cm 9.1581746075898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993009953943cm 9.1342314962848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993009953943cm 9.1342314962848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993095952332cm 9.1362883370635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993095952332cm 9.1362883370635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0174700867167cm 8.3052224329840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0174700867167cm 8.3052224329840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5174536182925cm 8.309838453675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5174536182925cm 8.309838453675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0224045030166cm 8.3314640423414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0224045030166cm 8.3314640423414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517418761583cm 8.3200704932145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517418761583cm 8.3200704932145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0174022931588cm 8.324686513905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0174022931588cm 8.324686513905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0235472938474cm 2.735711820120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0235472938473cm 2.7357118201205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5305942780057cm 2.7177821367849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5305942780057cm 2.7177821367849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0235798524131cm 2.7318255164214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0235798524131cm 2.7318255164214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5236383686379cm 2.7078824051164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5236383686379cm 2.7078824051164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0236469684768cm 2.709939245895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0236469684768cm 2.709939245895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3806356624074cm 27.477157078067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3806356624074cm 27.477157078067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2.8806191939832cm 27.481773098758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2.8806191939832cm 27.481773098758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3855700787073cm 27.503398687424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3855700787073cm 27.503398687424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7.8805843372737cm 27.49200513829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7.8805843372737cm 27.49200513829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3805678688495cm 27.49662115898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3805678688495cm 27.496621158989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386712869538cm 21.90764646520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386712869538cm 21.90764646520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8.8937598536963cm 21.88971678186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8.8937598536963cm 21.88971678186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3867454281038cm 21.903760161504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3867454281038cm 21.903760161504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3.8868039443286cm 21.879817050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3.8868039443286cm 21.879817050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3868125441675cm 21.881873890978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3868125441675cm 21.881873890978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3925388005938cm 21.27716850426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3925388005938cm 21.277168504263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2.8925223321695cm 21.28178452495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2.8925223321695cm 21.28178452495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3974732168937cm 21.30341011362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3974732168937cm 21.30341011362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7.8924874754601cm 21.292016564493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7.8924874754601cm 21.292016564493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3924710070358cm 21.296632585185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3924710070358cm 21.296632585185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3986160077244cm 15.707657891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3986160077244cm 15.707657891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8.9056629918827cm 15.68972820806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8.9056629918827cm 15.68972820806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3986485662901cm 15.703771587700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3986485662901cm 15.703771587700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3.898707082515cm 15.679828476395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3.898707082515cm 15.679828476395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3987156823539cm 15.681885317174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3987156823539cm 15.68188531717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705017344199cm 14.77775644163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705017344199cm 14.777756441639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3.2050008757748cm 14.782372462330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3.2050008757748cm 14.782372462330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7099517604989cm 14.80399805099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7099517604989cm 14.803998050996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8.2049660190653cm 14.792604501869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8.2049660190653cm 14.792604501869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7049495506411cm 14.79722052256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7049495506411cm 14.797220522560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7110945513296cm 9.2082458287756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7110945513296cm 9.2082458287756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9.2181415354879cm 9.190316145440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9.2181415354879cm 9.190316145440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7111271098954cm 9.2043595250765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7111271098954cm 9.2043595250765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4.2111856261202cm 9.1804164137715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4.2111856261202cm 9.1804164137715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7111942259591cm 9.1824732545502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7111942259591cm 9.1824732545502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7170625520992cm 8.5037680042122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7170625520992cm 8.5037680042122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3.217046083675cm 8.50838402490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3.217046083675cm 8.50838402490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7219969683991cm 8.5300096135696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7219969683991cm 8.5300096135696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8.2170112269655cm 8.518616064442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8.2170112269655cm 8.518616064442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7169947585413cm 8.5232320851338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7169947585413cm 8.523232085133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7231397592298cm 2.934257391348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7231397592298cm 2.934257391348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9.2301867433881cm 2.9163277080131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9.2301867433881cm 2.9163277080131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7231723177956cm 2.9303710876496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7231723177956cm 2.9303710876496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4.2232308340204cm 2.906427976344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4.2232308340204cm 2.906427976344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7232394338593cm 2.908484817123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7232394338593cm 2.908484817123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.98118824258225cm 27.17551158466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.98118824258224cm 27.17551158466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481171774158cm 27.180127605354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481171774158cm 27.18012760535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0.9861226588822cm 27.20175319402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0.9861226588822cm 27.20175319402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4811369174486cm 27.190359644893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4811369174486cm 27.190359644893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5.9811204490244cm 27.19497566558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5.9811204490244cm 27.19497566558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6.9872654497129cm 21.60600097179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6.9872654497129cm 21.606000971799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4943124338712cm 21.58807128846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4943124338712cm 21.58807128846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1.9872980082786cm 21.60211466810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1.9872980082786cm 21.602114668100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4873565245035cm 21.578171556795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4873565245035cm 21.578171556795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.98736512434236cm 21.580228397574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.98736512434236cm 21.58022839757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09347516867468cm 20.775715365546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09347516867468cm 20.775715365546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5934587002505cm 20.780331386237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5934587002505cm 20.780331386237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0984095849746cm 20.80195697490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0984095849746cm 20.80195697490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593423843541cm 20.79056342577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593423843541cm 20.790563425776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0934073751168cm 20.795179446467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0934073751168cm 20.795179446467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0995523758053cm 15.206204752682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0995523758053cm 15.206204752682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6065993599636cm 15.188275069346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6065993599636cm 15.188275069346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0995849343711cm 15.20231844898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0995849343711cm 15.20231844898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5996434505959cm 15.17837533767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5996434505959cm 15.17837533767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09965205043479cm 15.18043217845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0996520504348cm 15.18043217845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0929943567767cm 14.77570338482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0929943567767cm 14.77570338482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5929778883525cm 14.780319405514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5929778883525cm 14.780319405514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0979287730766cm 14.801944994180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0979287730766cm 14.801944994180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592943031643cm 14.79055144505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592943031643cm 14.790551445053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0929265632188cm 14.79516746574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0929265632188cm 14.795167465744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0990715639073cm 9.206192771959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0990715639073cm 9.20619277195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6061185480656cm 9.1882630886238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6061185480656cm 9.1882630886238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0991041224731cm 9.20230646826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0991041224731cm 9.20230646826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5991626386979cm 9.178363356955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5991626386979cm 9.178363356955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09917123853681cm 9.180420197734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09917123853681cm 9.1804201977341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20528128286914cm 8.3759071657056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20528128286914cm 8.3759071657056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7052648144449cm 8.3805231863968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7052648144449cm 8.380523186396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210215699169cm 8.4021487750630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210215699169cm 8.4021487750630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7052299577355cm 8.3907552259361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7052299577354cm 8.3907552259361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2052134893112cm 8.3953712466272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2052134893112cm 8.3953712466272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2113584899998cm 2.806396552842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2113584899998cm 2.8063965528421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7184054741581cm 2.7884668695065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7184054741581cm 2.7884668695065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2113910485655cm 2.802510249143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2113910485655cm 2.802510249143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7114495647904cm 2.778567137838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7114495647904cm 2.778567137838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21145816462925cm 2.7806239786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21145816462925cm 2.7806239786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267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267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683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683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267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267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782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782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366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366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4.866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4.866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046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046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549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549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8.946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8.946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446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446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3.946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3.946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349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349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9.9670597252492cm 32.747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9.9670597252491cm 32.747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7.3831807703763cm 32.746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7.3831807703763cm 32.746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4.9673018155034cm 32.746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4.9673018155034cm 32.746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2.4824228606306cm 32.747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2.4824228606306cm 32.747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0.0665439057577cm 32.747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0.0665439057577cm 32.747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27.5666649508848cm 32.762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27.5666649508848cm 32.762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6.7469088505266cm 37.363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6.7469088505266cm 37.363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9.2499071751312cm 37.363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9.2499071751312cm 37.363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1.6469054997358cm 37.363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1.6469054997358cm 37.363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4.1469038243404cm 37.360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4.1469038243404cm 37.360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6.646902148945cm 37.360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6.646902148945cm 37.360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9.0499004735496cm 37.364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9.0499004735496cm 37.364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267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267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683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683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267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267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782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782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366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366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4.866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4.866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046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046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549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549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8.946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8.946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446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446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3.946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3.946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349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349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9.9670597252492cm 38.1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9.9670597252491cm 38.1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7.3831807703763cm 38.1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7.3831807703763cm 38.1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4.9673018155034cm 38.1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4.9673018155034cm 38.1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2.4824228606306cm 38.1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2.4824228606306cm 38.1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0.0665439057577cm 38.1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0.0665439057577cm 38.1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27.5666649508848cm 38.1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27.5666649508848cm 38.1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6.7469088505266cm 42.7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6.7469088505266cm 42.7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9.2499071751312cm 42.7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9.2499071751312cm 42.7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1.6469054997358cm 42.7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1.6469054997358cm 42.7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4.1469038243404cm 42.7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4.1469038243404cm 42.7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6.646902148945cm 42.7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6.646902148945cm 42.7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9.0499004735496cm 42.7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9.0499004735496cm 42.7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4670597252492cm 38.2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4670597252491cm 38.2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8831807703763cm 38.2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8831807703763cm 38.2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4673018155034cm 38.2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4673018155034cm 38.2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9824228606306cm 38.2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9824228606306cm 38.2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5665439057577cm 38.2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5665439057577cm 38.2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5.0666649508848cm 38.2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5.0666649508848cm 38.2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2469088505266cm 42.8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2469088505266cm 42.8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7499071751312cm 42.8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7499071751312cm 42.8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9.1469054997358cm 42.8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9.1469054997358cm 42.8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6469038243404cm 42.8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6469038243404cm 42.8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4.146902148945cm 42.8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4.146902148945cm 42.8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5499004735496cm 42.8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5499004735496cm 42.8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3.815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3.815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1.231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1.231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8.815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8.815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6.330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6.330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3.914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3.914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1.414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1.414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0.594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0.594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3.097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3.097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5.494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5.494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7.994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7.994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0.494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0.494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2.897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2.897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3.8150597252492cm 38.183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3.8150597252491cm 38.183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1.2311807703763cm 38.182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1.2311807703763cm 38.182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8.8153018155034cm 38.182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8.8153018155034cm 38.182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6.3304228606306cm 38.183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6.3304228606306cm 38.183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3.9145439057577cm 38.183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3.9145439057577cm 38.183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1.4146649508848cm 38.198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1.4146649508848cm 38.198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0.5949088505266cm 42.799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0.5949088505266cm 42.799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3.0979071751312cm 42.799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3.0979071751312cm 42.799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5.4949054997358cm 42.799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5.4949054997358cm 42.799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7.9949038243404cm 42.796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7.9949038243404cm 42.796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0.494902148945cm 42.796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0.494902148945cm 42.796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2.8979004735496cm 42.800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2.8979004735496cm 42.800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91.9150597252492cm 32.783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91.9150597252491cm 32.783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9.3311807703763cm 32.782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9.3311807703763cm 32.782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6.9153018155034cm 32.782637621324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6.9153018155034cm 32.782637621324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4.4304228606306cm 32.783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4.4304228606306cm 32.783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2.0145439057577cm 32.783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2.0145439057577cm 32.783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9.5146649508848cm 32.798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9.5146649508848cm 32.798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8.6949088505266cm 37.399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8.6949088505266cm 37.399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1.1979071751312cm 37.399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1.1979071751312cm 37.399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3.5949054997358cm 37.399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3.5949054997358cm 37.399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6.0949038243404cm 37.396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6.0949038243404cm 37.396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8.594902148945cm 37.396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8.594902148945cm 37.396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90.9979004735496cm 37.400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90.9979004735496cm 37.400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91.8150597252492cm 38.2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91.8150597252491cm 38.2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9.2311807703763cm 38.2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9.2311807703763cm 38.2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6.8153018155035cm 38.2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6.8153018155035cm 38.2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4.3304228606306cm 38.2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4.3304228606306cm 38.2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1.9145439057577cm 38.2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1.9145439057577cm 38.2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9.4146649508848cm 38.2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9.4146649508848cm 38.2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8.5949088505266cm 42.8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8.5949088505266cm 42.8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1.0979071751312cm 42.8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1.0979071751312cm 42.8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3.4949054997358cm 42.8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3.4949054997358cm 42.8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5.9949038243404cm 42.8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5.9949038243404cm 42.8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8.494902148945cm 42.8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8.494902148945cm 42.8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90.8979004735496cm 42.8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90.8979004735496cm 42.8320717616607cm)" svg:viewBox="0 0 187 1001" draw:points="0,1001 187,1001 187,0 0,0">
          <text:p/>
        </draw:polygon>
        <draw:polygon draw:style-name="gr16" draw:text-style-name="P4" draw:layer="layout" svg:width="1cm" svg:height="1cm" svg:x="76.764cm" svg:y="53.826cm" svg:viewBox="0 0 1001 1001" draw:points="0,1001 1001,1001 1001,0 0,0">
          <text:p/>
        </draw:polygon>
        <draw:polygon draw:style-name="gr16" draw:text-style-name="P4" draw:layer="layout" svg:width="0.186cm" svg:height="1cm" svg:x="76.764cm" svg:y="53.826cm" svg:viewBox="0 0 187 1001" draw:points="0,1001 187,1001 187,0 0,0">
          <text:p/>
        </draw:polygon>
        <draw:polygon draw:style-name="gr16" draw:text-style-name="P4" draw:layer="layout" svg:width="1cm" svg:height="1cm" svg:x="76.764cm" svg:y="54.926cm" svg:viewBox="0 0 1001 1001" draw:points="0,1001 1001,1001 1001,0 0,0">
          <text:p/>
        </draw:polygon>
        <draw:polygon draw:style-name="gr16" draw:text-style-name="P4" draw:layer="layout" svg:width="0.186cm" svg:height="1cm" svg:x="76.764cm" svg:y="54.926cm" svg:viewBox="0 0 187 1001" draw:points="0,1001 187,1001 187,0 0,0">
          <text:p/>
        </draw:polygon>
        <draw:polygon draw:style-name="gr16" draw:text-style-name="P4" draw:layer="layout" svg:width="1cm" svg:height="1cm" svg:x="76.764cm" svg:y="56.026cm" svg:viewBox="0 0 1001 1001" draw:points="0,1001 1001,1001 1001,0 0,0">
          <text:p/>
        </draw:polygon>
        <draw:polygon draw:style-name="gr16" draw:text-style-name="P4" draw:layer="layout" svg:width="0.186cm" svg:height="1cm" svg:x="76.764cm" svg:y="56.026cm" svg:viewBox="0 0 187 1001" draw:points="0,1001 187,1001 187,0 0,0">
          <text:p/>
        </draw:polygon>
        <draw:polygon draw:style-name="gr16" draw:text-style-name="P4" draw:layer="layout" svg:width="1cm" svg:height="1cm" svg:x="76.764cm" svg:y="57.126cm" svg:viewBox="0 0 1001 1001" draw:points="0,1001 1001,1001 1001,0 0,0">
          <text:p/>
        </draw:polygon>
        <draw:polygon draw:style-name="gr16" draw:text-style-name="P4" draw:layer="layout" svg:width="0.186cm" svg:height="1cm" svg:x="76.764cm" svg:y="57.126cm" svg:viewBox="0 0 187 1001" draw:points="0,1001 186,1001 187,0 0,0">
          <text:p/>
        </draw:polygon>
        <draw:polygon draw:style-name="gr16" draw:text-style-name="P4" draw:layer="layout" svg:width="1cm" svg:height="1cm" svg:x="76.764cm" svg:y="58.226cm" svg:viewBox="0 0 1001 1001" draw:points="0,1001 1001,1001 1001,0 0,0">
          <text:p/>
        </draw:polygon>
        <draw:polygon draw:style-name="gr16" draw:text-style-name="P4" draw:layer="layout" svg:width="0.186cm" svg:height="1cm" svg:x="76.764cm" svg:y="58.226cm" svg:viewBox="0 0 187 1001" draw:points="0,1001 187,1001 187,0 0,0">
          <text:p/>
        </draw:polygon>
        <draw:polygon draw:style-name="gr16" draw:text-style-name="P4" draw:layer="layout" svg:width="1cm" svg:height="1cm" svg:x="76.764cm" svg:y="59.326cm" svg:viewBox="0 0 1001 1001" draw:points="0,1001 1001,1001 1001,0 0,0">
          <text:p/>
        </draw:polygon>
        <draw:polygon draw:style-name="gr16" draw:text-style-name="P4" draw:layer="layout" svg:width="0.186cm" svg:height="1cm" svg:x="76.764cm" svg:y="59.326cm" svg:viewBox="0 0 187 1001" draw:points="0,1001 187,1001 187,0 0,0">
          <text:p/>
        </draw:polygon>
        <draw:polygon draw:style-name="gr16" draw:text-style-name="P4" draw:layer="layout" svg:width="1cm" svg:height="1cm" svg:x="76.764cm" svg:y="60.426cm" svg:viewBox="0 0 1001 1001" draw:points="0,1001 1000,1001 1001,0 0,0">
          <text:p/>
        </draw:polygon>
        <draw:polygon draw:style-name="gr16" draw:text-style-name="P4" draw:layer="layout" svg:width="0.186cm" svg:height="1cm" svg:x="76.764cm" svg:y="60.426cm" svg:viewBox="0 0 187 1001" draw:points="0,1001 187,1001 187,0 0,0">
          <text:p/>
        </draw:polygon>
        <draw:polygon draw:style-name="gr16" draw:text-style-name="P4" draw:layer="layout" svg:width="1cm" svg:height="1cm" svg:x="76.764cm" svg:y="61.526cm" svg:viewBox="0 0 1001 1001" draw:points="0,1001 1001,1001 1001,0 0,0">
          <text:p/>
        </draw:polygon>
        <draw:polygon draw:style-name="gr16" draw:text-style-name="P4" draw:layer="layout" svg:width="0.186cm" svg:height="1cm" svg:x="76.764cm" svg:y="61.526cm" svg:viewBox="0 0 187 1001" draw:points="0,1001 187,1001 187,0 0,0">
          <text:p/>
        </draw:polygon>
        <draw:polygon draw:style-name="gr16" draw:text-style-name="P4" draw:layer="layout" svg:width="1cm" svg:height="1cm" svg:x="76.764cm" svg:y="62.626cm" svg:viewBox="0 0 1001 1001" draw:points="0,1001 1001,1001 1001,0 0,0">
          <text:p/>
        </draw:polygon>
        <draw:polygon draw:style-name="gr16" draw:text-style-name="P4" draw:layer="layout" svg:width="0.186cm" svg:height="1cm" svg:x="76.764cm" svg:y="62.626cm" svg:viewBox="0 0 187 1001" draw:points="0,1001 187,1001 187,0 0,0">
          <text:p/>
        </draw:polygon>
        <draw:polygon draw:style-name="gr16" draw:text-style-name="P4" draw:layer="layout" svg:width="1cm" svg:height="1cm" svg:x="76.764cm" svg:y="63.726cm" svg:viewBox="0 0 1001 1001" draw:points="0,1001 1001,1001 1001,0 0,0">
          <text:p/>
        </draw:polygon>
        <draw:polygon draw:style-name="gr16" draw:text-style-name="P4" draw:layer="layout" svg:width="0.186cm" svg:height="1cm" svg:x="76.764cm" svg:y="63.726cm" svg:viewBox="0 0 187 1001" draw:points="0,1001 186,1001 187,0 0,0">
          <text:p/>
        </draw:polygon>
        <draw:polygon draw:style-name="gr16" draw:text-style-name="P4" draw:layer="layout" svg:width="1cm" svg:height="1cm" svg:x="76.764cm" svg:y="64.826cm" svg:viewBox="0 0 1001 1001" draw:points="0,1001 1001,1001 1001,0 0,0">
          <text:p/>
        </draw:polygon>
        <draw:polygon draw:style-name="gr16" draw:text-style-name="P4" draw:layer="layout" svg:width="0.186cm" svg:height="1cm" svg:x="76.764cm" svg:y="64.826cm" svg:viewBox="0 0 187 1001" draw:points="0,1001 187,1001 187,0 0,0">
          <text:p/>
        </draw:polygon>
        <draw:polygon draw:style-name="gr16" draw:text-style-name="P4" draw:layer="layout" svg:width="1cm" svg:height="1cm" svg:x="76.764cm" svg:y="68.126cm" svg:viewBox="0 0 1001 1001" draw:points="0,1001 1001,1001 1001,0 0,0">
          <text:p/>
        </draw:polygon>
        <draw:polygon draw:style-name="gr16" draw:text-style-name="P4" draw:layer="layout" svg:width="0.186cm" svg:height="1cm" svg:x="76.764cm" svg:y="68.126cm" svg:viewBox="0 0 187 1001" draw:points="0,1001 187,1001 187,0 0,0">
          <text:p/>
        </draw:polygon>
        <draw:polygon draw:style-name="gr16" draw:text-style-name="P4" draw:layer="layout" svg:width="1cm" svg:height="1cm" svg:x="76.764cm" svg:y="69.226cm" svg:viewBox="0 0 1001 1001" draw:points="0,1001 1001,1001 1001,0 0,0">
          <text:p/>
        </draw:polygon>
        <draw:polygon draw:style-name="gr16" draw:text-style-name="P4" draw:layer="layout" svg:width="0.186cm" svg:height="1cm" svg:x="76.764cm" svg:y="69.226cm" svg:viewBox="0 0 187 1001" draw:points="0,1001 187,1001 187,0 0,0">
          <text:p/>
        </draw:polygon>
        <draw:polygon draw:style-name="gr16" draw:text-style-name="P4" draw:layer="layout" svg:width="1cm" svg:height="1cm" svg:x="76.764cm" svg:y="70.326cm" svg:viewBox="0 0 1001 1001" draw:points="0,1001 1001,1001 1001,0 0,0">
          <text:p/>
        </draw:polygon>
        <draw:polygon draw:style-name="gr16" draw:text-style-name="P4" draw:layer="layout" svg:width="0.186cm" svg:height="1cm" svg:x="76.764cm" svg:y="70.326cm" svg:viewBox="0 0 187 1001" draw:points="0,1001 187,1001 187,0 0,0">
          <text:p/>
        </draw:polygon>
        <draw:polygon draw:style-name="gr16" draw:text-style-name="P4" draw:layer="layout" svg:width="1cm" svg:height="1cm" svg:x="76.764cm" svg:y="71.426cm" svg:viewBox="0 0 1001 1001" draw:points="0,1001 1001,1001 1001,0 0,0">
          <text:p/>
        </draw:polygon>
        <draw:polygon draw:style-name="gr16" draw:text-style-name="P4" draw:layer="layout" svg:width="0.186cm" svg:height="1cm" svg:x="76.764cm" svg:y="71.426cm" svg:viewBox="0 0 187 1001" draw:points="0,1001 187,1001 187,0 0,0">
          <text:p/>
        </draw:polygon>
        <draw:polygon draw:style-name="gr16" draw:text-style-name="P4" draw:layer="layout" svg:width="1cm" svg:height="1cm" svg:x="76.764cm" svg:y="72.526cm" svg:viewBox="0 0 1001 1001" draw:points="0,1001 1001,1001 1001,0 0,0">
          <text:p/>
        </draw:polygon>
        <draw:polygon draw:style-name="gr16" draw:text-style-name="P4" draw:layer="layout" svg:width="0.186cm" svg:height="1cm" svg:x="76.764cm" svg:y="72.526cm" svg:viewBox="0 0 187 1001" draw:points="0,1001 187,1001 187,0 0,0">
          <text:p/>
        </draw:polygon>
        <draw:polygon draw:style-name="gr16" draw:text-style-name="P4" draw:layer="layout" svg:width="1cm" svg:height="1cm" svg:x="76.764cm" svg:y="73.626cm" svg:viewBox="0 0 1001 1001" draw:points="0,1001 1000,1001 1001,0 0,0">
          <text:p/>
        </draw:polygon>
        <draw:polygon draw:style-name="gr16" draw:text-style-name="P4" draw:layer="layout" svg:width="0.186cm" svg:height="1cm" svg:x="76.764cm" svg:y="73.626cm" svg:viewBox="0 0 187 1001" draw:points="0,1001 187,1001 187,0 0,0">
          <text:p/>
        </draw:polygon>
        <draw:polygon draw:style-name="gr16" draw:text-style-name="P4" draw:layer="layout" svg:width="1cm" svg:height="1cm" svg:x="76.764cm" svg:y="74.726cm" svg:viewBox="0 0 1001 1001" draw:points="0,1001 1001,1001 1001,0 0,0">
          <text:p/>
        </draw:polygon>
        <draw:polygon draw:style-name="gr16" draw:text-style-name="P4" draw:layer="layout" svg:width="0.186cm" svg:height="1cm" svg:x="76.764cm" svg:y="74.726cm" svg:viewBox="0 0 187 1001" draw:points="0,1001 187,1001 187,0 0,0">
          <text:p/>
        </draw:polygon>
        <draw:polygon draw:style-name="gr16" draw:text-style-name="P4" draw:layer="layout" svg:width="1cm" svg:height="1cm" svg:x="76.764cm" svg:y="75.826cm" svg:viewBox="0 0 1001 1001" draw:points="0,1001 1001,1001 1001,0 0,0">
          <text:p/>
        </draw:polygon>
        <draw:polygon draw:style-name="gr16" draw:text-style-name="P4" draw:layer="layout" svg:width="0.186cm" svg:height="1cm" svg:x="76.764cm" svg:y="75.826cm" svg:viewBox="0 0 187 1001" draw:points="0,1001 187,1001 187,0 0,0">
          <text:p/>
        </draw:polygon>
        <draw:polygon draw:style-name="gr16" draw:text-style-name="P4" draw:layer="layout" svg:width="1cm" svg:height="1cm" svg:x="76.764cm" svg:y="76.926cm" svg:viewBox="0 0 1001 1001" draw:points="0,1001 1001,1001 1001,0 0,0">
          <text:p/>
        </draw:polygon>
        <draw:polygon draw:style-name="gr16" draw:text-style-name="P4" draw:layer="layout" svg:width="0.186cm" svg:height="1cm" svg:x="76.764cm" svg:y="76.926cm" svg:viewBox="0 0 187 1001" draw:points="0,1001 186,1001 187,0 0,0">
          <text:p/>
        </draw:polygon>
        <draw:polygon draw:style-name="gr16" draw:text-style-name="P4" draw:layer="layout" svg:width="1cm" svg:height="1cm" svg:x="76.764cm" svg:y="78.026cm" svg:viewBox="0 0 1001 1001" draw:points="0,1001 1001,1001 1001,0 0,0">
          <text:p/>
        </draw:polygon>
        <draw:polygon draw:style-name="gr16" draw:text-style-name="P4" draw:layer="layout" svg:width="0.186cm" svg:height="1cm" svg:x="76.764cm" svg:y="78.026cm" svg:viewBox="0 0 187 1001" draw:points="0,1001 187,1001 187,0 0,0">
          <text:p/>
        </draw:polygon>
        <draw:polygon draw:style-name="gr16" draw:text-style-name="P4" draw:layer="layout" svg:width="1cm" svg:height="1cm" svg:x="76.764cm" svg:y="79.126cm" svg:viewBox="0 0 1001 1001" draw:points="0,1001 1001,1001 1001,0 0,0">
          <text:p/>
        </draw:polygon>
        <draw:polygon draw:style-name="gr16" draw:text-style-name="P4" draw:layer="layout" svg:width="0.186cm" svg:height="1cm" svg:x="76.764cm" svg:y="79.126cm" svg:viewBox="0 0 187 1001" draw:points="0,1000 187,1001 187,0 0,0">
          <text:p/>
        </draw:polygon>
        <draw:polygon draw:style-name="gr16" draw:text-style-name="P4" draw:layer="layout" svg:width="1cm" svg:height="1cm" svg:x="74.854cm" svg:y="53.826cm" svg:viewBox="0 0 1001 1001" draw:points="0,1001 1001,1001 1001,0 0,0">
          <text:p/>
        </draw:polygon>
        <draw:polygon draw:style-name="gr16" draw:text-style-name="P4" draw:layer="layout" svg:width="0.186cm" svg:height="1cm" svg:x="74.854cm" svg:y="53.826cm" svg:viewBox="0 0 187 1001" draw:points="0,1001 187,1001 187,0 0,0">
          <text:p/>
        </draw:polygon>
        <draw:polygon draw:style-name="gr16" draw:text-style-name="P4" draw:layer="layout" svg:width="1cm" svg:height="1cm" svg:x="74.854cm" svg:y="54.926cm" svg:viewBox="0 0 1001 1001" draw:points="0,1001 1001,1001 1001,0 0,0">
          <text:p/>
        </draw:polygon>
        <draw:polygon draw:style-name="gr16" draw:text-style-name="P4" draw:layer="layout" svg:width="0.186cm" svg:height="1cm" svg:x="74.854cm" svg:y="54.926cm" svg:viewBox="0 0 187 1001" draw:points="0,1001 187,1001 187,0 0,0">
          <text:p/>
        </draw:polygon>
        <draw:polygon draw:style-name="gr16" draw:text-style-name="P4" draw:layer="layout" svg:width="1cm" svg:height="1cm" svg:x="74.854cm" svg:y="56.026cm" svg:viewBox="0 0 1001 1001" draw:points="0,1001 1001,1001 1001,0 0,0">
          <text:p/>
        </draw:polygon>
        <draw:polygon draw:style-name="gr16" draw:text-style-name="P4" draw:layer="layout" svg:width="0.186cm" svg:height="1cm" svg:x="74.854cm" svg:y="56.026cm" svg:viewBox="0 0 187 1001" draw:points="0,1001 187,1001 187,0 0,0">
          <text:p/>
        </draw:polygon>
        <draw:polygon draw:style-name="gr16" draw:text-style-name="P4" draw:layer="layout" svg:width="1cm" svg:height="1cm" svg:x="74.854cm" svg:y="57.126cm" svg:viewBox="0 0 1001 1001" draw:points="0,1001 1001,1001 1001,0 0,0">
          <text:p/>
        </draw:polygon>
        <draw:polygon draw:style-name="gr16" draw:text-style-name="P4" draw:layer="layout" svg:width="0.186cm" svg:height="1cm" svg:x="74.854cm" svg:y="57.126cm" svg:viewBox="0 0 187 1001" draw:points="0,1001 187,1001 187,0 0,0">
          <text:p/>
        </draw:polygon>
        <draw:polygon draw:style-name="gr16" draw:text-style-name="P4" draw:layer="layout" svg:width="1cm" svg:height="1cm" svg:x="74.854cm" svg:y="58.226cm" svg:viewBox="0 0 1001 1001" draw:points="0,1001 1001,1001 1001,0 0,0">
          <text:p/>
        </draw:polygon>
        <draw:polygon draw:style-name="gr16" draw:text-style-name="P4" draw:layer="layout" svg:width="0.186cm" svg:height="1cm" svg:x="74.854cm" svg:y="58.226cm" svg:viewBox="0 0 187 1001" draw:points="0,1001 187,1001 187,0 0,0">
          <text:p/>
        </draw:polygon>
        <draw:polygon draw:style-name="gr16" draw:text-style-name="P4" draw:layer="layout" svg:width="1cm" svg:height="1cm" svg:x="74.854cm" svg:y="59.326cm" svg:viewBox="0 0 1001 1001" draw:points="0,1001 1001,1001 1001,0 0,0">
          <text:p/>
        </draw:polygon>
        <draw:polygon draw:style-name="gr16" draw:text-style-name="P4" draw:layer="layout" svg:width="0.186cm" svg:height="1cm" svg:x="74.854cm" svg:y="59.326cm" svg:viewBox="0 0 187 1001" draw:points="0,1001 187,1001 187,0 0,0">
          <text:p/>
        </draw:polygon>
        <draw:polygon draw:style-name="gr16" draw:text-style-name="P4" draw:layer="layout" svg:width="1cm" svg:height="1cm" svg:x="74.854cm" svg:y="60.426cm" svg:viewBox="0 0 1001 1001" draw:points="0,1001 1001,1001 1001,0 0,0">
          <text:p/>
        </draw:polygon>
        <draw:polygon draw:style-name="gr16" draw:text-style-name="P4" draw:layer="layout" svg:width="0.186cm" svg:height="1cm" svg:x="74.854cm" svg:y="60.426cm" svg:viewBox="0 0 187 1001" draw:points="0,1001 187,1001 187,0 0,0">
          <text:p/>
        </draw:polygon>
        <draw:polygon draw:style-name="gr16" draw:text-style-name="P4" draw:layer="layout" svg:width="1cm" svg:height="1cm" svg:x="74.854cm" svg:y="61.526cm" svg:viewBox="0 0 1001 1001" draw:points="0,1001 1001,1001 1001,0 0,0">
          <text:p/>
        </draw:polygon>
        <draw:polygon draw:style-name="gr16" draw:text-style-name="P4" draw:layer="layout" svg:width="0.186cm" svg:height="1cm" svg:x="74.854cm" svg:y="61.526cm" svg:viewBox="0 0 187 1001" draw:points="0,1001 187,1001 187,0 0,0">
          <text:p/>
        </draw:polygon>
        <draw:polygon draw:style-name="gr16" draw:text-style-name="P4" draw:layer="layout" svg:width="1cm" svg:height="1cm" svg:x="74.854cm" svg:y="62.626cm" svg:viewBox="0 0 1001 1001" draw:points="0,1001 1001,1001 1001,0 0,0">
          <text:p/>
        </draw:polygon>
        <draw:polygon draw:style-name="gr16" draw:text-style-name="P4" draw:layer="layout" svg:width="0.186cm" svg:height="1cm" svg:x="74.854cm" svg:y="62.626cm" svg:viewBox="0 0 187 1001" draw:points="0,1001 187,1001 187,0 0,0">
          <text:p/>
        </draw:polygon>
        <draw:polygon draw:style-name="gr16" draw:text-style-name="P4" draw:layer="layout" svg:width="1cm" svg:height="1cm" svg:x="74.854cm" svg:y="63.726cm" svg:viewBox="0 0 1001 1001" draw:points="0,1001 1001,1001 1001,0 0,0">
          <text:p/>
        </draw:polygon>
        <draw:polygon draw:style-name="gr16" draw:text-style-name="P4" draw:layer="layout" svg:width="0.186cm" svg:height="1cm" svg:x="74.854cm" svg:y="63.726cm" svg:viewBox="0 0 187 1001" draw:points="0,1001 187,1001 187,0 0,0">
          <text:p/>
        </draw:polygon>
        <draw:polygon draw:style-name="gr16" draw:text-style-name="P4" draw:layer="layout" svg:width="1cm" svg:height="1cm" svg:x="74.854cm" svg:y="64.826cm" svg:viewBox="0 0 1001 1001" draw:points="0,1001 1001,1001 1001,0 0,0">
          <text:p/>
        </draw:polygon>
        <draw:polygon draw:style-name="gr16" draw:text-style-name="P4" draw:layer="layout" svg:width="0.186cm" svg:height="1cm" svg:x="74.854cm" svg:y="64.826cm" svg:viewBox="0 0 187 1001" draw:points="0,1001 187,1001 187,0 0,0">
          <text:p/>
        </draw:polygon>
        <draw:polygon draw:style-name="gr16" draw:text-style-name="P4" draw:layer="layout" svg:width="1cm" svg:height="1cm" svg:x="74.854cm" svg:y="68.126cm" svg:viewBox="0 0 1001 1001" draw:points="0,1001 1001,1001 1001,0 0,0">
          <text:p/>
        </draw:polygon>
        <draw:polygon draw:style-name="gr16" draw:text-style-name="P4" draw:layer="layout" svg:width="0.186cm" svg:height="1cm" svg:x="74.854cm" svg:y="68.126cm" svg:viewBox="0 0 187 1001" draw:points="0,1001 187,1001 187,0 0,0">
          <text:p/>
        </draw:polygon>
        <draw:polygon draw:style-name="gr16" draw:text-style-name="P4" draw:layer="layout" svg:width="1cm" svg:height="1cm" svg:x="74.854cm" svg:y="69.226cm" svg:viewBox="0 0 1001 1001" draw:points="0,1001 1001,1001 1001,0 0,0">
          <text:p/>
        </draw:polygon>
        <draw:polygon draw:style-name="gr16" draw:text-style-name="P4" draw:layer="layout" svg:width="0.186cm" svg:height="1cm" svg:x="74.854cm" svg:y="69.226cm" svg:viewBox="0 0 187 1001" draw:points="0,1001 187,1001 187,0 0,0">
          <text:p/>
        </draw:polygon>
        <draw:polygon draw:style-name="gr16" draw:text-style-name="P4" draw:layer="layout" svg:width="1cm" svg:height="1cm" svg:x="74.854cm" svg:y="70.326cm" svg:viewBox="0 0 1001 1001" draw:points="0,1001 1001,1001 1001,0 0,0">
          <text:p/>
        </draw:polygon>
        <draw:polygon draw:style-name="gr16" draw:text-style-name="P4" draw:layer="layout" svg:width="0.186cm" svg:height="1cm" svg:x="74.854cm" svg:y="70.326cm" svg:viewBox="0 0 187 1001" draw:points="0,1001 187,1001 187,0 0,0">
          <text:p/>
        </draw:polygon>
        <draw:polygon draw:style-name="gr16" draw:text-style-name="P4" draw:layer="layout" svg:width="1cm" svg:height="1cm" svg:x="74.854cm" svg:y="71.426cm" svg:viewBox="0 0 1001 1001" draw:points="0,1001 1001,1001 1001,0 0,0">
          <text:p/>
        </draw:polygon>
        <draw:polygon draw:style-name="gr16" draw:text-style-name="P4" draw:layer="layout" svg:width="0.186cm" svg:height="1cm" svg:x="74.854cm" svg:y="71.426cm" svg:viewBox="0 0 187 1001" draw:points="0,1001 187,1001 187,0 0,0">
          <text:p/>
        </draw:polygon>
        <draw:polygon draw:style-name="gr16" draw:text-style-name="P4" draw:layer="layout" svg:width="1cm" svg:height="1cm" svg:x="74.854cm" svg:y="72.526cm" svg:viewBox="0 0 1001 1001" draw:points="0,1001 1001,1001 1001,0 0,0">
          <text:p/>
        </draw:polygon>
        <draw:polygon draw:style-name="gr16" draw:text-style-name="P4" draw:layer="layout" svg:width="0.186cm" svg:height="1cm" svg:x="74.854cm" svg:y="72.526cm" svg:viewBox="0 0 187 1001" draw:points="0,1001 187,1001 187,0 0,0">
          <text:p/>
        </draw:polygon>
        <draw:polygon draw:style-name="gr16" draw:text-style-name="P4" draw:layer="layout" svg:width="1cm" svg:height="1cm" svg:x="74.854cm" svg:y="73.626cm" svg:viewBox="0 0 1001 1001" draw:points="0,1001 1001,1001 1001,0 0,0">
          <text:p/>
        </draw:polygon>
        <draw:polygon draw:style-name="gr16" draw:text-style-name="P4" draw:layer="layout" svg:width="0.186cm" svg:height="1cm" svg:x="74.854cm" svg:y="73.626cm" svg:viewBox="0 0 187 1001" draw:points="0,1001 187,1001 187,0 0,0">
          <text:p/>
        </draw:polygon>
        <draw:polygon draw:style-name="gr16" draw:text-style-name="P4" draw:layer="layout" svg:width="1cm" svg:height="1cm" svg:x="74.854cm" svg:y="74.726cm" svg:viewBox="0 0 1001 1001" draw:points="0,1001 1001,1001 1001,0 0,0">
          <text:p/>
        </draw:polygon>
        <draw:polygon draw:style-name="gr16" draw:text-style-name="P4" draw:layer="layout" svg:width="0.186cm" svg:height="1cm" svg:x="74.854cm" svg:y="74.726cm" svg:viewBox="0 0 187 1001" draw:points="0,1001 187,1001 187,0 0,0">
          <text:p/>
        </draw:polygon>
        <draw:polygon draw:style-name="gr16" draw:text-style-name="P4" draw:layer="layout" svg:width="1cm" svg:height="1cm" svg:x="74.854cm" svg:y="75.826cm" svg:viewBox="0 0 1001 1001" draw:points="0,1001 1001,1001 1001,0 0,0">
          <text:p/>
        </draw:polygon>
        <draw:polygon draw:style-name="gr16" draw:text-style-name="P4" draw:layer="layout" svg:width="0.186cm" svg:height="1cm" svg:x="74.854cm" svg:y="75.826cm" svg:viewBox="0 0 187 1001" draw:points="0,1001 187,1001 187,0 0,0">
          <text:p/>
        </draw:polygon>
        <draw:polygon draw:style-name="gr16" draw:text-style-name="P4" draw:layer="layout" svg:width="1cm" svg:height="1cm" svg:x="74.854cm" svg:y="76.926cm" svg:viewBox="0 0 1001 1001" draw:points="0,1001 1001,1001 1001,0 0,0">
          <text:p/>
        </draw:polygon>
        <draw:polygon draw:style-name="gr16" draw:text-style-name="P4" draw:layer="layout" svg:width="0.186cm" svg:height="1cm" svg:x="74.854cm" svg:y="76.926cm" svg:viewBox="0 0 187 1001" draw:points="0,1001 187,1001 187,0 0,0">
          <text:p/>
        </draw:polygon>
        <draw:polygon draw:style-name="gr16" draw:text-style-name="P4" draw:layer="layout" svg:width="1cm" svg:height="1cm" svg:x="74.854cm" svg:y="78.026cm" svg:viewBox="0 0 1001 1001" draw:points="0,1001 1001,1001 1001,0 0,0">
          <text:p/>
        </draw:polygon>
        <draw:polygon draw:style-name="gr16" draw:text-style-name="P4" draw:layer="layout" svg:width="0.186cm" svg:height="1cm" svg:x="74.854cm" svg:y="78.026cm" svg:viewBox="0 0 187 1001" draw:points="0,1001 187,1001 187,0 0,0">
          <text:p/>
        </draw:polygon>
        <draw:polygon draw:style-name="gr16" draw:text-style-name="P4" draw:layer="layout" svg:width="1cm" svg:height="1cm" svg:x="74.854cm" svg:y="79.126cm" svg:viewBox="0 0 1001 1001" draw:points="0,1001 1001,1001 1001,0 0,0">
          <text:p/>
        </draw:polygon>
        <draw:polygon draw:style-name="gr16" draw:text-style-name="P4" draw:layer="layout" svg:width="0.186cm" svg:height="1cm" svg:x="74.854cm" svg:y="79.126cm" svg:viewBox="0 0 187 1001" draw:points="0,1001 187,1001 187,0 0,0">
          <text:p/>
        </draw:polygon>
        <draw:polygon draw:style-name="gr16" draw:text-style-name="P4" draw:layer="layout" svg:width="1cm" svg:height="1cm" svg:x="72.943cm" svg:y="53.826cm" svg:viewBox="0 0 1001 1001" draw:points="0,1001 1001,1001 1001,0 0,0">
          <text:p/>
        </draw:polygon>
        <draw:polygon draw:style-name="gr16" draw:text-style-name="P4" draw:layer="layout" svg:width="0.186cm" svg:height="1cm" svg:x="72.943cm" svg:y="53.826cm" svg:viewBox="0 0 187 1001" draw:points="0,1001 187,1001 187,0 0,0">
          <text:p/>
        </draw:polygon>
        <draw:polygon draw:style-name="gr16" draw:text-style-name="P4" draw:layer="layout" svg:width="1cm" svg:height="1cm" svg:x="72.943cm" svg:y="54.926cm" svg:viewBox="0 0 1001 1001" draw:points="0,1001 1001,1001 1001,0 0,0">
          <text:p/>
        </draw:polygon>
        <draw:polygon draw:style-name="gr16" draw:text-style-name="P4" draw:layer="layout" svg:width="0.186cm" svg:height="1cm" svg:x="72.943cm" svg:y="54.926cm" svg:viewBox="0 0 187 1001" draw:points="0,1001 187,1001 187,0 0,0">
          <text:p/>
        </draw:polygon>
        <draw:polygon draw:style-name="gr16" draw:text-style-name="P4" draw:layer="layout" svg:width="1cm" svg:height="1cm" svg:x="72.943cm" svg:y="56.026cm" svg:viewBox="0 0 1001 1001" draw:points="0,1001 1001,1001 1001,0 0,0">
          <text:p/>
        </draw:polygon>
        <draw:polygon draw:style-name="gr16" draw:text-style-name="P4" draw:layer="layout" svg:width="0.186cm" svg:height="1cm" svg:x="72.943cm" svg:y="56.026cm" svg:viewBox="0 0 187 1001" draw:points="0,1001 187,1001 187,0 0,0">
          <text:p/>
        </draw:polygon>
        <draw:polygon draw:style-name="gr16" draw:text-style-name="P4" draw:layer="layout" svg:width="1cm" svg:height="1cm" svg:x="72.943cm" svg:y="57.126cm" svg:viewBox="0 0 1001 1001" draw:points="0,1001 1001,1001 1001,0 0,0">
          <text:p/>
        </draw:polygon>
        <draw:polygon draw:style-name="gr16" draw:text-style-name="P4" draw:layer="layout" svg:width="0.186cm" svg:height="1cm" svg:x="72.943cm" svg:y="57.126cm" svg:viewBox="0 0 187 1001" draw:points="0,1001 187,1001 187,0 0,0">
          <text:p/>
        </draw:polygon>
        <draw:polygon draw:style-name="gr16" draw:text-style-name="P4" draw:layer="layout" svg:width="1cm" svg:height="1cm" svg:x="72.943cm" svg:y="58.226cm" svg:viewBox="0 0 1001 1001" draw:points="0,1001 1001,1000 1001,0 0,0">
          <text:p/>
        </draw:polygon>
        <draw:polygon draw:style-name="gr16" draw:text-style-name="P4" draw:layer="layout" svg:width="0.186cm" svg:height="1cm" svg:x="72.943cm" svg:y="58.226cm" svg:viewBox="0 0 187 1001" draw:points="0,1001 187,1000 187,0 0,0">
          <text:p/>
        </draw:polygon>
        <draw:polygon draw:style-name="gr16" draw:text-style-name="P4" draw:layer="layout" svg:width="1cm" svg:height="1cm" svg:x="72.943cm" svg:y="59.326cm" svg:viewBox="0 0 1001 1001" draw:points="0,1001 1001,1001 1001,0 0,0">
          <text:p/>
        </draw:polygon>
        <draw:polygon draw:style-name="gr16" draw:text-style-name="P4" draw:layer="layout" svg:width="0.186cm" svg:height="1cm" svg:x="72.943cm" svg:y="59.326cm" svg:viewBox="0 0 187 1001" draw:points="0,1001 187,1001 187,0 0,0">
          <text:p/>
        </draw:polygon>
        <draw:polygon draw:style-name="gr16" draw:text-style-name="P4" draw:layer="layout" svg:width="1cm" svg:height="1cm" svg:x="72.943cm" svg:y="60.426cm" svg:viewBox="0 0 1001 1001" draw:points="0,1001 1001,1001 1001,0 0,0">
          <text:p/>
        </draw:polygon>
        <draw:polygon draw:style-name="gr16" draw:text-style-name="P4" draw:layer="layout" svg:width="0.186cm" svg:height="1cm" svg:x="72.943cm" svg:y="60.426cm" svg:viewBox="0 0 187 1001" draw:points="0,1001 187,1001 187,0 0,0">
          <text:p/>
        </draw:polygon>
        <draw:polygon draw:style-name="gr16" draw:text-style-name="P4" draw:layer="layout" svg:width="1cm" svg:height="1cm" svg:x="72.943cm" svg:y="61.526cm" svg:viewBox="0 0 1001 1001" draw:points="0,1001 1001,1001 1001,0 0,0">
          <text:p/>
        </draw:polygon>
        <draw:polygon draw:style-name="gr16" draw:text-style-name="P4" draw:layer="layout" svg:width="0.186cm" svg:height="1cm" svg:x="72.943cm" svg:y="61.526cm" svg:viewBox="0 0 187 1001" draw:points="0,1001 187,1001 187,0 0,0">
          <text:p/>
        </draw:polygon>
        <draw:polygon draw:style-name="gr16" draw:text-style-name="P4" draw:layer="layout" svg:width="1cm" svg:height="1cm" svg:x="72.943cm" svg:y="62.626cm" svg:viewBox="0 0 1001 1001" draw:points="0,1001 1001,1001 1001,0 0,0">
          <text:p/>
        </draw:polygon>
        <draw:polygon draw:style-name="gr16" draw:text-style-name="P4" draw:layer="layout" svg:width="0.186cm" svg:height="1cm" svg:x="72.943cm" svg:y="62.626cm" svg:viewBox="0 0 187 1001" draw:points="0,1001 187,1001 187,0 0,0">
          <text:p/>
        </draw:polygon>
        <draw:polygon draw:style-name="gr16" draw:text-style-name="P4" draw:layer="layout" svg:width="1cm" svg:height="1cm" svg:x="72.943cm" svg:y="63.726cm" svg:viewBox="0 0 1001 1001" draw:points="0,1001 1001,1001 1001,0 0,0">
          <text:p/>
        </draw:polygon>
        <draw:polygon draw:style-name="gr16" draw:text-style-name="P4" draw:layer="layout" svg:width="0.186cm" svg:height="1cm" svg:x="72.943cm" svg:y="63.726cm" svg:viewBox="0 0 187 1001" draw:points="0,1001 187,1001 187,0 0,0">
          <text:p/>
        </draw:polygon>
        <draw:polygon draw:style-name="gr16" draw:text-style-name="P4" draw:layer="layout" svg:width="1cm" svg:height="1cm" svg:x="72.943cm" svg:y="64.826cm" svg:viewBox="0 0 1001 1001" draw:points="0,1001 1001,1001 1001,0 0,0">
          <text:p/>
        </draw:polygon>
        <draw:polygon draw:style-name="gr16" draw:text-style-name="P4" draw:layer="layout" svg:width="0.186cm" svg:height="1cm" svg:x="72.943cm" svg:y="64.826cm" svg:viewBox="0 0 187 1001" draw:points="0,1001 187,1001 187,0 0,0">
          <text:p/>
        </draw:polygon>
        <draw:polygon draw:style-name="gr16" draw:text-style-name="P4" draw:layer="layout" svg:width="1cm" svg:height="1cm" svg:x="72.943cm" svg:y="68.126cm" svg:viewBox="0 0 1001 1001" draw:points="0,1001 1001,1001 1001,0 0,0">
          <text:p/>
        </draw:polygon>
        <draw:polygon draw:style-name="gr16" draw:text-style-name="P4" draw:layer="layout" svg:width="0.186cm" svg:height="1cm" svg:x="72.943cm" svg:y="68.126cm" svg:viewBox="0 0 187 1001" draw:points="0,1001 187,1001 187,0 0,0">
          <text:p/>
        </draw:polygon>
        <draw:polygon draw:style-name="gr16" draw:text-style-name="P4" draw:layer="layout" svg:width="1cm" svg:height="1cm" svg:x="72.943cm" svg:y="69.226cm" svg:viewBox="0 0 1001 1001" draw:points="0,1001 1001,1001 1001,0 0,0">
          <text:p/>
        </draw:polygon>
        <draw:polygon draw:style-name="gr16" draw:text-style-name="P4" draw:layer="layout" svg:width="0.186cm" svg:height="1cm" svg:x="72.943cm" svg:y="69.226cm" svg:viewBox="0 0 187 1001" draw:points="0,1001 187,1001 187,0 0,0">
          <text:p/>
        </draw:polygon>
        <draw:polygon draw:style-name="gr16" draw:text-style-name="P4" draw:layer="layout" svg:width="1cm" svg:height="1cm" svg:x="72.943cm" svg:y="70.326cm" svg:viewBox="0 0 1001 1001" draw:points="0,1001 1001,1001 1001,0 0,0">
          <text:p/>
        </draw:polygon>
        <draw:polygon draw:style-name="gr16" draw:text-style-name="P4" draw:layer="layout" svg:width="0.186cm" svg:height="1cm" svg:x="72.943cm" svg:y="70.326cm" svg:viewBox="0 0 187 1001" draw:points="0,1001 187,1001 187,0 0,0">
          <text:p/>
        </draw:polygon>
        <draw:polygon draw:style-name="gr16" draw:text-style-name="P4" draw:layer="layout" svg:width="1cm" svg:height="1cm" svg:x="72.943cm" svg:y="71.426cm" svg:viewBox="0 0 1001 1001" draw:points="0,1001 1001,1001 1001,0 0,0">
          <text:p/>
        </draw:polygon>
        <draw:polygon draw:style-name="gr16" draw:text-style-name="P4" draw:layer="layout" svg:width="0.186cm" svg:height="1cm" svg:x="72.943cm" svg:y="71.426cm" svg:viewBox="0 0 187 1001" draw:points="0,1001 187,1001 187,0 0,0">
          <text:p/>
        </draw:polygon>
        <draw:polygon draw:style-name="gr16" draw:text-style-name="P4" draw:layer="layout" svg:width="1cm" svg:height="1cm" svg:x="72.943cm" svg:y="72.526cm" svg:viewBox="0 0 1001 1001" draw:points="0,1001 1001,1001 1001,0 0,0">
          <text:p/>
        </draw:polygon>
        <draw:polygon draw:style-name="gr16" draw:text-style-name="P4" draw:layer="layout" svg:width="0.186cm" svg:height="1cm" svg:x="72.943cm" svg:y="72.526cm" svg:viewBox="0 0 187 1001" draw:points="0,1001 187,1001 187,0 0,0">
          <text:p/>
        </draw:polygon>
        <draw:polygon draw:style-name="gr16" draw:text-style-name="P4" draw:layer="layout" svg:width="1cm" svg:height="1cm" svg:x="72.943cm" svg:y="73.626cm" svg:viewBox="0 0 1001 1001" draw:points="0,1001 1001,1001 1001,0 0,0">
          <text:p/>
        </draw:polygon>
        <draw:polygon draw:style-name="gr16" draw:text-style-name="P4" draw:layer="layout" svg:width="0.186cm" svg:height="1cm" svg:x="72.943cm" svg:y="73.626cm" svg:viewBox="0 0 187 1001" draw:points="0,1001 187,1001 187,0 0,0">
          <text:p/>
        </draw:polygon>
        <draw:polygon draw:style-name="gr16" draw:text-style-name="P4" draw:layer="layout" svg:width="1cm" svg:height="1cm" svg:x="72.943cm" svg:y="74.726cm" svg:viewBox="0 0 1001 1001" draw:points="0,1001 1001,1001 1001,0 0,0">
          <text:p/>
        </draw:polygon>
        <draw:polygon draw:style-name="gr16" draw:text-style-name="P4" draw:layer="layout" svg:width="0.186cm" svg:height="1cm" svg:x="72.943cm" svg:y="74.726cm" svg:viewBox="0 0 187 1001" draw:points="0,1001 187,1001 187,0 0,0">
          <text:p/>
        </draw:polygon>
        <draw:polygon draw:style-name="gr16" draw:text-style-name="P4" draw:layer="layout" svg:width="1cm" svg:height="1cm" svg:x="72.943cm" svg:y="75.826cm" svg:viewBox="0 0 1001 1001" draw:points="0,1001 1001,1001 1001,0 0,0">
          <text:p/>
        </draw:polygon>
        <draw:polygon draw:style-name="gr16" draw:text-style-name="P4" draw:layer="layout" svg:width="0.186cm" svg:height="1cm" svg:x="72.943cm" svg:y="75.826cm" svg:viewBox="0 0 187 1001" draw:points="0,1001 187,1001 187,0 0,0">
          <text:p/>
        </draw:polygon>
        <draw:polygon draw:style-name="gr16" draw:text-style-name="P4" draw:layer="layout" svg:width="1cm" svg:height="1cm" svg:x="72.943cm" svg:y="76.926cm" svg:viewBox="0 0 1001 1001" draw:points="0,1001 1001,1001 1001,0 0,0">
          <text:p/>
        </draw:polygon>
        <draw:polygon draw:style-name="gr16" draw:text-style-name="P4" draw:layer="layout" svg:width="0.186cm" svg:height="1cm" svg:x="72.943cm" svg:y="76.926cm" svg:viewBox="0 0 187 1001" draw:points="0,1001 187,1001 187,0 0,0">
          <text:p/>
        </draw:polygon>
        <draw:polygon draw:style-name="gr16" draw:text-style-name="P4" draw:layer="layout" svg:width="1cm" svg:height="1cm" svg:x="72.943cm" svg:y="78.026cm" svg:viewBox="0 0 1001 1001" draw:points="0,1001 1001,1001 1001,0 0,0">
          <text:p/>
        </draw:polygon>
        <draw:polygon draw:style-name="gr16" draw:text-style-name="P4" draw:layer="layout" svg:width="0.186cm" svg:height="1cm" svg:x="72.943cm" svg:y="78.026cm" svg:viewBox="0 0 187 1001" draw:points="0,1001 187,1001 187,0 0,0">
          <text:p/>
        </draw:polygon>
        <draw:polygon draw:style-name="gr16" draw:text-style-name="P4" draw:layer="layout" svg:width="1cm" svg:height="1cm" svg:x="72.943cm" svg:y="79.126cm" svg:viewBox="0 0 1001 1001" draw:points="0,1001 1001,1001 1001,0 0,0">
          <text:p/>
        </draw:polygon>
        <draw:polygon draw:style-name="gr16" draw:text-style-name="P4" draw:layer="layout" svg:width="0.186cm" svg:height="1cm" svg:x="72.943cm" svg:y="79.126cm" svg:viewBox="0 0 187 1001" draw:points="0,1001 187,1001 187,0 0,0">
          <text:p/>
        </draw:polygon>
        <draw:polygon draw:style-name="gr16" draw:text-style-name="P4" draw:layer="layout" svg:width="1cm" svg:height="1cm" svg:x="70.854cm" svg:y="53.826cm" svg:viewBox="0 0 1001 1001" draw:points="0,1001 1001,1001 1001,0 0,0">
          <text:p/>
        </draw:polygon>
        <draw:polygon draw:style-name="gr16" draw:text-style-name="P4" draw:layer="layout" svg:width="0.186cm" svg:height="1cm" svg:x="70.854cm" svg:y="53.826cm" svg:viewBox="0 0 187 1001" draw:points="0,1001 187,1001 187,0 0,0">
          <text:p/>
        </draw:polygon>
        <draw:polygon draw:style-name="gr16" draw:text-style-name="P4" draw:layer="layout" svg:width="1cm" svg:height="1cm" svg:x="70.854cm" svg:y="54.926cm" svg:viewBox="0 0 1001 1001" draw:points="0,1001 1001,1001 1001,0 0,0">
          <text:p/>
        </draw:polygon>
        <draw:polygon draw:style-name="gr16" draw:text-style-name="P4" draw:layer="layout" svg:width="0.186cm" svg:height="1cm" svg:x="70.854cm" svg:y="54.926cm" svg:viewBox="0 0 187 1001" draw:points="0,1001 187,1001 187,0 0,0">
          <text:p/>
        </draw:polygon>
        <draw:polygon draw:style-name="gr16" draw:text-style-name="P4" draw:layer="layout" svg:width="1cm" svg:height="1cm" svg:x="70.854cm" svg:y="56.026cm" svg:viewBox="0 0 1001 1001" draw:points="0,1001 1001,1001 1001,0 0,0">
          <text:p/>
        </draw:polygon>
        <draw:polygon draw:style-name="gr16" draw:text-style-name="P4" draw:layer="layout" svg:width="0.186cm" svg:height="1cm" svg:x="70.854cm" svg:y="56.026cm" svg:viewBox="0 0 187 1001" draw:points="0,1001 187,1001 186,0 0,0">
          <text:p/>
        </draw:polygon>
        <draw:polygon draw:style-name="gr16" draw:text-style-name="P4" draw:layer="layout" svg:width="1cm" svg:height="1cm" svg:x="70.854cm" svg:y="57.126cm" svg:viewBox="0 0 1001 1001" draw:points="0,1001 1001,1001 1001,0 0,0">
          <text:p/>
        </draw:polygon>
        <draw:polygon draw:style-name="gr16" draw:text-style-name="P4" draw:layer="layout" svg:width="0.186cm" svg:height="1cm" svg:x="70.854cm" svg:y="57.126cm" svg:viewBox="0 0 187 1001" draw:points="0,1001 187,1001 187,0 0,0">
          <text:p/>
        </draw:polygon>
        <draw:polygon draw:style-name="gr16" draw:text-style-name="P4" draw:layer="layout" svg:width="1cm" svg:height="1cm" svg:x="70.854cm" svg:y="58.226cm" svg:viewBox="0 0 1001 1001" draw:points="0,1001 1001,1001 1001,0 0,0">
          <text:p/>
        </draw:polygon>
        <draw:polygon draw:style-name="gr16" draw:text-style-name="P4" draw:layer="layout" svg:width="0.186cm" svg:height="1cm" svg:x="70.854cm" svg:y="58.226cm" svg:viewBox="0 0 187 1001" draw:points="0,1001 187,1001 187,0 0,0">
          <text:p/>
        </draw:polygon>
        <draw:polygon draw:style-name="gr16" draw:text-style-name="P4" draw:layer="layout" svg:width="1cm" svg:height="1cm" svg:x="70.854cm" svg:y="59.326cm" svg:viewBox="0 0 1001 1001" draw:points="0,1001 1001,1001 1000,0 0,0">
          <text:p/>
        </draw:polygon>
        <draw:polygon draw:style-name="gr16" draw:text-style-name="P4" draw:layer="layout" svg:width="0.186cm" svg:height="1cm" svg:x="70.854cm" svg:y="59.326cm" svg:viewBox="0 0 187 1001" draw:points="0,1001 187,1001 187,0 0,0">
          <text:p/>
        </draw:polygon>
        <draw:polygon draw:style-name="gr16" draw:text-style-name="P4" draw:layer="layout" svg:width="1cm" svg:height="1cm" svg:x="70.854cm" svg:y="60.426cm" svg:viewBox="0 0 1001 1001" draw:points="0,1001 1001,1001 1001,0 0,0">
          <text:p/>
        </draw:polygon>
        <draw:polygon draw:style-name="gr16" draw:text-style-name="P4" draw:layer="layout" svg:width="0.186cm" svg:height="1cm" svg:x="70.854cm" svg:y="60.426cm" svg:viewBox="0 0 187 1001" draw:points="0,1001 187,1001 187,0 0,0">
          <text:p/>
        </draw:polygon>
        <draw:polygon draw:style-name="gr16" draw:text-style-name="P4" draw:layer="layout" svg:width="1cm" svg:height="1cm" svg:x="70.854cm" svg:y="61.526cm" svg:viewBox="0 0 1001 1001" draw:points="0,1001 1001,1001 1001,0 0,0">
          <text:p/>
        </draw:polygon>
        <draw:polygon draw:style-name="gr16" draw:text-style-name="P4" draw:layer="layout" svg:width="0.186cm" svg:height="1cm" svg:x="70.854cm" svg:y="61.526cm" svg:viewBox="0 0 187 1001" draw:points="0,1001 187,1001 187,0 0,0">
          <text:p/>
        </draw:polygon>
        <draw:polygon draw:style-name="gr16" draw:text-style-name="P4" draw:layer="layout" svg:width="1cm" svg:height="1cm" svg:x="70.854cm" svg:y="62.626cm" svg:viewBox="0 0 1001 1001" draw:points="0,1001 1001,1001 1001,0 0,0">
          <text:p/>
        </draw:polygon>
        <draw:polygon draw:style-name="gr16" draw:text-style-name="P4" draw:layer="layout" svg:width="0.186cm" svg:height="1cm" svg:x="70.854cm" svg:y="62.626cm" svg:viewBox="0 0 187 1001" draw:points="0,1001 187,1001 186,0 0,0">
          <text:p/>
        </draw:polygon>
        <draw:polygon draw:style-name="gr16" draw:text-style-name="P4" draw:layer="layout" svg:width="1cm" svg:height="1cm" svg:x="70.854cm" svg:y="63.726cm" svg:viewBox="0 0 1001 1001" draw:points="0,1001 1001,1001 1001,0 0,0">
          <text:p/>
        </draw:polygon>
        <draw:polygon draw:style-name="gr16" draw:text-style-name="P4" draw:layer="layout" svg:width="0.186cm" svg:height="1cm" svg:x="70.854cm" svg:y="63.726cm" svg:viewBox="0 0 187 1001" draw:points="0,1001 187,1001 187,0 0,0">
          <text:p/>
        </draw:polygon>
        <draw:polygon draw:style-name="gr16" draw:text-style-name="P4" draw:layer="layout" svg:width="1cm" svg:height="1cm" svg:x="70.854cm" svg:y="64.826cm" svg:viewBox="0 0 1001 1001" draw:points="0,1001 1001,1001 1001,0 0,0">
          <text:p/>
        </draw:polygon>
        <draw:polygon draw:style-name="gr16" draw:text-style-name="P4" draw:layer="layout" svg:width="0.186cm" svg:height="1cm" svg:x="70.854cm" svg:y="64.826cm" svg:viewBox="0 0 187 1001" draw:points="0,1001 187,1001 187,0 0,0">
          <text:p/>
        </draw:polygon>
        <draw:polygon draw:style-name="gr16" draw:text-style-name="P4" draw:layer="layout" svg:width="1cm" svg:height="1cm" svg:x="70.854cm" svg:y="68.126cm" svg:viewBox="0 0 1001 1001" draw:points="0,1001 1001,1001 1001,0 0,0">
          <text:p/>
        </draw:polygon>
        <draw:polygon draw:style-name="gr16" draw:text-style-name="P4" draw:layer="layout" svg:width="0.186cm" svg:height="1cm" svg:x="70.854cm" svg:y="68.126cm" svg:viewBox="0 0 187 1001" draw:points="0,1001 187,1001 187,0 0,0">
          <text:p/>
        </draw:polygon>
        <draw:polygon draw:style-name="gr16" draw:text-style-name="P4" draw:layer="layout" svg:width="1cm" svg:height="1cm" svg:x="70.854cm" svg:y="69.226cm" svg:viewBox="0 0 1001 1001" draw:points="0,1001 1001,1001 1001,0 0,0">
          <text:p/>
        </draw:polygon>
        <draw:polygon draw:style-name="gr16" draw:text-style-name="P4" draw:layer="layout" svg:width="0.186cm" svg:height="1cm" svg:x="70.854cm" svg:y="69.226cm" svg:viewBox="0 0 187 1001" draw:points="0,1001 187,1001 186,0 0,0">
          <text:p/>
        </draw:polygon>
        <draw:polygon draw:style-name="gr16" draw:text-style-name="P4" draw:layer="layout" svg:width="1cm" svg:height="1cm" svg:x="70.854cm" svg:y="70.326cm" svg:viewBox="0 0 1001 1001" draw:points="0,1001 1001,1001 1001,0 0,0">
          <text:p/>
        </draw:polygon>
        <draw:polygon draw:style-name="gr16" draw:text-style-name="P4" draw:layer="layout" svg:width="0.186cm" svg:height="1cm" svg:x="70.854cm" svg:y="70.326cm" svg:viewBox="0 0 187 1001" draw:points="0,1001 187,1001 187,0 0,0">
          <text:p/>
        </draw:polygon>
        <draw:polygon draw:style-name="gr16" draw:text-style-name="P4" draw:layer="layout" svg:width="1cm" svg:height="1cm" svg:x="70.854cm" svg:y="71.426cm" svg:viewBox="0 0 1001 1001" draw:points="0,1001 1001,1001 1001,0 0,0">
          <text:p/>
        </draw:polygon>
        <draw:polygon draw:style-name="gr16" draw:text-style-name="P4" draw:layer="layout" svg:width="0.186cm" svg:height="1cm" svg:x="70.854cm" svg:y="71.426cm" svg:viewBox="0 0 187 1001" draw:points="0,1001 187,1001 187,0 0,0">
          <text:p/>
        </draw:polygon>
        <draw:polygon draw:style-name="gr16" draw:text-style-name="P4" draw:layer="layout" svg:width="1cm" svg:height="1cm" svg:x="70.854cm" svg:y="72.526cm" svg:viewBox="0 0 1001 1001" draw:points="0,1001 1001,1001 1000,0 0,0">
          <text:p/>
        </draw:polygon>
        <draw:polygon draw:style-name="gr16" draw:text-style-name="P4" draw:layer="layout" svg:width="0.186cm" svg:height="1cm" svg:x="70.854cm" svg:y="72.526cm" svg:viewBox="0 0 187 1001" draw:points="0,1001 187,1001 186,0 0,0">
          <text:p/>
        </draw:polygon>
        <draw:polygon draw:style-name="gr16" draw:text-style-name="P4" draw:layer="layout" svg:width="1cm" svg:height="1cm" svg:x="70.854cm" svg:y="73.626cm" svg:viewBox="0 0 1001 1001" draw:points="0,1001 1001,1001 1001,0 0,0">
          <text:p/>
        </draw:polygon>
        <draw:polygon draw:style-name="gr16" draw:text-style-name="P4" draw:layer="layout" svg:width="0.186cm" svg:height="1cm" svg:x="70.854cm" svg:y="73.626cm" svg:viewBox="0 0 187 1001" draw:points="0,1001 187,1001 187,0 0,0">
          <text:p/>
        </draw:polygon>
        <draw:polygon draw:style-name="gr16" draw:text-style-name="P4" draw:layer="layout" svg:width="1cm" svg:height="1cm" svg:x="70.854cm" svg:y="74.726cm" svg:viewBox="0 0 1001 1001" draw:points="0,1001 1001,1001 1001,0 0,0">
          <text:p/>
        </draw:polygon>
        <draw:polygon draw:style-name="gr16" draw:text-style-name="P4" draw:layer="layout" svg:width="0.186cm" svg:height="1cm" svg:x="70.854cm" svg:y="74.726cm" svg:viewBox="0 0 187 1001" draw:points="0,1001 187,1001 187,0 0,0">
          <text:p/>
        </draw:polygon>
        <draw:polygon draw:style-name="gr16" draw:text-style-name="P4" draw:layer="layout" svg:width="1cm" svg:height="1cm" svg:x="70.854cm" svg:y="75.826cm" svg:viewBox="0 0 1001 1001" draw:points="0,1001 1001,1001 1000,0 0,0">
          <text:p/>
        </draw:polygon>
        <draw:polygon draw:style-name="gr16" draw:text-style-name="P4" draw:layer="layout" svg:width="0.186cm" svg:height="1cm" svg:x="70.854cm" svg:y="75.826cm" svg:viewBox="0 0 187 1001" draw:points="0,1001 187,1001 186,0 0,0">
          <text:p/>
        </draw:polygon>
        <draw:polygon draw:style-name="gr16" draw:text-style-name="P4" draw:layer="layout" svg:width="1cm" svg:height="1cm" svg:x="70.854cm" svg:y="76.926cm" svg:viewBox="0 0 1001 1001" draw:points="0,1001 1001,1001 1001,0 0,0">
          <text:p/>
        </draw:polygon>
        <draw:polygon draw:style-name="gr16" draw:text-style-name="P4" draw:layer="layout" svg:width="0.186cm" svg:height="1cm" svg:x="70.854cm" svg:y="76.926cm" svg:viewBox="0 0 187 1001" draw:points="0,1001 187,1001 187,0 0,0">
          <text:p/>
        </draw:polygon>
        <draw:polygon draw:style-name="gr16" draw:text-style-name="P4" draw:layer="layout" svg:width="1cm" svg:height="1cm" svg:x="70.854cm" svg:y="78.026cm" svg:viewBox="0 0 1001 1001" draw:points="0,1001 1001,1001 1001,0 0,0">
          <text:p/>
        </draw:polygon>
        <draw:polygon draw:style-name="gr16" draw:text-style-name="P4" draw:layer="layout" svg:width="0.186cm" svg:height="1cm" svg:x="70.854cm" svg:y="78.026cm" svg:viewBox="0 0 187 1001" draw:points="0,1001 187,1001 187,0 0,0">
          <text:p/>
        </draw:polygon>
        <draw:polygon draw:style-name="gr16" draw:text-style-name="P4" draw:layer="layout" svg:width="1cm" svg:height="1cm" svg:x="70.854cm" svg:y="79.126cm" svg:viewBox="0 0 1001 1001" draw:points="0,1001 1001,1001 1001,0 0,0">
          <text:p/>
        </draw:polygon>
        <draw:polygon draw:style-name="gr16" draw:text-style-name="P4" draw:layer="layout" svg:width="0.186cm" svg:height="1cm" svg:x="70.854cm" svg:y="79.126cm" svg:viewBox="0 0 187 1001" draw:points="0,1001 187,1001 186,0 0,0">
          <text:p/>
        </draw:polygon>
        <draw:polygon draw:style-name="gr16" draw:text-style-name="P4" draw:layer="layout" svg:width="1cm" svg:height="1cm" svg:x="68.943cm" svg:y="53.826cm" svg:viewBox="0 0 1001 1001" draw:points="0,1001 1001,1001 1001,0 0,0">
          <text:p/>
        </draw:polygon>
        <draw:polygon draw:style-name="gr16" draw:text-style-name="P4" draw:layer="layout" svg:width="0.186cm" svg:height="1cm" svg:x="68.943cm" svg:y="53.826cm" svg:viewBox="0 0 187 1001" draw:points="0,1001 187,1001 187,0 0,0">
          <text:p/>
        </draw:polygon>
        <draw:polygon draw:style-name="gr16" draw:text-style-name="P4" draw:layer="layout" svg:width="1cm" svg:height="1cm" svg:x="68.943cm" svg:y="54.926cm" svg:viewBox="0 0 1001 1001" draw:points="0,1001 1001,1001 1001,0 0,0">
          <text:p/>
        </draw:polygon>
        <draw:polygon draw:style-name="gr16" draw:text-style-name="P4" draw:layer="layout" svg:width="0.186cm" svg:height="1cm" svg:x="68.943cm" svg:y="54.926cm" svg:viewBox="0 0 187 1001" draw:points="0,1001 187,1001 187,0 0,0">
          <text:p/>
        </draw:polygon>
        <draw:polygon draw:style-name="gr16" draw:text-style-name="P4" draw:layer="layout" svg:width="1cm" svg:height="1cm" svg:x="68.943cm" svg:y="56.026cm" svg:viewBox="0 0 1001 1001" draw:points="0,1001 1001,1001 1001,0 0,0">
          <text:p/>
        </draw:polygon>
        <draw:polygon draw:style-name="gr16" draw:text-style-name="P4" draw:layer="layout" svg:width="0.186cm" svg:height="1cm" svg:x="68.943cm" svg:y="56.026cm" svg:viewBox="0 0 187 1001" draw:points="0,1001 187,1001 187,0 0,0">
          <text:p/>
        </draw:polygon>
        <draw:polygon draw:style-name="gr16" draw:text-style-name="P4" draw:layer="layout" svg:width="1cm" svg:height="1cm" svg:x="68.943cm" svg:y="57.126cm" svg:viewBox="0 0 1001 1001" draw:points="0,1001 1001,1001 1001,0 0,0">
          <text:p/>
        </draw:polygon>
        <draw:polygon draw:style-name="gr16" draw:text-style-name="P4" draw:layer="layout" svg:width="0.186cm" svg:height="1cm" svg:x="68.943cm" svg:y="57.126cm" svg:viewBox="0 0 187 1001" draw:points="0,1001 187,1001 187,0 0,0">
          <text:p/>
        </draw:polygon>
        <draw:polygon draw:style-name="gr16" draw:text-style-name="P4" draw:layer="layout" svg:width="1cm" svg:height="1cm" svg:x="68.943cm" svg:y="58.226cm" svg:viewBox="0 0 1001 1001" draw:points="0,1001 1001,1001 1001,0 0,0">
          <text:p/>
        </draw:polygon>
        <draw:polygon draw:style-name="gr16" draw:text-style-name="P4" draw:layer="layout" svg:width="0.186cm" svg:height="1cm" svg:x="68.943cm" svg:y="58.226cm" svg:viewBox="0 0 187 1001" draw:points="0,1001 187,1001 187,0 0,0">
          <text:p/>
        </draw:polygon>
        <draw:polygon draw:style-name="gr16" draw:text-style-name="P4" draw:layer="layout" svg:width="1cm" svg:height="1cm" svg:x="68.943cm" svg:y="59.326cm" svg:viewBox="0 0 1001 1001" draw:points="0,1001 1001,1001 1001,0 0,0">
          <text:p/>
        </draw:polygon>
        <draw:polygon draw:style-name="gr16" draw:text-style-name="P4" draw:layer="layout" svg:width="0.186cm" svg:height="1cm" svg:x="68.943cm" svg:y="59.326cm" svg:viewBox="0 0 187 1001" draw:points="0,1001 187,1001 187,0 0,0">
          <text:p/>
        </draw:polygon>
        <draw:polygon draw:style-name="gr16" draw:text-style-name="P4" draw:layer="layout" svg:width="1cm" svg:height="1cm" svg:x="68.943cm" svg:y="60.426cm" svg:viewBox="0 0 1001 1001" draw:points="0,1001 1001,1001 1001,0 0,0">
          <text:p/>
        </draw:polygon>
        <draw:polygon draw:style-name="gr16" draw:text-style-name="P4" draw:layer="layout" svg:width="0.186cm" svg:height="1cm" svg:x="68.943cm" svg:y="60.426cm" svg:viewBox="0 0 187 1001" draw:points="0,1001 187,1001 187,0 0,0">
          <text:p/>
        </draw:polygon>
        <draw:polygon draw:style-name="gr16" draw:text-style-name="P4" draw:layer="layout" svg:width="1cm" svg:height="1cm" svg:x="68.943cm" svg:y="61.526cm" svg:viewBox="0 0 1001 1001" draw:points="0,1001 1000,1001 1001,0 0,0">
          <text:p/>
        </draw:polygon>
        <draw:polygon draw:style-name="gr16" draw:text-style-name="P4" draw:layer="layout" svg:width="0.186cm" svg:height="1cm" svg:x="68.943cm" svg:y="61.526cm" svg:viewBox="0 0 187 1001" draw:points="0,1001 187,1001 187,0 0,0">
          <text:p/>
        </draw:polygon>
        <draw:polygon draw:style-name="gr16" draw:text-style-name="P4" draw:layer="layout" svg:width="1cm" svg:height="1cm" svg:x="68.943cm" svg:y="62.626cm" svg:viewBox="0 0 1001 1001" draw:points="0,1001 1001,1001 1001,0 0,0">
          <text:p/>
        </draw:polygon>
        <draw:polygon draw:style-name="gr16" draw:text-style-name="P4" draw:layer="layout" svg:width="0.186cm" svg:height="1cm" svg:x="68.943cm" svg:y="62.626cm" svg:viewBox="0 0 187 1001" draw:points="0,1001 187,1001 187,0 0,0">
          <text:p/>
        </draw:polygon>
        <draw:polygon draw:style-name="gr16" draw:text-style-name="P4" draw:layer="layout" svg:width="1cm" svg:height="1cm" svg:x="68.943cm" svg:y="63.726cm" svg:viewBox="0 0 1001 1001" draw:points="0,1001 1001,1001 1001,0 0,0">
          <text:p/>
        </draw:polygon>
        <draw:polygon draw:style-name="gr16" draw:text-style-name="P4" draw:layer="layout" svg:width="0.186cm" svg:height="1cm" svg:x="68.943cm" svg:y="63.726cm" svg:viewBox="0 0 187 1001" draw:points="0,1001 187,1001 187,0 0,0">
          <text:p/>
        </draw:polygon>
        <draw:polygon draw:style-name="gr16" draw:text-style-name="P4" draw:layer="layout" svg:width="1cm" svg:height="1cm" svg:x="68.943cm" svg:y="64.826cm" svg:viewBox="0 0 1001 1001" draw:points="0,1001 1000,1001 1001,0 0,0">
          <text:p/>
        </draw:polygon>
        <draw:polygon draw:style-name="gr16" draw:text-style-name="P4" draw:layer="layout" svg:width="0.186cm" svg:height="1cm" svg:x="68.943cm" svg:y="64.826cm" svg:viewBox="0 0 187 1001" draw:points="0,1001 187,1001 187,0 0,0">
          <text:p/>
        </draw:polygon>
        <draw:polygon draw:style-name="gr16" draw:text-style-name="P4" draw:layer="layout" svg:width="1cm" svg:height="1cm" svg:x="68.943cm" svg:y="68.126cm" svg:viewBox="0 0 1001 1001" draw:points="0,1001 1001,1001 1001,0 0,0">
          <text:p/>
        </draw:polygon>
        <draw:polygon draw:style-name="gr16" draw:text-style-name="P4" draw:layer="layout" svg:width="0.186cm" svg:height="1cm" svg:x="68.943cm" svg:y="68.126cm" svg:viewBox="0 0 187 1001" draw:points="0,1001 187,1001 187,0 0,0">
          <text:p/>
        </draw:polygon>
        <draw:polygon draw:style-name="gr16" draw:text-style-name="P4" draw:layer="layout" svg:width="1cm" svg:height="1cm" svg:x="68.943cm" svg:y="69.226cm" svg:viewBox="0 0 1001 1001" draw:points="0,1001 1001,1001 1001,0 0,0">
          <text:p/>
        </draw:polygon>
        <draw:polygon draw:style-name="gr16" draw:text-style-name="P4" draw:layer="layout" svg:width="0.186cm" svg:height="1cm" svg:x="68.943cm" svg:y="69.226cm" svg:viewBox="0 0 187 1001" draw:points="0,1001 187,1001 187,0 0,0">
          <text:p/>
        </draw:polygon>
        <draw:polygon draw:style-name="gr16" draw:text-style-name="P4" draw:layer="layout" svg:width="1cm" svg:height="1cm" svg:x="68.943cm" svg:y="70.326cm" svg:viewBox="0 0 1001 1001" draw:points="0,1001 1001,1001 1001,0 0,0">
          <text:p/>
        </draw:polygon>
        <draw:polygon draw:style-name="gr16" draw:text-style-name="P4" draw:layer="layout" svg:width="0.186cm" svg:height="1cm" svg:x="68.943cm" svg:y="70.326cm" svg:viewBox="0 0 187 1001" draw:points="0,1001 187,1001 187,0 0,0">
          <text:p/>
        </draw:polygon>
        <draw:polygon draw:style-name="gr16" draw:text-style-name="P4" draw:layer="layout" svg:width="1cm" svg:height="1cm" svg:x="68.943cm" svg:y="71.426cm" svg:viewBox="0 0 1001 1001" draw:points="0,1001 1001,1001 1001,0 0,0">
          <text:p/>
        </draw:polygon>
        <draw:polygon draw:style-name="gr16" draw:text-style-name="P4" draw:layer="layout" svg:width="0.186cm" svg:height="1cm" svg:x="68.943cm" svg:y="71.426cm" svg:viewBox="0 0 187 1001" draw:points="0,1001 187,1001 187,0 0,0">
          <text:p/>
        </draw:polygon>
        <draw:polygon draw:style-name="gr16" draw:text-style-name="P4" draw:layer="layout" svg:width="1cm" svg:height="1cm" svg:x="68.943cm" svg:y="72.526cm" svg:viewBox="0 0 1001 1001" draw:points="0,1001 1001,1001 1001,0 0,0">
          <text:p/>
        </draw:polygon>
        <draw:polygon draw:style-name="gr16" draw:text-style-name="P4" draw:layer="layout" svg:width="0.186cm" svg:height="1cm" svg:x="68.943cm" svg:y="72.526cm" svg:viewBox="0 0 187 1001" draw:points="0,1001 187,1001 187,0 0,0">
          <text:p/>
        </draw:polygon>
        <draw:polygon draw:style-name="gr16" draw:text-style-name="P4" draw:layer="layout" svg:width="1cm" svg:height="1cm" svg:x="68.943cm" svg:y="73.626cm" svg:viewBox="0 0 1001 1001" draw:points="0,1001 1001,1001 1001,0 0,0">
          <text:p/>
        </draw:polygon>
        <draw:polygon draw:style-name="gr16" draw:text-style-name="P4" draw:layer="layout" svg:width="0.186cm" svg:height="1cm" svg:x="68.943cm" svg:y="73.626cm" svg:viewBox="0 0 187 1001" draw:points="0,1001 187,1001 187,0 0,0">
          <text:p/>
        </draw:polygon>
        <draw:polygon draw:style-name="gr16" draw:text-style-name="P4" draw:layer="layout" svg:width="1cm" svg:height="1cm" svg:x="68.943cm" svg:y="74.726cm" svg:viewBox="0 0 1001 1001" draw:points="0,1001 1000,1001 1001,0 0,0">
          <text:p/>
        </draw:polygon>
        <draw:polygon draw:style-name="gr16" draw:text-style-name="P4" draw:layer="layout" svg:width="0.186cm" svg:height="1cm" svg:x="68.943cm" svg:y="74.726cm" svg:viewBox="0 0 187 1001" draw:points="0,1001 187,1001 187,0 0,0">
          <text:p/>
        </draw:polygon>
        <draw:polygon draw:style-name="gr16" draw:text-style-name="P4" draw:layer="layout" svg:width="1cm" svg:height="1cm" svg:x="68.943cm" svg:y="75.826cm" svg:viewBox="0 0 1001 1001" draw:points="0,1001 1001,1001 1001,0 0,0">
          <text:p/>
        </draw:polygon>
        <draw:polygon draw:style-name="gr16" draw:text-style-name="P4" draw:layer="layout" svg:width="0.186cm" svg:height="1cm" svg:x="68.943cm" svg:y="75.826cm" svg:viewBox="0 0 187 1001" draw:points="0,1001 187,1001 187,0 0,0">
          <text:p/>
        </draw:polygon>
        <draw:polygon draw:style-name="gr16" draw:text-style-name="P4" draw:layer="layout" svg:width="1cm" svg:height="1cm" svg:x="68.943cm" svg:y="76.926cm" svg:viewBox="0 0 1001 1001" draw:points="0,1001 1001,1001 1001,0 0,0">
          <text:p/>
        </draw:polygon>
        <draw:polygon draw:style-name="gr16" draw:text-style-name="P4" draw:layer="layout" svg:width="0.186cm" svg:height="1cm" svg:x="68.943cm" svg:y="76.926cm" svg:viewBox="0 0 187 1001" draw:points="0,1001 187,1001 187,0 0,0">
          <text:p/>
        </draw:polygon>
        <draw:polygon draw:style-name="gr16" draw:text-style-name="P4" draw:layer="layout" svg:width="1cm" svg:height="1cm" svg:x="68.943cm" svg:y="78.026cm" svg:viewBox="0 0 1001 1001" draw:points="0,1001 1000,1001 1001,0 0,0">
          <text:p/>
        </draw:polygon>
        <draw:polygon draw:style-name="gr16" draw:text-style-name="P4" draw:layer="layout" svg:width="0.186cm" svg:height="1cm" svg:x="68.943cm" svg:y="78.026cm" svg:viewBox="0 0 187 1001" draw:points="0,1001 187,1001 187,0 0,0">
          <text:p/>
        </draw:polygon>
        <draw:polygon draw:style-name="gr16" draw:text-style-name="P4" draw:layer="layout" svg:width="1cm" svg:height="1cm" svg:x="68.943cm" svg:y="79.126cm" svg:viewBox="0 0 1001 1001" draw:points="0,1001 1001,1001 1001,0 0,0">
          <text:p/>
        </draw:polygon>
        <draw:polygon draw:style-name="gr16" draw:text-style-name="P4" draw:layer="layout" svg:width="0.186cm" svg:height="1cm" svg:x="68.943cm" svg:y="79.126cm" svg:viewBox="0 0 187 1001" draw:points="0,1001 187,1001 187,0 0,0">
          <text:p/>
        </draw:polygon>
        <draw:polygon draw:style-name="gr16" draw:text-style-name="P4" draw:layer="layout" svg:width="1cm" svg:height="1cm" svg:x="67.033cm" svg:y="53.826cm" svg:viewBox="0 0 1001 1001" draw:points="0,1001 1001,1001 1001,0 0,0">
          <text:p/>
        </draw:polygon>
        <draw:polygon draw:style-name="gr16" draw:text-style-name="P4" draw:layer="layout" svg:width="0.186cm" svg:height="1cm" svg:x="67.033cm" svg:y="53.826cm" svg:viewBox="0 0 187 1001" draw:points="0,1001 187,1001 187,0 0,0">
          <text:p/>
        </draw:polygon>
        <draw:polygon draw:style-name="gr16" draw:text-style-name="P4" draw:layer="layout" svg:width="1cm" svg:height="1cm" svg:x="67.033cm" svg:y="54.926cm" svg:viewBox="0 0 1001 1001" draw:points="0,1001 1001,1001 1001,0 0,0">
          <text:p/>
        </draw:polygon>
        <draw:polygon draw:style-name="gr16" draw:text-style-name="P4" draw:layer="layout" svg:width="0.186cm" svg:height="1cm" svg:x="67.033cm" svg:y="54.926cm" svg:viewBox="0 0 187 1001" draw:points="0,1001 187,1001 187,0 0,0">
          <text:p/>
        </draw:polygon>
        <draw:polygon draw:style-name="gr16" draw:text-style-name="P4" draw:layer="layout" svg:width="1cm" svg:height="1cm" svg:x="67.033cm" svg:y="56.026cm" svg:viewBox="0 0 1001 1001" draw:points="0,1001 1001,1001 1001,0 0,0">
          <text:p/>
        </draw:polygon>
        <draw:polygon draw:style-name="gr16" draw:text-style-name="P4" draw:layer="layout" svg:width="0.186cm" svg:height="1cm" svg:x="67.033cm" svg:y="56.026cm" svg:viewBox="0 0 187 1001" draw:points="0,1001 187,1001 187,0 0,0">
          <text:p/>
        </draw:polygon>
        <draw:polygon draw:style-name="gr16" draw:text-style-name="P4" draw:layer="layout" svg:width="1cm" svg:height="1cm" svg:x="67.033cm" svg:y="57.126cm" svg:viewBox="0 0 1001 1001" draw:points="0,1001 1001,1001 1001,0 0,0">
          <text:p/>
        </draw:polygon>
        <draw:polygon draw:style-name="gr16" draw:text-style-name="P4" draw:layer="layout" svg:width="0.186cm" svg:height="1cm" svg:x="67.033cm" svg:y="57.126cm" svg:viewBox="0 0 187 1001" draw:points="0,1001 187,1001 187,0 0,0">
          <text:p/>
        </draw:polygon>
        <draw:polygon draw:style-name="gr16" draw:text-style-name="P4" draw:layer="layout" svg:width="1cm" svg:height="1cm" svg:x="67.033cm" svg:y="58.226cm" svg:viewBox="0 0 1001 1001" draw:points="0,1001 1001,1001 1001,0 0,0">
          <text:p/>
        </draw:polygon>
        <draw:polygon draw:style-name="gr16" draw:text-style-name="P4" draw:layer="layout" svg:width="0.186cm" svg:height="1cm" svg:x="67.033cm" svg:y="58.226cm" svg:viewBox="0 0 187 1001" draw:points="0,1001 187,1001 187,0 0,0">
          <text:p/>
        </draw:polygon>
        <draw:polygon draw:style-name="gr16" draw:text-style-name="P4" draw:layer="layout" svg:width="1cm" svg:height="1cm" svg:x="67.033cm" svg:y="59.326cm" svg:viewBox="0 0 1001 1001" draw:points="0,1001 1001,1001 1001,0 0,0">
          <text:p/>
        </draw:polygon>
        <draw:polygon draw:style-name="gr16" draw:text-style-name="P4" draw:layer="layout" svg:width="0.186cm" svg:height="1cm" svg:x="67.033cm" svg:y="59.326cm" svg:viewBox="0 0 187 1001" draw:points="0,1001 187,1001 187,0 0,0">
          <text:p/>
        </draw:polygon>
        <draw:polygon draw:style-name="gr16" draw:text-style-name="P4" draw:layer="layout" svg:width="1cm" svg:height="1cm" svg:x="67.033cm" svg:y="60.426cm" svg:viewBox="0 0 1001 1001" draw:points="0,1001 1001,1001 1001,0 0,0">
          <text:p/>
        </draw:polygon>
        <draw:polygon draw:style-name="gr16" draw:text-style-name="P4" draw:layer="layout" svg:width="0.186cm" svg:height="1cm" svg:x="67.033cm" svg:y="60.426cm" svg:viewBox="0 0 187 1001" draw:points="0,1001 187,1001 187,0 0,0">
          <text:p/>
        </draw:polygon>
        <draw:polygon draw:style-name="gr16" draw:text-style-name="P4" draw:layer="layout" svg:width="1cm" svg:height="1cm" svg:x="67.033cm" svg:y="61.526cm" svg:viewBox="0 0 1001 1001" draw:points="0,1001 1001,1001 1001,0 0,0">
          <text:p/>
        </draw:polygon>
        <draw:polygon draw:style-name="gr16" draw:text-style-name="P4" draw:layer="layout" svg:width="0.186cm" svg:height="1cm" svg:x="67.033cm" svg:y="61.526cm" svg:viewBox="0 0 187 1001" draw:points="0,1001 187,1001 187,0 0,0">
          <text:p/>
        </draw:polygon>
        <draw:polygon draw:style-name="gr16" draw:text-style-name="P4" draw:layer="layout" svg:width="1cm" svg:height="1cm" svg:x="67.033cm" svg:y="62.626cm" svg:viewBox="0 0 1001 1001" draw:points="0,1001 1001,1001 1001,0 0,0">
          <text:p/>
        </draw:polygon>
        <draw:polygon draw:style-name="gr16" draw:text-style-name="P4" draw:layer="layout" svg:width="0.186cm" svg:height="1cm" svg:x="67.033cm" svg:y="62.626cm" svg:viewBox="0 0 187 1001" draw:points="0,1001 187,1001 187,0 0,0">
          <text:p/>
        </draw:polygon>
        <draw:polygon draw:style-name="gr16" draw:text-style-name="P4" draw:layer="layout" svg:width="1cm" svg:height="1cm" svg:x="67.033cm" svg:y="63.726cm" svg:viewBox="0 0 1001 1001" draw:points="0,1001 1001,1001 1001,0 0,0">
          <text:p/>
        </draw:polygon>
        <draw:polygon draw:style-name="gr16" draw:text-style-name="P4" draw:layer="layout" svg:width="0.186cm" svg:height="1cm" svg:x="67.033cm" svg:y="63.726cm" svg:viewBox="0 0 187 1001" draw:points="0,1001 187,1001 187,0 0,0">
          <text:p/>
        </draw:polygon>
        <draw:polygon draw:style-name="gr16" draw:text-style-name="P4" draw:layer="layout" svg:width="1cm" svg:height="1cm" svg:x="67.033cm" svg:y="64.826cm" svg:viewBox="0 0 1001 1001" draw:points="0,1001 1001,1001 1001,0 0,0">
          <text:p/>
        </draw:polygon>
        <draw:polygon draw:style-name="gr16" draw:text-style-name="P4" draw:layer="layout" svg:width="0.186cm" svg:height="1cm" svg:x="67.033cm" svg:y="64.826cm" svg:viewBox="0 0 187 1001" draw:points="0,1001 187,1001 187,0 0,0">
          <text:p/>
        </draw:polygon>
        <draw:polygon draw:style-name="gr16" draw:text-style-name="P4" draw:layer="layout" svg:width="1cm" svg:height="1cm" svg:x="67.033cm" svg:y="68.126cm" svg:viewBox="0 0 1001 1001" draw:points="0,1001 1001,1001 1001,0 0,0">
          <text:p/>
        </draw:polygon>
        <draw:polygon draw:style-name="gr16" draw:text-style-name="P4" draw:layer="layout" svg:width="0.186cm" svg:height="1cm" svg:x="67.033cm" svg:y="68.126cm" svg:viewBox="0 0 187 1001" draw:points="0,1001 187,1001 187,0 0,0">
          <text:p/>
        </draw:polygon>
        <draw:polygon draw:style-name="gr16" draw:text-style-name="P4" draw:layer="layout" svg:width="1cm" svg:height="1cm" svg:x="67.033cm" svg:y="69.226cm" svg:viewBox="0 0 1001 1001" draw:points="0,1001 1001,1001 1001,0 0,0">
          <text:p/>
        </draw:polygon>
        <draw:polygon draw:style-name="gr16" draw:text-style-name="P4" draw:layer="layout" svg:width="0.186cm" svg:height="1cm" svg:x="67.033cm" svg:y="69.226cm" svg:viewBox="0 0 187 1001" draw:points="0,1001 187,1001 187,0 0,0">
          <text:p/>
        </draw:polygon>
        <draw:polygon draw:style-name="gr16" draw:text-style-name="P4" draw:layer="layout" svg:width="1cm" svg:height="1cm" svg:x="67.033cm" svg:y="70.326cm" svg:viewBox="0 0 1001 1001" draw:points="0,1001 1001,1001 1001,0 0,0">
          <text:p/>
        </draw:polygon>
        <draw:polygon draw:style-name="gr16" draw:text-style-name="P4" draw:layer="layout" svg:width="0.186cm" svg:height="1cm" svg:x="67.033cm" svg:y="70.326cm" svg:viewBox="0 0 187 1001" draw:points="0,1001 187,1001 187,0 0,0">
          <text:p/>
        </draw:polygon>
        <draw:polygon draw:style-name="gr16" draw:text-style-name="P4" draw:layer="layout" svg:width="1cm" svg:height="1cm" svg:x="67.033cm" svg:y="71.426cm" svg:viewBox="0 0 1001 1001" draw:points="0,1000 1001,1001 1001,0 0,0">
          <text:p/>
        </draw:polygon>
        <draw:polygon draw:style-name="gr16" draw:text-style-name="P4" draw:layer="layout" svg:width="0.186cm" svg:height="1cm" svg:x="67.033cm" svg:y="71.426cm" svg:viewBox="0 0 187 1001" draw:points="0,1000 187,1001 187,0 0,0">
          <text:p/>
        </draw:polygon>
        <draw:polygon draw:style-name="gr16" draw:text-style-name="P4" draw:layer="layout" svg:width="1cm" svg:height="1cm" svg:x="67.033cm" svg:y="72.526cm" svg:viewBox="0 0 1001 1001" draw:points="0,1001 1001,1001 1001,0 0,0">
          <text:p/>
        </draw:polygon>
        <draw:polygon draw:style-name="gr16" draw:text-style-name="P4" draw:layer="layout" svg:width="0.186cm" svg:height="1cm" svg:x="67.033cm" svg:y="72.526cm" svg:viewBox="0 0 187 1001" draw:points="0,1001 187,1001 187,0 0,0">
          <text:p/>
        </draw:polygon>
        <draw:polygon draw:style-name="gr16" draw:text-style-name="P4" draw:layer="layout" svg:width="1cm" svg:height="1cm" svg:x="67.033cm" svg:y="73.626cm" svg:viewBox="0 0 1001 1001" draw:points="0,1000 1001,1001 1001,0 0,0">
          <text:p/>
        </draw:polygon>
        <draw:polygon draw:style-name="gr16" draw:text-style-name="P4" draw:layer="layout" svg:width="0.186cm" svg:height="1cm" svg:x="67.033cm" svg:y="73.626cm" svg:viewBox="0 0 187 1001" draw:points="0,1000 187,1001 187,0 0,0">
          <text:p/>
        </draw:polygon>
        <draw:polygon draw:style-name="gr16" draw:text-style-name="P4" draw:layer="layout" svg:width="1cm" svg:height="1cm" svg:x="67.033cm" svg:y="74.726cm" svg:viewBox="0 0 1001 1001" draw:points="0,1001 1001,1001 1001,0 0,0">
          <text:p/>
        </draw:polygon>
        <draw:polygon draw:style-name="gr16" draw:text-style-name="P4" draw:layer="layout" svg:width="0.186cm" svg:height="1cm" svg:x="67.033cm" svg:y="74.726cm" svg:viewBox="0 0 187 1001" draw:points="0,1001 187,1001 187,0 0,0">
          <text:p/>
        </draw:polygon>
        <draw:polygon draw:style-name="gr16" draw:text-style-name="P4" draw:layer="layout" svg:width="1cm" svg:height="1cm" svg:x="67.033cm" svg:y="75.826cm" svg:viewBox="0 0 1001 1001" draw:points="0,1001 1001,1001 1001,0 0,0">
          <text:p/>
        </draw:polygon>
        <draw:polygon draw:style-name="gr16" draw:text-style-name="P4" draw:layer="layout" svg:width="0.186cm" svg:height="1cm" svg:x="67.033cm" svg:y="75.826cm" svg:viewBox="0 0 187 1001" draw:points="0,1001 187,1001 187,0 0,0">
          <text:p/>
        </draw:polygon>
        <draw:polygon draw:style-name="gr16" draw:text-style-name="P4" draw:layer="layout" svg:width="1cm" svg:height="1cm" svg:x="67.033cm" svg:y="76.926cm" svg:viewBox="0 0 1001 1001" draw:points="0,1001 1001,1001 1001,0 0,0">
          <text:p/>
        </draw:polygon>
        <draw:polygon draw:style-name="gr16" draw:text-style-name="P4" draw:layer="layout" svg:width="0.186cm" svg:height="1cm" svg:x="67.033cm" svg:y="76.926cm" svg:viewBox="0 0 187 1001" draw:points="0,1001 187,1001 187,0 0,0">
          <text:p/>
        </draw:polygon>
        <draw:polygon draw:style-name="gr16" draw:text-style-name="P4" draw:layer="layout" svg:width="1cm" svg:height="1cm" svg:x="67.033cm" svg:y="78.026cm" svg:viewBox="0 0 1001 1001" draw:points="0,1001 1001,1001 1001,0 0,0">
          <text:p/>
        </draw:polygon>
        <draw:polygon draw:style-name="gr16" draw:text-style-name="P4" draw:layer="layout" svg:width="0.186cm" svg:height="1cm" svg:x="67.033cm" svg:y="78.026cm" svg:viewBox="0 0 187 1001" draw:points="0,1001 187,1001 187,0 0,0">
          <text:p/>
        </draw:polygon>
        <draw:polygon draw:style-name="gr16" draw:text-style-name="P4" draw:layer="layout" svg:width="1cm" svg:height="1cm" svg:x="67.033cm" svg:y="79.126cm" svg:viewBox="0 0 1001 1001" draw:points="0,1001 1001,1001 1001,0 0,0">
          <text:p/>
        </draw:polygon>
        <draw:polygon draw:style-name="gr16" draw:text-style-name="P4" draw:layer="layout" svg:width="0.186cm" svg:height="1cm" svg:x="67.033cm" svg:y="79.126cm" svg:viewBox="0 0 187 1001" draw:points="0,1001 187,1001 187,0 0,0">
          <text:p/>
        </draw:polygon>
        <draw:polygon draw:style-name="gr16" draw:text-style-name="P4" draw:layer="layout" svg:width="1cm" svg:height="1cm" svg:x="65.274cm" svg:y="53.826cm" svg:viewBox="0 0 1001 1001" draw:points="0,1001 1001,1001 1001,0 0,0">
          <text:p/>
        </draw:polygon>
        <draw:polygon draw:style-name="gr16" draw:text-style-name="P4" draw:layer="layout" svg:width="0.186cm" svg:height="1cm" svg:x="65.274cm" svg:y="53.826cm" svg:viewBox="0 0 187 1001" draw:points="0,1001 187,1001 187,0 0,0">
          <text:p/>
        </draw:polygon>
        <draw:polygon draw:style-name="gr16" draw:text-style-name="P4" draw:layer="layout" svg:width="1cm" svg:height="1cm" svg:x="65.274cm" svg:y="54.926cm" svg:viewBox="0 0 1001 1001" draw:points="0,1001 1001,1001 1001,0 0,0">
          <text:p/>
        </draw:polygon>
        <draw:polygon draw:style-name="gr16" draw:text-style-name="P4" draw:layer="layout" svg:width="0.186cm" svg:height="1cm" svg:x="65.274cm" svg:y="54.926cm" svg:viewBox="0 0 187 1001" draw:points="0,1001 187,1001 187,0 0,0">
          <text:p/>
        </draw:polygon>
        <draw:polygon draw:style-name="gr16" draw:text-style-name="P4" draw:layer="layout" svg:width="1cm" svg:height="1cm" svg:x="65.274cm" svg:y="56.026cm" svg:viewBox="0 0 1001 1001" draw:points="0,1001 1001,1001 1001,0 0,0">
          <text:p/>
        </draw:polygon>
        <draw:polygon draw:style-name="gr16" draw:text-style-name="P4" draw:layer="layout" svg:width="0.186cm" svg:height="1cm" svg:x="65.274cm" svg:y="56.026cm" svg:viewBox="0 0 187 1001" draw:points="0,1001 187,1001 187,0 0,0">
          <text:p/>
        </draw:polygon>
        <draw:polygon draw:style-name="gr16" draw:text-style-name="P4" draw:layer="layout" svg:width="1cm" svg:height="1cm" svg:x="65.274cm" svg:y="57.126cm" svg:viewBox="0 0 1001 1001" draw:points="0,1001 1001,1001 1001,0 0,0">
          <text:p/>
        </draw:polygon>
        <draw:polygon draw:style-name="gr16" draw:text-style-name="P4" draw:layer="layout" svg:width="0.186cm" svg:height="1cm" svg:x="65.274cm" svg:y="57.126cm" svg:viewBox="0 0 187 1001" draw:points="0,1001 187,1001 187,0 0,0">
          <text:p/>
        </draw:polygon>
        <draw:polygon draw:style-name="gr16" draw:text-style-name="P4" draw:layer="layout" svg:width="1cm" svg:height="1cm" svg:x="65.274cm" svg:y="58.226cm" svg:viewBox="0 0 1001 1001" draw:points="0,1001 1001,1001 1001,0 0,0">
          <text:p/>
        </draw:polygon>
        <draw:polygon draw:style-name="gr16" draw:text-style-name="P4" draw:layer="layout" svg:width="0.186cm" svg:height="1cm" svg:x="65.274cm" svg:y="58.226cm" svg:viewBox="0 0 187 1001" draw:points="0,1001 187,1001 187,0 0,0">
          <text:p/>
        </draw:polygon>
        <draw:polygon draw:style-name="gr16" draw:text-style-name="P4" draw:layer="layout" svg:width="1cm" svg:height="1cm" svg:x="65.274cm" svg:y="59.326cm" svg:viewBox="0 0 1001 1001" draw:points="0,1001 1001,1001 1001,0 0,0">
          <text:p/>
        </draw:polygon>
        <draw:polygon draw:style-name="gr16" draw:text-style-name="P4" draw:layer="layout" svg:width="0.186cm" svg:height="1cm" svg:x="65.274cm" svg:y="59.326cm" svg:viewBox="0 0 187 1001" draw:points="0,1001 187,1001 187,0 0,0">
          <text:p/>
        </draw:polygon>
        <draw:polygon draw:style-name="gr16" draw:text-style-name="P4" draw:layer="layout" svg:width="1cm" svg:height="1cm" svg:x="65.274cm" svg:y="60.426cm" svg:viewBox="0 0 1001 1001" draw:points="0,1001 1001,1001 1001,0 0,0">
          <text:p/>
        </draw:polygon>
        <draw:polygon draw:style-name="gr16" draw:text-style-name="P4" draw:layer="layout" svg:width="0.186cm" svg:height="1cm" svg:x="65.274cm" svg:y="60.426cm" svg:viewBox="0 0 187 1001" draw:points="0,1001 187,1001 187,0 0,0">
          <text:p/>
        </draw:polygon>
        <draw:polygon draw:style-name="gr16" draw:text-style-name="P4" draw:layer="layout" svg:width="1cm" svg:height="1cm" svg:x="65.274cm" svg:y="61.526cm" svg:viewBox="0 0 1001 1001" draw:points="0,1001 1001,1001 1001,0 0,0">
          <text:p/>
        </draw:polygon>
        <draw:polygon draw:style-name="gr16" draw:text-style-name="P4" draw:layer="layout" svg:width="0.186cm" svg:height="1cm" svg:x="65.274cm" svg:y="61.526cm" svg:viewBox="0 0 187 1001" draw:points="0,1001 187,1001 187,0 0,0">
          <text:p/>
        </draw:polygon>
        <draw:polygon draw:style-name="gr16" draw:text-style-name="P4" draw:layer="layout" svg:width="1cm" svg:height="1cm" svg:x="65.274cm" svg:y="62.626cm" svg:viewBox="0 0 1001 1001" draw:points="0,1001 1001,1001 1001,0 0,0">
          <text:p/>
        </draw:polygon>
        <draw:polygon draw:style-name="gr16" draw:text-style-name="P4" draw:layer="layout" svg:width="0.186cm" svg:height="1cm" svg:x="65.274cm" svg:y="62.626cm" svg:viewBox="0 0 187 1001" draw:points="0,1001 187,1001 187,0 0,0">
          <text:p/>
        </draw:polygon>
        <draw:polygon draw:style-name="gr16" draw:text-style-name="P4" draw:layer="layout" svg:width="1cm" svg:height="1cm" svg:x="65.274cm" svg:y="63.726cm" svg:viewBox="0 0 1001 1001" draw:points="0,1001 1001,1001 1001,0 0,0">
          <text:p/>
        </draw:polygon>
        <draw:polygon draw:style-name="gr16" draw:text-style-name="P4" draw:layer="layout" svg:width="0.186cm" svg:height="1cm" svg:x="65.274cm" svg:y="63.726cm" svg:viewBox="0 0 187 1001" draw:points="0,1001 187,1001 187,0 0,0">
          <text:p/>
        </draw:polygon>
        <draw:polygon draw:style-name="gr16" draw:text-style-name="P4" draw:layer="layout" svg:width="1cm" svg:height="1cm" svg:x="65.274cm" svg:y="64.826cm" svg:viewBox="0 0 1001 1001" draw:points="0,1001 1001,1001 1001,0 0,0">
          <text:p/>
        </draw:polygon>
        <draw:polygon draw:style-name="gr16" draw:text-style-name="P4" draw:layer="layout" svg:width="0.186cm" svg:height="1cm" svg:x="65.274cm" svg:y="64.826cm" svg:viewBox="0 0 187 1001" draw:points="0,1001 187,1001 187,0 0,0">
          <text:p/>
        </draw:polygon>
        <draw:polygon draw:style-name="gr16" draw:text-style-name="P4" draw:layer="layout" svg:width="1cm" svg:height="1cm" svg:x="65.274cm" svg:y="68.126cm" svg:viewBox="0 0 1001 1001" draw:points="0,1001 1001,1001 1001,0 0,0">
          <text:p/>
        </draw:polygon>
        <draw:polygon draw:style-name="gr16" draw:text-style-name="P4" draw:layer="layout" svg:width="0.186cm" svg:height="1cm" svg:x="65.274cm" svg:y="68.126cm" svg:viewBox="0 0 187 1001" draw:points="0,1001 187,1001 187,0 0,0">
          <text:p/>
        </draw:polygon>
        <draw:polygon draw:style-name="gr16" draw:text-style-name="P4" draw:layer="layout" svg:width="1cm" svg:height="1cm" svg:x="65.274cm" svg:y="69.226cm" svg:viewBox="0 0 1001 1001" draw:points="0,1001 1001,1001 1001,0 0,0">
          <text:p/>
        </draw:polygon>
        <draw:polygon draw:style-name="gr16" draw:text-style-name="P4" draw:layer="layout" svg:width="0.186cm" svg:height="1cm" svg:x="65.274cm" svg:y="69.226cm" svg:viewBox="0 0 187 1001" draw:points="0,1001 187,1001 187,0 0,0">
          <text:p/>
        </draw:polygon>
        <draw:polygon draw:style-name="gr16" draw:text-style-name="P4" draw:layer="layout" svg:width="1cm" svg:height="1cm" svg:x="65.274cm" svg:y="70.326cm" svg:viewBox="0 0 1001 1001" draw:points="0,1001 1001,1001 1001,0 0,0">
          <text:p/>
        </draw:polygon>
        <draw:polygon draw:style-name="gr16" draw:text-style-name="P4" draw:layer="layout" svg:width="0.186cm" svg:height="1cm" svg:x="65.274cm" svg:y="70.326cm" svg:viewBox="0 0 187 1001" draw:points="0,1001 187,1001 187,0 0,0">
          <text:p/>
        </draw:polygon>
        <draw:polygon draw:style-name="gr16" draw:text-style-name="P4" draw:layer="layout" svg:width="1cm" svg:height="1cm" svg:x="65.274cm" svg:y="71.426cm" svg:viewBox="0 0 1001 1001" draw:points="0,1001 1001,1001 1001,0 0,0">
          <text:p/>
        </draw:polygon>
        <draw:polygon draw:style-name="gr16" draw:text-style-name="P4" draw:layer="layout" svg:width="0.186cm" svg:height="1cm" svg:x="65.274cm" svg:y="71.426cm" svg:viewBox="0 0 187 1001" draw:points="0,1001 187,1001 187,0 0,0">
          <text:p/>
        </draw:polygon>
        <draw:polygon draw:style-name="gr16" draw:text-style-name="P4" draw:layer="layout" svg:width="1cm" svg:height="1cm" svg:x="65.274cm" svg:y="72.526cm" svg:viewBox="0 0 1001 1001" draw:points="0,1001 1001,1001 1001,0 0,0">
          <text:p/>
        </draw:polygon>
        <draw:polygon draw:style-name="gr16" draw:text-style-name="P4" draw:layer="layout" svg:width="0.186cm" svg:height="1cm" svg:x="65.274cm" svg:y="72.526cm" svg:viewBox="0 0 187 1001" draw:points="0,1001 187,1001 187,0 0,0">
          <text:p/>
        </draw:polygon>
        <draw:polygon draw:style-name="gr16" draw:text-style-name="P4" draw:layer="layout" svg:width="1cm" svg:height="1cm" svg:x="65.274cm" svg:y="73.626cm" svg:viewBox="0 0 1001 1001" draw:points="0,1001 1001,1001 1001,0 0,0">
          <text:p/>
        </draw:polygon>
        <draw:polygon draw:style-name="gr16" draw:text-style-name="P4" draw:layer="layout" svg:width="0.186cm" svg:height="1cm" svg:x="65.274cm" svg:y="73.626cm" svg:viewBox="0 0 187 1001" draw:points="0,1001 187,1001 187,0 0,0">
          <text:p/>
        </draw:polygon>
        <draw:polygon draw:style-name="gr16" draw:text-style-name="P4" draw:layer="layout" svg:width="1cm" svg:height="1cm" svg:x="65.274cm" svg:y="74.726cm" svg:viewBox="0 0 1001 1001" draw:points="0,1001 1001,1001 1001,0 0,0">
          <text:p/>
        </draw:polygon>
        <draw:polygon draw:style-name="gr16" draw:text-style-name="P4" draw:layer="layout" svg:width="0.186cm" svg:height="1cm" svg:x="65.274cm" svg:y="74.726cm" svg:viewBox="0 0 187 1001" draw:points="0,1001 187,1001 187,0 0,0">
          <text:p/>
        </draw:polygon>
        <draw:polygon draw:style-name="gr16" draw:text-style-name="P4" draw:layer="layout" svg:width="1cm" svg:height="1cm" svg:x="65.274cm" svg:y="75.826cm" svg:viewBox="0 0 1001 1001" draw:points="0,1001 1001,1001 1001,0 0,0">
          <text:p/>
        </draw:polygon>
        <draw:polygon draw:style-name="gr16" draw:text-style-name="P4" draw:layer="layout" svg:width="0.186cm" svg:height="1cm" svg:x="65.274cm" svg:y="75.826cm" svg:viewBox="0 0 187 1001" draw:points="0,1001 187,1001 187,0 0,0">
          <text:p/>
        </draw:polygon>
        <draw:polygon draw:style-name="gr16" draw:text-style-name="P4" draw:layer="layout" svg:width="1cm" svg:height="1cm" svg:x="65.274cm" svg:y="76.926cm" svg:viewBox="0 0 1001 1001" draw:points="0,1001 1001,1001 1001,0 0,0">
          <text:p/>
        </draw:polygon>
        <draw:polygon draw:style-name="gr16" draw:text-style-name="P4" draw:layer="layout" svg:width="0.186cm" svg:height="1cm" svg:x="65.274cm" svg:y="76.926cm" svg:viewBox="0 0 187 1001" draw:points="0,1001 187,1001 187,0 0,0">
          <text:p/>
        </draw:polygon>
        <draw:polygon draw:style-name="gr16" draw:text-style-name="P4" draw:layer="layout" svg:width="1cm" svg:height="1cm" svg:x="65.274cm" svg:y="78.026cm" svg:viewBox="0 0 1001 1001" draw:points="0,1001 1001,1001 1001,0 0,0">
          <text:p/>
        </draw:polygon>
        <draw:polygon draw:style-name="gr16" draw:text-style-name="P4" draw:layer="layout" svg:width="0.186cm" svg:height="1cm" svg:x="65.274cm" svg:y="78.026cm" svg:viewBox="0 0 187 1001" draw:points="0,1001 187,1001 187,0 0,0">
          <text:p/>
        </draw:polygon>
        <draw:polygon draw:style-name="gr16" draw:text-style-name="P4" draw:layer="layout" svg:width="1cm" svg:height="1cm" svg:x="65.274cm" svg:y="79.126cm" svg:viewBox="0 0 1001 1001" draw:points="0,1001 1001,1001 1001,0 0,0">
          <text:p/>
        </draw:polygon>
        <draw:polygon draw:style-name="gr16" draw:text-style-name="P4" draw:layer="layout" svg:width="0.186cm" svg:height="1cm" svg:x="65.274cm" svg:y="79.126cm" svg:viewBox="0 0 187 1001" draw:points="0,1001 187,1001 187,0 0,0">
          <text:p/>
        </draw:polygon>
        <draw:polygon draw:style-name="gr16" draw:text-style-name="P4" draw:layer="layout" svg:width="1cm" svg:height="1cm" svg:x="63.364cm" svg:y="53.826cm" svg:viewBox="0 0 1001 1001" draw:points="0,1001 1001,1001 1001,0 0,0">
          <text:p/>
        </draw:polygon>
        <draw:polygon draw:style-name="gr16" draw:text-style-name="P4" draw:layer="layout" svg:width="0.186cm" svg:height="1cm" svg:x="63.364cm" svg:y="53.826cm" svg:viewBox="0 0 187 1001" draw:points="0,1001 187,1001 187,0 0,0">
          <text:p/>
        </draw:polygon>
        <draw:polygon draw:style-name="gr16" draw:text-style-name="P4" draw:layer="layout" svg:width="1cm" svg:height="1cm" svg:x="63.364cm" svg:y="54.926cm" svg:viewBox="0 0 1001 1001" draw:points="0,1001 1001,1001 1001,0 0,0">
          <text:p/>
        </draw:polygon>
        <draw:polygon draw:style-name="gr16" draw:text-style-name="P4" draw:layer="layout" svg:width="0.186cm" svg:height="1cm" svg:x="63.364cm" svg:y="54.926cm" svg:viewBox="0 0 187 1001" draw:points="0,1001 187,1001 187,0 0,0">
          <text:p/>
        </draw:polygon>
        <draw:polygon draw:style-name="gr16" draw:text-style-name="P4" draw:layer="layout" svg:width="1cm" svg:height="1cm" svg:x="63.364cm" svg:y="56.026cm" svg:viewBox="0 0 1001 1001" draw:points="0,1001 1001,1001 1001,0 0,0">
          <text:p/>
        </draw:polygon>
        <draw:polygon draw:style-name="gr16" draw:text-style-name="P4" draw:layer="layout" svg:width="0.186cm" svg:height="1cm" svg:x="63.364cm" svg:y="56.026cm" svg:viewBox="0 0 187 1001" draw:points="0,1001 187,1001 187,0 0,0">
          <text:p/>
        </draw:polygon>
        <draw:polygon draw:style-name="gr16" draw:text-style-name="P4" draw:layer="layout" svg:width="1cm" svg:height="1cm" svg:x="63.364cm" svg:y="57.126cm" svg:viewBox="0 0 1001 1001" draw:points="0,1001 1001,1001 1001,0 0,0">
          <text:p/>
        </draw:polygon>
        <draw:polygon draw:style-name="gr16" draw:text-style-name="P4" draw:layer="layout" svg:width="0.186cm" svg:height="1cm" svg:x="63.364cm" svg:y="57.126cm" svg:viewBox="0 0 187 1001" draw:points="0,1001 187,1001 187,0 0,0">
          <text:p/>
        </draw:polygon>
        <draw:polygon draw:style-name="gr16" draw:text-style-name="P4" draw:layer="layout" svg:width="1cm" svg:height="1cm" svg:x="63.364cm" svg:y="58.226cm" svg:viewBox="0 0 1001 1001" draw:points="0,1001 1001,1001 1001,0 0,0">
          <text:p/>
        </draw:polygon>
        <draw:polygon draw:style-name="gr16" draw:text-style-name="P4" draw:layer="layout" svg:width="0.186cm" svg:height="1cm" svg:x="63.364cm" svg:y="58.226cm" svg:viewBox="0 0 187 1001" draw:points="0,1001 187,1001 187,0 0,0">
          <text:p/>
        </draw:polygon>
        <draw:polygon draw:style-name="gr16" draw:text-style-name="P4" draw:layer="layout" svg:width="1cm" svg:height="1cm" svg:x="63.364cm" svg:y="59.326cm" svg:viewBox="0 0 1001 1001" draw:points="0,1001 1001,1001 1001,0 0,0">
          <text:p/>
        </draw:polygon>
        <draw:polygon draw:style-name="gr16" draw:text-style-name="P4" draw:layer="layout" svg:width="0.186cm" svg:height="1cm" svg:x="63.364cm" svg:y="59.326cm" svg:viewBox="0 0 187 1001" draw:points="0,1001 187,1001 186,0 0,0">
          <text:p/>
        </draw:polygon>
        <draw:polygon draw:style-name="gr16" draw:text-style-name="P4" draw:layer="layout" svg:width="1cm" svg:height="1cm" svg:x="63.364cm" svg:y="60.426cm" svg:viewBox="0 0 1001 1001" draw:points="0,1001 1001,1001 1001,0 0,0">
          <text:p/>
        </draw:polygon>
        <draw:polygon draw:style-name="gr16" draw:text-style-name="P4" draw:layer="layout" svg:width="0.186cm" svg:height="1cm" svg:x="63.364cm" svg:y="60.426cm" svg:viewBox="0 0 187 1001" draw:points="0,1001 187,1001 187,0 0,0">
          <text:p/>
        </draw:polygon>
        <draw:polygon draw:style-name="gr16" draw:text-style-name="P4" draw:layer="layout" svg:width="1cm" svg:height="1cm" svg:x="63.364cm" svg:y="61.526cm" svg:viewBox="0 0 1001 1001" draw:points="0,1001 1001,1001 1001,0 0,0">
          <text:p/>
        </draw:polygon>
        <draw:polygon draw:style-name="gr16" draw:text-style-name="P4" draw:layer="layout" svg:width="0.186cm" svg:height="1cm" svg:x="63.364cm" svg:y="61.526cm" svg:viewBox="0 0 187 1001" draw:points="0,1001 187,1001 187,0 0,0">
          <text:p/>
        </draw:polygon>
        <draw:polygon draw:style-name="gr16" draw:text-style-name="P4" draw:layer="layout" svg:width="1cm" svg:height="1cm" svg:x="63.364cm" svg:y="62.626cm" svg:viewBox="0 0 1001 1001" draw:points="0,1001 1001,1001 1001,0 0,0">
          <text:p/>
        </draw:polygon>
        <draw:polygon draw:style-name="gr16" draw:text-style-name="P4" draw:layer="layout" svg:width="0.186cm" svg:height="1cm" svg:x="63.364cm" svg:y="62.626cm" svg:viewBox="0 0 187 1001" draw:points="0,1001 187,1001 187,0 0,0">
          <text:p/>
        </draw:polygon>
        <draw:polygon draw:style-name="gr16" draw:text-style-name="P4" draw:layer="layout" svg:width="1cm" svg:height="1cm" svg:x="63.364cm" svg:y="63.726cm" svg:viewBox="0 0 1001 1001" draw:points="0,1001 1001,1001 1001,0 0,0">
          <text:p/>
        </draw:polygon>
        <draw:polygon draw:style-name="gr16" draw:text-style-name="P4" draw:layer="layout" svg:width="0.186cm" svg:height="1cm" svg:x="63.364cm" svg:y="63.726cm" svg:viewBox="0 0 187 1001" draw:points="0,1001 187,1001 187,0 0,0">
          <text:p/>
        </draw:polygon>
        <draw:polygon draw:style-name="gr16" draw:text-style-name="P4" draw:layer="layout" svg:width="1cm" svg:height="1cm" svg:x="63.364cm" svg:y="64.826cm" svg:viewBox="0 0 1001 1001" draw:points="0,1001 1001,1001 1001,0 0,0">
          <text:p/>
        </draw:polygon>
        <draw:polygon draw:style-name="gr16" draw:text-style-name="P4" draw:layer="layout" svg:width="0.186cm" svg:height="1cm" svg:x="63.364cm" svg:y="64.826cm" svg:viewBox="0 0 187 1001" draw:points="0,1001 187,1001 187,0 0,0">
          <text:p/>
        </draw:polygon>
        <draw:polygon draw:style-name="gr16" draw:text-style-name="P4" draw:layer="layout" svg:width="1cm" svg:height="1cm" svg:x="63.364cm" svg:y="68.126cm" svg:viewBox="0 0 1001 1001" draw:points="0,1001 1001,1001 1001,0 0,0">
          <text:p/>
        </draw:polygon>
        <draw:polygon draw:style-name="gr16" draw:text-style-name="P4" draw:layer="layout" svg:width="0.186cm" svg:height="1cm" svg:x="63.364cm" svg:y="68.126cm" svg:viewBox="0 0 187 1001" draw:points="0,1001 187,1001 187,0 0,0">
          <text:p/>
        </draw:polygon>
        <draw:polygon draw:style-name="gr16" draw:text-style-name="P4" draw:layer="layout" svg:width="1cm" svg:height="1cm" svg:x="63.364cm" svg:y="69.226cm" svg:viewBox="0 0 1001 1001" draw:points="0,1001 1001,1001 1001,0 0,0">
          <text:p/>
        </draw:polygon>
        <draw:polygon draw:style-name="gr16" draw:text-style-name="P4" draw:layer="layout" svg:width="0.186cm" svg:height="1cm" svg:x="63.364cm" svg:y="69.226cm" svg:viewBox="0 0 187 1001" draw:points="0,1001 187,1001 187,0 0,0">
          <text:p/>
        </draw:polygon>
        <draw:polygon draw:style-name="gr16" draw:text-style-name="P4" draw:layer="layout" svg:width="1cm" svg:height="1cm" svg:x="63.364cm" svg:y="70.326cm" svg:viewBox="0 0 1001 1001" draw:points="0,1001 1001,1001 1001,0 0,0">
          <text:p/>
        </draw:polygon>
        <draw:polygon draw:style-name="gr16" draw:text-style-name="P4" draw:layer="layout" svg:width="0.186cm" svg:height="1cm" svg:x="63.364cm" svg:y="70.326cm" svg:viewBox="0 0 187 1001" draw:points="0,1001 187,1001 187,0 0,0">
          <text:p/>
        </draw:polygon>
        <draw:polygon draw:style-name="gr16" draw:text-style-name="P4" draw:layer="layout" svg:width="1cm" svg:height="1cm" svg:x="63.364cm" svg:y="71.426cm" svg:viewBox="0 0 1001 1001" draw:points="0,1001 1001,1001 1001,0 0,0">
          <text:p/>
        </draw:polygon>
        <draw:polygon draw:style-name="gr16" draw:text-style-name="P4" draw:layer="layout" svg:width="0.186cm" svg:height="1cm" svg:x="63.364cm" svg:y="71.426cm" svg:viewBox="0 0 187 1001" draw:points="0,1001 187,1001 187,0 0,0">
          <text:p/>
        </draw:polygon>
        <draw:polygon draw:style-name="gr16" draw:text-style-name="P4" draw:layer="layout" svg:width="1cm" svg:height="1cm" svg:x="63.364cm" svg:y="72.526cm" svg:viewBox="0 0 1001 1001" draw:points="0,1001 1001,1001 1001,0 0,0">
          <text:p/>
        </draw:polygon>
        <draw:polygon draw:style-name="gr16" draw:text-style-name="P4" draw:layer="layout" svg:width="0.186cm" svg:height="1cm" svg:x="63.364cm" svg:y="72.526cm" svg:viewBox="0 0 187 1001" draw:points="0,1001 187,1001 186,0 0,0">
          <text:p/>
        </draw:polygon>
        <draw:polygon draw:style-name="gr16" draw:text-style-name="P4" draw:layer="layout" svg:width="1cm" svg:height="1cm" svg:x="63.364cm" svg:y="73.626cm" svg:viewBox="0 0 1001 1001" draw:points="0,1001 1001,1001 1001,0 0,0">
          <text:p/>
        </draw:polygon>
        <draw:polygon draw:style-name="gr16" draw:text-style-name="P4" draw:layer="layout" svg:width="0.186cm" svg:height="1cm" svg:x="63.364cm" svg:y="73.626cm" svg:viewBox="0 0 187 1001" draw:points="0,1001 187,1001 187,0 0,0">
          <text:p/>
        </draw:polygon>
        <draw:polygon draw:style-name="gr16" draw:text-style-name="P4" draw:layer="layout" svg:width="1cm" svg:height="1cm" svg:x="63.364cm" svg:y="74.726cm" svg:viewBox="0 0 1001 1001" draw:points="0,1001 1001,1001 1001,0 0,0">
          <text:p/>
        </draw:polygon>
        <draw:polygon draw:style-name="gr16" draw:text-style-name="P4" draw:layer="layout" svg:width="0.186cm" svg:height="1cm" svg:x="63.364cm" svg:y="74.726cm" svg:viewBox="0 0 187 1001" draw:points="0,1001 187,1001 187,0 0,0">
          <text:p/>
        </draw:polygon>
        <draw:polygon draw:style-name="gr16" draw:text-style-name="P4" draw:layer="layout" svg:width="1cm" svg:height="1cm" svg:x="63.364cm" svg:y="75.826cm" svg:viewBox="0 0 1001 1001" draw:points="0,1001 1001,1001 1001,0 0,0">
          <text:p/>
        </draw:polygon>
        <draw:polygon draw:style-name="gr16" draw:text-style-name="P4" draw:layer="layout" svg:width="0.186cm" svg:height="1cm" svg:x="63.364cm" svg:y="75.826cm" svg:viewBox="0 0 187 1001" draw:points="0,1001 187,1001 187,0 0,0">
          <text:p/>
        </draw:polygon>
        <draw:polygon draw:style-name="gr16" draw:text-style-name="P4" draw:layer="layout" svg:width="1cm" svg:height="1cm" svg:x="63.364cm" svg:y="76.926cm" svg:viewBox="0 0 1001 1001" draw:points="0,1001 1001,1001 1001,0 0,0">
          <text:p/>
        </draw:polygon>
        <draw:polygon draw:style-name="gr16" draw:text-style-name="P4" draw:layer="layout" svg:width="0.186cm" svg:height="1cm" svg:x="63.364cm" svg:y="76.926cm" svg:viewBox="0 0 187 1001" draw:points="0,1001 187,1001 187,0 0,0">
          <text:p/>
        </draw:polygon>
        <draw:polygon draw:style-name="gr16" draw:text-style-name="P4" draw:layer="layout" svg:width="1cm" svg:height="1cm" svg:x="63.364cm" svg:y="78.026cm" svg:viewBox="0 0 1001 1001" draw:points="0,1001 1001,1001 1001,0 0,0">
          <text:p/>
        </draw:polygon>
        <draw:polygon draw:style-name="gr16" draw:text-style-name="P4" draw:layer="layout" svg:width="0.186cm" svg:height="1cm" svg:x="63.364cm" svg:y="78.026cm" svg:viewBox="0 0 187 1001" draw:points="0,1001 187,1001 187,0 0,0">
          <text:p/>
        </draw:polygon>
        <draw:polygon draw:style-name="gr16" draw:text-style-name="P4" draw:layer="layout" svg:width="1cm" svg:height="1cm" svg:x="63.364cm" svg:y="79.126cm" svg:viewBox="0 0 1001 1001" draw:points="0,1001 1001,1001 1001,0 0,0">
          <text:p/>
        </draw:polygon>
        <draw:polygon draw:style-name="gr16" draw:text-style-name="P4" draw:layer="layout" svg:width="0.186cm" svg:height="1cm" svg:x="63.364cm" svg:y="79.126cm" svg:viewBox="0 0 187 1001" draw:points="0,1001 187,1001 187,0 0,0">
          <text:p/>
        </draw:polygon>
        <draw:polygon draw:style-name="gr16" draw:text-style-name="P4" draw:layer="layout" svg:width="1cm" svg:height="1cm" svg:x="61.454cm" svg:y="53.826cm" svg:viewBox="0 0 1001 1001" draw:points="0,1001 1001,1001 1001,0 0,0">
          <text:p/>
        </draw:polygon>
        <draw:polygon draw:style-name="gr16" draw:text-style-name="P4" draw:layer="layout" svg:width="0.186cm" svg:height="1cm" svg:x="61.454cm" svg:y="53.826cm" svg:viewBox="0 0 187 1001" draw:points="0,1001 187,1001 187,0 0,0">
          <text:p/>
        </draw:polygon>
        <draw:polygon draw:style-name="gr16" draw:text-style-name="P4" draw:layer="layout" svg:width="1cm" svg:height="1cm" svg:x="61.454cm" svg:y="54.926cm" svg:viewBox="0 0 1001 1001" draw:points="0,1001 1001,1001 1001,0 0,0">
          <text:p/>
        </draw:polygon>
        <draw:polygon draw:style-name="gr16" draw:text-style-name="P4" draw:layer="layout" svg:width="0.186cm" svg:height="1cm" svg:x="61.454cm" svg:y="54.926cm" svg:viewBox="0 0 187 1001" draw:points="0,1001 187,1001 187,0 0,0">
          <text:p/>
        </draw:polygon>
        <draw:polygon draw:style-name="gr16" draw:text-style-name="P4" draw:layer="layout" svg:width="1cm" svg:height="1cm" svg:x="61.454cm" svg:y="56.026cm" svg:viewBox="0 0 1001 1001" draw:points="0,1001 1001,1001 1001,0 0,0">
          <text:p/>
        </draw:polygon>
        <draw:polygon draw:style-name="gr16" draw:text-style-name="P4" draw:layer="layout" svg:width="0.186cm" svg:height="1cm" svg:x="61.454cm" svg:y="56.026cm" svg:viewBox="0 0 187 1001" draw:points="0,1001 187,1001 187,0 0,0">
          <text:p/>
        </draw:polygon>
        <draw:polygon draw:style-name="gr16" draw:text-style-name="P4" draw:layer="layout" svg:width="1cm" svg:height="1cm" svg:x="61.454cm" svg:y="57.126cm" svg:viewBox="0 0 1001 1001" draw:points="0,1001 1001,1001 1001,0 0,0">
          <text:p/>
        </draw:polygon>
        <draw:polygon draw:style-name="gr16" draw:text-style-name="P4" draw:layer="layout" svg:width="0.186cm" svg:height="1cm" svg:x="61.454cm" svg:y="57.126cm" svg:viewBox="0 0 187 1001" draw:points="0,1001 187,1001 187,0 0,0">
          <text:p/>
        </draw:polygon>
        <draw:polygon draw:style-name="gr16" draw:text-style-name="P4" draw:layer="layout" svg:width="1cm" svg:height="1cm" svg:x="61.454cm" svg:y="58.226cm" svg:viewBox="0 0 1001 1001" draw:points="0,1001 1001,1001 1001,0 0,0">
          <text:p/>
        </draw:polygon>
        <draw:polygon draw:style-name="gr16" draw:text-style-name="P4" draw:layer="layout" svg:width="0.186cm" svg:height="1cm" svg:x="61.454cm" svg:y="58.226cm" svg:viewBox="0 0 187 1001" draw:points="0,1001 187,1001 187,0 0,0">
          <text:p/>
        </draw:polygon>
        <draw:polygon draw:style-name="gr16" draw:text-style-name="P4" draw:layer="layout" svg:width="1cm" svg:height="1cm" svg:x="61.454cm" svg:y="59.326cm" svg:viewBox="0 0 1001 1001" draw:points="0,1001 1001,1001 1001,0 0,0">
          <text:p/>
        </draw:polygon>
        <draw:polygon draw:style-name="gr16" draw:text-style-name="P4" draw:layer="layout" svg:width="0.186cm" svg:height="1cm" svg:x="61.454cm" svg:y="59.326cm" svg:viewBox="0 0 187 1001" draw:points="0,1001 187,1001 187,0 0,0">
          <text:p/>
        </draw:polygon>
        <draw:polygon draw:style-name="gr16" draw:text-style-name="P4" draw:layer="layout" svg:width="1cm" svg:height="1cm" svg:x="61.454cm" svg:y="60.426cm" svg:viewBox="0 0 1001 1001" draw:points="0,1001 1001,1001 1001,0 0,0">
          <text:p/>
        </draw:polygon>
        <draw:polygon draw:style-name="gr16" draw:text-style-name="P4" draw:layer="layout" svg:width="0.186cm" svg:height="1cm" svg:x="61.454cm" svg:y="60.426cm" svg:viewBox="0 0 187 1001" draw:points="0,1001 187,1001 187,0 0,0">
          <text:p/>
        </draw:polygon>
        <draw:polygon draw:style-name="gr16" draw:text-style-name="P4" draw:layer="layout" svg:width="1cm" svg:height="1cm" svg:x="61.454cm" svg:y="61.526cm" svg:viewBox="0 0 1001 1001" draw:points="0,1001 1001,1001 1001,0 0,0">
          <text:p/>
        </draw:polygon>
        <draw:polygon draw:style-name="gr16" draw:text-style-name="P4" draw:layer="layout" svg:width="0.186cm" svg:height="1cm" svg:x="61.454cm" svg:y="61.526cm" svg:viewBox="0 0 187 1001" draw:points="0,1001 187,1001 187,0 0,0">
          <text:p/>
        </draw:polygon>
        <draw:polygon draw:style-name="gr16" draw:text-style-name="P4" draw:layer="layout" svg:width="1cm" svg:height="1cm" svg:x="61.454cm" svg:y="62.626cm" svg:viewBox="0 0 1001 1001" draw:points="0,1001 1001,1001 1001,0 0,0">
          <text:p/>
        </draw:polygon>
        <draw:polygon draw:style-name="gr16" draw:text-style-name="P4" draw:layer="layout" svg:width="0.186cm" svg:height="1cm" svg:x="61.454cm" svg:y="62.626cm" svg:viewBox="0 0 187 1001" draw:points="0,1001 187,1001 187,0 0,0">
          <text:p/>
        </draw:polygon>
        <draw:polygon draw:style-name="gr16" draw:text-style-name="P4" draw:layer="layout" svg:width="1cm" svg:height="1cm" svg:x="61.454cm" svg:y="63.726cm" svg:viewBox="0 0 1001 1001" draw:points="0,1001 1001,1001 1001,0 0,0">
          <text:p/>
        </draw:polygon>
        <draw:polygon draw:style-name="gr16" draw:text-style-name="P4" draw:layer="layout" svg:width="0.186cm" svg:height="1cm" svg:x="61.454cm" svg:y="63.726cm" svg:viewBox="0 0 187 1001" draw:points="0,1001 187,1001 187,0 0,0">
          <text:p/>
        </draw:polygon>
        <draw:polygon draw:style-name="gr16" draw:text-style-name="P4" draw:layer="layout" svg:width="1cm" svg:height="1cm" svg:x="61.454cm" svg:y="64.826cm" svg:viewBox="0 0 1001 1001" draw:points="0,1001 1001,1001 1001,0 0,0">
          <text:p/>
        </draw:polygon>
        <draw:polygon draw:style-name="gr16" draw:text-style-name="P4" draw:layer="layout" svg:width="0.186cm" svg:height="1cm" svg:x="61.454cm" svg:y="64.826cm" svg:viewBox="0 0 187 1001" draw:points="0,1001 187,1001 187,0 0,0">
          <text:p/>
        </draw:polygon>
        <draw:polygon draw:style-name="gr16" draw:text-style-name="P4" draw:layer="layout" svg:width="1cm" svg:height="1cm" svg:x="61.454cm" svg:y="68.126cm" svg:viewBox="0 0 1001 1001" draw:points="0,1001 1001,1001 1001,0 0,0">
          <text:p/>
        </draw:polygon>
        <draw:polygon draw:style-name="gr16" draw:text-style-name="P4" draw:layer="layout" svg:width="0.186cm" svg:height="1cm" svg:x="61.454cm" svg:y="68.126cm" svg:viewBox="0 0 187 1001" draw:points="0,1001 187,1001 187,0 0,0">
          <text:p/>
        </draw:polygon>
        <draw:polygon draw:style-name="gr16" draw:text-style-name="P4" draw:layer="layout" svg:width="1cm" svg:height="1cm" svg:x="61.454cm" svg:y="69.226cm" svg:viewBox="0 0 1001 1001" draw:points="0,1001 1001,1001 1001,0 0,0">
          <text:p/>
        </draw:polygon>
        <draw:polygon draw:style-name="gr16" draw:text-style-name="P4" draw:layer="layout" svg:width="0.186cm" svg:height="1cm" svg:x="61.454cm" svg:y="69.226cm" svg:viewBox="0 0 187 1001" draw:points="0,1001 187,1001 187,0 0,0">
          <text:p/>
        </draw:polygon>
        <draw:polygon draw:style-name="gr16" draw:text-style-name="P4" draw:layer="layout" svg:width="1cm" svg:height="1cm" svg:x="61.454cm" svg:y="70.326cm" svg:viewBox="0 0 1001 1001" draw:points="0,1001 1001,1001 1001,0 0,0">
          <text:p/>
        </draw:polygon>
        <draw:polygon draw:style-name="gr16" draw:text-style-name="P4" draw:layer="layout" svg:width="0.186cm" svg:height="1cm" svg:x="61.454cm" svg:y="70.326cm" svg:viewBox="0 0 187 1001" draw:points="0,1001 187,1001 187,0 0,0">
          <text:p/>
        </draw:polygon>
        <draw:polygon draw:style-name="gr16" draw:text-style-name="P4" draw:layer="layout" svg:width="1cm" svg:height="1cm" svg:x="61.454cm" svg:y="71.426cm" svg:viewBox="0 0 1001 1001" draw:points="0,1001 1001,1001 1001,0 0,0">
          <text:p/>
        </draw:polygon>
        <draw:polygon draw:style-name="gr16" draw:text-style-name="P4" draw:layer="layout" svg:width="0.186cm" svg:height="1cm" svg:x="61.454cm" svg:y="71.426cm" svg:viewBox="0 0 187 1001" draw:points="0,1001 187,1001 187,0 0,0">
          <text:p/>
        </draw:polygon>
        <draw:polygon draw:style-name="gr16" draw:text-style-name="P4" draw:layer="layout" svg:width="1cm" svg:height="1cm" svg:x="61.454cm" svg:y="72.526cm" svg:viewBox="0 0 1001 1001" draw:points="0,1001 1001,1001 1001,0 0,0">
          <text:p/>
        </draw:polygon>
        <draw:polygon draw:style-name="gr16" draw:text-style-name="P4" draw:layer="layout" svg:width="0.186cm" svg:height="1cm" svg:x="61.454cm" svg:y="72.526cm" svg:viewBox="0 0 187 1001" draw:points="0,1001 187,1001 187,0 0,0">
          <text:p/>
        </draw:polygon>
        <draw:polygon draw:style-name="gr16" draw:text-style-name="P4" draw:layer="layout" svg:width="1cm" svg:height="1cm" svg:x="61.454cm" svg:y="73.626cm" svg:viewBox="0 0 1001 1001" draw:points="0,1001 1001,1001 1001,0 0,0">
          <text:p/>
        </draw:polygon>
        <draw:polygon draw:style-name="gr16" draw:text-style-name="P4" draw:layer="layout" svg:width="0.186cm" svg:height="1cm" svg:x="61.454cm" svg:y="73.626cm" svg:viewBox="0 0 187 1001" draw:points="0,1001 187,1001 187,0 0,0">
          <text:p/>
        </draw:polygon>
        <draw:polygon draw:style-name="gr16" draw:text-style-name="P4" draw:layer="layout" svg:width="1cm" svg:height="1cm" svg:x="61.454cm" svg:y="74.726cm" svg:viewBox="0 0 1001 1001" draw:points="0,1001 1001,1001 1001,0 0,0">
          <text:p/>
        </draw:polygon>
        <draw:polygon draw:style-name="gr16" draw:text-style-name="P4" draw:layer="layout" svg:width="0.186cm" svg:height="1cm" svg:x="61.454cm" svg:y="74.726cm" svg:viewBox="0 0 187 1001" draw:points="0,1001 187,1001 187,0 0,0">
          <text:p/>
        </draw:polygon>
        <draw:polygon draw:style-name="gr16" draw:text-style-name="P4" draw:layer="layout" svg:width="1cm" svg:height="1cm" svg:x="61.454cm" svg:y="75.826cm" svg:viewBox="0 0 1001 1001" draw:points="0,1001 1001,1001 1001,0 0,0">
          <text:p/>
        </draw:polygon>
        <draw:polygon draw:style-name="gr16" draw:text-style-name="P4" draw:layer="layout" svg:width="0.186cm" svg:height="1cm" svg:x="61.454cm" svg:y="75.826cm" svg:viewBox="0 0 187 1001" draw:points="0,1001 187,1001 187,0 0,0">
          <text:p/>
        </draw:polygon>
        <draw:polygon draw:style-name="gr16" draw:text-style-name="P4" draw:layer="layout" svg:width="1cm" svg:height="1cm" svg:x="61.454cm" svg:y="76.926cm" svg:viewBox="0 0 1001 1001" draw:points="0,1001 1001,1001 1001,0 0,0">
          <text:p/>
        </draw:polygon>
        <draw:polygon draw:style-name="gr16" draw:text-style-name="P4" draw:layer="layout" svg:width="0.186cm" svg:height="1cm" svg:x="61.454cm" svg:y="76.926cm" svg:viewBox="0 0 187 1001" draw:points="0,1001 187,1001 187,0 0,0">
          <text:p/>
        </draw:polygon>
        <draw:polygon draw:style-name="gr16" draw:text-style-name="P4" draw:layer="layout" svg:width="1cm" svg:height="1cm" svg:x="61.454cm" svg:y="78.026cm" svg:viewBox="0 0 1001 1001" draw:points="0,1001 1001,1001 1001,0 0,0">
          <text:p/>
        </draw:polygon>
        <draw:polygon draw:style-name="gr16" draw:text-style-name="P4" draw:layer="layout" svg:width="0.186cm" svg:height="1cm" svg:x="61.454cm" svg:y="78.026cm" svg:viewBox="0 0 187 1001" draw:points="0,1001 187,1001 187,0 0,0">
          <text:p/>
        </draw:polygon>
        <draw:polygon draw:style-name="gr16" draw:text-style-name="P4" draw:layer="layout" svg:width="1cm" svg:height="1cm" svg:x="61.454cm" svg:y="79.126cm" svg:viewBox="0 0 1001 1001" draw:points="0,1001 1001,1001 1001,0 0,0">
          <text:p/>
        </draw:polygon>
        <draw:polygon draw:style-name="gr16" draw:text-style-name="P4" draw:layer="layout" svg:width="0.186cm" svg:height="1cm" svg:x="61.454cm" svg:y="79.126cm" svg:viewBox="0 0 187 1001" draw:points="0,1001 187,1001 187,0 0,0">
          <text:p/>
        </draw:polygon>
        <draw:polygon draw:style-name="gr16" draw:text-style-name="P4" draw:layer="layout" svg:width="1cm" svg:height="1cm" svg:x="76.764cm" svg:y="82.976cm" svg:viewBox="0 0 1001 1001" draw:points="0,1001 1001,1001 1001,0 0,0">
          <text:p/>
        </draw:polygon>
        <draw:polygon draw:style-name="gr16" draw:text-style-name="P4" draw:layer="layout" svg:width="0.186cm" svg:height="1cm" svg:x="76.764cm" svg:y="82.976cm" svg:viewBox="0 0 187 1001" draw:points="0,1001 187,1001 187,0 0,0">
          <text:p/>
        </draw:polygon>
        <draw:polygon draw:style-name="gr16" draw:text-style-name="P4" draw:layer="layout" svg:width="1cm" svg:height="1cm" svg:x="76.764cm" svg:y="84.076cm" svg:viewBox="0 0 1001 1001" draw:points="0,1001 1000,1001 1001,0 0,0">
          <text:p/>
        </draw:polygon>
        <draw:polygon draw:style-name="gr16" draw:text-style-name="P4" draw:layer="layout" svg:width="0.186cm" svg:height="1cm" svg:x="76.764cm" svg:y="84.076cm" svg:viewBox="0 0 187 1001" draw:points="0,1001 187,1001 187,0 0,0">
          <text:p/>
        </draw:polygon>
        <draw:polygon draw:style-name="gr16" draw:text-style-name="P4" draw:layer="layout" svg:width="1cm" svg:height="1cm" svg:x="76.764cm" svg:y="85.176cm" svg:viewBox="0 0 1001 1001" draw:points="0,1001 1001,1001 1001,0 0,0">
          <text:p/>
        </draw:polygon>
        <draw:polygon draw:style-name="gr16" draw:text-style-name="P4" draw:layer="layout" svg:width="0.186cm" svg:height="1cm" svg:x="76.764cm" svg:y="85.176cm" svg:viewBox="0 0 187 1001" draw:points="0,1001 187,1001 187,0 0,0">
          <text:p/>
        </draw:polygon>
        <draw:polygon draw:style-name="gr16" draw:text-style-name="P4" draw:layer="layout" svg:width="1cm" svg:height="1cm" svg:x="76.764cm" svg:y="86.276cm" svg:viewBox="0 0 1001 1001" draw:points="0,1001 1001,1001 1001,0 0,0">
          <text:p/>
        </draw:polygon>
        <draw:polygon draw:style-name="gr16" draw:text-style-name="P4" draw:layer="layout" svg:width="0.186cm" svg:height="1cm" svg:x="76.764cm" svg:y="86.276cm" svg:viewBox="0 0 187 1001" draw:points="0,1001 187,1001 187,0 0,0">
          <text:p/>
        </draw:polygon>
        <draw:polygon draw:style-name="gr16" draw:text-style-name="P4" draw:layer="layout" svg:width="1cm" svg:height="1cm" svg:x="76.764cm" svg:y="87.376cm" svg:viewBox="0 0 1001 1001" draw:points="0,1001 1001,1001 1001,0 0,0">
          <text:p/>
        </draw:polygon>
        <draw:polygon draw:style-name="gr16" draw:text-style-name="P4" draw:layer="layout" svg:width="0.186cm" svg:height="1cm" svg:x="76.764cm" svg:y="87.376cm" svg:viewBox="0 0 187 1001" draw:points="0,1001 186,1001 187,0 0,0">
          <text:p/>
        </draw:polygon>
        <draw:polygon draw:style-name="gr16" draw:text-style-name="P4" draw:layer="layout" svg:width="1cm" svg:height="1cm" svg:x="76.764cm" svg:y="88.476cm" svg:viewBox="0 0 1001 1001" draw:points="0,1001 1001,1001 1001,0 0,0">
          <text:p/>
        </draw:polygon>
        <draw:polygon draw:style-name="gr16" draw:text-style-name="P4" draw:layer="layout" svg:width="0.186cm" svg:height="1cm" svg:x="76.764cm" svg:y="88.476cm" svg:viewBox="0 0 187 1001" draw:points="0,1001 187,1001 187,0 0,0">
          <text:p/>
        </draw:polygon>
        <draw:polygon draw:style-name="gr16" draw:text-style-name="P4" draw:layer="layout" svg:width="1cm" svg:height="1cm" svg:x="76.764cm" svg:y="89.576cm" svg:viewBox="0 0 1001 1001" draw:points="0,1001 1001,1001 1001,0 0,0">
          <text:p/>
        </draw:polygon>
        <draw:polygon draw:style-name="gr16" draw:text-style-name="P4" draw:layer="layout" svg:width="0.186cm" svg:height="1cm" svg:x="76.764cm" svg:y="89.576cm" svg:viewBox="0 0 187 1001" draw:points="0,1001 187,1001 187,0 0,0">
          <text:p/>
        </draw:polygon>
        <draw:polygon draw:style-name="gr16" draw:text-style-name="P4" draw:layer="layout" svg:width="1cm" svg:height="1cm" svg:x="76.764cm" svg:y="90.676cm" svg:viewBox="0 0 1001 1001" draw:points="0,1001 1001,1001 1001,0 0,0">
          <text:p/>
        </draw:polygon>
        <draw:polygon draw:style-name="gr16" draw:text-style-name="P4" draw:layer="layout" svg:width="0.186cm" svg:height="1cm" svg:x="76.764cm" svg:y="90.676cm" svg:viewBox="0 0 187 1001" draw:points="0,1001 187,1001 187,0 0,0">
          <text:p/>
        </draw:polygon>
        <draw:polygon draw:style-name="gr16" draw:text-style-name="P4" draw:layer="layout" svg:width="1cm" svg:height="1cm" svg:x="76.764cm" svg:y="91.776cm" svg:viewBox="0 0 1001 1001" draw:points="0,1001 1001,1001 1001,0 0,0">
          <text:p/>
        </draw:polygon>
        <draw:polygon draw:style-name="gr16" draw:text-style-name="P4" draw:layer="layout" svg:width="0.186cm" svg:height="1cm" svg:x="76.764cm" svg:y="91.776cm" svg:viewBox="0 0 187 1001" draw:points="0,1001 187,1001 187,0 0,0">
          <text:p/>
        </draw:polygon>
        <draw:polygon draw:style-name="gr16" draw:text-style-name="P4" draw:layer="layout" svg:width="1cm" svg:height="1cm" svg:x="76.764cm" svg:y="92.876cm" svg:viewBox="0 0 1001 1001" draw:points="0,1001 1001,1001 1001,0 0,0">
          <text:p/>
        </draw:polygon>
        <draw:polygon draw:style-name="gr16" draw:text-style-name="P4" draw:layer="layout" svg:width="0.186cm" svg:height="1cm" svg:x="76.764cm" svg:y="92.876cm" svg:viewBox="0 0 187 1001" draw:points="0,1001 187,1001 187,0 0,0">
          <text:p/>
        </draw:polygon>
        <draw:polygon draw:style-name="gr16" draw:text-style-name="P4" draw:layer="layout" svg:width="1cm" svg:height="1cm" svg:x="76.764cm" svg:y="93.976cm" svg:viewBox="0 0 1001 1001" draw:points="0,1001 1001,1001 1001,0 0,0">
          <text:p/>
        </draw:polygon>
        <draw:polygon draw:style-name="gr16" draw:text-style-name="P4" draw:layer="layout" svg:width="0.186cm" svg:height="1cm" svg:x="76.764cm" svg:y="93.976cm" svg:viewBox="0 0 187 1001" draw:points="0,1001 187,1001 187,0 0,0">
          <text:p/>
        </draw:polygon>
        <draw:polygon draw:style-name="gr16" draw:text-style-name="P4" draw:layer="layout" svg:width="1cm" svg:height="1cm" svg:x="74.854cm" svg:y="82.976cm" svg:viewBox="0 0 1001 1001" draw:points="0,1001 1001,1001 1001,0 0,0">
          <text:p/>
        </draw:polygon>
        <draw:polygon draw:style-name="gr16" draw:text-style-name="P4" draw:layer="layout" svg:width="0.186cm" svg:height="1cm" svg:x="74.854cm" svg:y="82.976cm" svg:viewBox="0 0 187 1001" draw:points="0,1001 187,1001 187,0 0,0">
          <text:p/>
        </draw:polygon>
        <draw:polygon draw:style-name="gr16" draw:text-style-name="P4" draw:layer="layout" svg:width="1cm" svg:height="1cm" svg:x="74.854cm" svg:y="84.076cm" svg:viewBox="0 0 1001 1001" draw:points="0,1001 1001,1001 1001,0 0,0">
          <text:p/>
        </draw:polygon>
        <draw:polygon draw:style-name="gr16" draw:text-style-name="P4" draw:layer="layout" svg:width="0.186cm" svg:height="1cm" svg:x="74.854cm" svg:y="84.076cm" svg:viewBox="0 0 187 1001" draw:points="0,1001 187,1001 187,0 0,0">
          <text:p/>
        </draw:polygon>
        <draw:polygon draw:style-name="gr16" draw:text-style-name="P4" draw:layer="layout" svg:width="1cm" svg:height="1cm" svg:x="74.854cm" svg:y="85.176cm" svg:viewBox="0 0 1001 1001" draw:points="0,1001 1001,1001 1001,0 0,0">
          <text:p/>
        </draw:polygon>
        <draw:polygon draw:style-name="gr16" draw:text-style-name="P4" draw:layer="layout" svg:width="0.186cm" svg:height="1cm" svg:x="74.854cm" svg:y="85.176cm" svg:viewBox="0 0 187 1001" draw:points="0,1001 187,1001 187,0 0,0">
          <text:p/>
        </draw:polygon>
        <draw:polygon draw:style-name="gr16" draw:text-style-name="P4" draw:layer="layout" svg:width="1cm" svg:height="1cm" svg:x="74.854cm" svg:y="86.276cm" svg:viewBox="0 0 1001 1001" draw:points="0,1001 1001,1001 1001,0 0,0">
          <text:p/>
        </draw:polygon>
        <draw:polygon draw:style-name="gr16" draw:text-style-name="P4" draw:layer="layout" svg:width="0.186cm" svg:height="1cm" svg:x="74.854cm" svg:y="86.276cm" svg:viewBox="0 0 187 1001" draw:points="0,1001 187,1001 187,0 0,0">
          <text:p/>
        </draw:polygon>
        <draw:polygon draw:style-name="gr16" draw:text-style-name="P4" draw:layer="layout" svg:width="1cm" svg:height="1cm" svg:x="74.854cm" svg:y="87.376cm" svg:viewBox="0 0 1001 1001" draw:points="0,1001 1001,1001 1001,0 0,0">
          <text:p/>
        </draw:polygon>
        <draw:polygon draw:style-name="gr16" draw:text-style-name="P4" draw:layer="layout" svg:width="0.186cm" svg:height="1cm" svg:x="74.854cm" svg:y="87.376cm" svg:viewBox="0 0 187 1001" draw:points="0,1001 187,1001 187,0 0,0">
          <text:p/>
        </draw:polygon>
        <draw:polygon draw:style-name="gr16" draw:text-style-name="P4" draw:layer="layout" svg:width="1cm" svg:height="1cm" svg:x="74.854cm" svg:y="88.476cm" svg:viewBox="0 0 1001 1001" draw:points="0,1001 1001,1001 1001,0 0,0">
          <text:p/>
        </draw:polygon>
        <draw:polygon draw:style-name="gr16" draw:text-style-name="P4" draw:layer="layout" svg:width="0.186cm" svg:height="1cm" svg:x="74.854cm" svg:y="88.476cm" svg:viewBox="0 0 187 1001" draw:points="0,1001 187,1001 187,0 0,0">
          <text:p/>
        </draw:polygon>
        <draw:polygon draw:style-name="gr16" draw:text-style-name="P4" draw:layer="layout" svg:width="1cm" svg:height="1cm" svg:x="74.854cm" svg:y="89.576cm" svg:viewBox="0 0 1001 1001" draw:points="0,1001 1001,1001 1001,0 0,0">
          <text:p/>
        </draw:polygon>
        <draw:polygon draw:style-name="gr16" draw:text-style-name="P4" draw:layer="layout" svg:width="0.186cm" svg:height="1cm" svg:x="74.854cm" svg:y="89.576cm" svg:viewBox="0 0 187 1001" draw:points="0,1001 187,1001 187,0 0,0">
          <text:p/>
        </draw:polygon>
        <draw:polygon draw:style-name="gr16" draw:text-style-name="P4" draw:layer="layout" svg:width="1cm" svg:height="1cm" svg:x="74.854cm" svg:y="90.676cm" svg:viewBox="0 0 1001 1001" draw:points="0,1001 1001,1001 1001,0 0,0">
          <text:p/>
        </draw:polygon>
        <draw:polygon draw:style-name="gr16" draw:text-style-name="P4" draw:layer="layout" svg:width="0.186cm" svg:height="1cm" svg:x="74.854cm" svg:y="90.676cm" svg:viewBox="0 0 187 1001" draw:points="0,1001 187,1001 187,0 0,0">
          <text:p/>
        </draw:polygon>
        <draw:polygon draw:style-name="gr16" draw:text-style-name="P4" draw:layer="layout" svg:width="1cm" svg:height="1cm" svg:x="74.854cm" svg:y="91.776cm" svg:viewBox="0 0 1001 1001" draw:points="0,1001 1001,1001 1001,0 0,0">
          <text:p/>
        </draw:polygon>
        <draw:polygon draw:style-name="gr16" draw:text-style-name="P4" draw:layer="layout" svg:width="0.186cm" svg:height="1cm" svg:x="74.854cm" svg:y="91.776cm" svg:viewBox="0 0 187 1001" draw:points="0,1001 187,1001 187,0 0,0">
          <text:p/>
        </draw:polygon>
        <draw:polygon draw:style-name="gr16" draw:text-style-name="P4" draw:layer="layout" svg:width="1cm" svg:height="1cm" svg:x="74.854cm" svg:y="92.876cm" svg:viewBox="0 0 1001 1001" draw:points="0,1001 1001,1001 1001,0 0,0">
          <text:p/>
        </draw:polygon>
        <draw:polygon draw:style-name="gr16" draw:text-style-name="P4" draw:layer="layout" svg:width="0.186cm" svg:height="1cm" svg:x="74.854cm" svg:y="92.876cm" svg:viewBox="0 0 187 1001" draw:points="0,1001 187,1001 187,0 0,0">
          <text:p/>
        </draw:polygon>
        <draw:polygon draw:style-name="gr16" draw:text-style-name="P4" draw:layer="layout" svg:width="1cm" svg:height="1cm" svg:x="74.854cm" svg:y="93.976cm" svg:viewBox="0 0 1001 1001" draw:points="0,1001 1001,1001 1001,0 0,0">
          <text:p/>
        </draw:polygon>
        <draw:polygon draw:style-name="gr16" draw:text-style-name="P4" draw:layer="layout" svg:width="0.186cm" svg:height="1cm" svg:x="74.854cm" svg:y="93.976cm" svg:viewBox="0 0 187 1001" draw:points="0,1001 187,1001 187,0 0,0">
          <text:p/>
        </draw:polygon>
        <draw:polygon draw:style-name="gr16" draw:text-style-name="P4" draw:layer="layout" svg:width="1cm" svg:height="1cm" svg:x="72.943cm" svg:y="82.976cm" svg:viewBox="0 0 1001 1001" draw:points="0,1001 1001,1001 1001,0 0,0">
          <text:p/>
        </draw:polygon>
        <draw:polygon draw:style-name="gr16" draw:text-style-name="P4" draw:layer="layout" svg:width="0.186cm" svg:height="1cm" svg:x="72.943cm" svg:y="82.976cm" svg:viewBox="0 0 187 1001" draw:points="0,1001 187,1001 187,0 0,0">
          <text:p/>
        </draw:polygon>
        <draw:polygon draw:style-name="gr16" draw:text-style-name="P4" draw:layer="layout" svg:width="1cm" svg:height="1cm" svg:x="72.943cm" svg:y="84.076cm" svg:viewBox="0 0 1001 1001" draw:points="0,1001 1001,1001 1001,0 0,0">
          <text:p/>
        </draw:polygon>
        <draw:polygon draw:style-name="gr16" draw:text-style-name="P4" draw:layer="layout" svg:width="0.186cm" svg:height="1cm" svg:x="72.943cm" svg:y="84.076cm" svg:viewBox="0 0 187 1001" draw:points="0,1001 187,1001 186,0 0,0">
          <text:p/>
        </draw:polygon>
        <draw:polygon draw:style-name="gr16" draw:text-style-name="P4" draw:layer="layout" svg:width="1cm" svg:height="1cm" svg:x="72.943cm" svg:y="85.176cm" svg:viewBox="0 0 1001 1001" draw:points="0,1001 1001,1001 1001,0 0,0">
          <text:p/>
        </draw:polygon>
        <draw:polygon draw:style-name="gr16" draw:text-style-name="P4" draw:layer="layout" svg:width="0.186cm" svg:height="1cm" svg:x="72.943cm" svg:y="85.176cm" svg:viewBox="0 0 187 1001" draw:points="0,1001 187,1001 187,0 0,0">
          <text:p/>
        </draw:polygon>
        <draw:polygon draw:style-name="gr16" draw:text-style-name="P4" draw:layer="layout" svg:width="1cm" svg:height="1cm" svg:x="72.943cm" svg:y="86.276cm" svg:viewBox="0 0 1001 1001" draw:points="0,1001 1001,1001 1001,0 0,0">
          <text:p/>
        </draw:polygon>
        <draw:polygon draw:style-name="gr16" draw:text-style-name="P4" draw:layer="layout" svg:width="0.186cm" svg:height="1cm" svg:x="72.943cm" svg:y="86.276cm" svg:viewBox="0 0 187 1001" draw:points="0,1001 187,1001 187,0 0,0">
          <text:p/>
        </draw:polygon>
        <draw:polygon draw:style-name="gr16" draw:text-style-name="P4" draw:layer="layout" svg:width="1cm" svg:height="1cm" svg:x="72.943cm" svg:y="87.376cm" svg:viewBox="0 0 1001 1001" draw:points="0,1001 1001,1001 1001,0 0,0">
          <text:p/>
        </draw:polygon>
        <draw:polygon draw:style-name="gr16" draw:text-style-name="P4" draw:layer="layout" svg:width="0.186cm" svg:height="1cm" svg:x="72.943cm" svg:y="87.376cm" svg:viewBox="0 0 187 1001" draw:points="0,1001 187,1001 187,0 0,0">
          <text:p/>
        </draw:polygon>
        <draw:polygon draw:style-name="gr16" draw:text-style-name="P4" draw:layer="layout" svg:width="1cm" svg:height="1cm" svg:x="72.943cm" svg:y="88.476cm" svg:viewBox="0 0 1001 1001" draw:points="0,1001 1001,1001 1001,0 0,0">
          <text:p/>
        </draw:polygon>
        <draw:polygon draw:style-name="gr16" draw:text-style-name="P4" draw:layer="layout" svg:width="0.186cm" svg:height="1cm" svg:x="72.943cm" svg:y="88.476cm" svg:viewBox="0 0 187 1001" draw:points="0,1001 187,1001 187,0 0,0">
          <text:p/>
        </draw:polygon>
        <draw:polygon draw:style-name="gr16" draw:text-style-name="P4" draw:layer="layout" svg:width="1cm" svg:height="1cm" svg:x="72.943cm" svg:y="89.576cm" svg:viewBox="0 0 1001 1001" draw:points="0,1001 1001,1001 1001,0 0,0">
          <text:p/>
        </draw:polygon>
        <draw:polygon draw:style-name="gr16" draw:text-style-name="P4" draw:layer="layout" svg:width="0.186cm" svg:height="1cm" svg:x="72.943cm" svg:y="89.576cm" svg:viewBox="0 0 187 1001" draw:points="0,1001 187,1001 187,0 0,0">
          <text:p/>
        </draw:polygon>
        <draw:polygon draw:style-name="gr16" draw:text-style-name="P4" draw:layer="layout" svg:width="1cm" svg:height="1cm" svg:x="72.943cm" svg:y="90.676cm" svg:viewBox="0 0 1001 1001" draw:points="0,1001 1000,1001 1001,0 0,0">
          <text:p/>
        </draw:polygon>
        <draw:polygon draw:style-name="gr16" draw:text-style-name="P4" draw:layer="layout" svg:width="0.186cm" svg:height="1cm" svg:x="72.943cm" svg:y="90.676cm" svg:viewBox="0 0 187 1001" draw:points="0,1001 187,1001 186,0 0,0">
          <text:p/>
        </draw:polygon>
        <draw:polygon draw:style-name="gr16" draw:text-style-name="P4" draw:layer="layout" svg:width="1cm" svg:height="1cm" svg:x="72.943cm" svg:y="91.776cm" svg:viewBox="0 0 1001 1001" draw:points="0,1001 1001,1001 1001,0 0,0">
          <text:p/>
        </draw:polygon>
        <draw:polygon draw:style-name="gr16" draw:text-style-name="P4" draw:layer="layout" svg:width="0.186cm" svg:height="1cm" svg:x="72.943cm" svg:y="91.776cm" svg:viewBox="0 0 187 1001" draw:points="0,1001 187,1001 187,0 0,0">
          <text:p/>
        </draw:polygon>
        <draw:polygon draw:style-name="gr16" draw:text-style-name="P4" draw:layer="layout" svg:width="1cm" svg:height="1cm" svg:x="72.943cm" svg:y="92.876cm" svg:viewBox="0 0 1001 1001" draw:points="0,1001 1001,1001 1001,0 0,0">
          <text:p/>
        </draw:polygon>
        <draw:polygon draw:style-name="gr16" draw:text-style-name="P4" draw:layer="layout" svg:width="0.186cm" svg:height="1cm" svg:x="72.943cm" svg:y="92.876cm" svg:viewBox="0 0 187 1001" draw:points="0,1001 187,1001 187,0 0,0">
          <text:p/>
        </draw:polygon>
        <draw:polygon draw:style-name="gr16" draw:text-style-name="P4" draw:layer="layout" svg:width="1cm" svg:height="1cm" svg:x="72.943cm" svg:y="93.976cm" svg:viewBox="0 0 1001 1001" draw:points="0,1001 1001,1001 1001,0 0,0">
          <text:p/>
        </draw:polygon>
        <draw:polygon draw:style-name="gr16" draw:text-style-name="P4" draw:layer="layout" svg:width="0.186cm" svg:height="1cm" svg:x="72.943cm" svg:y="93.976cm" svg:viewBox="0 0 187 1001" draw:points="0,1001 187,1001 187,0 0,0">
          <text:p/>
        </draw:polygon>
        <draw:polygon draw:style-name="gr16" draw:text-style-name="P4" draw:layer="layout" svg:width="1cm" svg:height="1cm" svg:x="70.854cm" svg:y="82.976cm" svg:viewBox="0 0 1001 1001" draw:points="0,1001 1001,1001 1001,0 0,0">
          <text:p/>
        </draw:polygon>
        <draw:polygon draw:style-name="gr16" draw:text-style-name="P4" draw:layer="layout" svg:width="0.186cm" svg:height="1cm" svg:x="70.854cm" svg:y="82.976cm" svg:viewBox="0 0 187 1001" draw:points="0,1001 187,1001 187,0 0,0">
          <text:p/>
        </draw:polygon>
        <draw:polygon draw:style-name="gr16" draw:text-style-name="P4" draw:layer="layout" svg:width="1cm" svg:height="1cm" svg:x="70.854cm" svg:y="84.076cm" svg:viewBox="0 0 1001 1001" draw:points="0,1001 1001,1001 1001,0 0,0">
          <text:p/>
        </draw:polygon>
        <draw:polygon draw:style-name="gr16" draw:text-style-name="P4" draw:layer="layout" svg:width="0.186cm" svg:height="1cm" svg:x="70.854cm" svg:y="84.076cm" svg:viewBox="0 0 187 1001" draw:points="0,1001 187,1001 186,0 0,0">
          <text:p/>
        </draw:polygon>
        <draw:polygon draw:style-name="gr16" draw:text-style-name="P4" draw:layer="layout" svg:width="1cm" svg:height="1cm" svg:x="70.854cm" svg:y="85.176cm" svg:viewBox="0 0 1001 1001" draw:points="0,1001 1001,1001 1001,0 0,0">
          <text:p/>
        </draw:polygon>
        <draw:polygon draw:style-name="gr16" draw:text-style-name="P4" draw:layer="layout" svg:width="0.186cm" svg:height="1cm" svg:x="70.854cm" svg:y="85.176cm" svg:viewBox="0 0 187 1001" draw:points="0,1001 187,1001 187,0 0,0">
          <text:p/>
        </draw:polygon>
        <draw:polygon draw:style-name="gr16" draw:text-style-name="P4" draw:layer="layout" svg:width="1cm" svg:height="1cm" svg:x="70.854cm" svg:y="86.276cm" svg:viewBox="0 0 1001 1001" draw:points="0,1001 1001,1001 1001,0 0,0">
          <text:p/>
        </draw:polygon>
        <draw:polygon draw:style-name="gr16" draw:text-style-name="P4" draw:layer="layout" svg:width="0.186cm" svg:height="1cm" svg:x="70.854cm" svg:y="86.276cm" svg:viewBox="0 0 187 1001" draw:points="0,1001 187,1001 187,0 0,0">
          <text:p/>
        </draw:polygon>
        <draw:polygon draw:style-name="gr16" draw:text-style-name="P4" draw:layer="layout" svg:width="1cm" svg:height="1cm" svg:x="70.854cm" svg:y="87.376cm" svg:viewBox="0 0 1001 1001" draw:points="0,1001 1001,1001 1001,0 0,0">
          <text:p/>
        </draw:polygon>
        <draw:polygon draw:style-name="gr16" draw:text-style-name="P4" draw:layer="layout" svg:width="0.186cm" svg:height="1cm" svg:x="70.854cm" svg:y="87.376cm" svg:viewBox="0 0 187 1001" draw:points="0,1001 187,1001 186,0 0,0">
          <text:p/>
        </draw:polygon>
        <draw:polygon draw:style-name="gr16" draw:text-style-name="P4" draw:layer="layout" svg:width="1cm" svg:height="1cm" svg:x="70.854cm" svg:y="88.476cm" svg:viewBox="0 0 1001 1001" draw:points="0,1001 1001,1001 1001,0 0,0">
          <text:p/>
        </draw:polygon>
        <draw:polygon draw:style-name="gr16" draw:text-style-name="P4" draw:layer="layout" svg:width="0.186cm" svg:height="1cm" svg:x="70.854cm" svg:y="88.476cm" svg:viewBox="0 0 187 1001" draw:points="0,1001 187,1001 187,0 0,0">
          <text:p/>
        </draw:polygon>
        <draw:polygon draw:style-name="gr16" draw:text-style-name="P4" draw:layer="layout" svg:width="1cm" svg:height="1cm" svg:x="70.854cm" svg:y="89.576cm" svg:viewBox="0 0 1001 1001" draw:points="0,1001 1001,1001 1001,0 0,0">
          <text:p/>
        </draw:polygon>
        <draw:polygon draw:style-name="gr16" draw:text-style-name="P4" draw:layer="layout" svg:width="0.186cm" svg:height="1cm" svg:x="70.854cm" svg:y="89.576cm" svg:viewBox="0 0 187 1001" draw:points="0,1001 187,1001 187,0 0,0">
          <text:p/>
        </draw:polygon>
        <draw:polygon draw:style-name="gr16" draw:text-style-name="P4" draw:layer="layout" svg:width="1cm" svg:height="1cm" svg:x="70.854cm" svg:y="90.676cm" svg:viewBox="0 0 1001 1001" draw:points="0,1001 1001,1001 1001,0 0,0">
          <text:p/>
        </draw:polygon>
        <draw:polygon draw:style-name="gr16" draw:text-style-name="P4" draw:layer="layout" svg:width="0.186cm" svg:height="1cm" svg:x="70.854cm" svg:y="90.676cm" svg:viewBox="0 0 187 1001" draw:points="0,1001 187,1001 187,0 0,0">
          <text:p/>
        </draw:polygon>
        <draw:polygon draw:style-name="gr16" draw:text-style-name="P4" draw:layer="layout" svg:width="1cm" svg:height="1cm" svg:x="70.854cm" svg:y="91.776cm" svg:viewBox="0 0 1001 1001" draw:points="0,1001 1001,1001 1001,0 0,0">
          <text:p/>
        </draw:polygon>
        <draw:polygon draw:style-name="gr16" draw:text-style-name="P4" draw:layer="layout" svg:width="0.186cm" svg:height="1cm" svg:x="70.854cm" svg:y="91.776cm" svg:viewBox="0 0 187 1001" draw:points="0,1001 187,1001 187,0 0,0">
          <text:p/>
        </draw:polygon>
        <draw:polygon draw:style-name="gr16" draw:text-style-name="P4" draw:layer="layout" svg:width="1cm" svg:height="1cm" svg:x="70.854cm" svg:y="92.876cm" svg:viewBox="0 0 1001 1001" draw:points="0,1001 1001,1001 1001,0 0,0">
          <text:p/>
        </draw:polygon>
        <draw:polygon draw:style-name="gr16" draw:text-style-name="P4" draw:layer="layout" svg:width="0.186cm" svg:height="1cm" svg:x="70.854cm" svg:y="92.876cm" svg:viewBox="0 0 187 1001" draw:points="0,1001 187,1001 187,0 0,0">
          <text:p/>
        </draw:polygon>
        <draw:polygon draw:style-name="gr16" draw:text-style-name="P4" draw:layer="layout" svg:width="1cm" svg:height="1cm" svg:x="70.854cm" svg:y="93.976cm" svg:viewBox="0 0 1001 1001" draw:points="0,1001 1001,1001 1001,0 0,0">
          <text:p/>
        </draw:polygon>
        <draw:polygon draw:style-name="gr16" draw:text-style-name="P4" draw:layer="layout" svg:width="0.186cm" svg:height="1cm" svg:x="70.854cm" svg:y="93.976cm" svg:viewBox="0 0 187 1001" draw:points="0,1001 187,1001 186,0 0,0">
          <text:p/>
        </draw:polygon>
        <draw:polygon draw:style-name="gr16" draw:text-style-name="P4" draw:layer="layout" svg:width="1cm" svg:height="1cm" svg:x="68.943cm" svg:y="82.976cm" svg:viewBox="0 0 1001 1001" draw:points="0,1001 1001,1001 1001,0 0,0">
          <text:p/>
        </draw:polygon>
        <draw:polygon draw:style-name="gr16" draw:text-style-name="P4" draw:layer="layout" svg:width="0.186cm" svg:height="1cm" svg:x="68.943cm" svg:y="82.976cm" svg:viewBox="0 0 187 1001" draw:points="0,1001 187,1001 187,0 0,0">
          <text:p/>
        </draw:polygon>
        <draw:polygon draw:style-name="gr16" draw:text-style-name="P4" draw:layer="layout" svg:width="1cm" svg:height="1cm" svg:x="68.943cm" svg:y="84.076cm" svg:viewBox="0 0 1001 1001" draw:points="0,1001 1001,1001 1001,0 0,0">
          <text:p/>
        </draw:polygon>
        <draw:polygon draw:style-name="gr16" draw:text-style-name="P4" draw:layer="layout" svg:width="0.186cm" svg:height="1cm" svg:x="68.943cm" svg:y="84.076cm" svg:viewBox="0 0 187 1001" draw:points="0,1001 187,1001 187,0 0,0">
          <text:p/>
        </draw:polygon>
        <draw:polygon draw:style-name="gr16" draw:text-style-name="P4" draw:layer="layout" svg:width="1cm" svg:height="1cm" svg:x="68.943cm" svg:y="85.176cm" svg:viewBox="0 0 1001 1001" draw:points="0,1001 1001,1001 1001,0 0,0">
          <text:p/>
        </draw:polygon>
        <draw:polygon draw:style-name="gr16" draw:text-style-name="P4" draw:layer="layout" svg:width="0.186cm" svg:height="1cm" svg:x="68.943cm" svg:y="85.176cm" svg:viewBox="0 0 187 1001" draw:points="0,1001 187,1001 187,0 0,0">
          <text:p/>
        </draw:polygon>
        <draw:polygon draw:style-name="gr16" draw:text-style-name="P4" draw:layer="layout" svg:width="1cm" svg:height="1cm" svg:x="68.943cm" svg:y="86.276cm" svg:viewBox="0 0 1001 1001" draw:points="0,1001 1001,1001 1001,0 0,0">
          <text:p/>
        </draw:polygon>
        <draw:polygon draw:style-name="gr16" draw:text-style-name="P4" draw:layer="layout" svg:width="0.186cm" svg:height="1cm" svg:x="68.943cm" svg:y="86.276cm" svg:viewBox="0 0 187 1001" draw:points="0,1001 187,1001 187,0 0,0">
          <text:p/>
        </draw:polygon>
        <draw:polygon draw:style-name="gr16" draw:text-style-name="P4" draw:layer="layout" svg:width="1cm" svg:height="1cm" svg:x="68.943cm" svg:y="87.376cm" svg:viewBox="0 0 1001 1001" draw:points="0,1001 1001,1001 1001,0 0,0">
          <text:p/>
        </draw:polygon>
        <draw:polygon draw:style-name="gr16" draw:text-style-name="P4" draw:layer="layout" svg:width="0.186cm" svg:height="1cm" svg:x="68.943cm" svg:y="87.376cm" svg:viewBox="0 0 187 1001" draw:points="0,1001 187,1001 187,0 0,0">
          <text:p/>
        </draw:polygon>
        <draw:polygon draw:style-name="gr16" draw:text-style-name="P4" draw:layer="layout" svg:width="1cm" svg:height="1cm" svg:x="68.943cm" svg:y="88.476cm" svg:viewBox="0 0 1001 1001" draw:points="0,1001 1001,1001 1001,0 0,0">
          <text:p/>
        </draw:polygon>
        <draw:polygon draw:style-name="gr16" draw:text-style-name="P4" draw:layer="layout" svg:width="0.186cm" svg:height="1cm" svg:x="68.943cm" svg:y="88.476cm" svg:viewBox="0 0 187 1001" draw:points="0,1001 187,1001 187,0 0,0">
          <text:p/>
        </draw:polygon>
        <draw:polygon draw:style-name="gr16" draw:text-style-name="P4" draw:layer="layout" svg:width="1cm" svg:height="1cm" svg:x="68.943cm" svg:y="89.576cm" svg:viewBox="0 0 1001 1001" draw:points="0,1001 1001,1001 1001,0 0,0">
          <text:p/>
        </draw:polygon>
        <draw:polygon draw:style-name="gr16" draw:text-style-name="P4" draw:layer="layout" svg:width="0.186cm" svg:height="1cm" svg:x="68.943cm" svg:y="89.576cm" svg:viewBox="0 0 187 1001" draw:points="0,1001 187,1001 187,0 0,0">
          <text:p/>
        </draw:polygon>
        <draw:polygon draw:style-name="gr16" draw:text-style-name="P4" draw:layer="layout" svg:width="1cm" svg:height="1cm" svg:x="68.943cm" svg:y="90.676cm" svg:viewBox="0 0 1001 1001" draw:points="0,1001 1001,1001 1001,0 0,0">
          <text:p/>
        </draw:polygon>
        <draw:polygon draw:style-name="gr16" draw:text-style-name="P4" draw:layer="layout" svg:width="0.186cm" svg:height="1cm" svg:x="68.943cm" svg:y="90.676cm" svg:viewBox="0 0 187 1001" draw:points="0,1001 187,1001 187,0 0,0">
          <text:p/>
        </draw:polygon>
        <draw:polygon draw:style-name="gr16" draw:text-style-name="P4" draw:layer="layout" svg:width="1cm" svg:height="1cm" svg:x="68.943cm" svg:y="91.776cm" svg:viewBox="0 0 1001 1001" draw:points="0,1001 1001,1001 1001,0 0,0">
          <text:p/>
        </draw:polygon>
        <draw:polygon draw:style-name="gr16" draw:text-style-name="P4" draw:layer="layout" svg:width="0.186cm" svg:height="1cm" svg:x="68.943cm" svg:y="91.776cm" svg:viewBox="0 0 187 1001" draw:points="0,1001 187,1001 187,0 0,0">
          <text:p/>
        </draw:polygon>
        <draw:polygon draw:style-name="gr16" draw:text-style-name="P4" draw:layer="layout" svg:width="1cm" svg:height="1cm" svg:x="68.943cm" svg:y="92.876cm" svg:viewBox="0 0 1001 1001" draw:points="0,1001 1001,1001 1001,0 0,0">
          <text:p/>
        </draw:polygon>
        <draw:polygon draw:style-name="gr16" draw:text-style-name="P4" draw:layer="layout" svg:width="0.186cm" svg:height="1cm" svg:x="68.943cm" svg:y="92.876cm" svg:viewBox="0 0 187 1001" draw:points="0,1001 187,1001 187,0 0,0">
          <text:p/>
        </draw:polygon>
        <draw:polygon draw:style-name="gr16" draw:text-style-name="P4" draw:layer="layout" svg:width="1cm" svg:height="1cm" svg:x="68.943cm" svg:y="93.976cm" svg:viewBox="0 0 1001 1001" draw:points="0,1001 1001,1001 1001,0 0,0">
          <text:p/>
        </draw:polygon>
        <draw:polygon draw:style-name="gr16" draw:text-style-name="P4" draw:layer="layout" svg:width="0.186cm" svg:height="1cm" svg:x="68.943cm" svg:y="93.976cm" svg:viewBox="0 0 187 1001" draw:points="0,1001 187,1001 187,0 0,0">
          <text:p/>
        </draw:polygon>
        <draw:polygon draw:style-name="gr16" draw:text-style-name="P4" draw:layer="layout" svg:width="1cm" svg:height="1cm" svg:x="67.033cm" svg:y="82.976cm" svg:viewBox="0 0 1001 1001" draw:points="0,1001 1001,1001 1001,0 0,0">
          <text:p/>
        </draw:polygon>
        <draw:polygon draw:style-name="gr16" draw:text-style-name="P4" draw:layer="layout" svg:width="0.186cm" svg:height="1cm" svg:x="67.033cm" svg:y="82.976cm" svg:viewBox="0 0 187 1001" draw:points="0,1001 187,1001 187,0 0,0">
          <text:p/>
        </draw:polygon>
        <draw:polygon draw:style-name="gr16" draw:text-style-name="P4" draw:layer="layout" svg:width="1cm" svg:height="1cm" svg:x="67.033cm" svg:y="84.076cm" svg:viewBox="0 0 1001 1001" draw:points="0,1001 1001,1000 1001,0 0,0">
          <text:p/>
        </draw:polygon>
        <draw:polygon draw:style-name="gr16" draw:text-style-name="P4" draw:layer="layout" svg:width="0.186cm" svg:height="1cm" svg:x="67.033cm" svg:y="84.076cm" svg:viewBox="0 0 187 1001" draw:points="0,1001 187,1001 187,0 0,0">
          <text:p/>
        </draw:polygon>
        <draw:polygon draw:style-name="gr16" draw:text-style-name="P4" draw:layer="layout" svg:width="1cm" svg:height="1cm" svg:x="67.033cm" svg:y="85.176cm" svg:viewBox="0 0 1001 1001" draw:points="0,1001 1001,1001 1001,0 0,0">
          <text:p/>
        </draw:polygon>
        <draw:polygon draw:style-name="gr16" draw:text-style-name="P4" draw:layer="layout" svg:width="0.186cm" svg:height="1cm" svg:x="67.033cm" svg:y="85.176cm" svg:viewBox="0 0 187 1001" draw:points="0,1001 187,1001 187,0 0,0">
          <text:p/>
        </draw:polygon>
        <draw:polygon draw:style-name="gr16" draw:text-style-name="P4" draw:layer="layout" svg:width="1cm" svg:height="1cm" svg:x="67.033cm" svg:y="86.276cm" svg:viewBox="0 0 1001 1001" draw:points="0,1001 1001,1001 1001,0 0,0">
          <text:p/>
        </draw:polygon>
        <draw:polygon draw:style-name="gr16" draw:text-style-name="P4" draw:layer="layout" svg:width="0.186cm" svg:height="1cm" svg:x="67.033cm" svg:y="86.276cm" svg:viewBox="0 0 187 1001" draw:points="0,1001 187,1001 187,0 0,0">
          <text:p/>
        </draw:polygon>
        <draw:polygon draw:style-name="gr16" draw:text-style-name="P4" draw:layer="layout" svg:width="1cm" svg:height="1cm" svg:x="67.033cm" svg:y="87.376cm" svg:viewBox="0 0 1001 1001" draw:points="0,1001 1001,1001 1001,0 0,0">
          <text:p/>
        </draw:polygon>
        <draw:polygon draw:style-name="gr16" draw:text-style-name="P4" draw:layer="layout" svg:width="0.186cm" svg:height="1cm" svg:x="67.033cm" svg:y="87.376cm" svg:viewBox="0 0 187 1001" draw:points="0,1001 187,1001 186,0 0,0">
          <text:p/>
        </draw:polygon>
        <draw:polygon draw:style-name="gr16" draw:text-style-name="P4" draw:layer="layout" svg:width="1cm" svg:height="1cm" svg:x="67.033cm" svg:y="88.476cm" svg:viewBox="0 0 1001 1001" draw:points="0,1001 1001,1000 1001,0 0,0">
          <text:p/>
        </draw:polygon>
        <draw:polygon draw:style-name="gr16" draw:text-style-name="P4" draw:layer="layout" svg:width="0.186cm" svg:height="1cm" svg:x="67.033cm" svg:y="88.476cm" svg:viewBox="0 0 187 1001" draw:points="0,1001 187,1001 187,0 0,0">
          <text:p/>
        </draw:polygon>
        <draw:polygon draw:style-name="gr16" draw:text-style-name="P4" draw:layer="layout" svg:width="1cm" svg:height="1cm" svg:x="67.033cm" svg:y="89.576cm" svg:viewBox="0 0 1001 1001" draw:points="0,1001 1001,1000 1001,0 0,0">
          <text:p/>
        </draw:polygon>
        <draw:polygon draw:style-name="gr16" draw:text-style-name="P4" draw:layer="layout" svg:width="0.186cm" svg:height="1cm" svg:x="67.033cm" svg:y="89.576cm" svg:viewBox="0 0 187 1001" draw:points="0,1001 187,1001 187,0 0,0">
          <text:p/>
        </draw:polygon>
        <draw:polygon draw:style-name="gr16" draw:text-style-name="P4" draw:layer="layout" svg:width="1cm" svg:height="1cm" svg:x="67.033cm" svg:y="90.676cm" svg:viewBox="0 0 1001 1001" draw:points="0,1001 1001,1001 1001,0 0,0">
          <text:p/>
        </draw:polygon>
        <draw:polygon draw:style-name="gr16" draw:text-style-name="P4" draw:layer="layout" svg:width="0.186cm" svg:height="1cm" svg:x="67.033cm" svg:y="90.676cm" svg:viewBox="0 0 187 1001" draw:points="0,1001 187,1001 187,0 0,0">
          <text:p/>
        </draw:polygon>
        <draw:polygon draw:style-name="gr16" draw:text-style-name="P4" draw:layer="layout" svg:width="1cm" svg:height="1cm" svg:x="67.033cm" svg:y="91.776cm" svg:viewBox="0 0 1001 1001" draw:points="0,1001 1001,1001 1001,0 0,0">
          <text:p/>
        </draw:polygon>
        <draw:polygon draw:style-name="gr16" draw:text-style-name="P4" draw:layer="layout" svg:width="0.186cm" svg:height="1cm" svg:x="67.033cm" svg:y="91.776cm" svg:viewBox="0 0 187 1001" draw:points="0,1001 187,1001 187,0 0,0">
          <text:p/>
        </draw:polygon>
        <draw:polygon draw:style-name="gr16" draw:text-style-name="P4" draw:layer="layout" svg:width="1cm" svg:height="1cm" svg:x="67.033cm" svg:y="92.876cm" svg:viewBox="0 0 1001 1001" draw:points="0,1001 1001,1001 1001,0 0,0">
          <text:p/>
        </draw:polygon>
        <draw:polygon draw:style-name="gr16" draw:text-style-name="P4" draw:layer="layout" svg:width="0.186cm" svg:height="1cm" svg:x="67.033cm" svg:y="92.876cm" svg:viewBox="0 0 187 1001" draw:points="0,1001 187,1001 187,0 0,0">
          <text:p/>
        </draw:polygon>
        <draw:polygon draw:style-name="gr16" draw:text-style-name="P4" draw:layer="layout" svg:width="1cm" svg:height="1cm" svg:x="67.033cm" svg:y="93.976cm" svg:viewBox="0 0 1001 1001" draw:points="0,1001 1001,1001 1001,0 0,0">
          <text:p/>
        </draw:polygon>
        <draw:polygon draw:style-name="gr16" draw:text-style-name="P4" draw:layer="layout" svg:width="0.186cm" svg:height="1cm" svg:x="67.033cm" svg:y="93.976cm" svg:viewBox="0 0 187 1001" draw:points="0,1001 187,1001 187,0 0,0">
          <text:p/>
        </draw:polygon>
        <draw:polygon draw:style-name="gr16" draw:text-style-name="P4" draw:layer="layout" svg:width="1cm" svg:height="1cm" svg:x="65.274cm" svg:y="82.976cm" svg:viewBox="0 0 1001 1001" draw:points="0,1001 1001,1001 1001,0 0,0">
          <text:p/>
        </draw:polygon>
        <draw:polygon draw:style-name="gr16" draw:text-style-name="P4" draw:layer="layout" svg:width="0.186cm" svg:height="1cm" svg:x="65.274cm" svg:y="82.976cm" svg:viewBox="0 0 187 1001" draw:points="0,1001 187,1001 187,0 0,0">
          <text:p/>
        </draw:polygon>
        <draw:polygon draw:style-name="gr16" draw:text-style-name="P4" draw:layer="layout" svg:width="1cm" svg:height="1cm" svg:x="65.274cm" svg:y="84.076cm" svg:viewBox="0 0 1001 1001" draw:points="0,1001 1001,1001 1001,0 0,0">
          <text:p/>
        </draw:polygon>
        <draw:polygon draw:style-name="gr16" draw:text-style-name="P4" draw:layer="layout" svg:width="0.186cm" svg:height="1cm" svg:x="65.274cm" svg:y="84.076cm" svg:viewBox="0 0 187 1001" draw:points="0,1001 187,1001 187,0 0,0">
          <text:p/>
        </draw:polygon>
        <draw:polygon draw:style-name="gr16" draw:text-style-name="P4" draw:layer="layout" svg:width="1cm" svg:height="1cm" svg:x="65.274cm" svg:y="85.176cm" svg:viewBox="0 0 1001 1001" draw:points="0,1001 1001,1001 1001,0 0,0">
          <text:p/>
        </draw:polygon>
        <draw:polygon draw:style-name="gr16" draw:text-style-name="P4" draw:layer="layout" svg:width="0.186cm" svg:height="1cm" svg:x="65.274cm" svg:y="85.176cm" svg:viewBox="0 0 187 1001" draw:points="0,1001 187,1001 187,0 0,0">
          <text:p/>
        </draw:polygon>
        <draw:polygon draw:style-name="gr16" draw:text-style-name="P4" draw:layer="layout" svg:width="1cm" svg:height="1cm" svg:x="65.274cm" svg:y="86.276cm" svg:viewBox="0 0 1001 1001" draw:points="0,1001 1001,1001 1001,0 0,0">
          <text:p/>
        </draw:polygon>
        <draw:polygon draw:style-name="gr16" draw:text-style-name="P4" draw:layer="layout" svg:width="0.186cm" svg:height="1cm" svg:x="65.274cm" svg:y="86.276cm" svg:viewBox="0 0 187 1001" draw:points="0,1001 187,1001 187,0 0,0">
          <text:p/>
        </draw:polygon>
        <draw:polygon draw:style-name="gr16" draw:text-style-name="P4" draw:layer="layout" svg:width="1cm" svg:height="1cm" svg:x="65.274cm" svg:y="87.376cm" svg:viewBox="0 0 1001 1001" draw:points="0,1001 1001,1001 1001,0 0,0">
          <text:p/>
        </draw:polygon>
        <draw:polygon draw:style-name="gr16" draw:text-style-name="P4" draw:layer="layout" svg:width="0.186cm" svg:height="1cm" svg:x="65.274cm" svg:y="87.376cm" svg:viewBox="0 0 187 1001" draw:points="0,1001 187,1001 187,0 0,0">
          <text:p/>
        </draw:polygon>
        <draw:polygon draw:style-name="gr16" draw:text-style-name="P4" draw:layer="layout" svg:width="1cm" svg:height="1cm" svg:x="65.274cm" svg:y="88.476cm" svg:viewBox="0 0 1001 1001" draw:points="0,1001 1001,1001 1001,0 0,0">
          <text:p/>
        </draw:polygon>
        <draw:polygon draw:style-name="gr16" draw:text-style-name="P4" draw:layer="layout" svg:width="0.186cm" svg:height="1cm" svg:x="65.274cm" svg:y="88.476cm" svg:viewBox="0 0 187 1001" draw:points="0,1001 187,1001 187,0 0,0">
          <text:p/>
        </draw:polygon>
        <draw:polygon draw:style-name="gr16" draw:text-style-name="P4" draw:layer="layout" svg:width="1cm" svg:height="1cm" svg:x="65.274cm" svg:y="89.576cm" svg:viewBox="0 0 1001 1001" draw:points="0,1001 1001,1001 1001,0 0,0">
          <text:p/>
        </draw:polygon>
        <draw:polygon draw:style-name="gr16" draw:text-style-name="P4" draw:layer="layout" svg:width="0.186cm" svg:height="1cm" svg:x="65.274cm" svg:y="89.576cm" svg:viewBox="0 0 187 1001" draw:points="0,1001 187,1001 187,0 0,0">
          <text:p/>
        </draw:polygon>
        <draw:polygon draw:style-name="gr16" draw:text-style-name="P4" draw:layer="layout" svg:width="1cm" svg:height="1cm" svg:x="65.274cm" svg:y="90.676cm" svg:viewBox="0 0 1001 1001" draw:points="0,1001 1001,1001 1001,0 0,0">
          <text:p/>
        </draw:polygon>
        <draw:polygon draw:style-name="gr16" draw:text-style-name="P4" draw:layer="layout" svg:width="0.186cm" svg:height="1cm" svg:x="65.274cm" svg:y="90.676cm" svg:viewBox="0 0 187 1001" draw:points="0,1001 187,1001 187,0 0,0">
          <text:p/>
        </draw:polygon>
        <draw:polygon draw:style-name="gr16" draw:text-style-name="P4" draw:layer="layout" svg:width="1cm" svg:height="1cm" svg:x="65.274cm" svg:y="91.776cm" svg:viewBox="0 0 1001 1001" draw:points="0,1001 1001,1001 1001,0 0,0">
          <text:p/>
        </draw:polygon>
        <draw:polygon draw:style-name="gr16" draw:text-style-name="P4" draw:layer="layout" svg:width="0.186cm" svg:height="1cm" svg:x="65.274cm" svg:y="91.776cm" svg:viewBox="0 0 187 1001" draw:points="0,1001 187,1001 187,0 0,0">
          <text:p/>
        </draw:polygon>
        <draw:polygon draw:style-name="gr16" draw:text-style-name="P4" draw:layer="layout" svg:width="1cm" svg:height="1cm" svg:x="65.274cm" svg:y="92.876cm" svg:viewBox="0 0 1001 1001" draw:points="0,1001 1001,1001 1001,0 0,0">
          <text:p/>
        </draw:polygon>
        <draw:polygon draw:style-name="gr16" draw:text-style-name="P4" draw:layer="layout" svg:width="0.186cm" svg:height="1cm" svg:x="65.274cm" svg:y="92.876cm" svg:viewBox="0 0 187 1001" draw:points="0,1001 187,1001 187,0 0,0">
          <text:p/>
        </draw:polygon>
        <draw:polygon draw:style-name="gr16" draw:text-style-name="P4" draw:layer="layout" svg:width="1cm" svg:height="1cm" svg:x="65.274cm" svg:y="93.976cm" svg:viewBox="0 0 1001 1001" draw:points="0,1001 1001,1001 1001,0 0,0">
          <text:p/>
        </draw:polygon>
        <draw:polygon draw:style-name="gr16" draw:text-style-name="P4" draw:layer="layout" svg:width="0.186cm" svg:height="1cm" svg:x="65.274cm" svg:y="93.976cm" svg:viewBox="0 0 187 1001" draw:points="0,1001 187,1001 187,0 0,0">
          <text:p/>
        </draw:polygon>
        <draw:polygon draw:style-name="gr16" draw:text-style-name="P4" draw:layer="layout" svg:width="1cm" svg:height="1cm" svg:x="63.364cm" svg:y="82.976cm" svg:viewBox="0 0 1001 1001" draw:points="0,1001 1001,1001 1001,0 0,0">
          <text:p/>
        </draw:polygon>
        <draw:polygon draw:style-name="gr16" draw:text-style-name="P4" draw:layer="layout" svg:width="0.186cm" svg:height="1cm" svg:x="63.364cm" svg:y="82.976cm" svg:viewBox="0 0 187 1001" draw:points="0,1001 187,1001 187,0 0,0">
          <text:p/>
        </draw:polygon>
        <draw:polygon draw:style-name="gr16" draw:text-style-name="P4" draw:layer="layout" svg:width="1cm" svg:height="1cm" svg:x="63.364cm" svg:y="84.076cm" svg:viewBox="0 0 1001 1001" draw:points="0,1001 1001,1001 1001,0 0,0">
          <text:p/>
        </draw:polygon>
        <draw:polygon draw:style-name="gr16" draw:text-style-name="P4" draw:layer="layout" svg:width="0.186cm" svg:height="1cm" svg:x="63.364cm" svg:y="84.076cm" svg:viewBox="0 0 187 1001" draw:points="0,1001 187,1001 187,0 0,0">
          <text:p/>
        </draw:polygon>
        <draw:polygon draw:style-name="gr16" draw:text-style-name="P4" draw:layer="layout" svg:width="1cm" svg:height="1cm" svg:x="63.364cm" svg:y="85.176cm" svg:viewBox="0 0 1001 1001" draw:points="0,1001 1001,1001 1001,0 0,0">
          <text:p/>
        </draw:polygon>
        <draw:polygon draw:style-name="gr16" draw:text-style-name="P4" draw:layer="layout" svg:width="0.186cm" svg:height="1cm" svg:x="63.364cm" svg:y="85.176cm" svg:viewBox="0 0 187 1001" draw:points="0,1001 187,1001 187,0 0,0">
          <text:p/>
        </draw:polygon>
        <draw:polygon draw:style-name="gr16" draw:text-style-name="P4" draw:layer="layout" svg:width="1cm" svg:height="1cm" svg:x="63.364cm" svg:y="86.276cm" svg:viewBox="0 0 1001 1001" draw:points="0,1001 1001,1001 1001,0 0,0">
          <text:p/>
        </draw:polygon>
        <draw:polygon draw:style-name="gr16" draw:text-style-name="P4" draw:layer="layout" svg:width="0.186cm" svg:height="1cm" svg:x="63.364cm" svg:y="86.276cm" svg:viewBox="0 0 187 1001" draw:points="0,1001 187,1001 187,0 0,0">
          <text:p/>
        </draw:polygon>
        <draw:polygon draw:style-name="gr16" draw:text-style-name="P4" draw:layer="layout" svg:width="1cm" svg:height="1cm" svg:x="63.364cm" svg:y="87.376cm" svg:viewBox="0 0 1001 1001" draw:points="0,1001 1001,1001 1001,0 0,0">
          <text:p/>
        </draw:polygon>
        <draw:polygon draw:style-name="gr16" draw:text-style-name="P4" draw:layer="layout" svg:width="0.186cm" svg:height="1cm" svg:x="63.364cm" svg:y="87.376cm" svg:viewBox="0 0 187 1001" draw:points="0,1001 187,1001 187,0 0,0">
          <text:p/>
        </draw:polygon>
        <draw:polygon draw:style-name="gr16" draw:text-style-name="P4" draw:layer="layout" svg:width="1cm" svg:height="1cm" svg:x="63.364cm" svg:y="88.476cm" svg:viewBox="0 0 1001 1001" draw:points="0,1001 1001,1001 1001,0 0,0">
          <text:p/>
        </draw:polygon>
        <draw:polygon draw:style-name="gr16" draw:text-style-name="P4" draw:layer="layout" svg:width="0.186cm" svg:height="1cm" svg:x="63.364cm" svg:y="88.476cm" svg:viewBox="0 0 187 1001" draw:points="0,1001 187,1001 187,0 0,0">
          <text:p/>
        </draw:polygon>
        <draw:polygon draw:style-name="gr16" draw:text-style-name="P4" draw:layer="layout" svg:width="1cm" svg:height="1cm" svg:x="63.364cm" svg:y="89.576cm" svg:viewBox="0 0 1001 1001" draw:points="0,1001 1001,1001 1001,0 0,0">
          <text:p/>
        </draw:polygon>
        <draw:polygon draw:style-name="gr16" draw:text-style-name="P4" draw:layer="layout" svg:width="0.186cm" svg:height="1cm" svg:x="63.364cm" svg:y="89.576cm" svg:viewBox="0 0 187 1001" draw:points="0,1001 187,1001 187,0 0,0">
          <text:p/>
        </draw:polygon>
        <draw:polygon draw:style-name="gr16" draw:text-style-name="P4" draw:layer="layout" svg:width="1cm" svg:height="1cm" svg:x="63.364cm" svg:y="90.676cm" svg:viewBox="0 0 1001 1001" draw:points="0,1001 1001,1001 1001,0 0,0">
          <text:p/>
        </draw:polygon>
        <draw:polygon draw:style-name="gr16" draw:text-style-name="P4" draw:layer="layout" svg:width="0.186cm" svg:height="1cm" svg:x="63.364cm" svg:y="90.676cm" svg:viewBox="0 0 187 1001" draw:points="0,1001 187,1001 187,0 0,0">
          <text:p/>
        </draw:polygon>
        <draw:polygon draw:style-name="gr16" draw:text-style-name="P4" draw:layer="layout" svg:width="1cm" svg:height="1cm" svg:x="63.364cm" svg:y="91.776cm" svg:viewBox="0 0 1001 1001" draw:points="0,1001 1001,1001 1001,0 0,0">
          <text:p/>
        </draw:polygon>
        <draw:polygon draw:style-name="gr16" draw:text-style-name="P4" draw:layer="layout" svg:width="0.186cm" svg:height="1cm" svg:x="63.364cm" svg:y="91.776cm" svg:viewBox="0 0 187 1001" draw:points="0,1001 187,1001 187,0 0,0">
          <text:p/>
        </draw:polygon>
        <draw:polygon draw:style-name="gr16" draw:text-style-name="P4" draw:layer="layout" svg:width="1cm" svg:height="1cm" svg:x="63.364cm" svg:y="92.876cm" svg:viewBox="0 0 1001 1001" draw:points="0,1001 1001,1001 1001,0 0,0">
          <text:p/>
        </draw:polygon>
        <draw:polygon draw:style-name="gr16" draw:text-style-name="P4" draw:layer="layout" svg:width="0.186cm" svg:height="1cm" svg:x="63.364cm" svg:y="92.876cm" svg:viewBox="0 0 187 1001" draw:points="0,1001 187,1001 187,0 0,0">
          <text:p/>
        </draw:polygon>
        <draw:polygon draw:style-name="gr16" draw:text-style-name="P4" draw:layer="layout" svg:width="1cm" svg:height="1cm" svg:x="63.364cm" svg:y="93.976cm" svg:viewBox="0 0 1001 1001" draw:points="0,1001 1001,1001 1001,0 0,0">
          <text:p/>
        </draw:polygon>
        <draw:polygon draw:style-name="gr16" draw:text-style-name="P4" draw:layer="layout" svg:width="0.186cm" svg:height="1cm" svg:x="63.364cm" svg:y="93.976cm" svg:viewBox="0 0 187 1001" draw:points="0,1001 187,1001 187,0 0,0">
          <text:p/>
        </draw:polygon>
        <draw:polygon draw:style-name="gr16" draw:text-style-name="P4" draw:layer="layout" svg:width="1cm" svg:height="1cm" svg:x="61.454cm" svg:y="82.976cm" svg:viewBox="0 0 1001 1001" draw:points="0,1001 1001,1001 1001,0 0,0">
          <text:p/>
        </draw:polygon>
        <draw:polygon draw:style-name="gr16" draw:text-style-name="P4" draw:layer="layout" svg:width="0.186cm" svg:height="1cm" svg:x="61.454cm" svg:y="82.976cm" svg:viewBox="0 0 187 1001" draw:points="0,1001 187,1001 187,0 0,0">
          <text:p/>
        </draw:polygon>
        <draw:polygon draw:style-name="gr16" draw:text-style-name="P4" draw:layer="layout" svg:width="1cm" svg:height="1cm" svg:x="61.454cm" svg:y="84.076cm" svg:viewBox="0 0 1001 1001" draw:points="0,1001 1001,1001 1001,0 0,0">
          <text:p/>
        </draw:polygon>
        <draw:polygon draw:style-name="gr16" draw:text-style-name="P4" draw:layer="layout" svg:width="0.186cm" svg:height="1cm" svg:x="61.454cm" svg:y="84.076cm" svg:viewBox="0 0 187 1001" draw:points="0,1001 187,1001 187,0 0,0">
          <text:p/>
        </draw:polygon>
        <draw:polygon draw:style-name="gr16" draw:text-style-name="P4" draw:layer="layout" svg:width="1cm" svg:height="1cm" svg:x="61.454cm" svg:y="85.176cm" svg:viewBox="0 0 1001 1001" draw:points="0,1001 1001,1001 1001,0 0,0">
          <text:p/>
        </draw:polygon>
        <draw:polygon draw:style-name="gr16" draw:text-style-name="P4" draw:layer="layout" svg:width="0.186cm" svg:height="1cm" svg:x="61.454cm" svg:y="85.176cm" svg:viewBox="0 0 187 1001" draw:points="0,1001 187,1001 187,0 0,0">
          <text:p/>
        </draw:polygon>
        <draw:polygon draw:style-name="gr16" draw:text-style-name="P4" draw:layer="layout" svg:width="1cm" svg:height="1cm" svg:x="61.454cm" svg:y="86.276cm" svg:viewBox="0 0 1001 1001" draw:points="0,1001 1001,1001 1001,0 0,0">
          <text:p/>
        </draw:polygon>
        <draw:polygon draw:style-name="gr16" draw:text-style-name="P4" draw:layer="layout" svg:width="0.186cm" svg:height="1cm" svg:x="61.454cm" svg:y="86.276cm" svg:viewBox="0 0 187 1001" draw:points="0,1001 187,1001 187,0 0,0">
          <text:p/>
        </draw:polygon>
        <draw:polygon draw:style-name="gr16" draw:text-style-name="P4" draw:layer="layout" svg:width="1cm" svg:height="1cm" svg:x="61.454cm" svg:y="87.376cm" svg:viewBox="0 0 1001 1001" draw:points="0,1001 1001,1001 1001,0 0,0">
          <text:p/>
        </draw:polygon>
        <draw:polygon draw:style-name="gr16" draw:text-style-name="P4" draw:layer="layout" svg:width="0.186cm" svg:height="1cm" svg:x="61.454cm" svg:y="87.376cm" svg:viewBox="0 0 187 1001" draw:points="0,1001 187,1001 187,0 0,0">
          <text:p/>
        </draw:polygon>
        <draw:polygon draw:style-name="gr16" draw:text-style-name="P4" draw:layer="layout" svg:width="1cm" svg:height="1cm" svg:x="61.454cm" svg:y="88.476cm" svg:viewBox="0 0 1001 1001" draw:points="0,1001 1001,1000 1001,0 0,0">
          <text:p/>
        </draw:polygon>
        <draw:polygon draw:style-name="gr16" draw:text-style-name="P4" draw:layer="layout" svg:width="0.186cm" svg:height="1cm" svg:x="61.454cm" svg:y="88.476cm" svg:viewBox="0 0 187 1001" draw:points="0,1001 187,1001 187,0 0,0">
          <text:p/>
        </draw:polygon>
        <draw:polygon draw:style-name="gr16" draw:text-style-name="P4" draw:layer="layout" svg:width="1cm" svg:height="1cm" svg:x="61.454cm" svg:y="89.576cm" svg:viewBox="0 0 1001 1001" draw:points="0,1001 1001,1001 1001,0 0,0">
          <text:p/>
        </draw:polygon>
        <draw:polygon draw:style-name="gr16" draw:text-style-name="P4" draw:layer="layout" svg:width="0.186cm" svg:height="1cm" svg:x="61.454cm" svg:y="89.576cm" svg:viewBox="0 0 187 1001" draw:points="0,1001 187,1001 187,0 0,0">
          <text:p/>
        </draw:polygon>
        <draw:polygon draw:style-name="gr16" draw:text-style-name="P4" draw:layer="layout" svg:width="1cm" svg:height="1cm" svg:x="61.454cm" svg:y="90.676cm" svg:viewBox="0 0 1001 1001" draw:points="0,1001 1001,1001 1001,0 0,0">
          <text:p/>
        </draw:polygon>
        <draw:polygon draw:style-name="gr16" draw:text-style-name="P4" draw:layer="layout" svg:width="0.186cm" svg:height="1cm" svg:x="61.454cm" svg:y="90.676cm" svg:viewBox="0 0 187 1001" draw:points="0,1001 187,1001 187,0 0,0">
          <text:p/>
        </draw:polygon>
        <draw:polygon draw:style-name="gr16" draw:text-style-name="P4" draw:layer="layout" svg:width="1cm" svg:height="1cm" svg:x="61.454cm" svg:y="91.776cm" svg:viewBox="0 0 1001 1001" draw:points="0,1001 1001,1001 1001,0 0,0">
          <text:p/>
        </draw:polygon>
        <draw:polygon draw:style-name="gr16" draw:text-style-name="P4" draw:layer="layout" svg:width="0.186cm" svg:height="1cm" svg:x="61.454cm" svg:y="91.776cm" svg:viewBox="0 0 187 1001" draw:points="0,1001 187,1001 187,0 0,0">
          <text:p/>
        </draw:polygon>
        <draw:polygon draw:style-name="gr16" draw:text-style-name="P4" draw:layer="layout" svg:width="1cm" svg:height="1cm" svg:x="61.454cm" svg:y="92.876cm" svg:viewBox="0 0 1001 1001" draw:points="0,1001 1001,1001 1001,0 0,0">
          <text:p/>
        </draw:polygon>
        <draw:polygon draw:style-name="gr16" draw:text-style-name="P4" draw:layer="layout" svg:width="0.186cm" svg:height="1cm" svg:x="61.454cm" svg:y="92.876cm" svg:viewBox="0 0 187 1001" draw:points="0,1001 187,1001 187,0 0,0">
          <text:p/>
        </draw:polygon>
        <draw:polygon draw:style-name="gr16" draw:text-style-name="P4" draw:layer="layout" svg:width="1cm" svg:height="1cm" svg:x="61.454cm" svg:y="93.976cm" svg:viewBox="0 0 1001 1001" draw:points="0,1001 1001,1001 1001,0 0,0">
          <text:p/>
        </draw:polygon>
        <draw:polygon draw:style-name="gr16" draw:text-style-name="P4" draw:layer="layout" svg:width="0.186cm" svg:height="1cm" svg:x="61.454cm" svg:y="93.976cm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5.5853861646376cm 69.506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5.5853861646376cm 69.506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8.0853739510247cm 69.506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8.0853739510247cm 69.506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0.5903617374119cm 69.523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0.5903617374119cm 69.523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3.085349523799cm 69.507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3.085349523799cm 69.507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5.5853373101862cm 69.506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5.5853373101862cm 69.506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6.4857504020828cm 64.619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6.4857504020828cm 64.619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3.9927675580913cm 64.605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3.9927675580913cm 64.605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1.4857847140998cm 64.624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1.4857847140998cm 64.624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8.9858018701082cm 64.605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8.9858018701082cm 64.605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6.4858190261167cm 64.612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6.4858190261167cm 64.612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39.784cm 68.2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2.26cm 68.2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4.735cm 68.2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7.21cm 68.2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7.309cm 68.20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39.736cm 67.0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39.736cm 67.0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40.424cm 66.7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7.21cm 67.0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47.21cm 67.0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47.898cm 66.7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7.273cm 67.0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37.273cm 67.0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37.961cm 66.7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4.736cm 67.0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44.736cm 67.0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45.424cm 66.7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2.215cm 67.0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42.215cm 67.0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42.904cm 66.769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35.5193861646376cm 64.329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5.5193861646376cm 64.329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8.0193739510247cm 64.329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8.0193739510247cm 64.329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0.5243617374119cm 64.346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0.5243617374119cm 64.346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3.019349523799cm 64.330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3.019349523799cm 64.330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5.5193373101862cm 64.329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5.5193373101862cm 64.329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6.4197504020828cm 59.442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6.4197504020828cm 59.442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3.9267675580913cm 59.428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3.9267675580913cm 59.428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1.4197847140998cm 59.447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1.4197847140998cm 59.447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8.9198018701082cm 59.428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8.9198018701082cm 59.428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6.4198190261167cm 59.435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6.4198190261167cm 59.435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39.718cm 63.0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2.194cm 63.0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4.669cm 63.0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7.144cm 63.0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7.243cm 63.031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39.67cm 61.83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39.67cm 61.83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40.358cm 61.5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7.144cm 61.8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47.144cm 61.8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47.832cm 61.5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7.207cm 61.8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37.207cm 61.8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37.895cm 61.5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4.67cm 61.83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44.67cm 61.83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45.358cm 61.5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2.149cm 61.8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42.149cm 61.8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42.838cm 61.592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20.8333861646376cm 69.406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0.8333861646376cm 69.406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3.3333739510247cm 69.406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3.3333739510247cm 69.406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5.8383617374119cm 69.423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5.8383617374119cm 69.423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8.333349523799cm 69.407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8.333349523799cm 69.407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0.8333373101862cm 69.406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0.8333373101862cm 69.406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1.7337504020828cm 64.519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1.7337504020828cm 64.519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9.2407675580913cm 64.505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9.2407675580913cm 64.505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6.7337847140997cm 64.524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6.7337847140997cm 64.524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4.2338018701082cm 64.505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4.2338018701082cm 64.505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1.7338190261167cm 64.512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1.7338190261167cm 64.512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25.032cm 68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7.508cm 68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9.983cm 68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2.458cm 68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2.557cm 68.10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24.984cm 66.9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24.984cm 66.9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25.672cm 66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2.458cm 66.9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32.458cm 66.9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33.146cm 66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22.521cm 66.9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22.521cm 66.9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23.209cm 66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29.984cm 66.9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29.984cm 66.9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30.672cm 66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27.463cm 66.9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27.463cm 66.9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28.152cm 66.669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20.8073861646376cm 64.229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0.8073861646376cm 64.229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3.3073739510247cm 64.229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3.3073739510247cm 64.229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5.8123617374119cm 64.246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5.8123617374119cm 64.246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8.307349523799cm 64.230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8.307349523799cm 64.230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0.8073373101862cm 64.229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0.8073373101862cm 64.229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1.7077504020828cm 59.342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1.7077504020828cm 59.342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9.2147675580913cm 59.328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9.2147675580913cm 59.328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6.7077847140997cm 59.347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6.7077847140997cm 59.347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4.2078018701082cm 59.328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4.2078018701082cm 59.328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1.7078190261167cm 59.335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1.7078190261167cm 59.335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25.006cm 62.9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7.482cm 62.9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9.957cm 62.9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2.432cm 62.9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2.531cm 62.931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24.958cm 61.73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24.958cm 61.73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25.646cm 61.4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2.344cm 61.8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32.344cm 61.8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33.032cm 61.5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22.495cm 61.7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22.495cm 61.7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23.183cm 61.4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29.958cm 61.73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29.958cm 61.73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30.646cm 61.4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27.437cm 61.7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27.437cm 61.7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28.126cm 61.492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6.53338616463757cm 69.406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6.53338616463757cm 69.406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9.0333739510247cm 69.406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9.0333739510247cm 69.406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1.5383617374119cm 69.423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1.5383617374119cm 69.423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4.033349523799cm 69.407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4.033349523799cm 69.407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6.5333373101862cm 69.406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6.5333373101862cm 69.406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7.4337504020828cm 64.519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7.4337504020828cm 64.519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4.9407675580913cm 64.505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4.9407675580913cm 64.505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2.4337847140998cm 64.524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2.4337847140998cm 64.524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9.9338018701082cm 64.505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9.9338018701082cm 64.505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7.43381902611672cm 64.512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7.43381902611672cm 64.512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10.732cm 68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3.208cm 68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5.683cm 68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8.158cm 68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8.257cm 68.10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10.684cm 66.9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10.684cm 66.9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11.372cm 66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8.158cm 66.9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18.158cm 66.9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18.846cm 66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8.221cm 66.9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8.221cm 66.9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8.909cm 66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5.684cm 66.9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15.684cm 66.9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16.372cm 66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3.163cm 66.9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13.163cm 66.9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13.852cm 66.669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6.41938616463757cm 64.106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6.41938616463757cm 64.106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8.91937395102472cm 64.106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8.91937395102472cm 64.106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1.4243617374119cm 64.123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1.4243617374119cm 64.123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3.919349523799cm 64.107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3.919349523799cm 64.107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6.4193373101862cm 64.106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6.4193373101862cm 64.106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7.3197504020828cm 59.219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7.3197504020828cm 59.219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4.8267675580913cm 59.205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4.8267675580913cm 59.205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2.3197847140997cm 59.224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2.3197847140998cm 59.224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9.8198018701082cm 59.205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9.8198018701082cm 59.205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7.31981902611672cm 59.212513256415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7.31981902611672cm 59.2125132564152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10.618cm 62.8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3.094cm 62.8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5.569cm 62.8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8.044cm 62.8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8.143cm 62.80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10.57cm 61.6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10.57cm 61.6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11.258cm 61.3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8.044cm 61.6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18.044cm 61.6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18.732cm 61.3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8.107cm 61.6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8.107cm 61.6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8.795cm 61.3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5.57cm 61.6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15.57cm 61.6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16.258cm 61.3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3.049cm 61.6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13.049cm 61.6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13.738cm 61.369cm)">
            <draw:text-box>
              <text:p text:style-name="P7"><text:span text:style-name="T2">1,8 m x 0,8 m</text:span></text:p>
            </draw:text-box>
          </draw:frame>
        </draw:g>
        <draw:polygon draw:style-name="gr7" draw:text-style-name="P4" draw:layer="layout" svg:width="2.4cm" svg:height="1.2cm" draw:transform="rotate (1.59348560707082) translate (18.6313792346937cm 68.1503035313309cm)" svg:viewBox="0 0 2401 1201" draw:points="0,1201 2401,1201 2401,0 0,0">
          <text:p/>
        </draw:polygon>
        <draw:polygon draw:style-name="gr7" draw:text-style-name="P4" draw:layer="layout" svg:width="2.4cm" svg:height="1.2cm" draw:transform="rotate (1.59348560707082) translate (18.5863792346937cm 62.8233035313309cm)" svg:viewBox="0 0 2401 1201" draw:points="0,1201 2401,1201 2401,0 0,0">
          <text:p/>
        </draw:polygon>
        <draw:g>
          <draw:g>
            <draw:polygon draw:style-name="gr20" draw:text-style-name="P10" draw:layer="layout" svg:width="12cm" svg:height="9cm" svg:x="8.099cm" svg:y="83.5cm" svg:viewBox="0 0 12001 9001" draw:points="0,0 0,9001 12000,9001 12001,0">
              <text:p/>
            </draw:polygon>
            <draw:polygon draw:style-name="gr5" draw:text-style-name="P4" draw:layer="layout" svg:width="12cm" svg:height="9cm" svg:x="8.099cm" svg:y="83.5cm" svg:viewBox="0 0 12001 9001" draw:points="0,0 0,9001 12000,9001 12001,0">
              <text:p/>
            </draw:polygon>
          </draw:g>
          <draw:frame draw:style-name="gr11" draw:text-style-name="P9" draw:layer="layout" svg:width="2.224cm" svg:height="3.275cm" svg:x="15.987cm" svg:y="87.1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9" draw:layer="layout" svg:width="3.676cm" svg:height="0.799cm" svg:x="9.261cm" svg:y="87.601cm">
            <draw:text-box>
              <text:p text:style-name="P7"><text:span text:style-name="T1">Zone de jeu mobile</text:span></text:p>
            </draw:text-box>
          </draw:frame>
        </draw:g>
        <draw:g>
          <draw:g>
            <draw:polygon draw:style-name="gr20" draw:text-style-name="P10" draw:layer="layout" svg:width="12cm" svg:height="9cm" svg:x="20.2cm" svg:y="83.5cm" svg:viewBox="0 0 12001 9001" draw:points="0,0 0,9001 12000,9001 12001,0">
              <text:p/>
            </draw:polygon>
            <draw:polygon draw:style-name="gr5" draw:text-style-name="P4" draw:layer="layout" svg:width="12cm" svg:height="9cm" svg:x="20.2cm" svg:y="83.5cm" svg:viewBox="0 0 12001 9001" draw:points="0,0 0,9001 12000,9001 12001,0">
              <text:p/>
            </draw:polygon>
          </draw:g>
          <draw:frame draw:style-name="gr11" draw:text-style-name="P9" draw:layer="layout" svg:width="2.224cm" svg:height="3.275cm" svg:x="28.088cm" svg:y="87.1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9" draw:layer="layout" svg:width="3.676cm" svg:height="0.799cm" svg:x="21.362cm" svg:y="87.601cm">
            <draw:text-box>
              <text:p text:style-name="P7"><text:span text:style-name="T1">Zone de jeu mobile</text:span></text:p>
            </draw:text-box>
          </draw:frame>
        </draw:g>
        <draw:polygon draw:style-name="gr6" draw:text-style-name="P4" draw:layer="layout" svg:width="2.4cm" svg:height="1.2cm" draw:transform="rotate (-1.56346594393652) translate (22.4301098835188cm 76.643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22.4482524186122cm 79.118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22.4119673484254cm 74.168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25.0534003193913cm 79.098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352577842979cm 76.623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169319912743cm 74.123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27.5833563234433cm 74.067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27.583788292431cm 76.542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27.5842246247418cm 79.042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30.2807926357255cm 76.517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803606667378cm 74.042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812246047132cm 78.992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27.7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821984307187cm 79.742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2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8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8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74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74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31984307187cm 79.742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3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21984307187cm 79.742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2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21984307187cm 79.742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21984307187cm 79.7425167949427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22.4191098835188cm 86.816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22.4372524186122cm 89.291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22.4009673484254cm 84.341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25.0424003193913cm 89.271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242577842979cm 86.796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059319912743cm 84.296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27.5723563234433cm 84.240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27.572788292431cm 86.715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27.5732246247418cm 89.215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30.2697926357255cm 86.690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693606667378cm 84.215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702246047132cm 89.165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27.7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71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57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57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3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3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521984307187cm 89.9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52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71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711984307187cm 89.9155167949428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10.2201098835188cm 76.499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10.2382524186122cm 78.974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10.2019673484254cm 74.024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12.8434003193913cm 78.954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2.8252577842979cm 76.479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2.8069319912743cm 73.979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5.3733563234433cm 73.923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15.373788292431cm 76.398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15.3742246247418cm 78.898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18.0707926357255cm 76.373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0703606667378cm 73.898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0712246047132cm 78.848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15.5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5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5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72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58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58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64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64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53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53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72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721984307187cm 79.5985167949427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10.4181098835188cm 86.916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10.4362524186122cm 89.391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10.3999673484254cm 84.441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13.0414003193913cm 89.371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3.0232577842979cm 86.896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3.0049319912743cm 84.396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5.5713563234433cm 84.340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15.571788292431cm 86.815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15.5722246247418cm 89.315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18.2687926357255cm 86.790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2683606667378cm 84.315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2692246047132cm 89.265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15.7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7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7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70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56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56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62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62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51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51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70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701984307187cm 90.0155167949427cm)" svg:viewBox="0 0 187 1001" draw:points="0,1001 187,1001 187,0 0,0">
          <text:p/>
        </draw:polygon>
        <draw:g>
          <draw:polygon draw:style-name="gr10" draw:text-style-name="P6" draw:layer="layout" svg:width="6.099cm" svg:height="6cm" svg:x="74.9cm" svg:y="128.9cm" svg:viewBox="0 0 6100 6001" draw:points="6100,6001 6099,0 0,0 0,6001">
            <text:p/>
          </draw:polygon>
          <draw:polygon draw:style-name="gr5" draw:text-style-name="P4" draw:layer="layout" svg:width="6.099cm" svg:height="6cm" svg:x="74.9cm" svg:y="128.9cm" svg:viewBox="0 0 6100 6001" draw:points="6100,6001 6099,0 0,0 0,6001">
            <text:p/>
          </draw:polygon>
        </draw:g>
        <draw:frame draw:style-name="gr11" draw:text-style-name="P4" draw:layer="layout" svg:width="2.224cm" svg:height="3.275cm" svg:x="76.676cm" svg:y="130.4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84.399cm" svg:y="128.999cm" svg:viewBox="0 0 6001 6001" draw:points="6001,6000 6000,0 0,0 0,6001">
            <text:p/>
          </draw:polygon>
          <draw:polygon draw:style-name="gr5" draw:text-style-name="P4" draw:layer="layout" svg:width="6cm" svg:height="6cm" svg:x="84.399cm" svg:y="128.999cm" svg:viewBox="0 0 6001 6001" draw:points="6001,6000 6000,0 0,0 0,6001">
            <text:p/>
          </draw:polygon>
        </draw:g>
        <draw:frame draw:style-name="gr11" draw:text-style-name="P4" draw:layer="layout" svg:width="2.01cm" svg:height="3.275cm" svg:x="86.294cm" svg:y="130.4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7" draw:text-style-name="P4" draw:layer="layout" svg:width="2.4cm" svg:height="1.2cm" draw:transform="rotate (0.0118682389135614) translate (49.3239637944327cm 29.1322729875605cm)" svg:viewBox="0 0 2401 1201" draw:points="0,1201 2401,1201 2401,0 0,0">
          <text:p/>
        </draw:polygon>
        <draw:polygon draw:style-name="gr7" draw:text-style-name="P4" draw:layer="layout" svg:width="2.4cm" svg:height="1.2cm" draw:transform="rotate (1.55543742937735) translate (18.2622346207925cm 36.1813587859875cm)" svg:viewBox="0 0 2401 1201" draw:points="0,1201 2401,1201 2401,0 0,0">
          <text:p/>
        </draw:polygon>
        <draw:polygon draw:style-name="gr7" draw:text-style-name="P4" xml:id="id76" draw:id="id76" draw:layer="layout" svg:width="2.4cm" svg:height="1.2cm" draw:transform="rotate (-1.57899937427927) translate (49.3998341771775cm 57.2189624227674cm)" svg:viewBox="0 0 2401 1201" draw:points="0,1201 2401,1201 2401,0 0,0">
          <text:p/>
        </draw:polygon>
        <draw:line draw:style-name="gr26" draw:text-style-name="P13" draw:layer="layout" svg:x1="61.8cm" svg:y1="47.738cm" svg:x2="64.1cm" svg:y2="47.738cm">
          <text:p/>
        </draw:line>
        <draw:frame draw:style-name="gr27" draw:text-style-name="P14" draw:layer="layout" svg:width="1.4cm" svg:height="0.962cm" svg:x="62.2cm" svg:y="46.538cm">
          <draw:text-box>
            <text:p>1m</text:p>
          </draw:text-box>
        </draw:frame>
        <draw:line draw:style-name="gr26" draw:text-style-name="P13" draw:layer="layout" svg:x1="56.2cm" svg:y1="48.238cm" svg:x2="79.3cm" svg:y2="48.238cm">
          <text:p/>
        </draw:line>
        <draw:frame draw:style-name="gr27" draw:text-style-name="P14" draw:layer="layout" svg:width="2.7cm" svg:height="0.962cm" svg:x="62cm" svg:y="48.438cm">
          <draw:text-box>
            <text:p>10 m</text:p>
          </draw:text-box>
        </draw:frame>
        <draw:custom-shape draw:style-name="gr28" draw:text-style-name="P1" xml:id="id1" draw:id="id1" draw:layer="layout" svg:width="1cm" svg:height="1.7cm" svg:x="18.4cm" svg:y="3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xml:id="id64" draw:id="id64" draw:layer="layout" svg:width="1.2cm" svg:height="1.6cm" svg:x="18.598cm" svg:y="60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3" draw:id="id3" draw:layer="layout" svg:width="1.2cm" svg:height="1.6cm" svg:x="18.6cm" svg:y="11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4" draw:id="id4" draw:layer="layout" svg:width="1.2cm" svg:height="1.6cm" svg:x="47.2cm" svg:y="14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5" xml:id="id45" draw:id="id45" draw:layer="layout" svg:width="1.2cm" svg:height="1.6cm" draw:transform="rotate (-1.5707963267949) translate (51.424cm 29.133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6" draw:id="id6" draw:layer="layout" svg:width="1.2cm" svg:height="1.6cm" svg:x="61.8cm" svg:y="17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7" draw:id="id7" draw:layer="layout" svg:width="1.2cm" svg:height="1.6cm" svg:x="61.932cm" svg:y="11.3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9" draw:id="id9" draw:layer="layout" svg:width="1.2cm" svg:height="1.6cm" svg:x="91.3cm" svg:y="14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5" draw:id="id5" draw:layer="layout" svg:width="1.2cm" svg:height="1.6cm" svg:x="61.7cm" svg:y="2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8" draw:id="id8" draw:layer="layout" svg:width="1.2cm" svg:height="1.6cm" svg:x="62cm" svg:y="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10" draw:id="id10" draw:layer="layout" svg:width="1.2cm" svg:height="1.6cm" svg:x="18.3cm" svg:y="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56" draw:id="id56" draw:layer="layout" svg:width="1.2cm" svg:height="1.6cm" svg:x="18.598cm" svg:y="48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5" xml:id="id78" draw:id="id78" draw:layer="layout" svg:width="1.2cm" svg:height="1.6cm" draw:transform="rotate (-1.5707963267949) translate (21.1cm 82.2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60" draw:id="id60" draw:layer="layout" svg:width="1.2cm" svg:height="1.6cm" svg:x="18.598cm" svg:y="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72" draw:id="id72" draw:layer="layout" svg:width="1.2cm" svg:height="1.6cm" svg:x="48.198cm" svg:y="57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67" draw:id="id67" draw:layer="layout" svg:width="1.2cm" svg:height="1.6cm" svg:x="18.598cm" svg:y="66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6" xml:id="id51" draw:id="id51" draw:layer="layout" svg:width="1.2cm" svg:height="1.6cm" draw:transform="rotate (-1.5707963267949) translate (76.8cm 37.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6" xml:id="id46" draw:id="id46" draw:layer="layout" svg:width="1.2cm" svg:height="1.6cm" draw:transform="rotate (-1.5707963267949) translate (42.8cm 37.2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gr7" draw:text-style-name="P4" draw:layer="layout" svg:width="2.4cm" svg:height="1.2cm" draw:transform="rotate (0.0118682389135614) translate (45.0999637944327cm 29.4282729875605cm)" svg:viewBox="0 0 2401 1201" draw:points="0,1201 2401,1201 2401,0 0,0">
          <text:p/>
        </draw:polygon>
        <draw:custom-shape draw:style-name="gr32" draw:text-style-name="P17" xml:id="id2" draw:id="id2" draw:layer="layout" svg:width="1.2cm" svg:height="1.6cm" draw:transform="rotate (-1.5707963267949) translate (47.2cm 29.4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1" draw:layer="layout" svg:x1="18.9cm" svg:y1="34.1cm" svg:x2="45.6cm" svg:y2="30cm" draw:start-shape="id1" draw:start-glue-point="4" draw:end-shape="id2" draw:end-glue-point="6" svg:d="M18900 34100v-4100h26700" svg:viewBox="0 0 26701 4101">
          <text:p/>
        </draw:connector>
        <draw:connector draw:style-name="gr34" draw:text-style-name="P1" draw:layer="layout" draw:line-skew="2.2cm" svg:x1="46.4cm" svg:y1="29.4cm" svg:x2="18.9cm" svg:y2="25.5cm" draw:start-shape="id2" draw:start-glue-point="5" svg:d="M46400 29400h-27500v-3900" svg:viewBox="0 0 27501 3901">
          <text:p/>
        </draw:connector>
        <draw:connector draw:style-name="gr34" draw:text-style-name="P1" draw:layer="layout" draw:line-skew="7.549cm" svg:x1="46.4cm" svg:y1="29.4cm" svg:x2="19.2cm" svg:y2="13.1cm" draw:start-shape="id2" draw:end-shape="id3" draw:end-glue-point="6" svg:d="M46400 29400v-600h-27200v-15700" svg:viewBox="0 0 27201 16301">
          <text:p/>
        </draw:connector>
        <draw:connector draw:style-name="gr34" draw:text-style-name="P1" draw:layer="layout" svg:x1="46.4cm" svg:y1="30.6cm" svg:x2="47.8cm" svg:y2="15.9cm" draw:start-shape="id2" draw:start-glue-point="7" draw:end-shape="id4" draw:end-glue-point="6" svg:d="M46400 30600v502h1400v-15202" svg:viewBox="0 0 1401 15203">
          <text:p/>
        </draw:connector>
        <draw:connector draw:style-name="gr35" draw:text-style-name="P1" draw:layer="layout" svg:x1="47.2cm" svg:y1="30cm" svg:x2="62.3cm" svg:y2="25.3cm" draw:start-shape="id2" draw:start-glue-point="4" draw:end-shape="id5" draw:end-glue-point="6" svg:d="M47200 30000h15100v-4700" svg:viewBox="0 0 15101 4701">
          <text:p/>
        </draw:connector>
        <draw:connector draw:style-name="gr34" draw:text-style-name="P1" draw:layer="layout" svg:x1="62.4cm" svg:y1="18.9cm" svg:x2="47.2cm" svg:y2="30cm" draw:start-shape="id6" draw:start-glue-point="6" draw:end-shape="id2" draw:end-glue-point="4" svg:d="M62400 18900v11100h-15200" svg:viewBox="0 0 15201 11101">
          <text:p/>
        </draw:connector>
        <draw:connector draw:style-name="gr34" draw:text-style-name="P1" draw:layer="layout" svg:x1="47.2cm" svg:y1="30cm" svg:x2="62.532cm" svg:y2="12.942cm" draw:start-shape="id2" draw:start-glue-point="4" draw:end-shape="id7" draw:end-glue-point="6" svg:d="M47200 30000h15332v-17058" svg:viewBox="0 0 15333 17059">
          <text:p/>
        </draw:connector>
        <draw:connector draw:style-name="gr34" draw:text-style-name="P1" draw:layer="layout" svg:x1="47.2cm" svg:y1="30cm" svg:x2="62.6cm" svg:y2="6.6cm" draw:start-shape="id2" draw:start-glue-point="4" draw:end-shape="id8" draw:end-glue-point="6" svg:d="M47200 30000h15400v-23400" svg:viewBox="0 0 15401 23401">
          <text:p/>
        </draw:connector>
        <draw:connector draw:style-name="gr34" draw:text-style-name="P1" draw:layer="layout" svg:x1="47.2cm" svg:y1="30cm" svg:x2="91.9cm" svg:y2="15.9cm" draw:start-shape="id2" draw:start-glue-point="4" draw:end-shape="id9" draw:end-glue-point="6" svg:d="M47200 30000h44700v-14100" svg:viewBox="0 0 44701 14101">
          <text:p/>
        </draw:connector>
        <draw:custom-shape draw:style-name="gr36" draw:text-style-name="P18" xml:id="id11" draw:id="id11" draw:layer="layout" svg:width="1.4cm" svg:height="0.7cm" svg:x="15.7cm" svg:y="23.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draw:line-skew="0.299cm -0.202cm" svg:x1="18.3cm" svg:y1="24.8cm" svg:x2="16.4cm" svg:y2="24.4cm" draw:start-shape="id10" draw:start-glue-point="5" draw:end-shape="id11" draw:end-glue-point="5" svg:d="M18300 24800h-300v-100h-1600v-300" svg:viewBox="0 0 1901 401">
          <text:p/>
        </draw:connector>
        <draw:custom-shape draw:style-name="gr36" draw:text-style-name="P18" xml:id="id12" draw:id="id12" draw:layer="layout" svg:width="1.4cm" svg:height="0.7cm" svg:x="35.2cm" svg:y="23.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draw:line-skew="0cm -0.102cm" svg:x1="19.5cm" svg:y1="24.8cm" svg:x2="35.9cm" svg:y2="24.4cm" draw:start-shape="id10" draw:start-glue-point="7" draw:end-shape="id12" draw:end-glue-point="5" svg:d="M19500 24800h7851 8549v-400" svg:viewBox="0 0 16401 401">
          <text:p/>
        </draw:connector>
        <draw:line draw:style-name="gr38" draw:text-style-name="P13" draw:layer="layout" svg:x1="39.6cm" svg:y1="3.2cm" svg:x2="39.5cm" svg:y2="26.1cm">
          <text:p/>
        </draw:line>
        <draw:custom-shape draw:style-name="gr36" draw:text-style-name="P18" xml:id="id13" draw:id="id13" draw:layer="layout" svg:width="1.4cm" svg:height="0.7cm" svg:x="35.4cm" svg:y="11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draw:line-skew="0cm -1.202cm" svg:x1="18.6cm" svg:y1="12.3cm" svg:x2="36.1cm" svg:y2="12cm" draw:start-shape="id3" draw:start-glue-point="5" draw:end-shape="id13" draw:end-glue-point="5" svg:d="M18600 12300h-501v100h18001v-400" svg:viewBox="0 0 18002 401">
          <text:p/>
        </draw:connector>
        <draw:custom-shape draw:style-name="gr36" draw:text-style-name="P18" xml:id="id14" draw:id="id14" draw:layer="layout" svg:width="1.4cm" svg:height="0.7cm" svg:x="20.4cm" svg:y="11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svg:x1="19.8cm" svg:y1="12.3cm" svg:x2="21.1cm" svg:y2="12cm" draw:start-shape="id3" draw:start-glue-point="7" draw:end-shape="id14" draw:end-glue-point="5" svg:d="M19800 12300h1300v-300" svg:viewBox="0 0 1301 301">
          <text:p/>
        </draw:connector>
        <draw:custom-shape draw:style-name="gr29" draw:text-style-name="P1" xml:id="id15" draw:id="id15" draw:layer="layout" svg:width="1.2cm" svg:height="1.6cm" svg:x="18.4cm" svg:y="17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4" draw:text-style-name="P1" xml:id="id21" draw:id="id21" draw:layer="layout" draw:line-skew="4.549cm" svg:x1="46.4cm" svg:y1="29.4cm" svg:x2="19cm" svg:y2="19cm" draw:end-shape="id15" draw:end-glue-point="6" svg:d="M46400 29400v-400h-27400v-10000" svg:viewBox="0 0 27401 10401">
          <text:p/>
        </draw:connector>
        <draw:custom-shape draw:style-name="gr36" draw:text-style-name="P18" xml:id="id16" draw:id="id16" draw:layer="layout" svg:width="1.4cm" svg:height="0.7cm" svg:x="15.8cm" svg:y="17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draw:line-skew="0cm -0.302cm" svg:x1="18.4cm" svg:y1="18.2cm" svg:x2="16.5cm" svg:y2="18cm" draw:start-shape="id15" draw:start-glue-point="5" draw:end-shape="id16" draw:end-glue-point="5" svg:d="M18400 18200h-599-1301v-200" svg:viewBox="0 0 1901 201">
          <text:p/>
        </draw:connector>
        <draw:custom-shape draw:style-name="gr36" draw:text-style-name="P18" xml:id="id17" draw:id="id17" draw:layer="layout" svg:width="1.4cm" svg:height="0.7cm" svg:x="20.2cm" svg:y="17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svg:x1="19.6cm" svg:y1="18.2cm" svg:x2="20.9cm" svg:y2="18cm" draw:start-shape="id15" draw:start-glue-point="7" draw:end-shape="id17" draw:end-glue-point="5" svg:d="M19600 18200h1300v-200" svg:viewBox="0 0 1301 201">
          <text:p/>
        </draw:connector>
        <draw:custom-shape draw:style-name="gr29" draw:text-style-name="P1" xml:id="id18" draw:id="id18" draw:layer="layout" svg:width="1.2cm" svg:height="1.6cm" svg:x="18.6cm" svg:y="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18" xml:id="id19" draw:id="id19" draw:layer="layout" svg:width="1.4cm" svg:height="0.7cm" svg:x="16cm" svg:y="4.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draw:line-skew="0.299cm -0.202cm" svg:x1="18.6cm" svg:y1="6cm" svg:x2="16.7cm" svg:y2="5.6cm" draw:start-shape="id18" draw:start-glue-point="5" draw:end-shape="id19" draw:end-glue-point="5" svg:d="M18600 6000h-300v-100h-1600v-300" svg:viewBox="0 0 1901 401">
          <text:p/>
        </draw:connector>
        <draw:custom-shape draw:style-name="gr36" draw:text-style-name="P18" xml:id="id20" draw:id="id20" draw:layer="layout" svg:width="1.4cm" svg:height="0.7cm" svg:x="20.5cm" svg:y="4.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svg:x1="19.8cm" svg:y1="6cm" svg:x2="21.2cm" svg:y2="5.6cm" draw:start-shape="id18" draw:start-glue-point="7" draw:end-shape="id20" draw:end-glue-point="5" svg:d="M19800 6000h1400v-400" svg:viewBox="0 0 1401 401">
          <text:p/>
        </draw:connector>
        <draw:connector draw:style-name="gr34" draw:text-style-name="P1" draw:layer="layout" draw:line-skew="-0.501cm 15.499cm" svg:x1="46.4cm" svg:y1="29.4cm" svg:x2="19.2cm" svg:y2="6.8cm" draw:start-shape="id21" draw:start-glue-point="2" draw:end-shape="id18" draw:end-glue-point="6" svg:d="M46400 29400v-1000h-27200v-21600" svg:viewBox="0 0 27201 22601">
          <text:p/>
        </draw:connector>
        <draw:custom-shape draw:style-name="gr36" draw:text-style-name="P18" xml:id="id22" draw:id="id22" draw:layer="layout" svg:width="1.4cm" svg:height="0.7cm" svg:x="35.4cm" svg:y="4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svg:x1="18.6cm" svg:y1="6cm" svg:x2="36.1cm" svg:y2="5.5cm" draw:end-shape="id22" draw:end-glue-point="5" svg:d="M18600 6000v2h17500v-502" svg:viewBox="0 0 17501 503">
          <text:p/>
        </draw:connector>
        <draw:custom-shape draw:style-name="gr36" draw:text-style-name="P18" xml:id="id23" draw:id="id23" draw:layer="layout" svg:width="1.4cm" svg:height="0.7cm" svg:x="35.1cm" svg:y="17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svg:x1="19.6cm" svg:y1="18.2cm" svg:x2="35.8cm" svg:y2="17.9cm" draw:end-shape="id23" draw:end-glue-point="5" svg:d="M19600 18200v202h16200v-502" svg:viewBox="0 0 16201 503">
          <text:p/>
        </draw:connector>
        <draw:custom-shape draw:style-name="gr36" draw:text-style-name="P18" xml:id="id24" draw:id="id24" draw:layer="layout" svg:width="1.4cm" svg:height="0.7cm" svg:x="16.1cm" svg:y="11.4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draw:line-skew="0cm -0.302cm" svg:x1="18.6cm" svg:y1="12.3cm" svg:x2="16.8cm" svg:y2="12.1cm" draw:start-shape="id3" draw:start-glue-point="5" draw:end-shape="id24" draw:end-glue-point="5" svg:d="M18600 12300h-549-1251v-200" svg:viewBox="0 0 1801 201">
          <text:p/>
        </draw:connector>
        <draw:connector draw:style-name="gr34" draw:text-style-name="P1" draw:layer="layout" draw:line-skew="-0.501cm 15.499cm" svg:x1="46.4cm" svg:y1="29.4cm" svg:x2="19.2cm" svg:y2="6.8cm" svg:d="M46400 29400v-1000h-27200v-21600" svg:viewBox="0 0 27201 22601">
          <text:p/>
        </draw:connector>
        <draw:custom-shape draw:style-name="gr36" draw:text-style-name="P18" xml:id="id26" draw:id="id26" draw:layer="layout" svg:width="1.4cm" svg:height="0.7cm" svg:x="45.2cm" svg:y="11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27" draw:id="id27" draw:layer="layout" svg:width="1.4cm" svg:height="0.7cm" svg:x="44.9cm" svg:y="17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25" draw:id="id25" draw:layer="layout" svg:width="1.4cm" svg:height="0.7cm" svg:x="45cm" svg:y="4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28" draw:id="id28" draw:layer="layout" svg:width="1.4cm" svg:height="0.7cm" svg:x="44.9cm" svg:y="23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2" draw:id="id32" draw:layer="layout" svg:width="1.4cm" svg:height="0.7cm" svg:x="59.3cm" svg:y="23.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1" draw:id="id31" draw:layer="layout" svg:width="1.4cm" svg:height="0.7cm" svg:x="59.3cm" svg:y="17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0" draw:id="id30" draw:layer="layout" svg:width="1.4cm" svg:height="0.7cm" svg:x="59.5cm" svg:y="11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3" draw:id="id33" draw:layer="layout" svg:width="1.4cm" svg:height="0.7cm" svg:x="63.9cm" svg:y="4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29" draw:id="id29" draw:layer="layout" svg:width="1.4cm" svg:height="0.7cm" svg:x="59.5cm" svg:y="4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5" draw:id="id35" draw:layer="layout" svg:width="1.4cm" svg:height="0.7cm" svg:x="63.8cm" svg:y="17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4" draw:id="id34" draw:layer="layout" svg:width="1.4cm" svg:height="0.7cm" svg:x="64cm" svg:y="11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7" draw:id="id37" draw:layer="layout" svg:width="1.4cm" svg:height="0.7cm" svg:x="78.3cm" svg:y="23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8" draw:id="id38" draw:layer="layout" svg:width="1.4cm" svg:height="0.7cm" svg:x="78.2cm" svg:y="17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9" draw:id="id39" draw:layer="layout" svg:width="1.4cm" svg:height="0.7cm" svg:x="78.7cm" svg:y="11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40" draw:id="id40" draw:layer="layout" svg:width="1.4cm" svg:height="0.7cm" svg:x="78.4cm" svg:y="4.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41" draw:id="id41" draw:layer="layout" svg:width="1.4cm" svg:height="0.7cm" svg:x="88.3cm" svg:y="4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42" draw:id="id42" draw:layer="layout" svg:width="1.4cm" svg:height="0.7cm" svg:x="88.5cm" svg:y="11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43" draw:id="id43" draw:layer="layout" svg:width="1.4cm" svg:height="0.7cm" svg:x="88.2cm" svg:y="17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44" draw:id="id44" draw:layer="layout" svg:width="1.4cm" svg:height="0.7cm" svg:x="88.2cm" svg:y="23.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6" draw:id="id36" draw:layer="layout" svg:width="1.4cm" svg:height="0.7cm" svg:x="63.8cm" svg:y="23.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9" draw:text-style-name="P1" draw:layer="layout" draw:line-skew="-4.201cm" svg:x1="45.7cm" svg:y1="5.5cm" svg:x2="47.8cm" svg:y2="14.3cm" draw:start-shape="id25" draw:start-glue-point="5" draw:end-shape="id4" draw:end-glue-point="4" svg:d="M45700 5500v200h2100v8600" svg:viewBox="0 0 2101 8801">
          <text:p/>
        </draw:connector>
        <draw:connector draw:style-name="gr40" draw:text-style-name="P1" draw:layer="layout" draw:line-skew="-0.901cm" svg:x1="47.8cm" svg:y1="14.3cm" svg:x2="45.9cm" svg:y2="11.9cm" draw:start-shape="id4" draw:start-glue-point="4" draw:end-shape="id26" draw:end-glue-point="5" svg:d="M47800 14300v-2100h-1900v-300" svg:viewBox="0 0 1901 2401">
          <text:p/>
        </draw:connector>
        <draw:connector draw:style-name="gr41" draw:text-style-name="P1" draw:layer="layout" draw:line-skew="2.701cm -0.202cm" svg:x1="47.2cm" svg:y1="15.1cm" svg:x2="45.6cm" svg:y2="17.9cm" draw:start-shape="id4" draw:start-glue-point="5" draw:end-shape="id27" draw:end-glue-point="5" svg:d="M47200 15100h-100v3100h-1500v-300" svg:viewBox="0 0 1601 3101">
          <text:p/>
        </draw:connector>
        <draw:connector draw:style-name="gr41" draw:text-style-name="P1" draw:layer="layout" draw:line-skew="2.801cm -0.202cm" svg:x1="47.2cm" svg:y1="15.1cm" svg:x2="45.6cm" svg:y2="24.3cm" draw:start-shape="id4" draw:start-glue-point="5" draw:end-shape="id28" draw:end-glue-point="5" svg:d="M47200 15100v9500h-1600v-300" svg:viewBox="0 0 1601 9501">
          <text:p/>
        </draw:connector>
        <draw:connector draw:style-name="gr41" draw:text-style-name="P1" draw:layer="layout" draw:line-skew="0cm -0.202cm" svg:x1="62cm" svg:y1="5.8cm" svg:x2="60.2cm" svg:y2="5.5cm" draw:start-shape="id8" draw:start-glue-point="5" draw:end-shape="id29" draw:end-glue-point="5" svg:d="M62000 5800h-549-1251v-300" svg:viewBox="0 0 1801 301">
          <text:p/>
        </draw:connector>
        <draw:connector draw:style-name="gr41" draw:text-style-name="P1" draw:layer="layout" draw:line-skew="0cm -0.202cm" svg:x1="61.932cm" svg:y1="12.142cm" svg:x2="60.2cm" svg:y2="11.9cm" draw:start-shape="id7" draw:start-glue-point="5" draw:end-shape="id30" draw:end-glue-point="5" svg:d="M61932 12142h-515v58h-1217v-300" svg:viewBox="0 0 1733 301">
          <text:p/>
        </draw:connector>
        <draw:connector draw:style-name="gr41" draw:text-style-name="P1" draw:layer="layout" draw:line-skew="0cm -0.202cm" svg:x1="61.8cm" svg:y1="18.1cm" svg:x2="60cm" svg:y2="17.9cm" draw:start-shape="id6" draw:start-glue-point="5" draw:end-shape="id31" draw:end-glue-point="5" svg:d="M61800 18100h-549v100h-1251v-300" svg:viewBox="0 0 1801 301">
          <text:p/>
        </draw:connector>
        <draw:connector draw:style-name="gr41" draw:text-style-name="P1" draw:layer="layout" svg:x1="61.7cm" svg:y1="24.5cm" svg:x2="60cm" svg:y2="24.4cm" draw:start-shape="id5" draw:start-glue-point="5" draw:end-shape="id32" draw:end-glue-point="5" svg:d="M61700 24500h-1700v-100" svg:viewBox="0 0 1701 101">
          <text:p/>
        </draw:connector>
        <draw:connector draw:style-name="gr41" draw:text-style-name="P1" draw:layer="layout" svg:x1="63.2cm" svg:y1="5.8cm" svg:x2="64.6cm" svg:y2="5.5cm" draw:start-shape="id8" draw:start-glue-point="7" draw:end-shape="id33" draw:end-glue-point="5" svg:d="M63200 5800h1400v-300" svg:viewBox="0 0 1401 301">
          <text:p/>
        </draw:connector>
        <draw:connector draw:style-name="gr41" draw:text-style-name="P1" draw:layer="layout" svg:x1="63.132cm" svg:y1="12.142cm" svg:x2="64.7cm" svg:y2="12cm" draw:start-shape="id7" draw:start-glue-point="7" draw:end-shape="id34" draw:end-glue-point="5" svg:d="M63132 12142h1568v-142" svg:viewBox="0 0 1569 143">
          <text:p/>
        </draw:connector>
        <draw:connector draw:style-name="gr41" draw:text-style-name="P1" draw:layer="layout" svg:x1="63cm" svg:y1="18.1cm" svg:x2="64.5cm" svg:y2="18cm" draw:start-shape="id6" draw:start-glue-point="7" draw:end-shape="id35" draw:end-glue-point="5" svg:d="M63000 18100h1500v-100" svg:viewBox="0 0 1501 101">
          <text:p/>
        </draw:connector>
        <draw:connector draw:style-name="gr34" draw:text-style-name="P1" draw:layer="layout" svg:x1="62.9cm" svg:y1="24.5cm" svg:x2="64.5cm" svg:y2="24.4cm" draw:start-shape="id5" draw:start-glue-point="7" draw:end-shape="id36" draw:end-glue-point="5" svg:d="M62900 24500h1600v-100" svg:viewBox="0 0 1601 101">
          <text:p/>
        </draw:connector>
        <draw:connector draw:style-name="gr41" draw:text-style-name="P1" draw:layer="layout" draw:line-skew="0cm -0.202cm" svg:x1="62.9cm" svg:y1="24.5cm" svg:x2="79cm" svg:y2="24.3cm" draw:start-shape="id5" draw:start-glue-point="7" draw:end-shape="id37" draw:end-glue-point="5" svg:d="M62900 24500h7701v100h8399v-300" svg:viewBox="0 0 16101 301">
          <text:p/>
        </draw:connector>
        <draw:connector draw:style-name="gr41" draw:text-style-name="P1" draw:layer="layout" draw:line-skew="0cm -0.202cm" svg:x1="63cm" svg:y1="18.1cm" svg:x2="78.9cm" svg:y2="17.9cm" draw:start-shape="id6" draw:start-glue-point="7" draw:end-shape="id38" draw:end-glue-point="5" svg:d="M63000 18100h7601v100h8299v-300" svg:viewBox="0 0 15901 301">
          <text:p/>
        </draw:connector>
        <draw:connector draw:style-name="gr41" draw:text-style-name="P1" draw:layer="layout" draw:line-skew="0cm -0.202cm" svg:x1="63.132cm" svg:y1="12.142cm" svg:x2="79.4cm" svg:y2="11.9cm" draw:start-shape="id7" draw:start-glue-point="7" draw:end-shape="id39" draw:end-glue-point="5" svg:d="M63132 12142h7785v58h8483v-300" svg:viewBox="0 0 16269 301">
          <text:p/>
        </draw:connector>
        <draw:connector draw:style-name="gr41" draw:text-style-name="P1" draw:layer="layout" draw:line-skew="0cm -0.202cm" svg:x1="63.2cm" svg:y1="5.8cm" svg:x2="79.1cm" svg:y2="5.6cm" draw:start-shape="id8" draw:start-glue-point="7" draw:end-shape="id40" draw:end-glue-point="5" svg:d="M63200 5800h7601v100h8299v-300" svg:viewBox="0 0 15901 301">
          <text:p/>
        </draw:connector>
        <draw:connector draw:style-name="gr41" draw:text-style-name="P1" draw:layer="layout" draw:line-skew="-4.001cm" svg:x1="91.9cm" svg:y1="14.3cm" svg:x2="89cm" svg:y2="5.5cm" draw:start-shape="id9" draw:start-glue-point="4" draw:end-shape="id41" draw:end-glue-point="5" svg:d="M91900 14300v-8400h-2900v-400" svg:viewBox="0 0 2901 8801">
          <text:p/>
        </draw:connector>
        <draw:connector draw:style-name="gr41" draw:text-style-name="P1" draw:layer="layout" draw:line-skew="-0.901cm" svg:x1="91.9cm" svg:y1="14.3cm" svg:x2="89.2cm" svg:y2="11.9cm" draw:start-shape="id9" draw:start-glue-point="4" draw:end-shape="id42" draw:end-glue-point="5" svg:d="M91900 14300v-2100h-2700v-300" svg:viewBox="0 0 2701 2401">
          <text:p/>
        </draw:connector>
        <draw:connector draw:style-name="gr41" draw:text-style-name="P1" draw:layer="layout" draw:line-skew="-0.051cm -0.302cm" svg:x1="91.3cm" svg:y1="15.1cm" svg:x2="88.9cm" svg:y2="18cm" draw:start-shape="id9" draw:start-glue-point="5" draw:end-shape="id43" draw:end-glue-point="5" svg:d="M91300 15100h-900v3100h-1500v-200" svg:viewBox="0 0 2401 3101">
          <text:p/>
        </draw:connector>
        <draw:connector draw:style-name="gr41" draw:text-style-name="P1" draw:layer="layout" draw:line-skew="0.249cm -0.302cm" svg:x1="91.3cm" svg:y1="15.1cm" svg:x2="88.9cm" svg:y2="24.4cm" draw:start-shape="id9" draw:start-glue-point="5" draw:end-shape="id44" draw:end-glue-point="5" svg:d="M91300 15100h-600v9500h-1800v-200" svg:viewBox="0 0 2401 9501">
          <text:p/>
        </draw:connector>
        <draw:connector draw:style-name="gr33" draw:text-style-name="P1" draw:layer="layout" draw:line-skew="-9.912cm" svg:x1="19.4cm" svg:y1="34.95cm" svg:x2="49.824cm" svg:y2="29.733cm" draw:start-shape="id1" draw:start-glue-point="10" draw:end-shape="id45" draw:end-glue-point="6" svg:d="M19400 34950h5300v-5217h25124" svg:viewBox="0 0 30425 5218">
          <text:p/>
        </draw:connector>
        <draw:custom-shape draw:style-name="gr36" draw:text-style-name="P18" xml:id="id49" draw:id="id49" draw:layer="layout" svg:width="1.4cm" svg:height="0.7cm" svg:x="43.9cm" svg:y="34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48" draw:id="id48" draw:layer="layout" svg:width="1.4cm" svg:height="0.7cm" svg:x="38.8cm" svg:y="34.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47" draw:id="id47" draw:layer="layout" svg:width="1.4cm" svg:height="0.7cm" svg:x="38.8cm" svg:y="39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50" draw:id="id50" draw:layer="layout" svg:width="1.4cm" svg:height="0.7cm" svg:x="43.9cm" svg:y="39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54" draw:id="id54" draw:layer="layout" svg:width="1.4cm" svg:height="0.7cm" svg:x="78.2cm" svg:y="34.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55" draw:id="id55" draw:layer="layout" svg:width="1.4cm" svg:height="0.7cm" svg:x="78.3cm" svg:y="39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53" draw:id="id53" draw:layer="layout" svg:width="1.4cm" svg:height="0.7cm" svg:x="72.6cm" svg:y="39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52" draw:id="id52" draw:layer="layout" svg:width="1.4cm" svg:height="0.7cm" svg:x="72.5cm" svg:y="34.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2" draw:text-style-name="P1" draw:layer="layout" svg:x1="41.2cm" svg:y1="37.8cm" svg:x2="40.025cm" svg:y2="39.95cm" draw:start-shape="id46" draw:start-glue-point="6" draw:end-shape="id47" draw:end-glue-point="4" svg:d="M41200 37800h-502v1201h4v949h-677" svg:viewBox="0 0 1176 2151">
          <text:p/>
        </draw:connector>
        <draw:connector draw:style-name="gr41" draw:text-style-name="P1" draw:layer="layout" svg:x1="41.2cm" svg:y1="37.8cm" svg:x2="40.025cm" svg:y2="34.45cm" draw:start-shape="id46" draw:start-glue-point="6" draw:end-shape="id48" draw:end-glue-point="4" svg:d="M41200 37800h-502v-1799h4v-1551h-677" svg:viewBox="0 0 1176 3351">
          <text:p/>
        </draw:connector>
        <draw:connector draw:style-name="gr41" draw:text-style-name="P1" draw:layer="layout" svg:x1="42.8cm" svg:y1="37.8cm" svg:x2="44.075cm" svg:y2="34.55cm" draw:start-shape="id46" draw:start-glue-point="4" draw:end-shape="id49" draw:end-glue-point="6" svg:d="M42800 37800h550v-3250h725" svg:viewBox="0 0 1276 3251">
          <text:p/>
        </draw:connector>
        <draw:connector draw:style-name="gr41" draw:text-style-name="P1" draw:layer="layout" svg:x1="42.8cm" svg:y1="37.8cm" svg:x2="44.075cm" svg:y2="39.95cm" draw:start-shape="id46" draw:start-glue-point="4" draw:end-shape="id50" draw:end-glue-point="6" svg:d="M42800 37800h550v2150h725" svg:viewBox="0 0 1276 2151">
          <text:p/>
        </draw:connector>
        <draw:connector draw:style-name="gr33" draw:text-style-name="P1" draw:layer="layout" draw:line-skew="-5.1cm -8.102cm" svg:x1="19.254cm" svg:y1="35.551cm" svg:x2="42cm" svg:y2="38.4cm" draw:start-shape="id1" draw:start-glue-point="9" draw:end-shape="id46" draw:end-glue-point="7" svg:d="M19254 35551h5946v-4751h16800v7600" svg:viewBox="0 0 22747 7601">
          <text:p/>
        </draw:connector>
        <draw:connector draw:style-name="gr41" draw:text-style-name="P1" draw:layer="layout" svg:x1="75.2cm" svg:y1="37.7cm" svg:x2="73.725cm" svg:y2="34.45cm" draw:start-shape="id51" draw:start-glue-point="6" draw:end-shape="id52" draw:end-glue-point="4" svg:d="M75200 37700h-650v-3250h-825" svg:viewBox="0 0 1476 3251">
          <text:p/>
        </draw:connector>
        <draw:connector draw:style-name="gr41" draw:text-style-name="P1" draw:layer="layout" draw:line-skew="0.2cm -0.202cm" svg:x1="75.2cm" svg:y1="37.7cm" svg:x2="73.3cm" svg:y2="40.3cm" draw:start-shape="id51" draw:start-glue-point="6" draw:end-shape="id53" draw:end-glue-point="5" svg:d="M75200 37700h-400v2900h-1500v-300" svg:viewBox="0 0 1901 2901">
          <text:p/>
        </draw:connector>
        <draw:connector draw:style-name="gr41" draw:text-style-name="P1" draw:layer="layout" svg:x1="76.8cm" svg:y1="37.7cm" svg:x2="78.2cm" svg:y2="34.45cm" draw:start-shape="id51" draw:start-glue-point="4" draw:end-shape="id54" draw:end-glue-point="3" svg:d="M76800 37700h700v-3250h700" svg:viewBox="0 0 1401 3251">
          <text:p/>
        </draw:connector>
        <draw:connector draw:style-name="gr41" draw:text-style-name="P1" draw:layer="layout" draw:line-skew="-0.15cm -0.302cm" svg:x1="76.8cm" svg:y1="37.7cm" svg:x2="79cm" svg:y2="40.3cm" draw:start-shape="id51" draw:start-glue-point="4" draw:end-shape="id55" draw:end-glue-point="5" svg:d="M76800 37700h600v2800h1600v-200" svg:viewBox="0 0 2201 2801">
          <text:p/>
        </draw:connector>
        <draw:connector draw:style-name="gr33" draw:text-style-name="P1" draw:layer="layout" draw:line-skew="-21.7cm -7.102cm" svg:x1="19.254cm" svg:y1="34.349cm" svg:x2="76cm" svg:y2="38.3cm" draw:start-shape="id1" draw:start-glue-point="11" draw:end-shape="id51" draw:end-glue-point="7" svg:d="M19254 34349h6346v-2649h50400v6600" svg:viewBox="0 0 56747 6601">
          <text:p/>
        </draw:connector>
        <draw:custom-shape draw:style-name="gr43" draw:text-style-name="P18" xml:id="id58" draw:id="id58" draw:layer="layout" svg:width="1.5cm" svg:height="0.7cm" svg:x="20.698cm" svg:y="48.6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57" draw:id="id57" draw:layer="layout" svg:width="1.5cm" svg:height="0.7cm" svg:x="16.098cm" svg:y="48.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62" draw:id="id62" draw:layer="layout" svg:width="1.5cm" svg:height="0.7cm" svg:x="16.098cm" svg:y="53.9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61" draw:id="id61" draw:layer="layout" svg:width="1.5cm" svg:height="0.7cm" svg:x="20.598cm" svg:y="53.8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65" draw:id="id65" draw:layer="layout" svg:width="1.5cm" svg:height="0.7cm" svg:x="20.698cm" svg:y="60.8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68" draw:id="id68" draw:layer="layout" svg:width="1.5cm" svg:height="0.7cm" svg:x="16.098cm" svg:y="66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77" draw:id="id77" draw:layer="layout" svg:width="1.5cm" svg:height="0.7cm" svg:x="20.698cm" svg:y="66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59" draw:id="id59" draw:layer="layout" svg:width="1.5cm" svg:height="0.7cm" svg:x="35.298cm" svg:y="48.7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63" draw:id="id63" draw:layer="layout" svg:width="1.5cm" svg:height="0.7cm" svg:x="35.298cm" svg:y="53.9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69" draw:id="id69" draw:layer="layout" svg:width="1.5cm" svg:height="0.7cm" svg:x="35.398cm" svg:y="66.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75" draw:id="id75" draw:layer="layout" svg:width="1.5cm" svg:height="0.7cm" svg:x="45.198cm" svg:y="66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74" draw:id="id74" draw:layer="layout" svg:width="1.5cm" svg:height="0.7cm" svg:x="45.198cm" svg:y="60.9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73" draw:id="id73" draw:layer="layout" svg:width="1.5cm" svg:height="0.7cm" svg:x="45.298cm" svg:y="5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71" draw:id="id71" draw:layer="layout" svg:width="1.5cm" svg:height="0.7cm" svg:x="45.098cm" svg:y="48.8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66" draw:id="id66" draw:layer="layout" svg:width="1.5cm" svg:height="0.7cm" svg:x="35.298cm" svg:y="60.9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8" draw:text-style-name="P13" draw:layer="layout" svg:x1="39.698cm" svg:y1="46.6cm" svg:x2="39.898cm" svg:y2="70.2cm">
          <text:p/>
        </draw:line>
        <draw:connector draw:style-name="gr42" draw:text-style-name="P1" draw:layer="layout" svg:x1="18.598cm" svg:y1="49.4cm" svg:x2="16.848cm" svg:y2="49.2cm" draw:start-shape="id56" draw:start-glue-point="5" draw:end-shape="id57" draw:end-glue-point="5" svg:d="M18598 49400h-1750v-200" svg:viewBox="0 0 1751 201">
          <text:p/>
        </draw:connector>
        <draw:connector draw:style-name="gr44" draw:text-style-name="P18" draw:layer="layout" svg:x1="19.798cm" svg:y1="49.4cm" svg:x2="21.448cm" svg:y2="49.3cm" draw:start-shape="id56" draw:start-glue-point="7" draw:end-shape="id58" draw:end-glue-point="5" svg:d="M19798 49400h1650v-100" svg:viewBox="0 0 1651 101">
          <text:p/>
        </draw:connector>
        <draw:connector draw:style-name="gr44" draw:text-style-name="P18" draw:layer="layout" draw:line-skew="0cm -0.402cm" svg:x1="19.798cm" svg:y1="49.4cm" svg:x2="36.048cm" svg:y2="49.4cm" draw:start-shape="id56" draw:start-glue-point="7" draw:end-shape="id59" draw:end-glue-point="5" svg:d="M19798 49400h7751v100h8499v-100" svg:viewBox="0 0 16251 101">
          <text:p/>
        </draw:connector>
        <draw:connector draw:style-name="gr41" draw:text-style-name="P1" draw:layer="layout" svg:x1="19.798cm" svg:y1="54.8cm" svg:x2="21.348cm" svg:y2="54.5cm" draw:start-shape="id60" draw:start-glue-point="7" draw:end-shape="id61" draw:end-glue-point="5" svg:d="M19798 54800h1550v-300" svg:viewBox="0 0 1551 301">
          <text:p/>
        </draw:connector>
        <draw:connector draw:style-name="gr41" draw:text-style-name="P1" draw:layer="layout" svg:x1="18.598cm" svg:y1="54.8cm" svg:x2="16.848cm" svg:y2="54.6cm" draw:start-shape="id60" draw:start-glue-point="5" draw:end-shape="id62" draw:end-glue-point="5" svg:d="M18598 54800h-1750v-200" svg:viewBox="0 0 1751 201">
          <text:p/>
        </draw:connector>
        <draw:connector draw:style-name="gr41" draw:text-style-name="P1" draw:layer="layout" draw:line-skew="0cm -0.202cm" svg:x1="19.798cm" svg:y1="54.8cm" svg:x2="36.048cm" svg:y2="54.6cm" draw:start-shape="id60" draw:start-glue-point="7" draw:end-shape="id63" draw:end-glue-point="5" svg:d="M19798 54800h7751v100h8499v-300" svg:viewBox="0 0 16251 301">
          <text:p/>
        </draw:connector>
        <draw:connector draw:style-name="gr41" draw:text-style-name="P1" draw:layer="layout" svg:x1="19.798cm" svg:y1="61.7cm" svg:x2="21.448cm" svg:y2="61.5cm" draw:start-shape="id64" draw:start-glue-point="7" draw:end-shape="id65" draw:end-glue-point="5" svg:d="M19798 61700h1650v-200" svg:viewBox="0 0 1651 201">
          <text:p/>
        </draw:connector>
        <draw:connector draw:style-name="gr41" draw:text-style-name="P1" draw:layer="layout" draw:line-skew="0cm -0.402cm" svg:x1="19.798cm" svg:y1="61.7cm" svg:x2="36.048cm" svg:y2="61.6cm" draw:start-shape="id64" draw:start-glue-point="7" draw:end-shape="id66" draw:end-glue-point="5" svg:d="M19798 61700h7751 8499v-100" svg:viewBox="0 0 16251 101">
          <text:p/>
        </draw:connector>
        <draw:connector draw:style-name="gr41" draw:text-style-name="P1" draw:layer="layout" svg:x1="18.598cm" svg:y1="66.9cm" svg:x2="16.848cm" svg:y2="66.7cm" draw:start-shape="id67" draw:start-glue-point="5" draw:end-shape="id68" draw:end-glue-point="5" svg:d="M18598 66900h-1750v-200" svg:viewBox="0 0 1751 201">
          <text:p/>
        </draw:connector>
        <draw:connector draw:style-name="gr41" draw:text-style-name="P1" draw:layer="layout" draw:line-skew="-0.402cm" svg:x1="36.148cm" svg:y1="66.8cm" svg:x2="19.798cm" svg:y2="66.9cm" draw:start-shape="id69" draw:start-glue-point="5" draw:end-shape="id67" draw:end-glue-point="7" svg:d="M36148 66800v100h-8549-7801" svg:viewBox="0 0 16351 101">
          <text:p/>
        </draw:connector>
        <draw:custom-shape draw:style-name="gr43" draw:text-style-name="P18" xml:id="id70" draw:id="id70" draw:layer="layout" svg:width="1.5cm" svg:height="0.7cm" svg:x="16.098cm" svg:y="60.6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1" draw:text-style-name="P1" draw:layer="layout" svg:x1="18.598cm" svg:y1="61.7cm" svg:x2="16.848cm" svg:y2="61.3cm" draw:start-shape="id64" draw:start-glue-point="5" draw:end-shape="id70" draw:end-glue-point="5" svg:d="M18598 61700h-1750v-400" svg:viewBox="0 0 1751 401">
          <text:p/>
        </draw:connector>
        <draw:connector draw:style-name="gr41" draw:text-style-name="P1" draw:layer="layout" draw:line-skew="0.399cm" svg:x1="46.411cm" svg:y1="49.15cm" svg:x2="48.198cm" svg:y2="58.4cm" draw:start-shape="id71" draw:start-glue-point="4" draw:end-shape="id72" draw:end-glue-point="5" svg:d="M46411 49150h1387v9250h400" svg:viewBox="0 0 1788 9251">
          <text:p/>
        </draw:connector>
        <draw:connector draw:style-name="gr41" draw:text-style-name="P1" draw:layer="layout" draw:line-skew="-0.101cm" svg:x1="46.611cm" svg:y1="54.35cm" svg:x2="48.198cm" svg:y2="58.4cm" draw:start-shape="id73" draw:start-glue-point="4" draw:end-shape="id72" draw:end-glue-point="5" svg:d="M46611 54350h787v4050h800" svg:viewBox="0 0 1588 4051">
          <text:p/>
        </draw:connector>
        <draw:connector draw:style-name="gr41" draw:text-style-name="P1" draw:layer="layout" svg:x1="46.698cm" svg:y1="61.25cm" svg:x2="48.198cm" svg:y2="58.4cm" draw:start-shape="id74" draw:start-glue-point="1" draw:end-shape="id72" draw:end-glue-point="5" svg:d="M46698 61250h751v-2850h749" svg:viewBox="0 0 1501 2851">
          <text:p/>
        </draw:connector>
        <draw:connector draw:style-name="gr41" draw:text-style-name="P1" draw:layer="layout" draw:line-skew="0.459cm" svg:x1="46.511cm" svg:y1="66.35cm" svg:x2="48.179cm" svg:y2="58.414cm" draw:start-shape="id75" draw:start-glue-point="4" draw:end-shape="id76" svg:d="M46511 66350h1387v-7936h281" svg:viewBox="0 0 1669 7937">
          <text:p/>
        </draw:connector>
        <draw:connector draw:style-name="gr41" draw:text-style-name="P1" draw:layer="layout" svg:x1="19.798cm" svg:y1="66.9cm" svg:x2="21.448cm" svg:y2="66.7cm" draw:start-shape="id67" draw:start-glue-point="7" draw:end-shape="id77" draw:end-glue-point="5" svg:d="M19798 66900h1650v-200" svg:viewBox="0 0 1651 201">
          <text:p/>
        </draw:connector>
        <draw:connector draw:style-name="gr45" draw:text-style-name="P1" draw:layer="layout" draw:line-skew="-12.502cm" svg:x1="18.9cm" svg:y1="35.8cm" svg:x2="20.3cm" svg:y2="83.4cm" draw:start-shape="id1" draw:start-glue-point="8" draw:end-shape="id78" draw:end-glue-point="7" svg:d="M18900 35800v35600h1400v12000" svg:viewBox="0 0 1401 47601">
          <text:p/>
        </draw:connector>
        <draw:custom-shape draw:style-name="gr46" draw:text-style-name="P19" draw:layer="layout" svg:width="2cm" svg:height="4.1cm" svg:x="14.7cm" svg:y="36.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7" draw:text-style-name="P20" draw:layer="layout" svg:width="1.3cm" svg:height="2cm" svg:x="19.9cm" svg:y="39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gr7" draw:text-style-name="P4" xml:id="id80" draw:id="id80" draw:layer="layout" svg:width="2.4cm" svg:height="1.3cm" draw:transform="rotate (-1.5707963267949) translate (21.201cm 39.4cm)" svg:viewBox="0 0 2401 1301" draw:points="0,1301 2401,1301 2401,0 0,0">
          <text:p/>
        </draw:polygon>
        <draw:custom-shape draw:style-name="gr36" draw:text-style-name="P18" xml:id="id79" draw:id="id79" draw:layer="layout" svg:width="1.4cm" svg:height="0.7cm" svg:x="20.2cm" svg:y="23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svg:x1="19.5cm" svg:y1="24.8cm" svg:x2="20.9cm" svg:y2="24.5cm" draw:start-shape="id10" draw:start-glue-point="7" draw:end-shape="id79" draw:end-glue-point="5" svg:d="M19500 24800h1400v-300" svg:viewBox="0 0 1401 301">
          <text:p/>
        </draw:connector>
        <draw:connector draw:style-name="gr34" draw:text-style-name="P1" draw:layer="layout" svg:x1="20.55cm" svg:y1="41.801cm" svg:x2="19.198cm" svg:y2="48.6cm" draw:start-shape="id80" draw:start-glue-point="2" draw:end-shape="id56" draw:end-glue-point="4" svg:d="M20550 41801v3400h-1352v3399" svg:viewBox="0 0 1353 6800">
          <text:p/>
        </draw:connector>
        <draw:connector draw:style-name="gr34" draw:text-style-name="P1" draw:layer="layout" draw:line-skew="-2.401cm" svg:x1="20.55cm" svg:y1="41.801cm" svg:x2="19.198cm" svg:y2="54cm" draw:start-shape="id80" draw:start-glue-point="2" draw:end-shape="id60" draw:end-glue-point="4" svg:d="M20550 41801v3699h-1352v8500" svg:viewBox="0 0 1353 12200">
          <text:p/>
        </draw:connector>
        <draw:connector draw:style-name="gr34" draw:text-style-name="P1" draw:layer="layout" draw:line-skew="-5.551cm" svg:x1="20.55cm" svg:y1="41.801cm" svg:x2="19.198cm" svg:y2="60.9cm" draw:start-shape="id80" draw:start-glue-point="2" draw:end-shape="id64" draw:end-glue-point="4" svg:d="M20550 41801v3999h-1352v15100" svg:viewBox="0 0 1353 19100">
          <text:p/>
        </draw:connector>
        <draw:connector draw:style-name="gr34" draw:text-style-name="P1" draw:layer="layout" draw:line-skew="-7.851cm" svg:x1="20.55cm" svg:y1="41.801cm" svg:x2="19.198cm" svg:y2="66.1cm" draw:start-shape="id80" draw:start-glue-point="2" draw:end-shape="id67" draw:end-glue-point="4" svg:d="M20550 41801v4299h-1352v20000" svg:viewBox="0 0 1353 24300">
          <text:p/>
        </draw:connector>
        <presentation:notes draw:style-name="dp2">
          <draw:page-thumbnail draw:style-name="gr48" draw:layer="layout" svg:width="14.848cm" svg:height="11.136cm" svg:x="3.075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ranklin Gothic Book" svg:font-family="'Franklin Gothic Boo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Hatch_5f_0" draw:display-name="Hatch_0" draw:style="single" draw:color="#008000" draw:distance="0.254cm" draw:rotation="450"/>
    <draw:hatch draw:name="Hatch_5f_1" draw:display-name="Hatch_1" draw:style="single" draw:color="#acc7ea" draw:distance="0.254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1b75b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M0-background" style:family="presentation">
      <style:graphic-properties draw:stroke="none" draw:fill="none"/>
      <style:text-properties style:letter-kerning="true"/>
    </style:style>
    <style:style style:name="PM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0-outline1" style:family="presentation">
      <style:graphic-properties draw:stroke="none" draw:fill="none" draw:auto-grow-height="false" draw:fit-to-size="shrink-to-fit" style:shrink-to-fit="true">
        <text:list-style style:name="PM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outline2" style:family="presentation" style:parent-style-name="PM0-outline1">
      <style:paragraph-properties fo:margin-top="0.4cm" fo:margin-bottom="0cm"/>
      <style:text-properties fo:font-size="28pt" style:font-size-asian="28pt" style:font-size-complex="28pt"/>
    </style:style>
    <style:style style:name="PM0-outline3" style:family="presentation" style:parent-style-name="PM0-outline2">
      <style:paragraph-properties fo:margin-top="0.3cm" fo:margin-bottom="0cm"/>
      <style:text-properties fo:font-size="24pt" style:font-size-asian="24pt" style:font-size-complex="24pt"/>
    </style:style>
    <style:style style:name="PM0-outline4" style:family="presentation" style:parent-style-name="PM0-outline3">
      <style:paragraph-properties fo:margin-top="0.2cm" fo:margin-bottom="0cm"/>
      <style:text-properties fo:font-size="20pt" style:font-size-asian="20pt" style:font-size-complex="20pt"/>
    </style:style>
    <style:style style:name="PM0-outline5" style:family="presentation" style:parent-style-name="PM0-outline4">
      <style:paragraph-properties fo:margin-top="0.1cm" fo:margin-bottom="0cm"/>
      <style:text-properties fo:font-size="20pt" style:font-size-asian="20pt" style:font-size-complex="20pt"/>
    </style:style>
    <style:style style:name="PM0-outline6" style:family="presentation" style:parent-style-name="PM0-outline5">
      <style:paragraph-properties fo:margin-top="0.1cm" fo:margin-bottom="0cm"/>
      <style:text-properties fo:font-size="20pt" style:font-size-asian="20pt" style:font-size-complex="20pt"/>
    </style:style>
    <style:style style:name="PM0-outline7" style:family="presentation" style:parent-style-name="PM0-outline6">
      <style:paragraph-properties fo:margin-top="0.1cm" fo:margin-bottom="0cm"/>
      <style:text-properties fo:font-size="20pt" style:font-size-asian="20pt" style:font-size-complex="20pt"/>
    </style:style>
    <style:style style:name="PM0-outline8" style:family="presentation" style:parent-style-name="PM0-outline7">
      <style:paragraph-properties fo:margin-top="0.1cm" fo:margin-bottom="0cm"/>
      <style:text-properties fo:font-size="20pt" style:font-size-asian="20pt" style:font-size-complex="20pt"/>
    </style:style>
    <style:style style:name="PM0-outline9" style:family="presentation" style:parent-style-name="PM0-outline8">
      <style:paragraph-properties fo:margin-top="0.1cm" fo:margin-bottom="0cm"/>
      <style:text-properties fo:font-size="20pt" style:font-size-asian="20pt" style:font-size-complex="20pt"/>
    </style:style>
    <style:style style:name="PM0-subtitle" style:family="presentation">
      <style:graphic-properties draw:stroke="none" draw:fill="none" draw:textarea-vertical-align="middle">
        <text:list-style style:name="PM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title" style:family="presentation">
      <style:graphic-properties draw:stroke="none" draw:fill="none" draw:textarea-vertical-align="middle">
        <text:list-style style:name="PM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0cm" fo:page-height="206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M0-backgroundobjects">
      <style:graphic-properties draw:stroke="none" draw:fill="none" draw:fill-color="#ffffff" draw:auto-grow-height="false" fo:min-height="1.485cm"/>
    </style:style>
    <style:style style:name="Mpr2" style:family="presentation" style:parent-style-name="PM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PM0" style:page-layout-name="PM1" draw:style-name="Mdp1">
      <draw:frame presentation:style-name="PM0-title" draw:layer="backgroundobjects" svg:width="89.999cm" svg:height="34.467cm" svg:x="5cm" svg:y="8.235cm" presentation:class="title" presentation:placeholder="true">
        <draw:text-box/>
      </draw:frame>
      <draw:frame presentation:style-name="PM0-outline1" draw:layer="backgroundobjects" svg:width="89.999cm" svg:height="119.71cm" svg:x="5cm" svg:y="48.297cm" presentation:class="outline" presentation:placeholder="true">
        <draw:text-box/>
      </draw:frame>
      <presentation:notes style:page-layout-name="PM0">
        <draw:page-thumbnail presentation:style-name="PM0-title" draw:layer="backgroundobjects" svg:width="14.848cm" svg:height="11.136cm" svg:x="3.075cm" svg:y="2.257cm" presentation:class="page"/>
        <draw:frame presentation:style-name="PM0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20T10:31:34.732000000</dc:date>
    <dc:description/>
    <dc:language>fr-FR</dc:language>
    <dc:subject/>
    <dc:title/>
    <meta:creation-date>2016-06-27T09:11:24Z</meta:creation-date>
    <meta:initial-creator>Alexandre Pichot</meta:initial-creator>
    <meta:keyword/>
    <meta:generator>LibreOffice/5.4.3.2$Windows_x86 LibreOffice_project/92a7159f7e4af62137622921e809f8546db437e5</meta:generator>
    <meta:editing-duration>PT3H20M5S</meta:editing-duration>
    <meta:editing-cycles>27</meta:editing-cycles>
    <meta:document-statistic meta:object-count="3268"/>
    <meta:user-defined meta:name="category"/>
    <meta:user-defined meta:name="company"/>
    <meta:template xlink:type="simple" xlink:actuate="onRequest" xlink:title="HOMPLN_M.VSTX" xlink:href=""/>
  </office:meta>
</office:document-meta>
</file>